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6.3mm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8mm" fo:break-before="auto" style:use-optimal-row-height="true"/>
    </style:style>
    <style:style style:name="ro4" style:family="table-row">
      <style:table-row-properties style:row-height="12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wrap-option="wrap"/>
    </style:style>
    <style:style style:name="ce3" style:family="table-cell" style:parent-style-name="Default"/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animal_all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Controversy of Animal Testing on CosmeticsThe practice is particularly controversial because animals may experience discomfort, suffering and ultimately die, all in the name of aesthetics and 'looking good.'</text:p>
          </table:table-cell>
          <table:table-cell office:value-type="string" calcext:value-type="string">
            <text:p>This includes better housing and improvements to procedures which minimise pain and suffering and/or improve animal welfare.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This is real progress in reducing animal suffering in laboratories.</text:p>
          </table:table-cell>
          <table:table-cell office:value-type="string" calcext:value-type="string">
            <text:p>It's great that PETA is working with China to reduce and eventually end experimenting on animals in that country.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Lois, 12, Morpeth I think it's ok to test cures for major diseases on animals.</text:p>
          </table:table-cell>
          <table:table-cell office:value-type="string" calcext:value-type="string">
            <text:p>According to fbresearch.com, "research in animals will hopefully someday help scientists find the cure for diseases like Alzheimer's, AIDS, and cancer".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Mary, 12, Deal Testing on animals is disgusting.</text:p>
          </table:table-cell>
          <table:table-cell office:value-type="string" calcext:value-type="string">
            <text:p>This is real progress in reducing animal suffering in laboratories.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ut testing cosmetics on them is wrong.</text:p>
          </table:table-cell>
          <table:table-cell office:value-type="string" calcext:value-type="string">
            <text:p>Companies creating new products can also use the thousands of ingredients that have already been tested or that have a long history of safe use.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animal testing is good</text:p>
          </table:table-cell>
          <table:table-cell office:value-type="string" calcext:value-type="string">
            <text:p>Computer virtual organs also serve as good models of human body parts.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This is real progress in reducing animal suffering in laboratories.</text:p>
          </table:table-cell>
          <table:table-cell office:value-type="string" calcext:value-type="string">
            <text:p>Many are also actively involved in developing scientific methods to reduce the need for animals or replace them entirely.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Mary, 12, Deal Testing on animals is disgusting.</text:p>
          </table:table-cell>
          <table:table-cell office:value-type="string" calcext:value-type="string">
            <text:p>Lois, 12, Morpeth I think it's ok to test cures for major diseases on animals.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This is real progress in reducing animal suffering in laboratories.</text:p>
          </table:table-cell>
          <table:table-cell office:value-type="string" calcext:value-type="string">
            <text:p>Refine the way experiments are carried out, to make sure animals suffer as little as possible.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animal testing is good</text:p>
          </table:table-cell>
          <table:table-cell office:value-type="string" calcext:value-type="string">
            <text:p>That money can be better spent of animal welfare, and helping people who don't have health insurance.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Lois, 12, Morpeth I think it's ok to test cures for major diseases on animals.</text:p>
          </table:table-cell>
          <table:table-cell office:value-type="string" calcext:value-type="string">
            <text:p>This makes us inconsistent in our treatment of those species.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The problem for them is that they tout themselves as a cruelty free company that does not test on animals.</text:p>
          </table:table-cell>
          <table:table-cell office:value-type="string" calcext:value-type="string">
            <text:p>But people who test for cosmetics on animals are cruel.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ut testing cosmetics on them is wrong.</text:p>
          </table:table-cell>
          <table:table-cell office:value-type="string" calcext:value-type="string">
            <text:p>Interestingly, these tests are not required by law, and they often create inaccurate or misleading results.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Mary, 12, Deal Testing on animals is disgusting.</text:p>
          </table:table-cell>
          <table:table-cell office:value-type="string" calcext:value-type="string">
            <text:p>But testing cosmetics on them is wrong.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ut testing cosmetics on them is wrong.</text:p>
          </table:table-cell>
          <table:table-cell office:value-type="string" calcext:value-type="string">
            <text:p>Controversy of Animal Testing on CosmeticsThe practice is particularly controversial because animals may experience discomfort, suffering and ultimately die, all in the name of aesthetics and 'looking good.'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Mary, 12, Deal Testing on animals is disgusting.</text:p>
          </table:table-cell>
          <table:table-cell office:value-type="string" calcext:value-type="string">
            <text:p>The problem for them is that they tout themselves as a cruelty free company that does not test on animals.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Some people think that it's a good idea to test on animals; others say that it's wrong.</text:p>
          </table:table-cell>
          <table:table-cell office:value-type="string" calcext:value-type="string">
            <text:p>Usually toxicity is tested on several animals, but it's true that they are not perfect substitutes for humans.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animal testing is good</text:p>
          </table:table-cell>
          <table:table-cell office:value-type="string" calcext:value-type="string">
            <text:p>Mary, 12, Deal Testing on animals is disgusting.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Lois, 12, Morpeth I think it's ok to test cures for major diseases on animals.</text:p>
          </table:table-cell>
          <table:table-cell office:value-type="string" calcext:value-type="string">
            <text:p>Some people think that it's a good idea to test on animals; others say that it's wrong.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Mary, 12, Deal Testing on animals is disgusting.</text:p>
          </table:table-cell>
          <table:table-cell office:value-type="string" calcext:value-type="string">
            <text:p>It's ridiculous that I have to boycott a company that makes a good, healthy, fruit juice product because of animal testing!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But people who test for cosmetics on animals are cruel.</text:p>
          </table:table-cell>
          <table:table-cell office:value-type="string" calcext:value-type="string">
            <text:p>This includes better housing and improvements to procedures which minimise pain and suffering and/or improve animal welfare.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It's ridiculous that I have to boycott a company that makes a good, healthy, fruit juice product because of animal testing!</text:p>
          </table:table-cell>
          <table:table-cell office:value-type="string" calcext:value-type="string">
            <text:p>It's great that PETA is working with China to reduce and eventually end experimenting on animals in that country.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Lois, 12, Morpeth I think it's ok to test cures for major diseases on animals.</text:p>
          </table:table-cell>
          <table:table-cell office:value-type="string" calcext:value-type="string">
            <text:p>According to fbresearch.com, "research in animals will hopefully someday help scientists find the cure for diseases like Alzheimer's, AIDS, and cancer".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This includes better housing and improvements to procedures which minimise pain and suffering and/or improve animal welfare.</text:p>
          </table:table-cell>
          <table:table-cell office:value-type="string" calcext:value-type="string">
            <text:p>This is real progress in reducing animal suffering in laboratories.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It's ridiculous that I have to boycott a company that makes a good, healthy, fruit juice product because of animal testing!</text:p>
          </table:table-cell>
          <table:table-cell office:value-type="string" calcext:value-type="string">
            <text:p>Companies creating new products can also use the thousands of ingredients that have already been tested or that have a long history of safe use.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animal testing is good</text:p>
          </table:table-cell>
          <table:table-cell office:value-type="string" calcext:value-type="string">
            <text:p>Computer virtual organs also serve as good models of human body parts.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It's great that PETA is working with China to reduce and eventually end experimenting on animals in that country.</text:p>
          </table:table-cell>
          <table:table-cell office:value-type="string" calcext:value-type="string">
            <text:p>Many are also actively involved in developing scientific methods to reduce the need for animals or replace them entirely.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Mary, 12, Deal Testing on animals is disgusting.</text:p>
          </table:table-cell>
          <table:table-cell office:value-type="string" calcext:value-type="string">
            <text:p>Lois, 12, Morpeth I think it's ok to test cures for major diseases on animals.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This is real progress in reducing animal suffering in laboratories.</text:p>
          </table:table-cell>
          <table:table-cell office:value-type="string" calcext:value-type="string">
            <text:p>Refine the way experiments are carried out, to make sure animals suffer as little as possible.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This includes better housing and improvements to procedures which minimise pain and suffering and/or improve animal welfare.</text:p>
          </table:table-cell>
          <table:table-cell office:value-type="string" calcext:value-type="string">
            <text:p>That money can be better spent of animal welfare, and helping people who don't have health insurance.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animal testing is good</text:p>
          </table:table-cell>
          <table:table-cell office:value-type="string" calcext:value-type="string">
            <text:p>This makes us inconsistent in our treatment of those species.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Controversy of Animal Testing on CosmeticsThe practice is particularly controversial because animals may experience discomfort, suffering and ultimately die, all in the name of aesthetics and 'looking good.'</text:p>
          </table:table-cell>
          <table:table-cell office:value-type="string" calcext:value-type="string">
            <text:p>But people who test for cosmetics on animals are cruel.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It's ridiculous that I have to boycott a company that makes a good, healthy, fruit juice product because of animal testing!</text:p>
          </table:table-cell>
          <table:table-cell office:value-type="string" calcext:value-type="string">
            <text:p>Interestingly, these tests are not required by law, and they often create inaccurate or misleading results.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But people who test for cosmetics on animals are cruel.</text:p>
          </table:table-cell>
          <table:table-cell office:value-type="string" calcext:value-type="string">
            <text:p>But testing cosmetics on them is wrong.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It's ridiculous that I have to boycott a company that makes a good, healthy, fruit juice product because of animal testing!</text:p>
          </table:table-cell>
          <table:table-cell office:value-type="string" calcext:value-type="string">
            <text:p>Controversy of Animal Testing on CosmeticsThe practice is particularly controversial because animals may experience discomfort, suffering and ultimately die, all in the name of aesthetics and 'looking good.'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But people who test for cosmetics on animals are cruel.</text:p>
          </table:table-cell>
          <table:table-cell office:value-type="string" calcext:value-type="string">
            <text:p>The problem for them is that they tout themselves as a cruelty free company that does not test on animals.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But people who test for cosmetics on animals are cruel.</text:p>
          </table:table-cell>
          <table:table-cell office:value-type="string" calcext:value-type="string">
            <text:p>Usually toxicity is tested on several animals, but it's true that they are not perfect substitutes for humans.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But people who test for cosmetics on animals are cruel.</text:p>
          </table:table-cell>
          <table:table-cell office:value-type="string" calcext:value-type="string">
            <text:p>Mary, 12, Deal Testing on animals is disgusting.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But people who test for cosmetics on animals are cruel.</text:p>
          </table:table-cell>
          <table:table-cell office:value-type="string" calcext:value-type="string">
            <text:p>Some people think that it's a good idea to test on animals; others say that it's wrong.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animal testing is good</text:p>
          </table:table-cell>
          <table:table-cell office:value-type="string" calcext:value-type="string">
            <text:p>It's ridiculous that I have to boycott a company that makes a good, healthy, fruit juice product because of animal testing!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Controversy of Animal Testing on CosmeticsThe practice is particularly controversial because animals may experience discomfort, suffering and ultimately die, all in the name of aesthetics and 'looking good.'</text:p>
          </table:table-cell>
          <table:table-cell office:value-type="string" calcext:value-type="string">
            <text:p>This includes better housing and improvements to procedures which minimise pain and suffering and/or improve animal welfare.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This is real progress in reducing animal suffering in laboratories.</text:p>
          </table:table-cell>
          <table:table-cell office:value-type="string" calcext:value-type="string">
            <text:p>It's great that PETA is working with China to reduce and eventually end experimenting on animals in that country.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Lois, 12, Morpeth I think it's ok to test cures for major diseases on animals.</text:p>
          </table:table-cell>
          <table:table-cell office:value-type="string" calcext:value-type="string">
            <text:p>According to fbresearch.com, "research in animals will hopefully someday help scientists find the cure for diseases like Alzheimer's, AIDS, and cancer".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Mary, 12, Deal Testing on animals is disgusting.</text:p>
          </table:table-cell>
          <table:table-cell office:value-type="string" calcext:value-type="string">
            <text:p>This is real progress in reducing animal suffering in laboratories.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But testing cosmetics on them is wrong.</text:p>
          </table:table-cell>
          <table:table-cell office:value-type="string" calcext:value-type="string">
            <text:p>Companies creating new products can also use the thousands of ingredients that have already been tested or that have a long history of safe use.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animal testing is good</text:p>
          </table:table-cell>
          <table:table-cell office:value-type="string" calcext:value-type="string">
            <text:p>Computer virtual organs also serve as good models of human body parts.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This is real progress in reducing animal suffering in laboratories.</text:p>
          </table:table-cell>
          <table:table-cell office:value-type="string" calcext:value-type="string">
            <text:p>Many are also actively involved in developing scientific methods to reduce the need for animals or replace them entirely.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Mary, 12, Deal Testing on animals is disgusting.</text:p>
          </table:table-cell>
          <table:table-cell office:value-type="string" calcext:value-type="string">
            <text:p>Lois, 12, Morpeth I think it's ok to test cures for major diseases on animals.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This is real progress in reducing animal suffering in laboratories.</text:p>
          </table:table-cell>
          <table:table-cell office:value-type="string" calcext:value-type="string">
            <text:p>Refine the way experiments are carried out, to make sure animals suffer as little as possible.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animal testing is good</text:p>
          </table:table-cell>
          <table:table-cell office:value-type="string" calcext:value-type="string">
            <text:p>That money can be better spent of animal welfare, and helping people who don't have health insurance.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Lois, 12, Morpeth I think it's ok to test cures for major diseases on animals.</text:p>
          </table:table-cell>
          <table:table-cell office:value-type="string" calcext:value-type="string">
            <text:p>This makes us inconsistent in our treatment of those species.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The problem for them is that they tout themselves as a cruelty free company that does not test on animals.</text:p>
          </table:table-cell>
          <table:table-cell office:value-type="string" calcext:value-type="string">
            <text:p>But people who test for cosmetics on animals are cruel.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But testing cosmetics on them is wrong.</text:p>
          </table:table-cell>
          <table:table-cell office:value-type="string" calcext:value-type="string">
            <text:p>Interestingly, these tests are not required by law, and they often create inaccurate or misleading results.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Mary, 12, Deal Testing on animals is disgusting.</text:p>
          </table:table-cell>
          <table:table-cell office:value-type="string" calcext:value-type="string">
            <text:p>But testing cosmetics on them is wrong.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But testing cosmetics on them is wrong.</text:p>
          </table:table-cell>
          <table:table-cell office:value-type="string" calcext:value-type="string">
            <text:p>Controversy of Animal Testing on CosmeticsThe practice is particularly controversial because animals may experience discomfort, suffering and ultimately die, all in the name of aesthetics and 'looking good.'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Mary, 12, Deal Testing on animals is disgusting.</text:p>
          </table:table-cell>
          <table:table-cell office:value-type="string" calcext:value-type="string">
            <text:p>The problem for them is that they tout themselves as a cruelty free company that does not test on animals.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Some people think that it's a good idea to test on animals; others say that it's wrong.</text:p>
          </table:table-cell>
          <table:table-cell office:value-type="string" calcext:value-type="string">
            <text:p>Usually toxicity is tested on several animals, but it's true that they are not perfect substitutes for humans.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animal testing is good</text:p>
          </table:table-cell>
          <table:table-cell office:value-type="string" calcext:value-type="string">
            <text:p>Mary, 12, Deal Testing on animals is disgusting.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Lois, 12, Morpeth I think it's ok to test cures for major diseases on animals.</text:p>
          </table:table-cell>
          <table:table-cell office:value-type="string" calcext:value-type="string">
            <text:p>Some people think that it's a good idea to test on animals; others say that it's wrong.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Mary, 12, Deal Testing on animals is disgusting.</text:p>
          </table:table-cell>
          <table:table-cell office:value-type="string" calcext:value-type="string">
            <text:p>It's ridiculous that I have to boycott a company that makes a good, healthy, fruit juice product because of animal testing!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But people who test for cosmetics on animals are cruel.</text:p>
          </table:table-cell>
          <table:table-cell office:value-type="string" calcext:value-type="string">
            <text:p>This includes better housing and improvements to procedures which minimise pain and suffering and/or improve animal welfare.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It's ridiculous that I have to boycott a company that makes a good, healthy, fruit juice product because of animal testing!</text:p>
          </table:table-cell>
          <table:table-cell office:value-type="string" calcext:value-type="string">
            <text:p>It's great that PETA is working with China to reduce and eventually end experimenting on animals in that country.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Lois, 12, Morpeth I think it's ok to test cures for major diseases on animals.</text:p>
          </table:table-cell>
          <table:table-cell office:value-type="string" calcext:value-type="string">
            <text:p>According to fbresearch.com, "research in animals will hopefully someday help scientists find the cure for diseases like Alzheimer's, AIDS, and cancer".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This includes better housing and improvements to procedures which minimise pain and suffering and/or improve animal welfare.</text:p>
          </table:table-cell>
          <table:table-cell office:value-type="string" calcext:value-type="string">
            <text:p>This is real progress in reducing animal suffering in laboratories.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It's ridiculous that I have to boycott a company that makes a good, healthy, fruit juice product because of animal testing!</text:p>
          </table:table-cell>
          <table:table-cell office:value-type="string" calcext:value-type="string">
            <text:p>Companies creating new products can also use the thousands of ingredients that have already been tested or that have a long history of safe use.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animal testing is good</text:p>
          </table:table-cell>
          <table:table-cell office:value-type="string" calcext:value-type="string">
            <text:p>Computer virtual organs also serve as good models of human body parts.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It's great that PETA is working with China to reduce and eventually end experimenting on animals in that country.</text:p>
          </table:table-cell>
          <table:table-cell office:value-type="string" calcext:value-type="string">
            <text:p>Many are also actively involved in developing scientific methods to reduce the need for animals or replace them entirely.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Mary, 12, Deal Testing on animals is disgusting.</text:p>
          </table:table-cell>
          <table:table-cell office:value-type="string" calcext:value-type="string">
            <text:p>Lois, 12, Morpeth I think it's ok to test cures for major diseases on animals.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This is real progress in reducing animal suffering in laboratories.</text:p>
          </table:table-cell>
          <table:table-cell office:value-type="string" calcext:value-type="string">
            <text:p>Refine the way experiments are carried out, to make sure animals suffer as little as possible.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This includes better housing and improvements to procedures which minimise pain and suffering and/or improve animal welfare.</text:p>
          </table:table-cell>
          <table:table-cell office:value-type="string" calcext:value-type="string">
            <text:p>That money can be better spent of animal welfare, and helping people who don't have health insurance.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animal testing is good</text:p>
          </table:table-cell>
          <table:table-cell office:value-type="string" calcext:value-type="string">
            <text:p>This makes us inconsistent in our treatment of those species.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The problem for them is that they tout themselves as a cruelty free company that does not test on animals.</text:p>
          </table:table-cell>
          <table:table-cell office:value-type="string" calcext:value-type="string">
            <text:p>But people who test for cosmetics on animals are cruel.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It's ridiculous that I have to boycott a company that makes a good, healthy, fruit juice product because of animal testing!</text:p>
          </table:table-cell>
          <table:table-cell office:value-type="string" calcext:value-type="string">
            <text:p>Interestingly, these tests are not required by law, and they often create inaccurate or misleading results.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But people who test for cosmetics on animals are cruel.</text:p>
          </table:table-cell>
          <table:table-cell office:value-type="string" calcext:value-type="string">
            <text:p>But testing cosmetics on them is wrong.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But people who test for cosmetics on animals are cruel.</text:p>
          </table:table-cell>
          <table:table-cell office:value-type="string" calcext:value-type="string">
            <text:p>Controversy of Animal Testing on CosmeticsThe practice is particularly controversial because animals may experience discomfort, suffering and ultimately die, all in the name of aesthetics and 'looking good.'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It's ridiculous that I have to boycott a company that makes a good, healthy, fruit juice product because of animal testing!</text:p>
          </table:table-cell>
          <table:table-cell office:value-type="string" calcext:value-type="string">
            <text:p>The problem for them is that they tout themselves as a cruelty free company that does not test on animals.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But people who test for cosmetics on animals are cruel.</text:p>
          </table:table-cell>
          <table:table-cell office:value-type="string" calcext:value-type="string">
            <text:p>Usually toxicity is tested on several animals, but it's true that they are not perfect substitutes for humans.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But people who test for cosmetics on animals are cruel.</text:p>
          </table:table-cell>
          <table:table-cell office:value-type="string" calcext:value-type="string">
            <text:p>Mary, 12, Deal Testing on animals is disgusting.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But people who test for cosmetics on animals are cruel.</text:p>
          </table:table-cell>
          <table:table-cell office:value-type="string" calcext:value-type="string">
            <text:p>Some people think that it's a good idea to test on animals; others say that it's wrong.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animal testing is good</text:p>
          </table:table-cell>
          <table:table-cell office:value-type="string" calcext:value-type="string">
            <text:p>It's ridiculous that I have to boycott a company that makes a good, healthy, fruit juice product because of animal testing!</text:p>
          </table:table-cell>
        </table:table-row>
        <table:table-row table:style-name="ro1">
          <table:table-cell office:value-type="string" calcext:value-type="string">
            <text:p>b2c</text:p>
          </table:table-cell>
          <table:table-cell office:value-type="string" calcext:value-type="string">
            <text:p>Many are also actively involved in developing scientific methods to reduce the need for animals or replace them entirely.</text:p>
          </table:table-cell>
          <table:table-cell office:value-type="string" calcext:value-type="string">
            <text:p>This includes better housing and improvements to procedures which minimise pain and suffering and/or improve animal welfare.</text:p>
          </table:table-cell>
        </table:table-row>
        <table:table-row table:style-name="ro1">
          <table:table-cell office:value-type="string" calcext:value-type="string">
            <text:p>b2c</text:p>
          </table:table-cell>
          <table:table-cell office:value-type="string" calcext:value-type="string">
            <text:p>This is real progress in reducing animal suffering in laboratories.</text:p>
          </table:table-cell>
          <table:table-cell office:value-type="string" calcext:value-type="string">
            <text:p>It's great that PETA is working with China to reduce and eventually end experimenting on animals in that country.</text:p>
          </table:table-cell>
        </table:table-row>
        <table:table-row table:style-name="ro1">
          <table:table-cell office:value-type="string" calcext:value-type="string">
            <text:p>b2c</text:p>
          </table:table-cell>
          <table:table-cell office:value-type="string" calcext:value-type="string">
            <text:p>Lois, 12, Morpeth I think it's ok to test cures for major diseases on animals.</text:p>
          </table:table-cell>
          <table:table-cell office:value-type="string" calcext:value-type="string">
            <text:p>According to fbresearch.com, "research in animals will hopefully someday help scientists find the cure for diseases like Alzheimer's, AIDS, and cancer".</text:p>
          </table:table-cell>
        </table:table-row>
        <table:table-row table:style-name="ro1">
          <table:table-cell office:value-type="string" calcext:value-type="string">
            <text:p>b2c</text:p>
          </table:table-cell>
          <table:table-cell office:value-type="string" calcext:value-type="string">
            <text:p>animal testing is good</text:p>
          </table:table-cell>
          <table:table-cell office:value-type="string" calcext:value-type="string">
            <text:p>This is real progress in reducing animal suffering in laboratories.</text:p>
          </table:table-cell>
        </table:table-row>
        <table:table-row table:style-name="ro1">
          <table:table-cell office:value-type="string" calcext:value-type="string">
            <text:p>b2c</text:p>
          </table:table-cell>
          <table:table-cell office:value-type="string" calcext:value-type="string">
            <text:p>Interestingly, these tests are not required by law, and they often create inaccurate or misleading results.</text:p>
          </table:table-cell>
          <table:table-cell office:value-type="string" calcext:value-type="string">
            <text:p>Companies creating new products can also use the thousands of ingredients that have already been tested or that have a long history of safe use.</text:p>
          </table:table-cell>
        </table:table-row>
        <table:table-row table:style-name="ro1">
          <table:table-cell office:value-type="string" calcext:value-type="string">
            <text:p>b2c</text:p>
          </table:table-cell>
          <table:table-cell office:value-type="string" calcext:value-type="string">
            <text:p>animal testing is good</text:p>
          </table:table-cell>
          <table:table-cell office:value-type="string" calcext:value-type="string">
            <text:p>Computer virtual organs also serve as good models of human body parts.</text:p>
          </table:table-cell>
        </table:table-row>
        <table:table-row table:style-name="ro1">
          <table:table-cell office:value-type="string" calcext:value-type="string">
            <text:p>b2c</text:p>
          </table:table-cell>
          <table:table-cell office:value-type="string" calcext:value-type="string">
            <text:p>This is real progress in reducing animal suffering in laboratories.</text:p>
          </table:table-cell>
          <table:table-cell office:value-type="string" calcext:value-type="string">
            <text:p>Many are also actively involved in developing scientific methods to reduce the need for animals or replace them entirely.</text:p>
          </table:table-cell>
        </table:table-row>
        <table:table-row table:style-name="ro1">
          <table:table-cell office:value-type="string" calcext:value-type="string">
            <text:p>b2c</text:p>
          </table:table-cell>
          <table:table-cell office:value-type="string" calcext:value-type="string">
            <text:p>This is real progress in reducing animal suffering in laboratories.</text:p>
          </table:table-cell>
          <table:table-cell office:value-type="string" calcext:value-type="string">
            <text:p>Lois, 12, Morpeth I think it's ok to test cures for major diseases on animals.</text:p>
          </table:table-cell>
        </table:table-row>
        <table:table-row table:style-name="ro1">
          <table:table-cell office:value-type="string" calcext:value-type="string">
            <text:p>b2c</text:p>
          </table:table-cell>
          <table:table-cell office:value-type="string" calcext:value-type="string">
            <text:p>This is real progress in reducing animal suffering in laboratories.</text:p>
          </table:table-cell>
          <table:table-cell office:value-type="string" calcext:value-type="string">
            <text:p>Refine the way experiments are carried out, to make sure animals suffer as little as possible.</text:p>
          </table:table-cell>
        </table:table-row>
        <table:table-row table:style-name="ro1">
          <table:table-cell office:value-type="string" calcext:value-type="string">
            <text:p>b2c</text:p>
          </table:table-cell>
          <table:table-cell office:value-type="string" calcext:value-type="string">
            <text:p>animal testing is good</text:p>
          </table:table-cell>
          <table:table-cell office:value-type="string" calcext:value-type="string">
            <text:p>That money can be better spent of animal welfare, and helping people who don't have health insurance.</text:p>
          </table:table-cell>
        </table:table-row>
        <table:table-row table:style-name="ro1">
          <table:table-cell office:value-type="string" calcext:value-type="string">
            <text:p>b2c</text:p>
          </table:table-cell>
          <table:table-cell office:value-type="string" calcext:value-type="string">
            <text:p>Lois, 12, Morpeth I think it's ok to test cures for major diseases on animals.</text:p>
          </table:table-cell>
          <table:table-cell office:value-type="string" calcext:value-type="string">
            <text:p>This makes us inconsistent in our treatment of those species.</text:p>
          </table:table-cell>
        </table:table-row>
        <table:table-row table:style-name="ro1">
          <table:table-cell office:value-type="string" calcext:value-type="string">
            <text:p>b2c</text:p>
          </table:table-cell>
          <table:table-cell office:value-type="string" calcext:value-type="string">
            <text:p>The problem for them is that they tout themselves as a cruelty free company that does not test on animals.</text:p>
          </table:table-cell>
          <table:table-cell office:value-type="string" calcext:value-type="string">
            <text:p>But people who test for cosmetics on animals are cruel.</text:p>
          </table:table-cell>
        </table:table-row>
        <table:table-row table:style-name="ro1">
          <table:table-cell office:value-type="string" calcext:value-type="string">
            <text:p>b2c</text:p>
          </table:table-cell>
          <table:table-cell office:value-type="string" calcext:value-type="string">
            <text:p>animal testing is good</text:p>
          </table:table-cell>
          <table:table-cell office:value-type="string" calcext:value-type="string">
            <text:p>Interestingly, these tests are not required by law, and they often create inaccurate or misleading results.</text:p>
          </table:table-cell>
        </table:table-row>
        <table:table-row table:style-name="ro1">
          <table:table-cell office:value-type="string" calcext:value-type="string">
            <text:p>b2c</text:p>
          </table:table-cell>
          <table:table-cell office:value-type="string" calcext:value-type="string">
            <text:p>But people who test for cosmetics on animals are cruel.</text:p>
          </table:table-cell>
          <table:table-cell office:value-type="string" calcext:value-type="string">
            <text:p>But testing cosmetics on them is wrong.</text:p>
          </table:table-cell>
        </table:table-row>
        <table:table-row table:style-name="ro1">
          <table:table-cell office:value-type="string" calcext:value-type="string">
            <text:p>b2c</text:p>
          </table:table-cell>
          <table:table-cell office:value-type="string" calcext:value-type="string">
            <text:p>animal testing is good</text:p>
          </table:table-cell>
          <table:table-cell office:value-type="string" calcext:value-type="string">
            <text:p>Controversy of Animal Testing on CosmeticsThe practice is particularly controversial because animals may experience discomfort, suffering and ultimately die, all in the name of aesthetics and 'looking good.'</text:p>
          </table:table-cell>
        </table:table-row>
        <table:table-row table:style-name="ro1">
          <table:table-cell office:value-type="string" calcext:value-type="string">
            <text:p>b2c</text:p>
          </table:table-cell>
          <table:table-cell office:value-type="string" calcext:value-type="string">
            <text:p>animal testing is good</text:p>
          </table:table-cell>
          <table:table-cell office:value-type="string" calcext:value-type="string">
            <text:p>The problem for them is that they tout themselves as a cruelty free company that does not test on animals.</text:p>
          </table:table-cell>
        </table:table-row>
        <table:table-row table:style-name="ro1">
          <table:table-cell office:value-type="string" calcext:value-type="string">
            <text:p>b2c</text:p>
          </table:table-cell>
          <table:table-cell office:value-type="string" calcext:value-type="string">
            <text:p>Some people think that it's a good idea to test on animals; others say that it's wrong.</text:p>
          </table:table-cell>
          <table:table-cell office:value-type="string" calcext:value-type="string">
            <text:p>Usually toxicity is tested on several animals, but it's true that they are not perfect substitutes for humans.</text:p>
          </table:table-cell>
        </table:table-row>
        <table:table-row table:style-name="ro1">
          <table:table-cell office:value-type="string" calcext:value-type="string">
            <text:p>b2c</text:p>
          </table:table-cell>
          <table:table-cell office:value-type="string" calcext:value-type="string">
            <text:p>animal testing is good</text:p>
          </table:table-cell>
          <table:table-cell office:value-type="string" calcext:value-type="string">
            <text:p>Mary, 12, Deal Testing on animals is disgusting.</text:p>
          </table:table-cell>
        </table:table-row>
        <table:table-row table:style-name="ro1">
          <table:table-cell office:value-type="string" calcext:value-type="string">
            <text:p>b2c</text:p>
          </table:table-cell>
          <table:table-cell office:value-type="string" calcext:value-type="string">
            <text:p>Lois, 12, Morpeth I think it's ok to test cures for major diseases on animals.</text:p>
          </table:table-cell>
          <table:table-cell office:value-type="string" calcext:value-type="string">
            <text:p>Some people think that it's a good idea to test on animals; others say that it's wrong.</text:p>
          </table:table-cell>
        </table:table-row>
        <table:table-row table:style-name="ro1">
          <table:table-cell office:value-type="string" calcext:value-type="string">
            <text:p>b2c</text:p>
          </table:table-cell>
          <table:table-cell office:value-type="string" calcext:value-type="string">
            <text:p>But people who test for cosmetics on animals are cruel.</text:p>
          </table:table-cell>
          <table:table-cell office:value-type="string" calcext:value-type="string">
            <text:p>It's ridiculous that I have to boycott a company that makes a good, healthy, fruit juice product because of animal testing!</text:p>
          </table:table-cell>
        </table:table-row>
        <table:table-row table:style-name="ro1">
          <table:table-cell office:value-type="string" calcext:value-type="string">
            <text:p>s2c</text:p>
          </table:table-cell>
          <table:table-cell office:value-type="string" calcext:value-type="string">
            <text:p>This is real progress in reducing animal suffering in laboratories.</text:p>
          </table:table-cell>
          <table:table-cell office:value-type="string" calcext:value-type="string">
            <text:p>This includes better housing and improvements to procedures which minimise pain and suffering and/or improve animal welfare.</text:p>
          </table:table-cell>
        </table:table-row>
        <table:table-row table:style-name="ro1">
          <table:table-cell office:value-type="string" calcext:value-type="string">
            <text:p>s2c</text:p>
          </table:table-cell>
          <table:table-cell office:value-type="string" calcext:value-type="string">
            <text:p>This is real progress in reducing animal suffering in laboratories.</text:p>
          </table:table-cell>
          <table:table-cell office:value-type="string" calcext:value-type="string">
            <text:p>It's great that PETA is working with China to reduce and eventually end experimenting on animals in that country.</text:p>
          </table:table-cell>
        </table:table-row>
        <table:table-row table:style-name="ro1">
          <table:table-cell office:value-type="string" calcext:value-type="string">
            <text:p>s2c</text:p>
          </table:table-cell>
          <table:table-cell office:value-type="string" calcext:value-type="string">
            <text:p>Lois, 12, Morpeth I think it's ok to test cures for major diseases on animals.</text:p>
          </table:table-cell>
          <table:table-cell office:value-type="string" calcext:value-type="string">
            <text:p>According to fbresearch.com, "research in animals will hopefully someday help scientists find the cure for diseases like Alzheimer's, AIDS, and cancer".</text:p>
          </table:table-cell>
        </table:table-row>
        <table:table-row table:style-name="ro1">
          <table:table-cell office:value-type="string" calcext:value-type="string">
            <text:p>s2c</text:p>
          </table:table-cell>
          <table:table-cell office:value-type="string" calcext:value-type="string">
            <text:p>animal testing is good</text:p>
          </table:table-cell>
          <table:table-cell office:value-type="string" calcext:value-type="string">
            <text:p>This is real progress in reducing animal suffering in laboratories.</text:p>
          </table:table-cell>
        </table:table-row>
        <table:table-row table:style-name="ro1">
          <table:table-cell office:value-type="string" calcext:value-type="string">
            <text:p>s2c</text:p>
          </table:table-cell>
          <table:table-cell office:value-type="string" calcext:value-type="string">
            <text:p>animal testing is good</text:p>
          </table:table-cell>
          <table:table-cell office:value-type="string" calcext:value-type="string">
            <text:p>Companies creating new products can also use the thousands of ingredients that have already been tested or that have a long history of safe use.</text:p>
          </table:table-cell>
        </table:table-row>
        <table:table-row table:style-name="ro1">
          <table:table-cell office:value-type="string" calcext:value-type="string">
            <text:p>s2c</text:p>
          </table:table-cell>
          <table:table-cell office:value-type="string" calcext:value-type="string">
            <text:p>animal testing is good</text:p>
          </table:table-cell>
          <table:table-cell office:value-type="string" calcext:value-type="string">
            <text:p>Computer virtual organs also serve as good models of human body parts.</text:p>
          </table:table-cell>
        </table:table-row>
        <table:table-row table:style-name="ro1">
          <table:table-cell office:value-type="string" calcext:value-type="string">
            <text:p>s2c</text:p>
          </table:table-cell>
          <table:table-cell office:value-type="string" calcext:value-type="string">
            <text:p>It's great that PETA is working with China to reduce and eventually end experimenting on animals in that country.</text:p>
          </table:table-cell>
          <table:table-cell office:value-type="string" calcext:value-type="string">
            <text:p>Many are also actively involved in developing scientific methods to reduce the need for animals or replace them entirely.</text:p>
          </table:table-cell>
        </table:table-row>
        <table:table-row table:style-name="ro1">
          <table:table-cell office:value-type="string" calcext:value-type="string">
            <text:p>s2c</text:p>
          </table:table-cell>
          <table:table-cell office:value-type="string" calcext:value-type="string">
            <text:p>Some people think that it's a good idea to test on animals; others say that it's wrong.</text:p>
          </table:table-cell>
          <table:table-cell office:value-type="string" calcext:value-type="string">
            <text:p>Lois, 12, Morpeth I think it's ok to test cures for major diseases on animals.</text:p>
          </table:table-cell>
        </table:table-row>
        <table:table-row table:style-name="ro1">
          <table:table-cell office:value-type="string" calcext:value-type="string">
            <text:p>s2c</text:p>
          </table:table-cell>
          <table:table-cell office:value-type="string" calcext:value-type="string">
            <text:p>This is real progress in reducing animal suffering in laboratories.</text:p>
          </table:table-cell>
          <table:table-cell office:value-type="string" calcext:value-type="string">
            <text:p>Refine the way experiments are carried out, to make sure animals suffer as little as possible.</text:p>
          </table:table-cell>
        </table:table-row>
        <table:table-row table:style-name="ro1">
          <table:table-cell office:value-type="string" calcext:value-type="string">
            <text:p>s2c</text:p>
          </table:table-cell>
          <table:table-cell office:value-type="string" calcext:value-type="string">
            <text:p>This includes better housing and improvements to procedures which minimise pain and suffering and/or improve animal welfare.</text:p>
          </table:table-cell>
          <table:table-cell office:value-type="string" calcext:value-type="string">
            <text:p>That money can be better spent of animal welfare, and helping people who don't have health insurance.</text:p>
          </table:table-cell>
        </table:table-row>
        <table:table-row table:style-name="ro1">
          <table:table-cell office:value-type="string" calcext:value-type="string">
            <text:p>s2c</text:p>
          </table:table-cell>
          <table:table-cell office:value-type="string" calcext:value-type="string">
            <text:p>animal testing is good</text:p>
          </table:table-cell>
          <table:table-cell office:value-type="string" calcext:value-type="string">
            <text:p>This makes us inconsistent in our treatment of those species.</text:p>
          </table:table-cell>
        </table:table-row>
        <table:table-row table:style-name="ro1">
          <table:table-cell office:value-type="string" calcext:value-type="string">
            <text:p>s2c</text:p>
          </table:table-cell>
          <table:table-cell office:value-type="string" calcext:value-type="string">
            <text:p>The problem for them is that they tout themselves as a cruelty free company that does not test on animals.</text:p>
          </table:table-cell>
          <table:table-cell office:value-type="string" calcext:value-type="string">
            <text:p>But people who test for cosmetics on animals are cruel.</text:p>
          </table:table-cell>
        </table:table-row>
        <table:table-row table:style-name="ro1">
          <table:table-cell office:value-type="string" calcext:value-type="string">
            <text:p>s2c</text:p>
          </table:table-cell>
          <table:table-cell office:value-type="string" calcext:value-type="string">
            <text:p>animal testing is good</text:p>
          </table:table-cell>
          <table:table-cell office:value-type="string" calcext:value-type="string">
            <text:p>Interestingly, these tests are not required by law, and they often create inaccurate or misleading results.</text:p>
          </table:table-cell>
        </table:table-row>
        <table:table-row table:style-name="ro1">
          <table:table-cell office:value-type="string" calcext:value-type="string">
            <text:p>s2c</text:p>
          </table:table-cell>
          <table:table-cell office:value-type="string" calcext:value-type="string">
            <text:p>But people who test for cosmetics on animals are cruel.</text:p>
          </table:table-cell>
          <table:table-cell office:value-type="string" calcext:value-type="string">
            <text:p>But testing cosmetics on them is wrong.</text:p>
          </table:table-cell>
        </table:table-row>
        <table:table-row table:style-name="ro1">
          <table:table-cell office:value-type="string" calcext:value-type="string">
            <text:p>s2c</text:p>
          </table:table-cell>
          <table:table-cell office:value-type="string" calcext:value-type="string">
            <text:p>animal testing is good</text:p>
          </table:table-cell>
          <table:table-cell office:value-type="string" calcext:value-type="string">
            <text:p>Controversy of Animal Testing on CosmeticsThe practice is particularly controversial because animals may experience discomfort, suffering and ultimately die, all in the name of aesthetics and 'looking good.'</text:p>
          </table:table-cell>
        </table:table-row>
        <table:table-row table:style-name="ro1">
          <table:table-cell office:value-type="string" calcext:value-type="string">
            <text:p>s2c</text:p>
          </table:table-cell>
          <table:table-cell office:value-type="string" calcext:value-type="string">
            <text:p>It's ridiculous that I have to boycott a company that makes a good, healthy, fruit juice product because of animal testing!</text:p>
          </table:table-cell>
          <table:table-cell office:value-type="string" calcext:value-type="string">
            <text:p>The problem for them is that they tout themselves as a cruelty free company that does not test on animals.</text:p>
          </table:table-cell>
        </table:table-row>
        <table:table-row table:style-name="ro1">
          <table:table-cell office:value-type="string" calcext:value-type="string">
            <text:p>s2c</text:p>
          </table:table-cell>
          <table:table-cell office:value-type="string" calcext:value-type="string">
            <text:p>But people who test for cosmetics on animals are cruel.</text:p>
          </table:table-cell>
          <table:table-cell office:value-type="string" calcext:value-type="string">
            <text:p>Usually toxicity is tested on several animals, but it's true that they are not perfect substitutes for humans.</text:p>
          </table:table-cell>
        </table:table-row>
        <table:table-row table:style-name="ro1">
          <table:table-cell office:value-type="string" calcext:value-type="string">
            <text:p>s2c</text:p>
          </table:table-cell>
          <table:table-cell office:value-type="string" calcext:value-type="string">
            <text:p>Controversy of Animal Testing on CosmeticsThe practice is particularly controversial because animals may experience discomfort, suffering and ultimately die, all in the name of aesthetics and 'looking good.'</text:p>
          </table:table-cell>
          <table:table-cell office:value-type="string" calcext:value-type="string">
            <text:p>Mary, 12, Deal Testing on animals is disgusting.</text:p>
          </table:table-cell>
        </table:table-row>
        <table:table-row table:style-name="ro1">
          <table:table-cell office:value-type="string" calcext:value-type="string">
            <text:p>s2c</text:p>
          </table:table-cell>
          <table:table-cell office:value-type="string" calcext:value-type="string">
            <text:p>It's great that PETA is working with China to reduce and eventually end experimenting on animals in that country.</text:p>
          </table:table-cell>
          <table:table-cell office:value-type="string" calcext:value-type="string">
            <text:p>Some people think that it's a good idea to test on animals; others say that it's wrong.</text:p>
          </table:table-cell>
        </table:table-row>
        <table:table-row table:style-name="ro1">
          <table:table-cell office:value-type="string" calcext:value-type="string">
            <text:p>s2c</text:p>
          </table:table-cell>
          <table:table-cell office:value-type="string" calcext:value-type="string">
            <text:p>animal testing is good</text:p>
          </table:table-cell>
          <table:table-cell office:value-type="string" calcext:value-type="string">
            <text:p>It's ridiculous that I have to boycott a company that makes a good, healthy, fruit juice product because of animal testing!</text:p>
          </table:table-cell>
        </table:table-row>
        <table:table-row table:style-name="ro1">
          <table:table-cell office:value-type="string" calcext:value-type="string">
            <text:p>b1c</text:p>
          </table:table-cell>
          <table:table-cell office:value-type="string" calcext:value-type="string">
            <text:p>Many are also actively involved in developing scientific methods to reduce the need for animals or replace them entirely.</text:p>
          </table:table-cell>
          <table:table-cell office:value-type="string" calcext:value-type="string">
            <text:p>This includes better housing and improvements to procedures which minimise pain and suffering and/or improve animal welfare.</text:p>
          </table:table-cell>
        </table:table-row>
        <table:table-row table:style-name="ro1">
          <table:table-cell office:value-type="string" calcext:value-type="string">
            <text:p>b1c</text:p>
          </table:table-cell>
          <table:table-cell office:value-type="string" calcext:value-type="string">
            <text:p>This is real progress in reducing animal suffering in laboratories.</text:p>
          </table:table-cell>
          <table:table-cell office:value-type="string" calcext:value-type="string">
            <text:p>It's great that PETA is working with China to reduce and eventually end experimenting on animals in that country.</text:p>
          </table:table-cell>
        </table:table-row>
        <table:table-row table:style-name="ro1">
          <table:table-cell office:value-type="string" calcext:value-type="string">
            <text:p>b1c</text:p>
          </table:table-cell>
          <table:table-cell office:value-type="string" calcext:value-type="string">
            <text:p>Lois, 12, Morpeth I think it's ok to test cures for major diseases on animals.</text:p>
          </table:table-cell>
          <table:table-cell office:value-type="string" calcext:value-type="string">
            <text:p>According to fbresearch.com, "research in animals will hopefully someday help scientists find the cure for diseases like Alzheimer's, AIDS, and cancer".</text:p>
          </table:table-cell>
        </table:table-row>
        <table:table-row table:style-name="ro1">
          <table:table-cell office:value-type="string" calcext:value-type="string">
            <text:p>b1c</text:p>
          </table:table-cell>
          <table:table-cell office:value-type="string" calcext:value-type="string">
            <text:p>Lois, 12, Morpeth I think it's ok to test cures for major diseases on animals.</text:p>
          </table:table-cell>
          <table:table-cell office:value-type="string" calcext:value-type="string">
            <text:p>This is real progress in reducing animal suffering in laboratories.</text:p>
          </table:table-cell>
        </table:table-row>
        <table:table-row table:style-name="ro1">
          <table:table-cell office:value-type="string" calcext:value-type="string">
            <text:p>b1c</text:p>
          </table:table-cell>
          <table:table-cell office:value-type="string" calcext:value-type="string">
            <text:p>Interestingly, these tests are not required by law, and they often create inaccurate or misleading results.</text:p>
          </table:table-cell>
          <table:table-cell office:value-type="string" calcext:value-type="string">
            <text:p>Companies creating new products can also use the thousands of ingredients that have already been tested or that have a long history of safe use.</text:p>
          </table:table-cell>
        </table:table-row>
        <table:table-row table:style-name="ro1">
          <table:table-cell office:value-type="string" calcext:value-type="string">
            <text:p>b1c</text:p>
          </table:table-cell>
          <table:table-cell office:value-type="string" calcext:value-type="string">
            <text:p>animal testing is good</text:p>
          </table:table-cell>
          <table:table-cell office:value-type="string" calcext:value-type="string">
            <text:p>Computer virtual organs also serve as good models of human body parts.</text:p>
          </table:table-cell>
        </table:table-row>
        <table:table-row table:style-name="ro1">
          <table:table-cell office:value-type="string" calcext:value-type="string">
            <text:p>b1c</text:p>
          </table:table-cell>
          <table:table-cell office:value-type="string" calcext:value-type="string">
            <text:p>This is real progress in reducing animal suffering in laboratories.</text:p>
          </table:table-cell>
          <table:table-cell office:value-type="string" calcext:value-type="string">
            <text:p>Many are also actively involved in developing scientific methods to reduce the need for animals or replace them entirely.</text:p>
          </table:table-cell>
        </table:table-row>
        <table:table-row table:style-name="ro1">
          <table:table-cell office:value-type="string" calcext:value-type="string">
            <text:p>b1c</text:p>
          </table:table-cell>
          <table:table-cell office:value-type="string" calcext:value-type="string">
            <text:p>animal testing is good</text:p>
          </table:table-cell>
          <table:table-cell office:value-type="string" calcext:value-type="string">
            <text:p>Lois, 12, Morpeth I think it's ok to test cures for major diseases on animals.</text:p>
          </table:table-cell>
        </table:table-row>
        <table:table-row table:style-name="ro1">
          <table:table-cell office:value-type="string" calcext:value-type="string">
            <text:p>b1c</text:p>
          </table:table-cell>
          <table:table-cell office:value-type="string" calcext:value-type="string">
            <text:p>This is real progress in reducing animal suffering in laboratories.</text:p>
          </table:table-cell>
          <table:table-cell office:value-type="string" calcext:value-type="string">
            <text:p>Refine the way experiments are carried out, to make sure animals suffer as little as possible.</text:p>
          </table:table-cell>
        </table:table-row>
        <table:table-row table:style-name="ro1">
          <table:table-cell office:value-type="string" calcext:value-type="string">
            <text:p>b1c</text:p>
          </table:table-cell>
          <table:table-cell office:value-type="string" calcext:value-type="string">
            <text:p>animal testing is good</text:p>
          </table:table-cell>
          <table:table-cell office:value-type="string" calcext:value-type="string">
            <text:p>That money can be better spent of animal welfare, and helping people who don't have health insurance.</text:p>
          </table:table-cell>
        </table:table-row>
        <table:table-row table:style-name="ro1">
          <table:table-cell office:value-type="string" calcext:value-type="string">
            <text:p>b1c</text:p>
          </table:table-cell>
          <table:table-cell office:value-type="string" calcext:value-type="string">
            <text:p>Lois, 12, Morpeth I think it's ok to test cures for major diseases on animals.</text:p>
          </table:table-cell>
          <table:table-cell office:value-type="string" calcext:value-type="string">
            <text:p>This makes us inconsistent in our treatment of those species.</text:p>
          </table:table-cell>
        </table:table-row>
        <table:table-row table:style-name="ro1">
          <table:table-cell office:value-type="string" calcext:value-type="string">
            <text:p>b1c</text:p>
          </table:table-cell>
          <table:table-cell office:value-type="string" calcext:value-type="string">
            <text:p>The problem for them is that they tout themselves as a cruelty free company that does not test on animals.</text:p>
          </table:table-cell>
          <table:table-cell office:value-type="string" calcext:value-type="string">
            <text:p>But people who test for cosmetics on animals are cruel.</text:p>
          </table:table-cell>
        </table:table-row>
        <table:table-row table:style-name="ro1">
          <table:table-cell office:value-type="string" calcext:value-type="string">
            <text:p>b1c</text:p>
          </table:table-cell>
          <table:table-cell office:value-type="string" calcext:value-type="string">
            <text:p>animal testing is good</text:p>
          </table:table-cell>
          <table:table-cell office:value-type="string" calcext:value-type="string">
            <text:p>Interestingly, these tests are not required by law, and they often create inaccurate or misleading results.</text:p>
          </table:table-cell>
        </table:table-row>
        <table:table-row table:style-name="ro1">
          <table:table-cell office:value-type="string" calcext:value-type="string">
            <text:p>b1c</text:p>
          </table:table-cell>
          <table:table-cell office:value-type="string" calcext:value-type="string">
            <text:p>But people who test for cosmetics on animals are cruel.</text:p>
          </table:table-cell>
          <table:table-cell office:value-type="string" calcext:value-type="string">
            <text:p>But testing cosmetics on them is wrong.</text:p>
          </table:table-cell>
        </table:table-row>
        <table:table-row table:style-name="ro1">
          <table:table-cell office:value-type="string" calcext:value-type="string">
            <text:p>b1c</text:p>
          </table:table-cell>
          <table:table-cell office:value-type="string" calcext:value-type="string">
            <text:p>animal testing is good</text:p>
          </table:table-cell>
          <table:table-cell office:value-type="string" calcext:value-type="string">
            <text:p>Controversy of Animal Testing on CosmeticsThe practice is particularly controversial because animals may experience discomfort, suffering and ultimately die, all in the name of aesthetics and 'looking good.'</text:p>
          </table:table-cell>
        </table:table-row>
        <table:table-row table:style-name="ro1">
          <table:table-cell office:value-type="string" calcext:value-type="string">
            <text:p>b1c</text:p>
          </table:table-cell>
          <table:table-cell office:value-type="string" calcext:value-type="string">
            <text:p>animal testing is good</text:p>
          </table:table-cell>
          <table:table-cell office:value-type="string" calcext:value-type="string">
            <text:p>The problem for them is that they tout themselves as a cruelty free company that does not test on animals.</text:p>
          </table:table-cell>
        </table:table-row>
        <table:table-row table:style-name="ro1">
          <table:table-cell office:value-type="string" calcext:value-type="string">
            <text:p>b1c</text:p>
          </table:table-cell>
          <table:table-cell office:value-type="string" calcext:value-type="string">
            <text:p>Some people think that it's a good idea to test on animals; others say that it's wrong.</text:p>
          </table:table-cell>
          <table:table-cell office:value-type="string" calcext:value-type="string">
            <text:p>Usually toxicity is tested on several animals, but it's true that they are not perfect substitutes for humans.</text:p>
          </table:table-cell>
        </table:table-row>
        <table:table-row table:style-name="ro1">
          <table:table-cell office:value-type="string" calcext:value-type="string">
            <text:p>b1c</text:p>
          </table:table-cell>
          <table:table-cell office:value-type="string" calcext:value-type="string">
            <text:p>animal testing is good</text:p>
          </table:table-cell>
          <table:table-cell office:value-type="string" calcext:value-type="string">
            <text:p>Mary, 12, Deal Testing on animals is disgusting.</text:p>
          </table:table-cell>
        </table:table-row>
        <table:table-row table:style-name="ro1">
          <table:table-cell office:value-type="string" calcext:value-type="string">
            <text:p>b1c</text:p>
          </table:table-cell>
          <table:table-cell office:value-type="string" calcext:value-type="string">
            <text:p>Lois, 12, Morpeth I think it's ok to test cures for major diseases on animals.</text:p>
          </table:table-cell>
          <table:table-cell office:value-type="string" calcext:value-type="string">
            <text:p>Some people think that it's a good idea to test on animals; others say that it's wrong.</text:p>
          </table:table-cell>
        </table:table-row>
        <table:table-row table:style-name="ro1">
          <table:table-cell office:value-type="string" calcext:value-type="string">
            <text:p>b1c</text:p>
          </table:table-cell>
          <table:table-cell office:value-type="string" calcext:value-type="string">
            <text:p>But people who test for cosmetics on animals are cruel.</text:p>
          </table:table-cell>
          <table:table-cell office:value-type="string" calcext:value-type="string">
            <text:p>It's ridiculous that I have to boycott a company that makes a good, healthy, fruit juice product because of animal testing!</text:p>
          </table:table-cell>
        </table:table-row>
        <table:table-row table:style-name="ro1">
          <table:table-cell office:value-type="string" calcext:value-type="string">
            <text:p>s1c</text:p>
          </table:table-cell>
          <table:table-cell office:value-type="string" calcext:value-type="string">
            <text:p>This is real progress in reducing animal suffering in laboratories.</text:p>
          </table:table-cell>
          <table:table-cell office:value-type="string" calcext:value-type="string">
            <text:p>This includes better housing and improvements to procedures which minimise pain and suffering and/or improve animal welfare.</text:p>
          </table:table-cell>
        </table:table-row>
        <table:table-row table:style-name="ro1">
          <table:table-cell office:value-type="string" calcext:value-type="string">
            <text:p>s1c</text:p>
          </table:table-cell>
          <table:table-cell office:value-type="string" calcext:value-type="string">
            <text:p>This is real progress in reducing animal suffering in laboratories.</text:p>
          </table:table-cell>
          <table:table-cell office:value-type="string" calcext:value-type="string">
            <text:p>It's great that PETA is working with China to reduce and eventually end experimenting on animals in that country.</text:p>
          </table:table-cell>
        </table:table-row>
        <table:table-row table:style-name="ro1">
          <table:table-cell office:value-type="string" calcext:value-type="string">
            <text:p>s1c</text:p>
          </table:table-cell>
          <table:table-cell office:value-type="string" calcext:value-type="string">
            <text:p>It's great that PETA is working with China to reduce and eventually end experimenting on animals in that country.</text:p>
          </table:table-cell>
          <table:table-cell office:value-type="string" calcext:value-type="string">
            <text:p>According to fbresearch.com, "research in animals will hopefully someday help scientists find the cure for diseases like Alzheimer's, AIDS, and cancer".</text:p>
          </table:table-cell>
        </table:table-row>
        <table:table-row table:style-name="ro1">
          <table:table-cell office:value-type="string" calcext:value-type="string">
            <text:p>s1c</text:p>
          </table:table-cell>
          <table:table-cell office:value-type="string" calcext:value-type="string">
            <text:p>animal testing is good</text:p>
          </table:table-cell>
          <table:table-cell office:value-type="string" calcext:value-type="string">
            <text:p>This is real progress in reducing animal suffering in laboratories.</text:p>
          </table:table-cell>
        </table:table-row>
        <table:table-row table:style-name="ro1">
          <table:table-cell office:value-type="string" calcext:value-type="string">
            <text:p>s1c</text:p>
          </table:table-cell>
          <table:table-cell office:value-type="string" calcext:value-type="string">
            <text:p>animal testing is good</text:p>
          </table:table-cell>
          <table:table-cell office:value-type="string" calcext:value-type="string">
            <text:p>Companies creating new products can also use the thousands of ingredients that have already been tested or that have a long history of safe use.</text:p>
          </table:table-cell>
        </table:table-row>
        <table:table-row table:style-name="ro1">
          <table:table-cell office:value-type="string" calcext:value-type="string">
            <text:p>s1c</text:p>
          </table:table-cell>
          <table:table-cell office:value-type="string" calcext:value-type="string">
            <text:p>animal testing is good</text:p>
          </table:table-cell>
          <table:table-cell office:value-type="string" calcext:value-type="string">
            <text:p>Computer virtual organs also serve as good models of human body parts.</text:p>
          </table:table-cell>
        </table:table-row>
        <table:table-row table:style-name="ro1">
          <table:table-cell office:value-type="string" calcext:value-type="string">
            <text:p>s1c</text:p>
          </table:table-cell>
          <table:table-cell office:value-type="string" calcext:value-type="string">
            <text:p>It's great that PETA is working with China to reduce and eventually end experimenting on animals in that country.</text:p>
          </table:table-cell>
          <table:table-cell office:value-type="string" calcext:value-type="string">
            <text:p>Many are also actively involved in developing scientific methods to reduce the need for animals or replace them entirely.</text:p>
          </table:table-cell>
        </table:table-row>
        <table:table-row table:style-name="ro1">
          <table:table-cell office:value-type="string" calcext:value-type="string">
            <text:p>s1c</text:p>
          </table:table-cell>
          <table:table-cell office:value-type="string" calcext:value-type="string">
            <text:p>According to fbresearch.com, "research in animals will hopefully someday help scientists find the cure for diseases like Alzheimer's, AIDS, and cancer".</text:p>
          </table:table-cell>
          <table:table-cell office:value-type="string" calcext:value-type="string">
            <text:p>Lois, 12, Morpeth I think it's ok to test cures for major diseases on animals.</text:p>
          </table:table-cell>
        </table:table-row>
        <table:table-row table:style-name="ro1">
          <table:table-cell office:value-type="string" calcext:value-type="string">
            <text:p>s1c</text:p>
          </table:table-cell>
          <table:table-cell office:value-type="string" calcext:value-type="string">
            <text:p>This is real progress in reducing animal suffering in laboratories.</text:p>
          </table:table-cell>
          <table:table-cell office:value-type="string" calcext:value-type="string">
            <text:p>Refine the way experiments are carried out, to make sure animals suffer as little as possible.</text:p>
          </table:table-cell>
        </table:table-row>
        <table:table-row table:style-name="ro1">
          <table:table-cell office:value-type="string" calcext:value-type="string">
            <text:p>s1c</text:p>
          </table:table-cell>
          <table:table-cell office:value-type="string" calcext:value-type="string">
            <text:p>This includes better housing and improvements to procedures which minimise pain and suffering and/or improve animal welfare.</text:p>
          </table:table-cell>
          <table:table-cell office:value-type="string" calcext:value-type="string">
            <text:p>That money can be better spent of animal welfare, and helping people who don't have health insurance.</text:p>
          </table:table-cell>
        </table:table-row>
        <table:table-row table:style-name="ro1">
          <table:table-cell office:value-type="string" calcext:value-type="string">
            <text:p>s1c</text:p>
          </table:table-cell>
          <table:table-cell office:value-type="string" calcext:value-type="string">
            <text:p>animal testing is good</text:p>
          </table:table-cell>
          <table:table-cell office:value-type="string" calcext:value-type="string">
            <text:p>This makes us inconsistent in our treatment of those species.</text:p>
          </table:table-cell>
        </table:table-row>
        <table:table-row table:style-name="ro1">
          <table:table-cell office:value-type="string" calcext:value-type="string">
            <text:p>s1c</text:p>
          </table:table-cell>
          <table:table-cell office:value-type="string" calcext:value-type="string">
            <text:p>The problem for them is that they tout themselves as a cruelty free company that does not test on animals.</text:p>
          </table:table-cell>
          <table:table-cell office:value-type="string" calcext:value-type="string">
            <text:p>But people who test for cosmetics on animals are cruel.</text:p>
          </table:table-cell>
        </table:table-row>
        <table:table-row table:style-name="ro1">
          <table:table-cell office:value-type="string" calcext:value-type="string">
            <text:p>s1c</text:p>
          </table:table-cell>
          <table:table-cell office:value-type="string" calcext:value-type="string">
            <text:p>animal testing is good</text:p>
          </table:table-cell>
          <table:table-cell office:value-type="string" calcext:value-type="string">
            <text:p>Interestingly, these tests are not required by law, and they often create inaccurate or misleading results.</text:p>
          </table:table-cell>
        </table:table-row>
        <table:table-row table:style-name="ro1">
          <table:table-cell office:value-type="string" calcext:value-type="string">
            <text:p>s1c</text:p>
          </table:table-cell>
          <table:table-cell office:value-type="string" calcext:value-type="string">
            <text:p>But people who test for cosmetics on animals are cruel.</text:p>
          </table:table-cell>
          <table:table-cell office:value-type="string" calcext:value-type="string">
            <text:p>But testing cosmetics on them is wrong.</text:p>
          </table:table-cell>
        </table:table-row>
        <table:table-row table:style-name="ro1">
          <table:table-cell office:value-type="string" calcext:value-type="string">
            <text:p>s1c</text:p>
          </table:table-cell>
          <table:table-cell office:value-type="string" calcext:value-type="string">
            <text:p>animal testing is good</text:p>
          </table:table-cell>
          <table:table-cell office:value-type="string" calcext:value-type="string">
            <text:p>Controversy of Animal Testing on CosmeticsThe practice is particularly controversial because animals may experience discomfort, suffering and ultimately die, all in the name of aesthetics and 'looking good.'</text:p>
          </table:table-cell>
        </table:table-row>
        <table:table-row table:style-name="ro1">
          <table:table-cell office:value-type="string" calcext:value-type="string">
            <text:p>s1c</text:p>
          </table:table-cell>
          <table:table-cell office:value-type="string" calcext:value-type="string">
            <text:p>It's ridiculous that I have to boycott a company that makes a good, healthy, fruit juice product because of animal testing!</text:p>
          </table:table-cell>
          <table:table-cell office:value-type="string" calcext:value-type="string">
            <text:p>The problem for them is that they tout themselves as a cruelty free company that does not test on animals.</text:p>
          </table:table-cell>
        </table:table-row>
        <table:table-row table:style-name="ro1">
          <table:table-cell office:value-type="string" calcext:value-type="string">
            <text:p>s1c</text:p>
          </table:table-cell>
          <table:table-cell office:value-type="string" calcext:value-type="string">
            <text:p>But people who test for cosmetics on animals are cruel.</text:p>
          </table:table-cell>
          <table:table-cell office:value-type="string" calcext:value-type="string">
            <text:p>Usually toxicity is tested on several animals, but it's true that they are not perfect substitutes for humans.</text:p>
          </table:table-cell>
        </table:table-row>
        <table:table-row table:style-name="ro1">
          <table:table-cell office:value-type="string" calcext:value-type="string">
            <text:p>s1c</text:p>
          </table:table-cell>
          <table:table-cell office:value-type="string" calcext:value-type="string">
            <text:p>Controversy of Animal Testing on CosmeticsThe practice is particularly controversial because animals may experience discomfort, suffering and ultimately die, all in the name of aesthetics and 'looking good.'</text:p>
          </table:table-cell>
          <table:table-cell office:value-type="string" calcext:value-type="string">
            <text:p>Mary, 12, Deal Testing on animals is disgusting.</text:p>
          </table:table-cell>
        </table:table-row>
        <table:table-row table:style-name="ro1">
          <table:table-cell office:value-type="string" calcext:value-type="string">
            <text:p>s1c</text:p>
          </table:table-cell>
          <table:table-cell office:value-type="string" calcext:value-type="string">
            <text:p>It's great that PETA is working with China to reduce and eventually end experimenting on animals in that country.</text:p>
          </table:table-cell>
          <table:table-cell office:value-type="string" calcext:value-type="string">
            <text:p>Some people think that it's a good idea to test on animals; others say that it's wrong.</text:p>
          </table:table-cell>
        </table:table-row>
        <table:table-row table:style-name="ro1">
          <table:table-cell office:value-type="string" calcext:value-type="string">
            <text:p>s1c</text:p>
          </table:table-cell>
          <table:table-cell office:value-type="string" calcext:value-type="string">
            <text:p>animal testing is good</text:p>
          </table:table-cell>
          <table:table-cell office:value-type="string" calcext:value-type="string">
            <text:p>It's ridiculous that I have to boycott a company that makes a good, healthy, fruit juice product because of animal testing!</text:p>
          </table:table-cell>
        </table:table-row>
      </table:table>
      <table:table table:name="nuclear_all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Nuclear energy is not a very good source of energy in my opinion because of all the drawbacks.</text:p>
          </table:table-cell>
          <table:table-cell office:value-type="string" calcext:value-type="string">
            <text:p>There are many benefits in acquiring nuclear energy.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Nuclear power plants serve as "economic engines for the communities where they are located" and can help the state comply with the EPA's Clean Power Plan, she writes.</text:p>
          </table:table-cell>
          <table:table-cell office:value-type="string" calcext:value-type="string">
            <text:p>Many people in the US and all over the world live nuclear power plants without any problems.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Nuclear energy is not a very good source of energy in my opinion because of all the drawbacks.</text:p>
          </table:table-cell>
          <table:table-cell office:value-type="string" calcext:value-type="string">
            <text:p>There are several benefits to using nuclear energy.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I feel this form of energy is not a very good source of energy.</text:p>
          </table:table-cell>
          <table:table-cell office:value-type="string" calcext:value-type="string">
            <text:p>2. Energy efficiency equipment, appliances, buildings and vehicles, and goods and services that improve the energy efficiency of buildings and the efficiency of energy storage and distribution.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Nuclear power plants serve as "economic engines for the communities where they are located" and can help the state comply with the EPA's Clean Power Plan, she writes.</text:p>
          </table:table-cell>
          <table:table-cell office:value-type="string" calcext:value-type="string">
            <text:p>We're investing in innovative technologies so we can build the next generation of safe, clean nuclear power plants.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Nuclear power plants serve as "economic engines for the communities where they are located" and can help the state comply with the EPA's Clean Power Plan, she writes.</text:p>
          </table:table-cell>
          <table:table-cell office:value-type="string" calcext:value-type="string">
            <text:p>One way our energy policy can provide a solid foundation for economic growth is by supporting increased development of nuclear energy.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Although it is new sources to improve growth of economic in a country like Thailand, but it will bring many ill effects to the world such as pollution.</text:p>
          </table:table-cell>
          <table:table-cell office:value-type="string" calcext:value-type="string">
            <text:p>And, of course, it's the energy-the clean energy-that helps cut the carbon pollution that contributes to climate change.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There are several benefits to using nuclear energy.</text:p>
          </table:table-cell>
          <table:table-cell office:value-type="string" calcext:value-type="string">
            <text:p>Nuclear technology helps make our food safe.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nuclear energy is good</text:p>
          </table:table-cell>
          <table:table-cell office:value-type="string" calcext:value-type="string">
            <text:p>Georgia residents whose power comes from the new reactors could realize up to $20 in savings on each utility bill by 2034.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nuclear energy is good</text:p>
          </table:table-cell>
          <table:table-cell office:value-type="string" calcext:value-type="string">
            <text:p>Nuclear power plants serve as "economic engines for the communities where they are located" and can help the state comply with the EPA's Clean Power Plan, she writes.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nuclear energy is good</text:p>
          </table:table-cell>
          <table:table-cell office:value-type="string" calcext:value-type="string">
            <text:p>Wind and Solar are too expensive and unreliable.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Nuclear energy is not a very good source of energy in my opinion because of all the drawbacks.</text:p>
          </table:table-cell>
          <table:table-cell office:value-type="string" calcext:value-type="string">
            <text:p>It is cannot be reliable to produce nuclear energy.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There are several benefits to using nuclear energy.</text:p>
          </table:table-cell>
          <table:table-cell office:value-type="string" calcext:value-type="string">
            <text:p>A: The risk of using nuclear energy comes from the possibility that radioactive elements might be released into the environment.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I feel this form of energy is not a very good source of energy.</text:p>
          </table:table-cell>
          <table:table-cell office:value-type="string" calcext:value-type="string">
            <text:p>Nuclear energy is not a very good source of energy in my opinion because of all the drawbacks.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It is cannot be reliable to produce nuclear energy.</text:p>
          </table:table-cell>
          <table:table-cell office:value-type="string" calcext:value-type="string">
            <text:p>However, applications of it in wrong method may be harmful to mankind and environment.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I feel this form of energy is not a very good source of energy.</text:p>
          </table:table-cell>
          <table:table-cell office:value-type="string" calcext:value-type="string">
            <text:p>Although it is new sources to improve growth of economic in a country like Thailand, but it will bring many ill effects to the world such as pollution.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Nuclear energy is not a very good source of energy in my opinion because of all the drawbacks.</text:p>
          </table:table-cell>
          <table:table-cell office:value-type="string" calcext:value-type="string">
            <text:p>The developing of nuclear power plant also not really feasible as around 15 to 20 years is needed to develop only single power plant.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Nuclear energy is not a very good source of energy in my opinion because of all the drawbacks.</text:p>
          </table:table-cell>
          <table:table-cell office:value-type="string" calcext:value-type="string">
            <text:p>The main disadvantages of nuclear power plant are the expulsion of the atomic radiation.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nuclear energy is good</text:p>
          </table:table-cell>
          <table:table-cell office:value-type="string" calcext:value-type="string">
            <text:p>The most recent disaster has convinced the Germans that nuclear power is dangerous and has begun shutting down all of their nuclear power plants (Power ranges, 2012).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nuclear energy is good</text:p>
          </table:table-cell>
          <table:table-cell office:value-type="string" calcext:value-type="string">
            <text:p>I feel this form of energy is not a very good source of energy.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nuclear energy is good</text:p>
          </table:table-cell>
          <table:table-cell office:value-type="string" calcext:value-type="string">
            <text:p>There are many benefits in acquiring nuclear energy.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nuclear energy is good</text:p>
          </table:table-cell>
          <table:table-cell office:value-type="string" calcext:value-type="string">
            <text:p>Many people in the US and all over the world live nuclear power plants without any problems.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There are many benefits in acquiring nuclear energy.</text:p>
          </table:table-cell>
          <table:table-cell office:value-type="string" calcext:value-type="string">
            <text:p>There are several benefits to using nuclear energy.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However, applications of it in wrong method may be harmful to mankind and environment.</text:p>
          </table:table-cell>
          <table:table-cell office:value-type="string" calcext:value-type="string">
            <text:p>2. Energy efficiency equipment, appliances, buildings and vehicles, and goods and services that improve the energy efficiency of buildings and the efficiency of energy storage and distribution.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Nuclear technology helps make our food safe.</text:p>
          </table:table-cell>
          <table:table-cell office:value-type="string" calcext:value-type="string">
            <text:p>We're investing in innovative technologies so we can build the next generation of safe, clean nuclear power plants.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nuclear energy is good</text:p>
          </table:table-cell>
          <table:table-cell office:value-type="string" calcext:value-type="string">
            <text:p>One way our energy policy can provide a solid foundation for economic growth is by supporting increased development of nuclear energy.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Nuclear technology helps make our food safe.</text:p>
          </table:table-cell>
          <table:table-cell office:value-type="string" calcext:value-type="string">
            <text:p>And, of course, it's the energy-the clean energy-that helps cut the carbon pollution that contributes to climate change.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nuclear energy is good</text:p>
          </table:table-cell>
          <table:table-cell office:value-type="string" calcext:value-type="string">
            <text:p>Nuclear technology helps make our food safe.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We're investing in innovative technologies so we can build the next generation of safe, clean nuclear power plants.</text:p>
          </table:table-cell>
          <table:table-cell office:value-type="string" calcext:value-type="string">
            <text:p>Georgia residents whose power comes from the new reactors could realize up to $20 in savings on each utility bill by 2034.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The developing of nuclear power plant also not really feasible as around 15 to 20 years is needed to develop only single power plant.</text:p>
          </table:table-cell>
          <table:table-cell office:value-type="string" calcext:value-type="string">
            <text:p>Nuclear power plants serve as "economic engines for the communities where they are located" and can help the state comply with the EPA's Clean Power Plan, she writes.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It is cannot be reliable to produce nuclear energy.</text:p>
          </table:table-cell>
          <table:table-cell office:value-type="string" calcext:value-type="string">
            <text:p>Wind and Solar are too expensive and unreliable.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nuclear energy is good</text:p>
          </table:table-cell>
          <table:table-cell office:value-type="string" calcext:value-type="string">
            <text:p>It is cannot be reliable to produce nuclear energy.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There are several benefits to using nuclear energy.</text:p>
          </table:table-cell>
          <table:table-cell office:value-type="string" calcext:value-type="string">
            <text:p>A: The risk of using nuclear energy comes from the possibility that radioactive elements might be released into the environment.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nuclear energy is good</text:p>
          </table:table-cell>
          <table:table-cell office:value-type="string" calcext:value-type="string">
            <text:p>Nuclear energy is not a very good source of energy in my opinion because of all the drawbacks.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Although it is new sources to improve growth of economic in a country like Thailand, but it will bring many ill effects to the world such as pollution.</text:p>
          </table:table-cell>
          <table:table-cell office:value-type="string" calcext:value-type="string">
            <text:p>However, applications of it in wrong method may be harmful to mankind and environment.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And, of course, it's the energy-the clean energy-that helps cut the carbon pollution that contributes to climate change.</text:p>
          </table:table-cell>
          <table:table-cell office:value-type="string" calcext:value-type="string">
            <text:p>Although it is new sources to improve growth of economic in a country like Thailand, but it will bring many ill effects to the world such as pollution.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It is cannot be reliable to produce nuclear energy.</text:p>
          </table:table-cell>
          <table:table-cell office:value-type="string" calcext:value-type="string">
            <text:p>The developing of nuclear power plant also not really feasible as around 15 to 20 years is needed to develop only single power plant.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Many people in the US and all over the world live nuclear power plants without any problems.</text:p>
          </table:table-cell>
          <table:table-cell office:value-type="string" calcext:value-type="string">
            <text:p>The main disadvantages of nuclear power plant are the expulsion of the atomic radiation.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A: The risk of using nuclear energy comes from the possibility that radioactive elements might be released into the environment.</text:p>
          </table:table-cell>
          <table:table-cell office:value-type="string" calcext:value-type="string">
            <text:p>The most recent disaster has convinced the Germans that nuclear power is dangerous and has begun shutting down all of their nuclear power plants (Power ranges, 2012).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Nuclear energy is not a very good source of energy in my opinion because of all the drawbacks.</text:p>
          </table:table-cell>
          <table:table-cell office:value-type="string" calcext:value-type="string">
            <text:p>I feel this form of energy is not a very good source of energy.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Nuclear energy is not a very good source of energy in my opinion because of all the drawbacks.</text:p>
          </table:table-cell>
          <table:table-cell office:value-type="string" calcext:value-type="string">
            <text:p>There are many benefits in acquiring nuclear energy.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Nuclear power plants serve as "economic engines for the communities where they are located" and can help the state comply with the EPA's Clean Power Plan, she writes.</text:p>
          </table:table-cell>
          <table:table-cell office:value-type="string" calcext:value-type="string">
            <text:p>Many people in the US and all over the world live nuclear power plants without any problems.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A: The risk of using nuclear energy comes from the possibility that radioactive elements might be released into the environment.</text:p>
          </table:table-cell>
          <table:table-cell office:value-type="string" calcext:value-type="string">
            <text:p>There are several benefits to using nuclear energy.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I feel this form of energy is not a very good source of energy.</text:p>
          </table:table-cell>
          <table:table-cell office:value-type="string" calcext:value-type="string">
            <text:p>2. Energy efficiency equipment, appliances, buildings and vehicles, and goods and services that improve the energy efficiency of buildings and the efficiency of energy storage and distribution.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Nuclear power plants serve as "economic engines for the communities where they are located" and can help the state comply with the EPA's Clean Power Plan, she writes.</text:p>
          </table:table-cell>
          <table:table-cell office:value-type="string" calcext:value-type="string">
            <text:p>We're investing in innovative technologies so we can build the next generation of safe, clean nuclear power plants.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Nuclear power plants serve as "economic engines for the communities where they are located" and can help the state comply with the EPA's Clean Power Plan, she writes.</text:p>
          </table:table-cell>
          <table:table-cell office:value-type="string" calcext:value-type="string">
            <text:p>One way our energy policy can provide a solid foundation for economic growth is by supporting increased development of nuclear energy.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Although it is new sources to improve growth of economic in a country like Thailand, but it will bring many ill effects to the world such as pollution.</text:p>
          </table:table-cell>
          <table:table-cell office:value-type="string" calcext:value-type="string">
            <text:p>And, of course, it's the energy-the clean energy-that helps cut the carbon pollution that contributes to climate change.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There are several benefits to using nuclear energy.</text:p>
          </table:table-cell>
          <table:table-cell office:value-type="string" calcext:value-type="string">
            <text:p>Nuclear technology helps make our food safe.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nuclear energy is good</text:p>
          </table:table-cell>
          <table:table-cell office:value-type="string" calcext:value-type="string">
            <text:p>Georgia residents whose power comes from the new reactors could realize up to $20 in savings on each utility bill by 2034.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nuclear energy is good</text:p>
          </table:table-cell>
          <table:table-cell office:value-type="string" calcext:value-type="string">
            <text:p>Nuclear power plants serve as "economic engines for the communities where they are located" and can help the state comply with the EPA's Clean Power Plan, she writes.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nuclear energy is good</text:p>
          </table:table-cell>
          <table:table-cell office:value-type="string" calcext:value-type="string">
            <text:p>Wind and Solar are too expensive and unreliable.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Nuclear energy is not a very good source of energy in my opinion because of all the drawbacks.</text:p>
          </table:table-cell>
          <table:table-cell office:value-type="string" calcext:value-type="string">
            <text:p>It is cannot be reliable to produce nuclear energy.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nuclear energy is good</text:p>
          </table:table-cell>
          <table:table-cell office:value-type="string" calcext:value-type="string">
            <text:p>A: The risk of using nuclear energy comes from the possibility that radioactive elements might be released into the environment.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There are several benefits to using nuclear energy.</text:p>
          </table:table-cell>
          <table:table-cell office:value-type="string" calcext:value-type="string">
            <text:p>Nuclear energy is not a very good source of energy in my opinion because of all the drawbacks.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It is cannot be reliable to produce nuclear energy.</text:p>
          </table:table-cell>
          <table:table-cell office:value-type="string" calcext:value-type="string">
            <text:p>However, applications of it in wrong method may be harmful to mankind and environment.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I feel this form of energy is not a very good source of energy.</text:p>
          </table:table-cell>
          <table:table-cell office:value-type="string" calcext:value-type="string">
            <text:p>Although it is new sources to improve growth of economic in a country like Thailand, but it will bring many ill effects to the world such as pollution.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Nuclear energy is not a very good source of energy in my opinion because of all the drawbacks.</text:p>
          </table:table-cell>
          <table:table-cell office:value-type="string" calcext:value-type="string">
            <text:p>The developing of nuclear power plant also not really feasible as around 15 to 20 years is needed to develop only single power plant.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Nuclear energy is not a very good source of energy in my opinion because of all the drawbacks.</text:p>
          </table:table-cell>
          <table:table-cell office:value-type="string" calcext:value-type="string">
            <text:p>The main disadvantages of nuclear power plant are the expulsion of the atomic radiation.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nuclear energy is good</text:p>
          </table:table-cell>
          <table:table-cell office:value-type="string" calcext:value-type="string">
            <text:p>The most recent disaster has convinced the Germans that nuclear power is dangerous and has begun shutting down all of their nuclear power plants (Power ranges, 2012).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nuclear energy is good</text:p>
          </table:table-cell>
          <table:table-cell office:value-type="string" calcext:value-type="string">
            <text:p>I feel this form of energy is not a very good source of energy.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nuclear energy is good</text:p>
          </table:table-cell>
          <table:table-cell office:value-type="string" calcext:value-type="string">
            <text:p>There are many benefits in acquiring nuclear energy.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nuclear energy is good</text:p>
          </table:table-cell>
          <table:table-cell office:value-type="string" calcext:value-type="string">
            <text:p>Many people in the US and all over the world live nuclear power plants without any problems.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There are many benefits in acquiring nuclear energy.</text:p>
          </table:table-cell>
          <table:table-cell office:value-type="string" calcext:value-type="string">
            <text:p>There are several benefits to using nuclear energy.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However, applications of it in wrong method may be harmful to mankind and environment.</text:p>
          </table:table-cell>
          <table:table-cell office:value-type="string" calcext:value-type="string">
            <text:p>2. Energy efficiency equipment, appliances, buildings and vehicles, and goods and services that improve the energy efficiency of buildings and the efficiency of energy storage and distribution.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Nuclear technology helps make our food safe.</text:p>
          </table:table-cell>
          <table:table-cell office:value-type="string" calcext:value-type="string">
            <text:p>We're investing in innovative technologies so we can build the next generation of safe, clean nuclear power plants.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nuclear energy is good</text:p>
          </table:table-cell>
          <table:table-cell office:value-type="string" calcext:value-type="string">
            <text:p>One way our energy policy can provide a solid foundation for economic growth is by supporting increased development of nuclear energy.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Nuclear technology helps make our food safe.</text:p>
          </table:table-cell>
          <table:table-cell office:value-type="string" calcext:value-type="string">
            <text:p>And, of course, it's the energy-the clean energy-that helps cut the carbon pollution that contributes to climate change.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nuclear energy is good</text:p>
          </table:table-cell>
          <table:table-cell office:value-type="string" calcext:value-type="string">
            <text:p>Nuclear technology helps make our food safe.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We're investing in innovative technologies so we can build the next generation of safe, clean nuclear power plants.</text:p>
          </table:table-cell>
          <table:table-cell office:value-type="string" calcext:value-type="string">
            <text:p>Georgia residents whose power comes from the new reactors could realize up to $20 in savings on each utility bill by 2034.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The developing of nuclear power plant also not really feasible as around 15 to 20 years is needed to develop only single power plant.</text:p>
          </table:table-cell>
          <table:table-cell office:value-type="string" calcext:value-type="string">
            <text:p>Nuclear power plants serve as "economic engines for the communities where they are located" and can help the state comply with the EPA's Clean Power Plan, she writes.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It is cannot be reliable to produce nuclear energy.</text:p>
          </table:table-cell>
          <table:table-cell office:value-type="string" calcext:value-type="string">
            <text:p>Wind and Solar are too expensive and unreliable.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nuclear energy is good</text:p>
          </table:table-cell>
          <table:table-cell office:value-type="string" calcext:value-type="string">
            <text:p>It is cannot be reliable to produce nuclear energy.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There are several benefits to using nuclear energy.</text:p>
          </table:table-cell>
          <table:table-cell office:value-type="string" calcext:value-type="string">
            <text:p>A: The risk of using nuclear energy comes from the possibility that radioactive elements might be released into the environment.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nuclear energy is good</text:p>
          </table:table-cell>
          <table:table-cell office:value-type="string" calcext:value-type="string">
            <text:p>Nuclear energy is not a very good source of energy in my opinion because of all the drawbacks.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Although it is new sources to improve growth of economic in a country like Thailand, but it will bring many ill effects to the world such as pollution.</text:p>
          </table:table-cell>
          <table:table-cell office:value-type="string" calcext:value-type="string">
            <text:p>However, applications of it in wrong method may be harmful to mankind and environment.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And, of course, it's the energy-the clean energy-that helps cut the carbon pollution that contributes to climate change.</text:p>
          </table:table-cell>
          <table:table-cell office:value-type="string" calcext:value-type="string">
            <text:p>Although it is new sources to improve growth of economic in a country like Thailand, but it will bring many ill effects to the world such as pollution.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It is cannot be reliable to produce nuclear energy.</text:p>
          </table:table-cell>
          <table:table-cell office:value-type="string" calcext:value-type="string">
            <text:p>The developing of nuclear power plant also not really feasible as around 15 to 20 years is needed to develop only single power plant.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Many people in the US and all over the world live nuclear power plants without any problems.</text:p>
          </table:table-cell>
          <table:table-cell office:value-type="string" calcext:value-type="string">
            <text:p>The main disadvantages of nuclear power plant are the expulsion of the atomic radiation.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A: The risk of using nuclear energy comes from the possibility that radioactive elements might be released into the environment.</text:p>
          </table:table-cell>
          <table:table-cell office:value-type="string" calcext:value-type="string">
            <text:p>The most recent disaster has convinced the Germans that nuclear power is dangerous and has begun shutting down all of their nuclear power plants (Power ranges, 2012).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Nuclear energy is not a very good source of energy in my opinion because of all the drawbacks.</text:p>
          </table:table-cell>
          <table:table-cell office:value-type="string" calcext:value-type="string">
            <text:p>I feel this form of energy is not a very good source of energy.</text:p>
          </table:table-cell>
        </table:table-row>
        <table:table-row table:style-name="ro1">
          <table:table-cell office:value-type="string" calcext:value-type="string">
            <text:p>b2c</text:p>
          </table:table-cell>
          <table:table-cell office:value-type="string" calcext:value-type="string">
            <text:p>nuclear energy is good</text:p>
          </table:table-cell>
          <table:table-cell office:value-type="string" calcext:value-type="string">
            <text:p>There are many benefits in acquiring nuclear energy.</text:p>
          </table:table-cell>
        </table:table-row>
        <table:table-row table:style-name="ro1">
          <table:table-cell office:value-type="string" calcext:value-type="string">
            <text:p>b2c</text:p>
          </table:table-cell>
          <table:table-cell office:value-type="string" calcext:value-type="string">
            <text:p>The main disadvantages of nuclear power plant are the expulsion of the atomic radiation.</text:p>
          </table:table-cell>
          <table:table-cell office:value-type="string" calcext:value-type="string">
            <text:p>Many people in the US and all over the world live nuclear power plants without any problems.</text:p>
          </table:table-cell>
        </table:table-row>
        <table:table-row table:style-name="ro1">
          <table:table-cell office:value-type="string" calcext:value-type="string">
            <text:p>b2c</text:p>
          </table:table-cell>
          <table:table-cell office:value-type="string" calcext:value-type="string">
            <text:p>nuclear energy is good</text:p>
          </table:table-cell>
          <table:table-cell office:value-type="string" calcext:value-type="string">
            <text:p>There are several benefits to using nuclear energy.</text:p>
          </table:table-cell>
        </table:table-row>
        <table:table-row table:style-name="ro1">
          <table:table-cell office:value-type="string" calcext:value-type="string">
            <text:p>b2c</text:p>
          </table:table-cell>
          <table:table-cell office:value-type="string" calcext:value-type="string">
            <text:p>nuclear energy is good</text:p>
          </table:table-cell>
          <table:table-cell office:value-type="string" calcext:value-type="string">
            <text:p>2. Energy efficiency equipment, appliances, buildings and vehicles, and goods and services that improve the energy efficiency of buildings and the efficiency of energy storage and distribution.</text:p>
          </table:table-cell>
        </table:table-row>
        <table:table-row table:style-name="ro1">
          <table:table-cell office:value-type="string" calcext:value-type="string">
            <text:p>b2c</text:p>
          </table:table-cell>
          <table:table-cell office:value-type="string" calcext:value-type="string">
            <text:p>Nuclear power plants serve as "economic engines for the communities where they are located" and can help the state comply with the EPA's Clean Power Plan, she writes.</text:p>
          </table:table-cell>
          <table:table-cell office:value-type="string" calcext:value-type="string">
            <text:p>We're investing in innovative technologies so we can build the next generation of safe, clean nuclear power plants.</text:p>
          </table:table-cell>
        </table:table-row>
        <table:table-row table:style-name="ro1">
          <table:table-cell office:value-type="string" calcext:value-type="string">
            <text:p>b2c</text:p>
          </table:table-cell>
          <table:table-cell office:value-type="string" calcext:value-type="string">
            <text:p>Nuclear power plants serve as "economic engines for the communities where they are located" and can help the state comply with the EPA's Clean Power Plan, she writes.</text:p>
          </table:table-cell>
          <table:table-cell office:value-type="string" calcext:value-type="string">
            <text:p>One way our energy policy can provide a solid foundation for economic growth is by supporting increased development of nuclear energy.</text:p>
          </table:table-cell>
        </table:table-row>
        <table:table-row table:style-name="ro1">
          <table:table-cell office:value-type="string" calcext:value-type="string">
            <text:p>b2c</text:p>
          </table:table-cell>
          <table:table-cell office:value-type="string" calcext:value-type="string">
            <text:p>Although it is new sources to improve growth of economic in a country like Thailand, but it will bring many ill effects to the world such as pollution.</text:p>
          </table:table-cell>
          <table:table-cell office:value-type="string" calcext:value-type="string">
            <text:p>And, of course, it's the energy-the clean energy-that helps cut the carbon pollution that contributes to climate change.</text:p>
          </table:table-cell>
        </table:table-row>
        <table:table-row table:style-name="ro1">
          <table:table-cell office:value-type="string" calcext:value-type="string">
            <text:p>b2c</text:p>
          </table:table-cell>
          <table:table-cell office:value-type="string" calcext:value-type="string">
            <text:p>nuclear energy is good</text:p>
          </table:table-cell>
          <table:table-cell office:value-type="string" calcext:value-type="string">
            <text:p>Nuclear technology helps make our food safe.</text:p>
          </table:table-cell>
        </table:table-row>
        <table:table-row table:style-name="ro1">
          <table:table-cell office:value-type="string" calcext:value-type="string">
            <text:p>b2c</text:p>
          </table:table-cell>
          <table:table-cell office:value-type="string" calcext:value-type="string">
            <text:p>nuclear energy is good</text:p>
          </table:table-cell>
          <table:table-cell office:value-type="string" calcext:value-type="string">
            <text:p>Georgia residents whose power comes from the new reactors could realize up to $20 in savings on each utility bill by 2034.</text:p>
          </table:table-cell>
        </table:table-row>
        <table:table-row table:style-name="ro1">
          <table:table-cell office:value-type="string" calcext:value-type="string">
            <text:p>b2c</text:p>
          </table:table-cell>
          <table:table-cell office:value-type="string" calcext:value-type="string">
            <text:p>nuclear energy is good</text:p>
          </table:table-cell>
          <table:table-cell office:value-type="string" calcext:value-type="string">
            <text:p>Nuclear power plants serve as "economic engines for the communities where they are located" and can help the state comply with the EPA's Clean Power Plan, she writes.</text:p>
          </table:table-cell>
        </table:table-row>
        <table:table-row table:style-name="ro1">
          <table:table-cell office:value-type="string" calcext:value-type="string">
            <text:p>b2c</text:p>
          </table:table-cell>
          <table:table-cell office:value-type="string" calcext:value-type="string">
            <text:p>nuclear energy is good</text:p>
          </table:table-cell>
          <table:table-cell office:value-type="string" calcext:value-type="string">
            <text:p>Wind and Solar are too expensive and unreliable.</text:p>
          </table:table-cell>
        </table:table-row>
        <table:table-row table:style-name="ro1">
          <table:table-cell office:value-type="string" calcext:value-type="string">
            <text:p>b2c</text:p>
          </table:table-cell>
          <table:table-cell office:value-type="string" calcext:value-type="string">
            <text:p>Nuclear energy is not a very good source of energy in my opinion because of all the drawbacks.</text:p>
          </table:table-cell>
          <table:table-cell office:value-type="string" calcext:value-type="string">
            <text:p>It is cannot be reliable to produce nuclear energy.</text:p>
          </table:table-cell>
        </table:table-row>
        <table:table-row table:style-name="ro1">
          <table:table-cell office:value-type="string" calcext:value-type="string">
            <text:p>b2c</text:p>
          </table:table-cell>
          <table:table-cell office:value-type="string" calcext:value-type="string">
            <text:p>nuclear energy is good</text:p>
          </table:table-cell>
          <table:table-cell office:value-type="string" calcext:value-type="string">
            <text:p>A: The risk of using nuclear energy comes from the possibility that radioactive elements might be released into the environment.</text:p>
          </table:table-cell>
        </table:table-row>
        <table:table-row table:style-name="ro1">
          <table:table-cell office:value-type="string" calcext:value-type="string">
            <text:p>b2c</text:p>
          </table:table-cell>
          <table:table-cell office:value-type="string" calcext:value-type="string">
            <text:p>I feel this form of energy is not a very good source of energy.</text:p>
          </table:table-cell>
          <table:table-cell office:value-type="string" calcext:value-type="string">
            <text:p>Nuclear energy is not a very good source of energy in my opinion because of all the drawbacks.</text:p>
          </table:table-cell>
        </table:table-row>
        <table:table-row table:style-name="ro1">
          <table:table-cell office:value-type="string" calcext:value-type="string">
            <text:p>b2c</text:p>
          </table:table-cell>
          <table:table-cell office:value-type="string" calcext:value-type="string">
            <text:p>nuclear energy is good</text:p>
          </table:table-cell>
          <table:table-cell office:value-type="string" calcext:value-type="string">
            <text:p>However, applications of it in wrong method may be harmful to mankind and environment.</text:p>
          </table:table-cell>
        </table:table-row>
        <table:table-row table:style-name="ro1">
          <table:table-cell office:value-type="string" calcext:value-type="string">
            <text:p>b2c</text:p>
          </table:table-cell>
          <table:table-cell office:value-type="string" calcext:value-type="string">
            <text:p>nuclear energy is good</text:p>
          </table:table-cell>
          <table:table-cell office:value-type="string" calcext:value-type="string">
            <text:p>Although it is new sources to improve growth of economic in a country like Thailand, but it will bring many ill effects to the world such as pollution.</text:p>
          </table:table-cell>
        </table:table-row>
        <table:table-row table:style-name="ro1">
          <table:table-cell office:value-type="string" calcext:value-type="string">
            <text:p>b2c</text:p>
          </table:table-cell>
          <table:table-cell office:value-type="string" calcext:value-type="string">
            <text:p>Nuclear energy is not a very good source of energy in my opinion because of all the drawbacks.</text:p>
          </table:table-cell>
          <table:table-cell office:value-type="string" calcext:value-type="string">
            <text:p>The developing of nuclear power plant also not really feasible as around 15 to 20 years is needed to develop only single power plant.</text:p>
          </table:table-cell>
        </table:table-row>
        <table:table-row table:style-name="ro1">
          <table:table-cell office:value-type="string" calcext:value-type="string">
            <text:p>b2c</text:p>
          </table:table-cell>
          <table:table-cell office:value-type="string" calcext:value-type="string">
            <text:p>nuclear energy is good</text:p>
          </table:table-cell>
          <table:table-cell office:value-type="string" calcext:value-type="string">
            <text:p>The main disadvantages of nuclear power plant are the expulsion of the atomic radiation.</text:p>
          </table:table-cell>
        </table:table-row>
        <table:table-row table:style-name="ro1">
          <table:table-cell office:value-type="string" calcext:value-type="string">
            <text:p>b2c</text:p>
          </table:table-cell>
          <table:table-cell office:value-type="string" calcext:value-type="string">
            <text:p>nuclear energy is good</text:p>
          </table:table-cell>
          <table:table-cell office:value-type="string" calcext:value-type="string">
            <text:p>The most recent disaster has convinced the Germans that nuclear power is dangerous and has begun shutting down all of their nuclear power plants (Power ranges, 2012).</text:p>
          </table:table-cell>
        </table:table-row>
        <table:table-row table:style-name="ro1">
          <table:table-cell office:value-type="string" calcext:value-type="string">
            <text:p>b2c</text:p>
          </table:table-cell>
          <table:table-cell office:value-type="string" calcext:value-type="string">
            <text:p>nuclear energy is good</text:p>
          </table:table-cell>
          <table:table-cell office:value-type="string" calcext:value-type="string">
            <text:p>I feel this form of energy is not a very good source of energy.</text:p>
          </table:table-cell>
        </table:table-row>
        <table:table-row table:style-name="ro1">
          <table:table-cell office:value-type="string" calcext:value-type="string">
            <text:p>s2c</text:p>
          </table:table-cell>
          <table:table-cell office:value-type="string" calcext:value-type="string">
            <text:p>nuclear energy is good</text:p>
          </table:table-cell>
          <table:table-cell office:value-type="string" calcext:value-type="string">
            <text:p>There are many benefits in acquiring nuclear energy.</text:p>
          </table:table-cell>
        </table:table-row>
        <table:table-row table:style-name="ro1">
          <table:table-cell office:value-type="string" calcext:value-type="string">
            <text:p>s2c</text:p>
          </table:table-cell>
          <table:table-cell office:value-type="string" calcext:value-type="string">
            <text:p>nuclear energy is good</text:p>
          </table:table-cell>
          <table:table-cell office:value-type="string" calcext:value-type="string">
            <text:p>Many people in the US and all over the world live nuclear power plants without any problems.</text:p>
          </table:table-cell>
        </table:table-row>
        <table:table-row table:style-name="ro1">
          <table:table-cell office:value-type="string" calcext:value-type="string">
            <text:p>s2c</text:p>
          </table:table-cell>
          <table:table-cell office:value-type="string" calcext:value-type="string">
            <text:p>There are many benefits in acquiring nuclear energy.</text:p>
          </table:table-cell>
          <table:table-cell office:value-type="string" calcext:value-type="string">
            <text:p>There are several benefits to using nuclear energy.</text:p>
          </table:table-cell>
        </table:table-row>
        <table:table-row table:style-name="ro1">
          <table:table-cell office:value-type="string" calcext:value-type="string">
            <text:p>s2c</text:p>
          </table:table-cell>
          <table:table-cell office:value-type="string" calcext:value-type="string">
            <text:p>There are many benefits in acquiring nuclear energy.</text:p>
          </table:table-cell>
          <table:table-cell office:value-type="string" calcext:value-type="string">
            <text:p>2. Energy efficiency equipment, appliances, buildings and vehicles, and goods and services that improve the energy efficiency of buildings and the efficiency of energy storage and distribution.</text:p>
          </table:table-cell>
        </table:table-row>
        <table:table-row table:style-name="ro1">
          <table:table-cell office:value-type="string" calcext:value-type="string">
            <text:p>s2c</text:p>
          </table:table-cell>
          <table:table-cell office:value-type="string" calcext:value-type="string">
            <text:p>nuclear energy is good</text:p>
          </table:table-cell>
          <table:table-cell office:value-type="string" calcext:value-type="string">
            <text:p>We're investing in innovative technologies so we can build the next generation of safe, clean nuclear power plants.</text:p>
          </table:table-cell>
        </table:table-row>
        <table:table-row table:style-name="ro1">
          <table:table-cell office:value-type="string" calcext:value-type="string">
            <text:p>s2c</text:p>
          </table:table-cell>
          <table:table-cell office:value-type="string" calcext:value-type="string">
            <text:p>nuclear energy is good</text:p>
          </table:table-cell>
          <table:table-cell office:value-type="string" calcext:value-type="string">
            <text:p>One way our energy policy can provide a solid foundation for economic growth is by supporting increased development of nuclear energy.</text:p>
          </table:table-cell>
        </table:table-row>
        <table:table-row table:style-name="ro1">
          <table:table-cell office:value-type="string" calcext:value-type="string">
            <text:p>s2c</text:p>
          </table:table-cell>
          <table:table-cell office:value-type="string" calcext:value-type="string">
            <text:p>Nuclear technology helps make our food safe.</text:p>
          </table:table-cell>
          <table:table-cell office:value-type="string" calcext:value-type="string">
            <text:p>And, of course, it's the energy-the clean energy-that helps cut the carbon pollution that contributes to climate change.</text:p>
          </table:table-cell>
        </table:table-row>
        <table:table-row table:style-name="ro1">
          <table:table-cell office:value-type="string" calcext:value-type="string">
            <text:p>s2c</text:p>
          </table:table-cell>
          <table:table-cell office:value-type="string" calcext:value-type="string">
            <text:p>nuclear energy is good</text:p>
          </table:table-cell>
          <table:table-cell office:value-type="string" calcext:value-type="string">
            <text:p>Nuclear technology helps make our food safe.</text:p>
          </table:table-cell>
        </table:table-row>
        <table:table-row table:style-name="ro1">
          <table:table-cell office:value-type="string" calcext:value-type="string">
            <text:p>s2c</text:p>
          </table:table-cell>
          <table:table-cell office:value-type="string" calcext:value-type="string">
            <text:p>We're investing in innovative technologies so we can build the next generation of safe, clean nuclear power plants.</text:p>
          </table:table-cell>
          <table:table-cell office:value-type="string" calcext:value-type="string">
            <text:p>Georgia residents whose power comes from the new reactors could realize up to $20 in savings on each utility bill by 2034.</text:p>
          </table:table-cell>
        </table:table-row>
        <table:table-row table:style-name="ro1">
          <table:table-cell office:value-type="string" calcext:value-type="string">
            <text:p>s2c</text:p>
          </table:table-cell>
          <table:table-cell office:value-type="string" calcext:value-type="string">
            <text:p>We're investing in innovative technologies so we can build the next generation of safe, clean nuclear power plants.</text:p>
          </table:table-cell>
          <table:table-cell office:value-type="string" calcext:value-type="string">
            <text:p>Nuclear power plants serve as "economic engines for the communities where they are located" and can help the state comply with the EPA's Clean Power Plan, she writes.</text:p>
          </table:table-cell>
        </table:table-row>
        <table:table-row table:style-name="ro1">
          <table:table-cell office:value-type="string" calcext:value-type="string">
            <text:p>s2c</text:p>
          </table:table-cell>
          <table:table-cell office:value-type="string" calcext:value-type="string">
            <text:p>It is cannot be reliable to produce nuclear energy.</text:p>
          </table:table-cell>
          <table:table-cell office:value-type="string" calcext:value-type="string">
            <text:p>Wind and Solar are too expensive and unreliable.</text:p>
          </table:table-cell>
        </table:table-row>
        <table:table-row table:style-name="ro1">
          <table:table-cell office:value-type="string" calcext:value-type="string">
            <text:p>s2c</text:p>
          </table:table-cell>
          <table:table-cell office:value-type="string" calcext:value-type="string">
            <text:p>nuclear energy is good</text:p>
          </table:table-cell>
          <table:table-cell office:value-type="string" calcext:value-type="string">
            <text:p>It is cannot be reliable to produce nuclear energy.</text:p>
          </table:table-cell>
        </table:table-row>
        <table:table-row table:style-name="ro1">
          <table:table-cell office:value-type="string" calcext:value-type="string">
            <text:p>s2c</text:p>
          </table:table-cell>
          <table:table-cell office:value-type="string" calcext:value-type="string">
            <text:p>nuclear energy is good</text:p>
          </table:table-cell>
          <table:table-cell office:value-type="string" calcext:value-type="string">
            <text:p>A: The risk of using nuclear energy comes from the possibility that radioactive elements might be released into the environment.</text:p>
          </table:table-cell>
        </table:table-row>
        <table:table-row table:style-name="ro1">
          <table:table-cell office:value-type="string" calcext:value-type="string">
            <text:p>s2c</text:p>
          </table:table-cell>
          <table:table-cell office:value-type="string" calcext:value-type="string">
            <text:p>nuclear energy is good</text:p>
          </table:table-cell>
          <table:table-cell office:value-type="string" calcext:value-type="string">
            <text:p>Nuclear energy is not a very good source of energy in my opinion because of all the drawbacks.</text:p>
          </table:table-cell>
        </table:table-row>
        <table:table-row table:style-name="ro1">
          <table:table-cell office:value-type="string" calcext:value-type="string">
            <text:p>s2c</text:p>
          </table:table-cell>
          <table:table-cell office:value-type="string" calcext:value-type="string">
            <text:p>A: The risk of using nuclear energy comes from the possibility that radioactive elements might be released into the environment.</text:p>
          </table:table-cell>
          <table:table-cell office:value-type="string" calcext:value-type="string">
            <text:p>However, applications of it in wrong method may be harmful to mankind and environment.</text:p>
          </table:table-cell>
        </table:table-row>
        <table:table-row table:style-name="ro1">
          <table:table-cell office:value-type="string" calcext:value-type="string">
            <text:p>s2c</text:p>
          </table:table-cell>
          <table:table-cell office:value-type="string" calcext:value-type="string">
            <text:p>And, of course, it's the energy-the clean energy-that helps cut the carbon pollution that contributes to climate change.</text:p>
          </table:table-cell>
          <table:table-cell office:value-type="string" calcext:value-type="string">
            <text:p>Although it is new sources to improve growth of economic in a country like Thailand, but it will bring many ill effects to the world such as pollution.</text:p>
          </table:table-cell>
        </table:table-row>
        <table:table-row table:style-name="ro1">
          <table:table-cell office:value-type="string" calcext:value-type="string">
            <text:p>s2c</text:p>
          </table:table-cell>
          <table:table-cell office:value-type="string" calcext:value-type="string">
            <text:p>It is cannot be reliable to produce nuclear energy.</text:p>
          </table:table-cell>
          <table:table-cell office:value-type="string" calcext:value-type="string">
            <text:p>The developing of nuclear power plant also not really feasible as around 15 to 20 years is needed to develop only single power plant.</text:p>
          </table:table-cell>
        </table:table-row>
        <table:table-row table:style-name="ro1">
          <table:table-cell office:value-type="string" calcext:value-type="string">
            <text:p>s2c</text:p>
          </table:table-cell>
          <table:table-cell office:value-type="string" calcext:value-type="string">
            <text:p>Many people in the US and all over the world live nuclear power plants without any problems.</text:p>
          </table:table-cell>
          <table:table-cell office:value-type="string" calcext:value-type="string">
            <text:p>The main disadvantages of nuclear power plant are the expulsion of the atomic radiation.</text:p>
          </table:table-cell>
        </table:table-row>
        <table:table-row table:style-name="ro1">
          <table:table-cell office:value-type="string" calcext:value-type="string">
            <text:p>s2c</text:p>
          </table:table-cell>
          <table:table-cell office:value-type="string" calcext:value-type="string">
            <text:p>A: The risk of using nuclear energy comes from the possibility that radioactive elements might be released into the environment.</text:p>
          </table:table-cell>
          <table:table-cell office:value-type="string" calcext:value-type="string">
            <text:p>The most recent disaster has convinced the Germans that nuclear power is dangerous and has begun shutting down all of their nuclear power plants (Power ranges, 2012).</text:p>
          </table:table-cell>
        </table:table-row>
        <table:table-row table:style-name="ro1">
          <table:table-cell office:value-type="string" calcext:value-type="string">
            <text:p>s2c</text:p>
          </table:table-cell>
          <table:table-cell office:value-type="string" calcext:value-type="string">
            <text:p>Nuclear energy is not a very good source of energy in my opinion because of all the drawbacks.</text:p>
          </table:table-cell>
          <table:table-cell office:value-type="string" calcext:value-type="string">
            <text:p>I feel this form of energy is not a very good source of energy.</text:p>
          </table:table-cell>
        </table:table-row>
        <table:table-row table:style-name="ro1">
          <table:table-cell office:value-type="string" calcext:value-type="string">
            <text:p>b1c</text:p>
          </table:table-cell>
          <table:table-cell office:value-type="string" calcext:value-type="string">
            <text:p>nuclear energy is good</text:p>
          </table:table-cell>
          <table:table-cell office:value-type="string" calcext:value-type="string">
            <text:p>There are many benefits in acquiring nuclear energy.</text:p>
          </table:table-cell>
        </table:table-row>
        <table:table-row table:style-name="ro1">
          <table:table-cell office:value-type="string" calcext:value-type="string">
            <text:p>b1c</text:p>
          </table:table-cell>
          <table:table-cell office:value-type="string" calcext:value-type="string">
            <text:p>The main disadvantages of nuclear power plant are the expulsion of the atomic radiation.</text:p>
          </table:table-cell>
          <table:table-cell office:value-type="string" calcext:value-type="string">
            <text:p>Many people in the US and all over the world live nuclear power plants without any problems.</text:p>
          </table:table-cell>
        </table:table-row>
        <table:table-row table:style-name="ro1">
          <table:table-cell office:value-type="string" calcext:value-type="string">
            <text:p>b1c</text:p>
          </table:table-cell>
          <table:table-cell office:value-type="string" calcext:value-type="string">
            <text:p>nuclear energy is good</text:p>
          </table:table-cell>
          <table:table-cell office:value-type="string" calcext:value-type="string">
            <text:p>There are several benefits to using nuclear energy.</text:p>
          </table:table-cell>
        </table:table-row>
        <table:table-row table:style-name="ro1">
          <table:table-cell office:value-type="string" calcext:value-type="string">
            <text:p>b1c</text:p>
          </table:table-cell>
          <table:table-cell office:value-type="string" calcext:value-type="string">
            <text:p>nuclear energy is good</text:p>
          </table:table-cell>
          <table:table-cell office:value-type="string" calcext:value-type="string">
            <text:p>2. Energy efficiency equipment, appliances, buildings and vehicles, and goods and services that improve the energy efficiency of buildings and the efficiency of energy storage and distribution.</text:p>
          </table:table-cell>
        </table:table-row>
        <table:table-row table:style-name="ro1">
          <table:table-cell office:value-type="string" calcext:value-type="string">
            <text:p>b1c</text:p>
          </table:table-cell>
          <table:table-cell office:value-type="string" calcext:value-type="string">
            <text:p>Nuclear power plants serve as "economic engines for the communities where they are located" and can help the state comply with the EPA's Clean Power Plan, she writes.</text:p>
          </table:table-cell>
          <table:table-cell office:value-type="string" calcext:value-type="string">
            <text:p>We're investing in innovative technologies so we can build the next generation of safe, clean nuclear power plants.</text:p>
          </table:table-cell>
        </table:table-row>
        <table:table-row table:style-name="ro1">
          <table:table-cell office:value-type="string" calcext:value-type="string">
            <text:p>b1c</text:p>
          </table:table-cell>
          <table:table-cell office:value-type="string" calcext:value-type="string">
            <text:p>Nuclear power plants serve as "economic engines for the communities where they are located" and can help the state comply with the EPA's Clean Power Plan, she writes.</text:p>
          </table:table-cell>
          <table:table-cell office:value-type="string" calcext:value-type="string">
            <text:p>One way our energy policy can provide a solid foundation for economic growth is by supporting increased development of nuclear energy.</text:p>
          </table:table-cell>
        </table:table-row>
        <table:table-row table:style-name="ro1">
          <table:table-cell office:value-type="string" calcext:value-type="string">
            <text:p>b1c</text:p>
          </table:table-cell>
          <table:table-cell office:value-type="string" calcext:value-type="string">
            <text:p>Although it is new sources to improve growth of economic in a country like Thailand, but it will bring many ill effects to the world such as pollution.</text:p>
          </table:table-cell>
          <table:table-cell office:value-type="string" calcext:value-type="string">
            <text:p>And, of course, it's the energy-the clean energy-that helps cut the carbon pollution that contributes to climate change.</text:p>
          </table:table-cell>
        </table:table-row>
        <table:table-row table:style-name="ro1">
          <table:table-cell office:value-type="string" calcext:value-type="string">
            <text:p>b1c</text:p>
          </table:table-cell>
          <table:table-cell office:value-type="string" calcext:value-type="string">
            <text:p>nuclear energy is good</text:p>
          </table:table-cell>
          <table:table-cell office:value-type="string" calcext:value-type="string">
            <text:p>Nuclear technology helps make our food safe.</text:p>
          </table:table-cell>
        </table:table-row>
        <table:table-row table:style-name="ro1">
          <table:table-cell office:value-type="string" calcext:value-type="string">
            <text:p>b1c</text:p>
          </table:table-cell>
          <table:table-cell office:value-type="string" calcext:value-type="string">
            <text:p>nuclear energy is good</text:p>
          </table:table-cell>
          <table:table-cell office:value-type="string" calcext:value-type="string">
            <text:p>Georgia residents whose power comes from the new reactors could realize up to $20 in savings on each utility bill by 2034.</text:p>
          </table:table-cell>
        </table:table-row>
        <table:table-row table:style-name="ro1">
          <table:table-cell office:value-type="string" calcext:value-type="string">
            <text:p>b1c</text:p>
          </table:table-cell>
          <table:table-cell office:value-type="string" calcext:value-type="string">
            <text:p>nuclear energy is good</text:p>
          </table:table-cell>
          <table:table-cell office:value-type="string" calcext:value-type="string">
            <text:p>Nuclear power plants serve as "economic engines for the communities where they are located" and can help the state comply with the EPA's Clean Power Plan, she writes.</text:p>
          </table:table-cell>
        </table:table-row>
        <table:table-row table:style-name="ro1">
          <table:table-cell office:value-type="string" calcext:value-type="string">
            <text:p>b1c</text:p>
          </table:table-cell>
          <table:table-cell office:value-type="string" calcext:value-type="string">
            <text:p>nuclear energy is good</text:p>
          </table:table-cell>
          <table:table-cell office:value-type="string" calcext:value-type="string">
            <text:p>Wind and Solar are too expensive and unreliable.</text:p>
          </table:table-cell>
        </table:table-row>
        <table:table-row table:style-name="ro1">
          <table:table-cell office:value-type="string" calcext:value-type="string">
            <text:p>b1c</text:p>
          </table:table-cell>
          <table:table-cell office:value-type="string" calcext:value-type="string">
            <text:p>Nuclear energy is not a very good source of energy in my opinion because of all the drawbacks.</text:p>
          </table:table-cell>
          <table:table-cell office:value-type="string" calcext:value-type="string">
            <text:p>It is cannot be reliable to produce nuclear energy.</text:p>
          </table:table-cell>
        </table:table-row>
        <table:table-row table:style-name="ro1">
          <table:table-cell office:value-type="string" calcext:value-type="string">
            <text:p>b1c</text:p>
          </table:table-cell>
          <table:table-cell office:value-type="string" calcext:value-type="string">
            <text:p>nuclear energy is good</text:p>
          </table:table-cell>
          <table:table-cell office:value-type="string" calcext:value-type="string">
            <text:p>A: The risk of using nuclear energy comes from the possibility that radioactive elements might be released into the environment.</text:p>
          </table:table-cell>
        </table:table-row>
        <table:table-row table:style-name="ro1">
          <table:table-cell office:value-type="string" calcext:value-type="string">
            <text:p>b1c</text:p>
          </table:table-cell>
          <table:table-cell office:value-type="string" calcext:value-type="string">
            <text:p>I feel this form of energy is not a very good source of energy.</text:p>
          </table:table-cell>
          <table:table-cell office:value-type="string" calcext:value-type="string">
            <text:p>Nuclear energy is not a very good source of energy in my opinion because of all the drawbacks.</text:p>
          </table:table-cell>
        </table:table-row>
        <table:table-row table:style-name="ro1">
          <table:table-cell office:value-type="string" calcext:value-type="string">
            <text:p>b1c</text:p>
          </table:table-cell>
          <table:table-cell office:value-type="string" calcext:value-type="string">
            <text:p>nuclear energy is good</text:p>
          </table:table-cell>
          <table:table-cell office:value-type="string" calcext:value-type="string">
            <text:p>However, applications of it in wrong method may be harmful to mankind and environment.</text:p>
          </table:table-cell>
        </table:table-row>
        <table:table-row table:style-name="ro1">
          <table:table-cell office:value-type="string" calcext:value-type="string">
            <text:p>b1c</text:p>
          </table:table-cell>
          <table:table-cell office:value-type="string" calcext:value-type="string">
            <text:p>nuclear energy is good</text:p>
          </table:table-cell>
          <table:table-cell office:value-type="string" calcext:value-type="string">
            <text:p>Although it is new sources to improve growth of economic in a country like Thailand, but it will bring many ill effects to the world such as pollution.</text:p>
          </table:table-cell>
        </table:table-row>
        <table:table-row table:style-name="ro1">
          <table:table-cell office:value-type="string" calcext:value-type="string">
            <text:p>b1c</text:p>
          </table:table-cell>
          <table:table-cell office:value-type="string" calcext:value-type="string">
            <text:p>Nuclear energy is not a very good source of energy in my opinion because of all the drawbacks.</text:p>
          </table:table-cell>
          <table:table-cell office:value-type="string" calcext:value-type="string">
            <text:p>The developing of nuclear power plant also not really feasible as around 15 to 20 years is needed to develop only single power plant.</text:p>
          </table:table-cell>
        </table:table-row>
        <table:table-row table:style-name="ro1">
          <table:table-cell office:value-type="string" calcext:value-type="string">
            <text:p>b1c</text:p>
          </table:table-cell>
          <table:table-cell office:value-type="string" calcext:value-type="string">
            <text:p>nuclear energy is good</text:p>
          </table:table-cell>
          <table:table-cell office:value-type="string" calcext:value-type="string">
            <text:p>The main disadvantages of nuclear power plant are the expulsion of the atomic radiation.</text:p>
          </table:table-cell>
        </table:table-row>
        <table:table-row table:style-name="ro1">
          <table:table-cell office:value-type="string" calcext:value-type="string">
            <text:p>b1c</text:p>
          </table:table-cell>
          <table:table-cell office:value-type="string" calcext:value-type="string">
            <text:p>nuclear energy is good</text:p>
          </table:table-cell>
          <table:table-cell office:value-type="string" calcext:value-type="string">
            <text:p>The most recent disaster has convinced the Germans that nuclear power is dangerous and has begun shutting down all of their nuclear power plants (Power ranges, 2012).</text:p>
          </table:table-cell>
        </table:table-row>
        <table:table-row table:style-name="ro1">
          <table:table-cell office:value-type="string" calcext:value-type="string">
            <text:p>b1c</text:p>
          </table:table-cell>
          <table:table-cell office:value-type="string" calcext:value-type="string">
            <text:p>nuclear energy is good</text:p>
          </table:table-cell>
          <table:table-cell office:value-type="string" calcext:value-type="string">
            <text:p>I feel this form of energy is not a very good source of energy.</text:p>
          </table:table-cell>
        </table:table-row>
        <table:table-row table:style-name="ro1">
          <table:table-cell office:value-type="string" calcext:value-type="string">
            <text:p>s1c</text:p>
          </table:table-cell>
          <table:table-cell office:value-type="string" calcext:value-type="string">
            <text:p>nuclear energy is good</text:p>
          </table:table-cell>
          <table:table-cell office:value-type="string" calcext:value-type="string">
            <text:p>There are many benefits in acquiring nuclear energy.</text:p>
          </table:table-cell>
        </table:table-row>
        <table:table-row table:style-name="ro1">
          <table:table-cell office:value-type="string" calcext:value-type="string">
            <text:p>s1c</text:p>
          </table:table-cell>
          <table:table-cell office:value-type="string" calcext:value-type="string">
            <text:p>nuclear energy is good</text:p>
          </table:table-cell>
          <table:table-cell office:value-type="string" calcext:value-type="string">
            <text:p>Many people in the US and all over the world live nuclear power plants without any problems.</text:p>
          </table:table-cell>
        </table:table-row>
        <table:table-row table:style-name="ro1">
          <table:table-cell office:value-type="string" calcext:value-type="string">
            <text:p>s1c</text:p>
          </table:table-cell>
          <table:table-cell office:value-type="string" calcext:value-type="string">
            <text:p>There are many benefits in acquiring nuclear energy.</text:p>
          </table:table-cell>
          <table:table-cell office:value-type="string" calcext:value-type="string">
            <text:p>There are several benefits to using nuclear energy.</text:p>
          </table:table-cell>
        </table:table-row>
        <table:table-row table:style-name="ro1">
          <table:table-cell office:value-type="string" calcext:value-type="string">
            <text:p>s1c</text:p>
          </table:table-cell>
          <table:table-cell office:value-type="string" calcext:value-type="string">
            <text:p>There are many benefits in acquiring nuclear energy.</text:p>
          </table:table-cell>
          <table:table-cell office:value-type="string" calcext:value-type="string">
            <text:p>2. Energy efficiency equipment, appliances, buildings and vehicles, and goods and services that improve the energy efficiency of buildings and the efficiency of energy storage and distribution.</text:p>
          </table:table-cell>
        </table:table-row>
        <table:table-row table:style-name="ro1">
          <table:table-cell office:value-type="string" calcext:value-type="string">
            <text:p>s1c</text:p>
          </table:table-cell>
          <table:table-cell office:value-type="string" calcext:value-type="string">
            <text:p>nuclear energy is good</text:p>
          </table:table-cell>
          <table:table-cell office:value-type="string" calcext:value-type="string">
            <text:p>We're investing in innovative technologies so we can build the next generation of safe, clean nuclear power plants.</text:p>
          </table:table-cell>
        </table:table-row>
        <table:table-row table:style-name="ro1">
          <table:table-cell office:value-type="string" calcext:value-type="string">
            <text:p>s1c</text:p>
          </table:table-cell>
          <table:table-cell office:value-type="string" calcext:value-type="string">
            <text:p>nuclear energy is good</text:p>
          </table:table-cell>
          <table:table-cell office:value-type="string" calcext:value-type="string">
            <text:p>One way our energy policy can provide a solid foundation for economic growth is by supporting increased development of nuclear energy.</text:p>
          </table:table-cell>
        </table:table-row>
        <table:table-row table:style-name="ro1">
          <table:table-cell office:value-type="string" calcext:value-type="string">
            <text:p>s1c</text:p>
          </table:table-cell>
          <table:table-cell office:value-type="string" calcext:value-type="string">
            <text:p>Nuclear technology helps make our food safe.</text:p>
          </table:table-cell>
          <table:table-cell office:value-type="string" calcext:value-type="string">
            <text:p>And, of course, it's the energy-the clean energy-that helps cut the carbon pollution that contributes to climate change.</text:p>
          </table:table-cell>
        </table:table-row>
        <table:table-row table:style-name="ro1">
          <table:table-cell office:value-type="string" calcext:value-type="string">
            <text:p>s1c</text:p>
          </table:table-cell>
          <table:table-cell office:value-type="string" calcext:value-type="string">
            <text:p>nuclear energy is good</text:p>
          </table:table-cell>
          <table:table-cell office:value-type="string" calcext:value-type="string">
            <text:p>Nuclear technology helps make our food safe.</text:p>
          </table:table-cell>
        </table:table-row>
        <table:table-row table:style-name="ro1">
          <table:table-cell office:value-type="string" calcext:value-type="string">
            <text:p>s1c</text:p>
          </table:table-cell>
          <table:table-cell office:value-type="string" calcext:value-type="string">
            <text:p>We're investing in innovative technologies so we can build the next generation of safe, clean nuclear power plants.</text:p>
          </table:table-cell>
          <table:table-cell office:value-type="string" calcext:value-type="string">
            <text:p>Georgia residents whose power comes from the new reactors could realize up to $20 in savings on each utility bill by 2034.</text:p>
          </table:table-cell>
        </table:table-row>
        <table:table-row table:style-name="ro1">
          <table:table-cell office:value-type="string" calcext:value-type="string">
            <text:p>s1c</text:p>
          </table:table-cell>
          <table:table-cell office:value-type="string" calcext:value-type="string">
            <text:p>We're investing in innovative technologies so we can build the next generation of safe, clean nuclear power plants.</text:p>
          </table:table-cell>
          <table:table-cell office:value-type="string" calcext:value-type="string">
            <text:p>Nuclear power plants serve as "economic engines for the communities where they are located" and can help the state comply with the EPA's Clean Power Plan, she writes.</text:p>
          </table:table-cell>
        </table:table-row>
        <table:table-row table:style-name="ro1">
          <table:table-cell office:value-type="string" calcext:value-type="string">
            <text:p>s1c</text:p>
          </table:table-cell>
          <table:table-cell office:value-type="string" calcext:value-type="string">
            <text:p>It is cannot be reliable to produce nuclear energy.</text:p>
          </table:table-cell>
          <table:table-cell office:value-type="string" calcext:value-type="string">
            <text:p>Wind and Solar are too expensive and unreliable.</text:p>
          </table:table-cell>
        </table:table-row>
        <table:table-row table:style-name="ro1">
          <table:table-cell office:value-type="string" calcext:value-type="string">
            <text:p>s1c</text:p>
          </table:table-cell>
          <table:table-cell office:value-type="string" calcext:value-type="string">
            <text:p>nuclear energy is good</text:p>
          </table:table-cell>
          <table:table-cell office:value-type="string" calcext:value-type="string">
            <text:p>It is cannot be reliable to produce nuclear energy.</text:p>
          </table:table-cell>
        </table:table-row>
        <table:table-row table:style-name="ro1">
          <table:table-cell office:value-type="string" calcext:value-type="string">
            <text:p>s1c</text:p>
          </table:table-cell>
          <table:table-cell office:value-type="string" calcext:value-type="string">
            <text:p>nuclear energy is good</text:p>
          </table:table-cell>
          <table:table-cell office:value-type="string" calcext:value-type="string">
            <text:p>A: The risk of using nuclear energy comes from the possibility that radioactive elements might be released into the environment.</text:p>
          </table:table-cell>
        </table:table-row>
        <table:table-row table:style-name="ro1">
          <table:table-cell office:value-type="string" calcext:value-type="string">
            <text:p>s1c</text:p>
          </table:table-cell>
          <table:table-cell office:value-type="string" calcext:value-type="string">
            <text:p>nuclear energy is good</text:p>
          </table:table-cell>
          <table:table-cell office:value-type="string" calcext:value-type="string">
            <text:p>Nuclear energy is not a very good source of energy in my opinion because of all the drawbacks.</text:p>
          </table:table-cell>
        </table:table-row>
        <table:table-row table:style-name="ro1">
          <table:table-cell office:value-type="string" calcext:value-type="string">
            <text:p>s1c</text:p>
          </table:table-cell>
          <table:table-cell office:value-type="string" calcext:value-type="string">
            <text:p>A: The risk of using nuclear energy comes from the possibility that radioactive elements might be released into the environment.</text:p>
          </table:table-cell>
          <table:table-cell office:value-type="string" calcext:value-type="string">
            <text:p>However, applications of it in wrong method may be harmful to mankind and environment.</text:p>
          </table:table-cell>
        </table:table-row>
        <table:table-row table:style-name="ro1">
          <table:table-cell office:value-type="string" calcext:value-type="string">
            <text:p>s1c</text:p>
          </table:table-cell>
          <table:table-cell office:value-type="string" calcext:value-type="string">
            <text:p>And, of course, it's the energy-the clean energy-that helps cut the carbon pollution that contributes to climate change.</text:p>
          </table:table-cell>
          <table:table-cell office:value-type="string" calcext:value-type="string">
            <text:p>Although it is new sources to improve growth of economic in a country like Thailand, but it will bring many ill effects to the world such as pollution.</text:p>
          </table:table-cell>
        </table:table-row>
        <table:table-row table:style-name="ro1">
          <table:table-cell office:value-type="string" calcext:value-type="string">
            <text:p>s1c</text:p>
          </table:table-cell>
          <table:table-cell office:value-type="string" calcext:value-type="string">
            <text:p>It is cannot be reliable to produce nuclear energy.</text:p>
          </table:table-cell>
          <table:table-cell office:value-type="string" calcext:value-type="string">
            <text:p>The developing of nuclear power plant also not really feasible as around 15 to 20 years is needed to develop only single power plant.</text:p>
          </table:table-cell>
        </table:table-row>
        <table:table-row table:style-name="ro1">
          <table:table-cell office:value-type="string" calcext:value-type="string">
            <text:p>s1c</text:p>
          </table:table-cell>
          <table:table-cell office:value-type="string" calcext:value-type="string">
            <text:p>Many people in the US and all over the world live nuclear power plants without any problems.</text:p>
          </table:table-cell>
          <table:table-cell office:value-type="string" calcext:value-type="string">
            <text:p>The main disadvantages of nuclear power plant are the expulsion of the atomic radiation.</text:p>
          </table:table-cell>
        </table:table-row>
        <table:table-row table:style-name="ro1">
          <table:table-cell office:value-type="string" calcext:value-type="string">
            <text:p>s1c</text:p>
          </table:table-cell>
          <table:table-cell office:value-type="string" calcext:value-type="string">
            <text:p>A: The risk of using nuclear energy comes from the possibility that radioactive elements might be released into the environment.</text:p>
          </table:table-cell>
          <table:table-cell office:value-type="string" calcext:value-type="string">
            <text:p>The most recent disaster has convinced the Germans that nuclear power is dangerous and has begun shutting down all of their nuclear power plants (Power ranges, 2012).</text:p>
          </table:table-cell>
        </table:table-row>
        <table:table-row table:style-name="ro1">
          <table:table-cell office:value-type="string" calcext:value-type="string">
            <text:p>s1c</text:p>
          </table:table-cell>
          <table:table-cell office:value-type="string" calcext:value-type="string">
            <text:p>Nuclear energy is not a very good source of energy in my opinion because of all the drawbacks.</text:p>
          </table:table-cell>
          <table:table-cell office:value-type="string" calcext:value-type="string">
            <text:p>I feel this form of energy is not a very good source of energy.</text:p>
          </table:table-cell>
        </table:table-row>
      </table:table>
      <table:table table:name="cars_all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A smart car for instance is better equipped at a avoiding obstacles and crashes, optimising fuel consumption, keeping the people onboard connected with the rest of the world etc. etc.</text:p>
          </table:table-cell>
          <table:table-cell office:value-type="string" calcext:value-type="string">
            <text:p>The promise of connected cars -- and eventually, self-driving cars -- is driven by such goals as avoiding accidents (safety) and smoother traffic (efficiency) on the road.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The technology's not quite thereThe most obvious hurdle for self-driving cars is the technology that makes them drive themselves.</text:p>
          </table:table-cell>
          <table:table-cell office:value-type="string" calcext:value-type="string">
            <text:p>The idea behind such technology is to not only make driving more convenient, but also safer.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self driving cars are good</text:p>
          </table:table-cell>
          <table:table-cell office:value-type="string" calcext:value-type="string">
            <text:p>A self-driving car also can minimize traffic by chaining together with other self-driving vehicles to use highways more efficiently.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This variety of disparate tools and technologies will not only help steer the car down the center of its lane but also help avoid collisions, they say.</text:p>
          </table:table-cell>
          <table:table-cell office:value-type="string" calcext:value-type="string">
            <text:p>A smart car for instance is better equipped at a avoiding obstacles and crashes, optimising fuel consumption, keeping the people onboard connected with the rest of the world etc. etc.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The technology's not quite thereThe most obvious hurdle for self-driving cars is the technology that makes them drive themselves.</text:p>
          </table:table-cell>
          <table:table-cell office:value-type="string" calcext:value-type="string">
            <text:p>This variety of disparate tools and technologies will not only help steer the car down the center of its lane but also help avoid collisions, they say.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self driving cars are good</text:p>
          </table:table-cell>
          <table:table-cell office:value-type="string" calcext:value-type="string">
            <text:p>Some will integrate them effectively into a good public transport system.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self driving cars are good</text:p>
          </table:table-cell>
          <table:table-cell office:value-type="string" calcext:value-type="string">
            <text:p>Self Drive Hire helped me find just the right vehicle I wanted and I could conveniently move my home within no time.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Self Drive Hire helped me find just the right vehicle I wanted and I could conveniently move my home within no time.</text:p>
          </table:table-cell>
          <table:table-cell office:value-type="string" calcext:value-type="string">
            <text:p>Allowing self-driving vehicles is safer than human drivers because they are less prone to accidents on the road and will even help the environment.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Self Drive Hire helped me find just the right vehicle I wanted and I could conveniently move my home within no time.</text:p>
          </table:table-cell>
          <table:table-cell office:value-type="string" calcext:value-type="string">
            <text:p>Apart from tourists using self-drive car hires for moving around, a lot of people moving their homes on their own will also find the self-drive hire services quite useful.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Cars are costly to buy and maintain.</text:p>
          </table:table-cell>
          <table:table-cell office:value-type="string" calcext:value-type="string">
            <text:p>Cars can be delivered and routed as needed, and they can be used more consistently throughout the day, picking up new passengers after dropping others off.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Self Drive Hire helped me find just the right vehicle I wanted and I could conveniently move my home within no time.</text:p>
          </table:table-cell>
          <table:table-cell office:value-type="string" calcext:value-type="string">
            <text:p>Cars are costly to buy and maintain.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There are potential downsides to self-driving cars, of course.</text:p>
          </table:table-cell>
          <table:table-cell office:value-type="string" calcext:value-type="string">
            <text:p>On the other hand, the regulatory regime that currently governs the automotive industry is probably not a good fit for self-driving technology.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This variety of disparate tools and technologies will not only help steer the car down the center of its lane but also help avoid collisions, they say.</text:p>
          </table:table-cell>
          <table:table-cell office:value-type="string" calcext:value-type="string">
            <text:p>Even the best automotive safety technology can't possibly save every life.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Self Drive Hire helped me find just the right vehicle I wanted and I could conveniently move my home within no time.</text:p>
          </table:table-cell>
          <table:table-cell office:value-type="string" calcext:value-type="string">
            <text:p>There are potential downsides to self-driving cars, of course.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self driving cars are good</text:p>
          </table:table-cell>
          <table:table-cell office:value-type="string" calcext:value-type="string">
            <text:p>The first fully autonomous car for mass consumption will probably be quite expensive.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Self Drive Hire helped me find just the right vehicle I wanted and I could conveniently move my home within no time.</text:p>
          </table:table-cell>
          <table:table-cell office:value-type="string" calcext:value-type="string">
            <text:p>But people aren't going to be comfortable and trusting of self-driving cars.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self driving cars are good</text:p>
          </table:table-cell>
          <table:table-cell office:value-type="string" calcext:value-type="string">
            <text:p>However, given that self-driving cars will have the potential to kill not only their passengers but innocent third parties, there will be significant pressures for greater regulation.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self driving cars are good</text:p>
          </table:table-cell>
          <table:table-cell office:value-type="string" calcext:value-type="string">
            <text:p>The technology's not quite thereThe most obvious hurdle for self-driving cars is the technology that makes them drive themselves.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Even the best automotive safety technology can't possibly save every life.</text:p>
          </table:table-cell>
          <table:table-cell office:value-type="string" calcext:value-type="string">
            <text:p>But if automakers can tackle the logistics of a such a system, they'll make a killing.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The idea behind such technology is to not only make driving more convenient, but also safer.</text:p>
          </table:table-cell>
          <table:table-cell office:value-type="string" calcext:value-type="string">
            <text:p>This is a real concern - will cars be going faster because it's statistically safer at higher speeds with computers' reaction times?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Allowing self-driving vehicles is safer than human drivers because they are less prone to accidents on the road and will even help the environment.</text:p>
          </table:table-cell>
          <table:table-cell office:value-type="string" calcext:value-type="string">
            <text:p>The promise of connected cars -- and eventually, self-driving cars -- is driven by such goals as avoiding accidents (safety) and smoother traffic (efficiency) on the road.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On the other hand, the regulatory regime that currently governs the automotive industry is probably not a good fit for self-driving technology.</text:p>
          </table:table-cell>
          <table:table-cell office:value-type="string" calcext:value-type="string">
            <text:p>The idea behind such technology is to not only make driving more convenient, but also safer.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Allowing self-driving vehicles is safer than human drivers because they are less prone to accidents on the road and will even help the environment.</text:p>
          </table:table-cell>
          <table:table-cell office:value-type="string" calcext:value-type="string">
            <text:p>A self-driving car also can minimize traffic by chaining together with other self-driving vehicles to use highways more efficiently.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This variety of disparate tools and technologies will not only help steer the car down the center of its lane but also help avoid collisions, they say.</text:p>
          </table:table-cell>
          <table:table-cell office:value-type="string" calcext:value-type="string">
            <text:p>A smart car for instance is better equipped at a avoiding obstacles and crashes, optimising fuel consumption, keeping the people onboard connected with the rest of the world etc. etc.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The technology's not quite thereThe most obvious hurdle for self-driving cars is the technology that makes them drive themselves.</text:p>
          </table:table-cell>
          <table:table-cell office:value-type="string" calcext:value-type="string">
            <text:p>This variety of disparate tools and technologies will not only help steer the car down the center of its lane but also help avoid collisions, they say.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Allowing self-driving vehicles is safer than human drivers because they are less prone to accidents on the road and will even help the environment.</text:p>
          </table:table-cell>
          <table:table-cell office:value-type="string" calcext:value-type="string">
            <text:p>Some will integrate them effectively into a good public transport system.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self driving cars are good</text:p>
          </table:table-cell>
          <table:table-cell office:value-type="string" calcext:value-type="string">
            <text:p>Self Drive Hire helped me find just the right vehicle I wanted and I could conveniently move my home within no time.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self driving cars are good</text:p>
          </table:table-cell>
          <table:table-cell office:value-type="string" calcext:value-type="string">
            <text:p>Allowing self-driving vehicles is safer than human drivers because they are less prone to accidents on the road and will even help the environment.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Self Drive Hire helped me find just the right vehicle I wanted and I could conveniently move my home within no time.</text:p>
          </table:table-cell>
          <table:table-cell office:value-type="string" calcext:value-type="string">
            <text:p>Apart from tourists using self-drive car hires for moving around, a lot of people moving their homes on their own will also find the self-drive hire services quite useful.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A self-driving car also can minimize traffic by chaining together with other self-driving vehicles to use highways more efficiently.</text:p>
          </table:table-cell>
          <table:table-cell office:value-type="string" calcext:value-type="string">
            <text:p>Cars can be delivered and routed as needed, and they can be used more consistently throughout the day, picking up new passengers after dropping others off.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self driving cars are good</text:p>
          </table:table-cell>
          <table:table-cell office:value-type="string" calcext:value-type="string">
            <text:p>Cars are costly to buy and maintain.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The technology's not quite thereThe most obvious hurdle for self-driving cars is the technology that makes them drive themselves.</text:p>
          </table:table-cell>
          <table:table-cell office:value-type="string" calcext:value-type="string">
            <text:p>On the other hand, the regulatory regime that currently governs the automotive industry is probably not a good fit for self-driving technology.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On the other hand, the regulatory regime that currently governs the automotive industry is probably not a good fit for self-driving technology.</text:p>
          </table:table-cell>
          <table:table-cell office:value-type="string" calcext:value-type="string">
            <text:p>Even the best automotive safety technology can't possibly save every life.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However, given that self-driving cars will have the potential to kill not only their passengers but innocent third parties, there will be significant pressures for greater regulation.</text:p>
          </table:table-cell>
          <table:table-cell office:value-type="string" calcext:value-type="string">
            <text:p>There are potential downsides to self-driving cars, of course.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A smart car for instance is better equipped at a avoiding obstacles and crashes, optimising fuel consumption, keeping the people onboard connected with the rest of the world etc. etc.</text:p>
          </table:table-cell>
          <table:table-cell office:value-type="string" calcext:value-type="string">
            <text:p>The first fully autonomous car for mass consumption will probably be quite expensive.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self driving cars are good</text:p>
          </table:table-cell>
          <table:table-cell office:value-type="string" calcext:value-type="string">
            <text:p>But people aren't going to be comfortable and trusting of self-driving cars.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The technology's not quite thereThe most obvious hurdle for self-driving cars is the technology that makes them drive themselves.</text:p>
          </table:table-cell>
          <table:table-cell office:value-type="string" calcext:value-type="string">
            <text:p>However, given that self-driving cars will have the potential to kill not only their passengers but innocent third parties, there will be significant pressures for greater regulation.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self driving cars are good</text:p>
          </table:table-cell>
          <table:table-cell office:value-type="string" calcext:value-type="string">
            <text:p>The technology's not quite thereThe most obvious hurdle for self-driving cars is the technology that makes them drive themselves.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Even the best automotive safety technology can't possibly save every life.</text:p>
          </table:table-cell>
          <table:table-cell office:value-type="string" calcext:value-type="string">
            <text:p>But if automakers can tackle the logistics of a such a system, they'll make a killing.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This variety of disparate tools and technologies will not only help steer the car down the center of its lane but also help avoid collisions, they say.</text:p>
          </table:table-cell>
          <table:table-cell office:value-type="string" calcext:value-type="string">
            <text:p>This is a real concern - will cars be going faster because it's statistically safer at higher speeds with computers' reaction times?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A smart car for instance is better equipped at a avoiding obstacles and crashes, optimising fuel consumption, keeping the people onboard connected with the rest of the world etc. etc.</text:p>
          </table:table-cell>
          <table:table-cell office:value-type="string" calcext:value-type="string">
            <text:p>The promise of connected cars -- and eventually, self-driving cars -- is driven by such goals as avoiding accidents (safety) and smoother traffic (efficiency) on the road.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The technology's not quite thereThe most obvious hurdle for self-driving cars is the technology that makes them drive themselves.</text:p>
          </table:table-cell>
          <table:table-cell office:value-type="string" calcext:value-type="string">
            <text:p>The idea behind such technology is to not only make driving more convenient, but also safer.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self driving cars are good</text:p>
          </table:table-cell>
          <table:table-cell office:value-type="string" calcext:value-type="string">
            <text:p>A self-driving car also can minimize traffic by chaining together with other self-driving vehicles to use highways more efficiently.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This variety of disparate tools and technologies will not only help steer the car down the center of its lane but also help avoid collisions, they say.</text:p>
          </table:table-cell>
          <table:table-cell office:value-type="string" calcext:value-type="string">
            <text:p>A smart car for instance is better equipped at a avoiding obstacles and crashes, optimising fuel consumption, keeping the people onboard connected with the rest of the world etc. etc.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The technology's not quite thereThe most obvious hurdle for self-driving cars is the technology that makes them drive themselves.</text:p>
          </table:table-cell>
          <table:table-cell office:value-type="string" calcext:value-type="string">
            <text:p>This variety of disparate tools and technologies will not only help steer the car down the center of its lane but also help avoid collisions, they say.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self driving cars are good</text:p>
          </table:table-cell>
          <table:table-cell office:value-type="string" calcext:value-type="string">
            <text:p>Some will integrate them effectively into a good public transport system.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self driving cars are good</text:p>
          </table:table-cell>
          <table:table-cell office:value-type="string" calcext:value-type="string">
            <text:p>Self Drive Hire helped me find just the right vehicle I wanted and I could conveniently move my home within no time.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Self Drive Hire helped me find just the right vehicle I wanted and I could conveniently move my home within no time.</text:p>
          </table:table-cell>
          <table:table-cell office:value-type="string" calcext:value-type="string">
            <text:p>Allowing self-driving vehicles is safer than human drivers because they are less prone to accidents on the road and will even help the environment.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Self Drive Hire helped me find just the right vehicle I wanted and I could conveniently move my home within no time.</text:p>
          </table:table-cell>
          <table:table-cell office:value-type="string" calcext:value-type="string">
            <text:p>Apart from tourists using self-drive car hires for moving around, a lot of people moving their homes on their own will also find the self-drive hire services quite useful.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Cars are costly to buy and maintain.</text:p>
          </table:table-cell>
          <table:table-cell office:value-type="string" calcext:value-type="string">
            <text:p>Cars can be delivered and routed as needed, and they can be used more consistently throughout the day, picking up new passengers after dropping others off.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Self Drive Hire helped me find just the right vehicle I wanted and I could conveniently move my home within no time.</text:p>
          </table:table-cell>
          <table:table-cell office:value-type="string" calcext:value-type="string">
            <text:p>Cars are costly to buy and maintain.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There are potential downsides to self-driving cars, of course.</text:p>
          </table:table-cell>
          <table:table-cell office:value-type="string" calcext:value-type="string">
            <text:p>On the other hand, the regulatory regime that currently governs the automotive industry is probably not a good fit for self-driving technology.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This variety of disparate tools and technologies will not only help steer the car down the center of its lane but also help avoid collisions, they say.</text:p>
          </table:table-cell>
          <table:table-cell office:value-type="string" calcext:value-type="string">
            <text:p>Even the best automotive safety technology can't possibly save every life.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Self Drive Hire helped me find just the right vehicle I wanted and I could conveniently move my home within no time.</text:p>
          </table:table-cell>
          <table:table-cell office:value-type="string" calcext:value-type="string">
            <text:p>There are potential downsides to self-driving cars, of course.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self driving cars are good</text:p>
          </table:table-cell>
          <table:table-cell office:value-type="string" calcext:value-type="string">
            <text:p>The first fully autonomous car for mass consumption will probably be quite expensive.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Self Drive Hire helped me find just the right vehicle I wanted and I could conveniently move my home within no time.</text:p>
          </table:table-cell>
          <table:table-cell office:value-type="string" calcext:value-type="string">
            <text:p>But people aren't going to be comfortable and trusting of self-driving cars.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self driving cars are good</text:p>
          </table:table-cell>
          <table:table-cell office:value-type="string" calcext:value-type="string">
            <text:p>However, given that self-driving cars will have the potential to kill not only their passengers but innocent third parties, there will be significant pressures for greater regulation.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self driving cars are good</text:p>
          </table:table-cell>
          <table:table-cell office:value-type="string" calcext:value-type="string">
            <text:p>The technology's not quite thereThe most obvious hurdle for self-driving cars is the technology that makes them drive themselves.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Even the best automotive safety technology can't possibly save every life.</text:p>
          </table:table-cell>
          <table:table-cell office:value-type="string" calcext:value-type="string">
            <text:p>But if automakers can tackle the logistics of a such a system, they'll make a killing.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The idea behind such technology is to not only make driving more convenient, but also safer.</text:p>
          </table:table-cell>
          <table:table-cell office:value-type="string" calcext:value-type="string">
            <text:p>This is a real concern - will cars be going faster because it's statistically safer at higher speeds with computers' reaction times?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Allowing self-driving vehicles is safer than human drivers because they are less prone to accidents on the road and will even help the environment.</text:p>
          </table:table-cell>
          <table:table-cell office:value-type="string" calcext:value-type="string">
            <text:p>The promise of connected cars -- and eventually, self-driving cars -- is driven by such goals as avoiding accidents (safety) and smoother traffic (efficiency) on the road.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On the other hand, the regulatory regime that currently governs the automotive industry is probably not a good fit for self-driving technology.</text:p>
          </table:table-cell>
          <table:table-cell office:value-type="string" calcext:value-type="string">
            <text:p>The idea behind such technology is to not only make driving more convenient, but also safer.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Allowing self-driving vehicles is safer than human drivers because they are less prone to accidents on the road and will even help the environment.</text:p>
          </table:table-cell>
          <table:table-cell office:value-type="string" calcext:value-type="string">
            <text:p>A self-driving car also can minimize traffic by chaining together with other self-driving vehicles to use highways more efficiently.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This variety of disparate tools and technologies will not only help steer the car down the center of its lane but also help avoid collisions, they say.</text:p>
          </table:table-cell>
          <table:table-cell office:value-type="string" calcext:value-type="string">
            <text:p>A smart car for instance is better equipped at a avoiding obstacles and crashes, optimising fuel consumption, keeping the people onboard connected with the rest of the world etc. etc.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The technology's not quite thereThe most obvious hurdle for self-driving cars is the technology that makes them drive themselves.</text:p>
          </table:table-cell>
          <table:table-cell office:value-type="string" calcext:value-type="string">
            <text:p>This variety of disparate tools and technologies will not only help steer the car down the center of its lane but also help avoid collisions, they say.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Allowing self-driving vehicles is safer than human drivers because they are less prone to accidents on the road and will even help the environment.</text:p>
          </table:table-cell>
          <table:table-cell office:value-type="string" calcext:value-type="string">
            <text:p>Some will integrate them effectively into a good public transport system.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self driving cars are good</text:p>
          </table:table-cell>
          <table:table-cell office:value-type="string" calcext:value-type="string">
            <text:p>Self Drive Hire helped me find just the right vehicle I wanted and I could conveniently move my home within no time.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self driving cars are good</text:p>
          </table:table-cell>
          <table:table-cell office:value-type="string" calcext:value-type="string">
            <text:p>Allowing self-driving vehicles is safer than human drivers because they are less prone to accidents on the road and will even help the environment.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Self Drive Hire helped me find just the right vehicle I wanted and I could conveniently move my home within no time.</text:p>
          </table:table-cell>
          <table:table-cell office:value-type="string" calcext:value-type="string">
            <text:p>Apart from tourists using self-drive car hires for moving around, a lot of people moving their homes on their own will also find the self-drive hire services quite useful.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A self-driving car also can minimize traffic by chaining together with other self-driving vehicles to use highways more efficiently.</text:p>
          </table:table-cell>
          <table:table-cell office:value-type="string" calcext:value-type="string">
            <text:p>Cars can be delivered and routed as needed, and they can be used more consistently throughout the day, picking up new passengers after dropping others off.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self driving cars are good</text:p>
          </table:table-cell>
          <table:table-cell office:value-type="string" calcext:value-type="string">
            <text:p>Cars are costly to buy and maintain.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The technology's not quite thereThe most obvious hurdle for self-driving cars is the technology that makes them drive themselves.</text:p>
          </table:table-cell>
          <table:table-cell office:value-type="string" calcext:value-type="string">
            <text:p>On the other hand, the regulatory regime that currently governs the automotive industry is probably not a good fit for self-driving technology.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On the other hand, the regulatory regime that currently governs the automotive industry is probably not a good fit for self-driving technology.</text:p>
          </table:table-cell>
          <table:table-cell office:value-type="string" calcext:value-type="string">
            <text:p>Even the best automotive safety technology can't possibly save every life.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However, given that self-driving cars will have the potential to kill not only their passengers but innocent third parties, there will be significant pressures for greater regulation.</text:p>
          </table:table-cell>
          <table:table-cell office:value-type="string" calcext:value-type="string">
            <text:p>There are potential downsides to self-driving cars, of course.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A smart car for instance is better equipped at a avoiding obstacles and crashes, optimising fuel consumption, keeping the people onboard connected with the rest of the world etc. etc.</text:p>
          </table:table-cell>
          <table:table-cell office:value-type="string" calcext:value-type="string">
            <text:p>The first fully autonomous car for mass consumption will probably be quite expensive.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self driving cars are good</text:p>
          </table:table-cell>
          <table:table-cell office:value-type="string" calcext:value-type="string">
            <text:p>But people aren't going to be comfortable and trusting of self-driving cars.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The technology's not quite thereThe most obvious hurdle for self-driving cars is the technology that makes them drive themselves.</text:p>
          </table:table-cell>
          <table:table-cell office:value-type="string" calcext:value-type="string">
            <text:p>However, given that self-driving cars will have the potential to kill not only their passengers but innocent third parties, there will be significant pressures for greater regulation.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self driving cars are good</text:p>
          </table:table-cell>
          <table:table-cell office:value-type="string" calcext:value-type="string">
            <text:p>The technology's not quite thereThe most obvious hurdle for self-driving cars is the technology that makes them drive themselves.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Even the best automotive safety technology can't possibly save every life.</text:p>
          </table:table-cell>
          <table:table-cell office:value-type="string" calcext:value-type="string">
            <text:p>But if automakers can tackle the logistics of a such a system, they'll make a killing.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This variety of disparate tools and technologies will not only help steer the car down the center of its lane but also help avoid collisions, they say.</text:p>
          </table:table-cell>
          <table:table-cell office:value-type="string" calcext:value-type="string">
            <text:p>This is a real concern - will cars be going faster because it's statistically safer at higher speeds with computers' reaction times?</text:p>
          </table:table-cell>
        </table:table-row>
        <table:table-row table:style-name="ro1">
          <table:table-cell office:value-type="string" calcext:value-type="string">
            <text:p>b2c</text:p>
          </table:table-cell>
          <table:table-cell office:value-type="string" calcext:value-type="string">
            <text:p>A smart car for instance is better equipped at a avoiding obstacles and crashes, optimising fuel consumption, keeping the people onboard connected with the rest of the world etc. etc.</text:p>
          </table:table-cell>
          <table:table-cell office:value-type="string" calcext:value-type="string">
            <text:p>The promise of connected cars -- and eventually, self-driving cars -- is driven by such goals as avoiding accidents (safety) and smoother traffic (efficiency) on the road.</text:p>
          </table:table-cell>
        </table:table-row>
        <table:table-row table:style-name="ro1">
          <table:table-cell office:value-type="string" calcext:value-type="string">
            <text:p>b2c</text:p>
          </table:table-cell>
          <table:table-cell office:value-type="string" calcext:value-type="string">
            <text:p>The technology's not quite thereThe most obvious hurdle for self-driving cars is the technology that makes them drive themselves.</text:p>
          </table:table-cell>
          <table:table-cell office:value-type="string" calcext:value-type="string">
            <text:p>The idea behind such technology is to not only make driving more convenient, but also safer.</text:p>
          </table:table-cell>
        </table:table-row>
        <table:table-row table:style-name="ro1">
          <table:table-cell office:value-type="string" calcext:value-type="string">
            <text:p>b2c</text:p>
          </table:table-cell>
          <table:table-cell office:value-type="string" calcext:value-type="string">
            <text:p>self driving cars are good</text:p>
          </table:table-cell>
          <table:table-cell office:value-type="string" calcext:value-type="string">
            <text:p>A self-driving car also can minimize traffic by chaining together with other self-driving vehicles to use highways more efficiently.</text:p>
          </table:table-cell>
        </table:table-row>
        <table:table-row table:style-name="ro1">
          <table:table-cell office:value-type="string" calcext:value-type="string">
            <text:p>b2c</text:p>
          </table:table-cell>
          <table:table-cell office:value-type="string" calcext:value-type="string">
            <text:p>This variety of disparate tools and technologies will not only help steer the car down the center of its lane but also help avoid collisions, they say.</text:p>
          </table:table-cell>
          <table:table-cell office:value-type="string" calcext:value-type="string">
            <text:p>A smart car for instance is better equipped at a avoiding obstacles and crashes, optimising fuel consumption, keeping the people onboard connected with the rest of the world etc. etc.</text:p>
          </table:table-cell>
        </table:table-row>
        <table:table-row table:style-name="ro1">
          <table:table-cell office:value-type="string" calcext:value-type="string">
            <text:p>b2c</text:p>
          </table:table-cell>
          <table:table-cell office:value-type="string" calcext:value-type="string">
            <text:p>The technology's not quite thereThe most obvious hurdle for self-driving cars is the technology that makes them drive themselves.</text:p>
          </table:table-cell>
          <table:table-cell office:value-type="string" calcext:value-type="string">
            <text:p>This variety of disparate tools and technologies will not only help steer the car down the center of its lane but also help avoid collisions, they say.</text:p>
          </table:table-cell>
        </table:table-row>
        <table:table-row table:style-name="ro1">
          <table:table-cell office:value-type="string" calcext:value-type="string">
            <text:p>b2c</text:p>
          </table:table-cell>
          <table:table-cell office:value-type="string" calcext:value-type="string">
            <text:p>self driving cars are good</text:p>
          </table:table-cell>
          <table:table-cell office:value-type="string" calcext:value-type="string">
            <text:p>Some will integrate them effectively into a good public transport system.</text:p>
          </table:table-cell>
        </table:table-row>
        <table:table-row table:style-name="ro1">
          <table:table-cell office:value-type="string" calcext:value-type="string">
            <text:p>b2c</text:p>
          </table:table-cell>
          <table:table-cell office:value-type="string" calcext:value-type="string">
            <text:p>self driving cars are good</text:p>
          </table:table-cell>
          <table:table-cell office:value-type="string" calcext:value-type="string">
            <text:p>Self Drive Hire helped me find just the right vehicle I wanted and I could conveniently move my home within no time.</text:p>
          </table:table-cell>
        </table:table-row>
        <table:table-row table:style-name="ro1">
          <table:table-cell office:value-type="string" calcext:value-type="string">
            <text:p>b2c</text:p>
          </table:table-cell>
          <table:table-cell office:value-type="string" calcext:value-type="string">
            <text:p>self driving cars are good</text:p>
          </table:table-cell>
          <table:table-cell office:value-type="string" calcext:value-type="string">
            <text:p>Allowing self-driving vehicles is safer than human drivers because they are less prone to accidents on the road and will even help the environment.</text:p>
          </table:table-cell>
        </table:table-row>
        <table:table-row table:style-name="ro1">
          <table:table-cell office:value-type="string" calcext:value-type="string">
            <text:p>b2c</text:p>
          </table:table-cell>
          <table:table-cell office:value-type="string" calcext:value-type="string">
            <text:p>Self Drive Hire helped me find just the right vehicle I wanted and I could conveniently move my home within no time.</text:p>
          </table:table-cell>
          <table:table-cell office:value-type="string" calcext:value-type="string">
            <text:p>Apart from tourists using self-drive car hires for moving around, a lot of people moving their homes on their own will also find the self-drive hire services quite useful.</text:p>
          </table:table-cell>
        </table:table-row>
        <table:table-row table:style-name="ro1">
          <table:table-cell office:value-type="string" calcext:value-type="string">
            <text:p>b2c</text:p>
          </table:table-cell>
          <table:table-cell office:value-type="string" calcext:value-type="string">
            <text:p>self driving cars are good</text:p>
          </table:table-cell>
          <table:table-cell office:value-type="string" calcext:value-type="string">
            <text:p>Cars can be delivered and routed as needed, and they can be used more consistently throughout the day, picking up new passengers after dropping others off.</text:p>
          </table:table-cell>
        </table:table-row>
        <table:table-row table:style-name="ro1">
          <table:table-cell office:value-type="string" calcext:value-type="string">
            <text:p>b2c</text:p>
          </table:table-cell>
          <table:table-cell office:value-type="string" calcext:value-type="string">
            <text:p>self driving cars are good</text:p>
          </table:table-cell>
          <table:table-cell office:value-type="string" calcext:value-type="string">
            <text:p>Cars are costly to buy and maintain.</text:p>
          </table:table-cell>
        </table:table-row>
        <table:table-row table:style-name="ro1">
          <table:table-cell office:value-type="string" calcext:value-type="string">
            <text:p>b2c</text:p>
          </table:table-cell>
          <table:table-cell office:value-type="string" calcext:value-type="string">
            <text:p>There are potential downsides to self-driving cars, of course.</text:p>
          </table:table-cell>
          <table:table-cell office:value-type="string" calcext:value-type="string">
            <text:p>On the other hand, the regulatory regime that currently governs the automotive industry is probably not a good fit for self-driving technology.</text:p>
          </table:table-cell>
        </table:table-row>
        <table:table-row table:style-name="ro1">
          <table:table-cell office:value-type="string" calcext:value-type="string">
            <text:p>b2c</text:p>
          </table:table-cell>
          <table:table-cell office:value-type="string" calcext:value-type="string">
            <text:p>This variety of disparate tools and technologies will not only help steer the car down the center of its lane but also help avoid collisions, they say.</text:p>
          </table:table-cell>
          <table:table-cell office:value-type="string" calcext:value-type="string">
            <text:p>Even the best automotive safety technology can't possibly save every life.</text:p>
          </table:table-cell>
        </table:table-row>
        <table:table-row table:style-name="ro1">
          <table:table-cell office:value-type="string" calcext:value-type="string">
            <text:p>b2c</text:p>
          </table:table-cell>
          <table:table-cell office:value-type="string" calcext:value-type="string">
            <text:p>self driving cars are good</text:p>
          </table:table-cell>
          <table:table-cell office:value-type="string" calcext:value-type="string">
            <text:p>There are potential downsides to self-driving cars, of course.</text:p>
          </table:table-cell>
        </table:table-row>
        <table:table-row table:style-name="ro1">
          <table:table-cell office:value-type="string" calcext:value-type="string">
            <text:p>b2c</text:p>
          </table:table-cell>
          <table:table-cell office:value-type="string" calcext:value-type="string">
            <text:p>self driving cars are good</text:p>
          </table:table-cell>
          <table:table-cell office:value-type="string" calcext:value-type="string">
            <text:p>The first fully autonomous car for mass consumption will probably be quite expensive.</text:p>
          </table:table-cell>
        </table:table-row>
        <table:table-row table:style-name="ro1">
          <table:table-cell office:value-type="string" calcext:value-type="string">
            <text:p>b2c</text:p>
          </table:table-cell>
          <table:table-cell office:value-type="string" calcext:value-type="string">
            <text:p>self driving cars are good</text:p>
          </table:table-cell>
          <table:table-cell office:value-type="string" calcext:value-type="string">
            <text:p>But people aren't going to be comfortable and trusting of self-driving cars.</text:p>
          </table:table-cell>
        </table:table-row>
        <table:table-row table:style-name="ro1">
          <table:table-cell office:value-type="string" calcext:value-type="string">
            <text:p>b2c</text:p>
          </table:table-cell>
          <table:table-cell office:value-type="string" calcext:value-type="string">
            <text:p>self driving cars are good</text:p>
          </table:table-cell>
          <table:table-cell office:value-type="string" calcext:value-type="string">
            <text:p>However, given that self-driving cars will have the potential to kill not only their passengers but innocent third parties, there will be significant pressures for greater regulation.</text:p>
          </table:table-cell>
        </table:table-row>
        <table:table-row table:style-name="ro1">
          <table:table-cell office:value-type="string" calcext:value-type="string">
            <text:p>b2c</text:p>
          </table:table-cell>
          <table:table-cell office:value-type="string" calcext:value-type="string">
            <text:p>self driving cars are good</text:p>
          </table:table-cell>
          <table:table-cell office:value-type="string" calcext:value-type="string">
            <text:p>The technology's not quite thereThe most obvious hurdle for self-driving cars is the technology that makes them drive themselves.</text:p>
          </table:table-cell>
        </table:table-row>
        <table:table-row table:style-name="ro1">
          <table:table-cell office:value-type="string" calcext:value-type="string">
            <text:p>b2c</text:p>
          </table:table-cell>
          <table:table-cell office:value-type="string" calcext:value-type="string">
            <text:p>Even the best automotive safety technology can't possibly save every life.</text:p>
          </table:table-cell>
          <table:table-cell office:value-type="string" calcext:value-type="string">
            <text:p>But if automakers can tackle the logistics of a such a system, they'll make a killing.</text:p>
          </table:table-cell>
        </table:table-row>
        <table:table-row table:style-name="ro1">
          <table:table-cell office:value-type="string" calcext:value-type="string">
            <text:p>b2c</text:p>
          </table:table-cell>
          <table:table-cell office:value-type="string" calcext:value-type="string">
            <text:p>The idea behind such technology is to not only make driving more convenient, but also safer.</text:p>
          </table:table-cell>
          <table:table-cell office:value-type="string" calcext:value-type="string">
            <text:p>This is a real concern - will cars be going faster because it's statistically safer at higher speeds with computers' reaction times?</text:p>
          </table:table-cell>
        </table:table-row>
        <table:table-row table:style-name="ro1">
          <table:table-cell office:value-type="string" calcext:value-type="string">
            <text:p>s2c</text:p>
          </table:table-cell>
          <table:table-cell office:value-type="string" calcext:value-type="string">
            <text:p>Allowing self-driving vehicles is safer than human drivers because they are less prone to accidents on the road and will even help the environment.</text:p>
          </table:table-cell>
          <table:table-cell office:value-type="string" calcext:value-type="string">
            <text:p>The promise of connected cars -- and eventually, self-driving cars -- is driven by such goals as avoiding accidents (safety) and smoother traffic (efficiency) on the road.</text:p>
          </table:table-cell>
        </table:table-row>
        <table:table-row table:style-name="ro1">
          <table:table-cell office:value-type="string" calcext:value-type="string">
            <text:p>s2c</text:p>
          </table:table-cell>
          <table:table-cell office:value-type="string" calcext:value-type="string">
            <text:p>On the other hand, the regulatory regime that currently governs the automotive industry is probably not a good fit for self-driving technology.</text:p>
          </table:table-cell>
          <table:table-cell office:value-type="string" calcext:value-type="string">
            <text:p>The idea behind such technology is to not only make driving more convenient, but also safer.</text:p>
          </table:table-cell>
        </table:table-row>
        <table:table-row table:style-name="ro1">
          <table:table-cell office:value-type="string" calcext:value-type="string">
            <text:p>s2c</text:p>
          </table:table-cell>
          <table:table-cell office:value-type="string" calcext:value-type="string">
            <text:p>Allowing self-driving vehicles is safer than human drivers because they are less prone to accidents on the road and will even help the environment.</text:p>
          </table:table-cell>
          <table:table-cell office:value-type="string" calcext:value-type="string">
            <text:p>A self-driving car also can minimize traffic by chaining together with other self-driving vehicles to use highways more efficiently.</text:p>
          </table:table-cell>
        </table:table-row>
        <table:table-row table:style-name="ro1">
          <table:table-cell office:value-type="string" calcext:value-type="string">
            <text:p>s2c</text:p>
          </table:table-cell>
          <table:table-cell office:value-type="string" calcext:value-type="string">
            <text:p>This variety of disparate tools and technologies will not only help steer the car down the center of its lane but also help avoid collisions, they say.</text:p>
          </table:table-cell>
          <table:table-cell office:value-type="string" calcext:value-type="string">
            <text:p>A smart car for instance is better equipped at a avoiding obstacles and crashes, optimising fuel consumption, keeping the people onboard connected with the rest of the world etc. etc.</text:p>
          </table:table-cell>
        </table:table-row>
        <table:table-row table:style-name="ro1">
          <table:table-cell office:value-type="string" calcext:value-type="string">
            <text:p>s2c</text:p>
          </table:table-cell>
          <table:table-cell office:value-type="string" calcext:value-type="string">
            <text:p>The technology's not quite thereThe most obvious hurdle for self-driving cars is the technology that makes them drive themselves.</text:p>
          </table:table-cell>
          <table:table-cell office:value-type="string" calcext:value-type="string">
            <text:p>This variety of disparate tools and technologies will not only help steer the car down the center of its lane but also help avoid collisions, they say.</text:p>
          </table:table-cell>
        </table:table-row>
        <table:table-row table:style-name="ro1">
          <table:table-cell office:value-type="string" calcext:value-type="string">
            <text:p>s2c</text:p>
          </table:table-cell>
          <table:table-cell office:value-type="string" calcext:value-type="string">
            <text:p>self driving cars are good</text:p>
          </table:table-cell>
          <table:table-cell office:value-type="string" calcext:value-type="string">
            <text:p>Some will integrate them effectively into a good public transport system.</text:p>
          </table:table-cell>
        </table:table-row>
        <table:table-row table:style-name="ro1">
          <table:table-cell office:value-type="string" calcext:value-type="string">
            <text:p>s2c</text:p>
          </table:table-cell>
          <table:table-cell office:value-type="string" calcext:value-type="string">
            <text:p>self driving cars are good</text:p>
          </table:table-cell>
          <table:table-cell office:value-type="string" calcext:value-type="string">
            <text:p>Self Drive Hire helped me find just the right vehicle I wanted and I could conveniently move my home within no time.</text:p>
          </table:table-cell>
        </table:table-row>
        <table:table-row table:style-name="ro1">
          <table:table-cell office:value-type="string" calcext:value-type="string">
            <text:p>s2c</text:p>
          </table:table-cell>
          <table:table-cell office:value-type="string" calcext:value-type="string">
            <text:p>self driving cars are good</text:p>
          </table:table-cell>
          <table:table-cell office:value-type="string" calcext:value-type="string">
            <text:p>Allowing self-driving vehicles is safer than human drivers because they are less prone to accidents on the road and will even help the environment.</text:p>
          </table:table-cell>
        </table:table-row>
        <table:table-row table:style-name="ro1">
          <table:table-cell office:value-type="string" calcext:value-type="string">
            <text:p>s2c</text:p>
          </table:table-cell>
          <table:table-cell office:value-type="string" calcext:value-type="string">
            <text:p>Self Drive Hire helped me find just the right vehicle I wanted and I could conveniently move my home within no time.</text:p>
          </table:table-cell>
          <table:table-cell office:value-type="string" calcext:value-type="string">
            <text:p>Apart from tourists using self-drive car hires for moving around, a lot of people moving their homes on their own will also find the self-drive hire services quite useful.</text:p>
          </table:table-cell>
        </table:table-row>
        <table:table-row table:style-name="ro1">
          <table:table-cell office:value-type="string" calcext:value-type="string">
            <text:p>s2c</text:p>
          </table:table-cell>
          <table:table-cell office:value-type="string" calcext:value-type="string">
            <text:p>self driving cars are good</text:p>
          </table:table-cell>
          <table:table-cell office:value-type="string" calcext:value-type="string">
            <text:p>Cars can be delivered and routed as needed, and they can be used more consistently throughout the day, picking up new passengers after dropping others off.</text:p>
          </table:table-cell>
        </table:table-row>
        <table:table-row table:style-name="ro1">
          <table:table-cell office:value-type="string" calcext:value-type="string">
            <text:p>s2c</text:p>
          </table:table-cell>
          <table:table-cell office:value-type="string" calcext:value-type="string">
            <text:p>self driving cars are good</text:p>
          </table:table-cell>
          <table:table-cell office:value-type="string" calcext:value-type="string">
            <text:p>Cars are costly to buy and maintain.</text:p>
          </table:table-cell>
        </table:table-row>
        <table:table-row table:style-name="ro1">
          <table:table-cell office:value-type="string" calcext:value-type="string">
            <text:p>s2c</text:p>
          </table:table-cell>
          <table:table-cell office:value-type="string" calcext:value-type="string">
            <text:p>The technology's not quite thereThe most obvious hurdle for self-driving cars is the technology that makes them drive themselves.</text:p>
          </table:table-cell>
          <table:table-cell office:value-type="string" calcext:value-type="string">
            <text:p>On the other hand, the regulatory regime that currently governs the automotive industry is probably not a good fit for self-driving technology.</text:p>
          </table:table-cell>
        </table:table-row>
        <table:table-row table:style-name="ro1">
          <table:table-cell office:value-type="string" calcext:value-type="string">
            <text:p>s2c</text:p>
          </table:table-cell>
          <table:table-cell office:value-type="string" calcext:value-type="string">
            <text:p>On the other hand, the regulatory regime that currently governs the automotive industry is probably not a good fit for self-driving technology.</text:p>
          </table:table-cell>
          <table:table-cell office:value-type="string" calcext:value-type="string">
            <text:p>Even the best automotive safety technology can't possibly save every life.</text:p>
          </table:table-cell>
        </table:table-row>
        <table:table-row table:style-name="ro1">
          <table:table-cell office:value-type="string" calcext:value-type="string">
            <text:p>s2c</text:p>
          </table:table-cell>
          <table:table-cell office:value-type="string" calcext:value-type="string">
            <text:p>However, given that self-driving cars will have the potential to kill not only their passengers but innocent third parties, there will be significant pressures for greater regulation.</text:p>
          </table:table-cell>
          <table:table-cell office:value-type="string" calcext:value-type="string">
            <text:p>There are potential downsides to self-driving cars, of course.</text:p>
          </table:table-cell>
        </table:table-row>
        <table:table-row table:style-name="ro1">
          <table:table-cell office:value-type="string" calcext:value-type="string">
            <text:p>s2c</text:p>
          </table:table-cell>
          <table:table-cell office:value-type="string" calcext:value-type="string">
            <text:p>self driving cars are good</text:p>
          </table:table-cell>
          <table:table-cell office:value-type="string" calcext:value-type="string">
            <text:p>The first fully autonomous car for mass consumption will probably be quite expensive.</text:p>
          </table:table-cell>
        </table:table-row>
        <table:table-row table:style-name="ro1">
          <table:table-cell office:value-type="string" calcext:value-type="string">
            <text:p>s2c</text:p>
          </table:table-cell>
          <table:table-cell office:value-type="string" calcext:value-type="string">
            <text:p>self driving cars are good</text:p>
          </table:table-cell>
          <table:table-cell office:value-type="string" calcext:value-type="string">
            <text:p>But people aren't going to be comfortable and trusting of self-driving cars.</text:p>
          </table:table-cell>
        </table:table-row>
        <table:table-row table:style-name="ro1">
          <table:table-cell office:value-type="string" calcext:value-type="string">
            <text:p>s2c</text:p>
          </table:table-cell>
          <table:table-cell office:value-type="string" calcext:value-type="string">
            <text:p>The technology's not quite thereThe most obvious hurdle for self-driving cars is the technology that makes them drive themselves.</text:p>
          </table:table-cell>
          <table:table-cell office:value-type="string" calcext:value-type="string">
            <text:p>However, given that self-driving cars will have the potential to kill not only their passengers but innocent third parties, there will be significant pressures for greater regulation.</text:p>
          </table:table-cell>
        </table:table-row>
        <table:table-row table:style-name="ro1">
          <table:table-cell office:value-type="string" calcext:value-type="string">
            <text:p>s2c</text:p>
          </table:table-cell>
          <table:table-cell office:value-type="string" calcext:value-type="string">
            <text:p>self driving cars are good</text:p>
          </table:table-cell>
          <table:table-cell office:value-type="string" calcext:value-type="string">
            <text:p>The technology's not quite thereThe most obvious hurdle for self-driving cars is the technology that makes them drive themselves.</text:p>
          </table:table-cell>
        </table:table-row>
        <table:table-row table:style-name="ro1">
          <table:table-cell office:value-type="string" calcext:value-type="string">
            <text:p>s2c</text:p>
          </table:table-cell>
          <table:table-cell office:value-type="string" calcext:value-type="string">
            <text:p>Even the best automotive safety technology can't possibly save every life.</text:p>
          </table:table-cell>
          <table:table-cell office:value-type="string" calcext:value-type="string">
            <text:p>But if automakers can tackle the logistics of a such a system, they'll make a killing.</text:p>
          </table:table-cell>
        </table:table-row>
        <table:table-row table:style-name="ro1">
          <table:table-cell office:value-type="string" calcext:value-type="string">
            <text:p>s2c</text:p>
          </table:table-cell>
          <table:table-cell office:value-type="string" calcext:value-type="string">
            <text:p>This variety of disparate tools and technologies will not only help steer the car down the center of its lane but also help avoid collisions, they say.</text:p>
          </table:table-cell>
          <table:table-cell office:value-type="string" calcext:value-type="string">
            <text:p>This is a real concern - will cars be going faster because it's statistically safer at higher speeds with computers' reaction times?</text:p>
          </table:table-cell>
        </table:table-row>
        <table:table-row table:style-name="ro1">
          <table:table-cell office:value-type="string" calcext:value-type="string">
            <text:p>b1c</text:p>
          </table:table-cell>
          <table:table-cell office:value-type="string" calcext:value-type="string">
            <text:p>A smart car for instance is better equipped at a avoiding obstacles and crashes, optimising fuel consumption, keeping the people onboard connected with the rest of the world etc. etc.</text:p>
          </table:table-cell>
          <table:table-cell office:value-type="string" calcext:value-type="string">
            <text:p>The promise of connected cars -- and eventually, self-driving cars -- is driven by such goals as avoiding accidents (safety) and smoother traffic (efficiency) on the road.</text:p>
          </table:table-cell>
        </table:table-row>
        <table:table-row table:style-name="ro1">
          <table:table-cell office:value-type="string" calcext:value-type="string">
            <text:p>b1c</text:p>
          </table:table-cell>
          <table:table-cell office:value-type="string" calcext:value-type="string">
            <text:p>The technology's not quite thereThe most obvious hurdle for self-driving cars is the technology that makes them drive themselves.</text:p>
          </table:table-cell>
          <table:table-cell office:value-type="string" calcext:value-type="string">
            <text:p>The idea behind such technology is to not only make driving more convenient, but also safer.</text:p>
          </table:table-cell>
        </table:table-row>
        <table:table-row table:style-name="ro1">
          <table:table-cell office:value-type="string" calcext:value-type="string">
            <text:p>b1c</text:p>
          </table:table-cell>
          <table:table-cell office:value-type="string" calcext:value-type="string">
            <text:p>self driving cars are good</text:p>
          </table:table-cell>
          <table:table-cell office:value-type="string" calcext:value-type="string">
            <text:p>A self-driving car also can minimize traffic by chaining together with other self-driving vehicles to use highways more efficiently.</text:p>
          </table:table-cell>
        </table:table-row>
        <table:table-row table:style-name="ro1">
          <table:table-cell office:value-type="string" calcext:value-type="string">
            <text:p>b1c</text:p>
          </table:table-cell>
          <table:table-cell office:value-type="string" calcext:value-type="string">
            <text:p>This variety of disparate tools and technologies will not only help steer the car down the center of its lane but also help avoid collisions, they say.</text:p>
          </table:table-cell>
          <table:table-cell office:value-type="string" calcext:value-type="string">
            <text:p>A smart car for instance is better equipped at a avoiding obstacles and crashes, optimising fuel consumption, keeping the people onboard connected with the rest of the world etc. etc.</text:p>
          </table:table-cell>
        </table:table-row>
        <table:table-row table:style-name="ro1">
          <table:table-cell office:value-type="string" calcext:value-type="string">
            <text:p>b1c</text:p>
          </table:table-cell>
          <table:table-cell office:value-type="string" calcext:value-type="string">
            <text:p>The technology's not quite thereThe most obvious hurdle for self-driving cars is the technology that makes them drive themselves.</text:p>
          </table:table-cell>
          <table:table-cell office:value-type="string" calcext:value-type="string">
            <text:p>This variety of disparate tools and technologies will not only help steer the car down the center of its lane but also help avoid collisions, they say.</text:p>
          </table:table-cell>
        </table:table-row>
        <table:table-row table:style-name="ro1">
          <table:table-cell office:value-type="string" calcext:value-type="string">
            <text:p>b1c</text:p>
          </table:table-cell>
          <table:table-cell office:value-type="string" calcext:value-type="string">
            <text:p>self driving cars are good</text:p>
          </table:table-cell>
          <table:table-cell office:value-type="string" calcext:value-type="string">
            <text:p>Some will integrate them effectively into a good public transport system.</text:p>
          </table:table-cell>
        </table:table-row>
        <table:table-row table:style-name="ro1">
          <table:table-cell office:value-type="string" calcext:value-type="string">
            <text:p>b1c</text:p>
          </table:table-cell>
          <table:table-cell office:value-type="string" calcext:value-type="string">
            <text:p>self driving cars are good</text:p>
          </table:table-cell>
          <table:table-cell office:value-type="string" calcext:value-type="string">
            <text:p>Self Drive Hire helped me find just the right vehicle I wanted and I could conveniently move my home within no time.</text:p>
          </table:table-cell>
        </table:table-row>
        <table:table-row table:style-name="ro1">
          <table:table-cell office:value-type="string" calcext:value-type="string">
            <text:p>b1c</text:p>
          </table:table-cell>
          <table:table-cell office:value-type="string" calcext:value-type="string">
            <text:p>self driving cars are good</text:p>
          </table:table-cell>
          <table:table-cell office:value-type="string" calcext:value-type="string">
            <text:p>Allowing self-driving vehicles is safer than human drivers because they are less prone to accidents on the road and will even help the environment.</text:p>
          </table:table-cell>
        </table:table-row>
        <table:table-row table:style-name="ro1">
          <table:table-cell office:value-type="string" calcext:value-type="string">
            <text:p>b1c</text:p>
          </table:table-cell>
          <table:table-cell office:value-type="string" calcext:value-type="string">
            <text:p>Self Drive Hire helped me find just the right vehicle I wanted and I could conveniently move my home within no time.</text:p>
          </table:table-cell>
          <table:table-cell office:value-type="string" calcext:value-type="string">
            <text:p>Apart from tourists using self-drive car hires for moving around, a lot of people moving their homes on their own will also find the self-drive hire services quite useful.</text:p>
          </table:table-cell>
        </table:table-row>
        <table:table-row table:style-name="ro1">
          <table:table-cell office:value-type="string" calcext:value-type="string">
            <text:p>b1c</text:p>
          </table:table-cell>
          <table:table-cell office:value-type="string" calcext:value-type="string">
            <text:p>self driving cars are good</text:p>
          </table:table-cell>
          <table:table-cell office:value-type="string" calcext:value-type="string">
            <text:p>Cars can be delivered and routed as needed, and they can be used more consistently throughout the day, picking up new passengers after dropping others off.</text:p>
          </table:table-cell>
        </table:table-row>
        <table:table-row table:style-name="ro1">
          <table:table-cell office:value-type="string" calcext:value-type="string">
            <text:p>b1c</text:p>
          </table:table-cell>
          <table:table-cell office:value-type="string" calcext:value-type="string">
            <text:p>self driving cars are good</text:p>
          </table:table-cell>
          <table:table-cell office:value-type="string" calcext:value-type="string">
            <text:p>Cars are costly to buy and maintain.</text:p>
          </table:table-cell>
        </table:table-row>
        <table:table-row table:style-name="ro1">
          <table:table-cell office:value-type="string" calcext:value-type="string">
            <text:p>b1c</text:p>
          </table:table-cell>
          <table:table-cell office:value-type="string" calcext:value-type="string">
            <text:p>There are potential downsides to self-driving cars, of course.</text:p>
          </table:table-cell>
          <table:table-cell office:value-type="string" calcext:value-type="string">
            <text:p>On the other hand, the regulatory regime that currently governs the automotive industry is probably not a good fit for self-driving technology.</text:p>
          </table:table-cell>
        </table:table-row>
        <table:table-row table:style-name="ro1">
          <table:table-cell office:value-type="string" calcext:value-type="string">
            <text:p>b1c</text:p>
          </table:table-cell>
          <table:table-cell office:value-type="string" calcext:value-type="string">
            <text:p>This variety of disparate tools and technologies will not only help steer the car down the center of its lane but also help avoid collisions, they say.</text:p>
          </table:table-cell>
          <table:table-cell office:value-type="string" calcext:value-type="string">
            <text:p>Even the best automotive safety technology can't possibly save every life.</text:p>
          </table:table-cell>
        </table:table-row>
        <table:table-row table:style-name="ro1">
          <table:table-cell office:value-type="string" calcext:value-type="string">
            <text:p>b1c</text:p>
          </table:table-cell>
          <table:table-cell office:value-type="string" calcext:value-type="string">
            <text:p>self driving cars are good</text:p>
          </table:table-cell>
          <table:table-cell office:value-type="string" calcext:value-type="string">
            <text:p>There are potential downsides to self-driving cars, of course.</text:p>
          </table:table-cell>
        </table:table-row>
        <table:table-row table:style-name="ro1">
          <table:table-cell office:value-type="string" calcext:value-type="string">
            <text:p>b1c</text:p>
          </table:table-cell>
          <table:table-cell office:value-type="string" calcext:value-type="string">
            <text:p>self driving cars are good</text:p>
          </table:table-cell>
          <table:table-cell office:value-type="string" calcext:value-type="string">
            <text:p>The first fully autonomous car for mass consumption will probably be quite expensive.</text:p>
          </table:table-cell>
        </table:table-row>
        <table:table-row table:style-name="ro1">
          <table:table-cell office:value-type="string" calcext:value-type="string">
            <text:p>b1c</text:p>
          </table:table-cell>
          <table:table-cell office:value-type="string" calcext:value-type="string">
            <text:p>self driving cars are good</text:p>
          </table:table-cell>
          <table:table-cell office:value-type="string" calcext:value-type="string">
            <text:p>But people aren't going to be comfortable and trusting of self-driving cars.</text:p>
          </table:table-cell>
        </table:table-row>
        <table:table-row table:style-name="ro1">
          <table:table-cell office:value-type="string" calcext:value-type="string">
            <text:p>b1c</text:p>
          </table:table-cell>
          <table:table-cell office:value-type="string" calcext:value-type="string">
            <text:p>self driving cars are good</text:p>
          </table:table-cell>
          <table:table-cell office:value-type="string" calcext:value-type="string">
            <text:p>However, given that self-driving cars will have the potential to kill not only their passengers but innocent third parties, there will be significant pressures for greater regulation.</text:p>
          </table:table-cell>
        </table:table-row>
        <table:table-row table:style-name="ro1">
          <table:table-cell office:value-type="string" calcext:value-type="string">
            <text:p>b1c</text:p>
          </table:table-cell>
          <table:table-cell office:value-type="string" calcext:value-type="string">
            <text:p>self driving cars are good</text:p>
          </table:table-cell>
          <table:table-cell office:value-type="string" calcext:value-type="string">
            <text:p>The technology's not quite thereThe most obvious hurdle for self-driving cars is the technology that makes them drive themselves.</text:p>
          </table:table-cell>
        </table:table-row>
        <table:table-row table:style-name="ro1">
          <table:table-cell office:value-type="string" calcext:value-type="string">
            <text:p>b1c</text:p>
          </table:table-cell>
          <table:table-cell office:value-type="string" calcext:value-type="string">
            <text:p>Even the best automotive safety technology can't possibly save every life.</text:p>
          </table:table-cell>
          <table:table-cell office:value-type="string" calcext:value-type="string">
            <text:p>But if automakers can tackle the logistics of a such a system, they'll make a killing.</text:p>
          </table:table-cell>
        </table:table-row>
        <table:table-row table:style-name="ro1">
          <table:table-cell office:value-type="string" calcext:value-type="string">
            <text:p>b1c</text:p>
          </table:table-cell>
          <table:table-cell office:value-type="string" calcext:value-type="string">
            <text:p>The idea behind such technology is to not only make driving more convenient, but also safer.</text:p>
          </table:table-cell>
          <table:table-cell office:value-type="string" calcext:value-type="string">
            <text:p>This is a real concern - will cars be going faster because it's statistically safer at higher speeds with computers' reaction times?</text:p>
          </table:table-cell>
        </table:table-row>
        <table:table-row table:style-name="ro1">
          <table:table-cell office:value-type="string" calcext:value-type="string">
            <text:p>s1c</text:p>
          </table:table-cell>
          <table:table-cell office:value-type="string" calcext:value-type="string">
            <text:p>Allowing self-driving vehicles is safer than human drivers because they are less prone to accidents on the road and will even help the environment.</text:p>
          </table:table-cell>
          <table:table-cell office:value-type="string" calcext:value-type="string">
            <text:p>The promise of connected cars -- and eventually, self-driving cars -- is driven by such goals as avoiding accidents (safety) and smoother traffic (efficiency) on the road.</text:p>
          </table:table-cell>
        </table:table-row>
        <table:table-row table:style-name="ro1">
          <table:table-cell office:value-type="string" calcext:value-type="string">
            <text:p>s1c</text:p>
          </table:table-cell>
          <table:table-cell office:value-type="string" calcext:value-type="string">
            <text:p>On the other hand, the regulatory regime that currently governs the automotive industry is probably not a good fit for self-driving technology.</text:p>
          </table:table-cell>
          <table:table-cell office:value-type="string" calcext:value-type="string">
            <text:p>The idea behind such technology is to not only make driving more convenient, but also safer.</text:p>
          </table:table-cell>
        </table:table-row>
        <table:table-row table:style-name="ro1">
          <table:table-cell office:value-type="string" calcext:value-type="string">
            <text:p>s1c</text:p>
          </table:table-cell>
          <table:table-cell office:value-type="string" calcext:value-type="string">
            <text:p>Allowing self-driving vehicles is safer than human drivers because they are less prone to accidents on the road and will even help the environment.</text:p>
          </table:table-cell>
          <table:table-cell office:value-type="string" calcext:value-type="string">
            <text:p>A self-driving car also can minimize traffic by chaining together with other self-driving vehicles to use highways more efficiently.</text:p>
          </table:table-cell>
        </table:table-row>
        <table:table-row table:style-name="ro1">
          <table:table-cell office:value-type="string" calcext:value-type="string">
            <text:p>s1c</text:p>
          </table:table-cell>
          <table:table-cell office:value-type="string" calcext:value-type="string">
            <text:p>This variety of disparate tools and technologies will not only help steer the car down the center of its lane but also help avoid collisions, they say.</text:p>
          </table:table-cell>
          <table:table-cell office:value-type="string" calcext:value-type="string">
            <text:p>A smart car for instance is better equipped at a avoiding obstacles and crashes, optimising fuel consumption, keeping the people onboard connected with the rest of the world etc. etc.</text:p>
          </table:table-cell>
        </table:table-row>
        <table:table-row table:style-name="ro1">
          <table:table-cell office:value-type="string" calcext:value-type="string">
            <text:p>s1c</text:p>
          </table:table-cell>
          <table:table-cell office:value-type="string" calcext:value-type="string">
            <text:p>The technology's not quite thereThe most obvious hurdle for self-driving cars is the technology that makes them drive themselves.</text:p>
          </table:table-cell>
          <table:table-cell office:value-type="string" calcext:value-type="string">
            <text:p>This variety of disparate tools and technologies will not only help steer the car down the center of its lane but also help avoid collisions, they say.</text:p>
          </table:table-cell>
        </table:table-row>
        <table:table-row table:style-name="ro1">
          <table:table-cell office:value-type="string" calcext:value-type="string">
            <text:p>s1c</text:p>
          </table:table-cell>
          <table:table-cell office:value-type="string" calcext:value-type="string">
            <text:p>self driving cars are good</text:p>
          </table:table-cell>
          <table:table-cell office:value-type="string" calcext:value-type="string">
            <text:p>Some will integrate them effectively into a good public transport system.</text:p>
          </table:table-cell>
        </table:table-row>
        <table:table-row table:style-name="ro1">
          <table:table-cell office:value-type="string" calcext:value-type="string">
            <text:p>s1c</text:p>
          </table:table-cell>
          <table:table-cell office:value-type="string" calcext:value-type="string">
            <text:p>self driving cars are good</text:p>
          </table:table-cell>
          <table:table-cell office:value-type="string" calcext:value-type="string">
            <text:p>Self Drive Hire helped me find just the right vehicle I wanted and I could conveniently move my home within no time.</text:p>
          </table:table-cell>
        </table:table-row>
        <table:table-row table:style-name="ro1">
          <table:table-cell office:value-type="string" calcext:value-type="string">
            <text:p>s1c</text:p>
          </table:table-cell>
          <table:table-cell office:value-type="string" calcext:value-type="string">
            <text:p>self driving cars are good</text:p>
          </table:table-cell>
          <table:table-cell office:value-type="string" calcext:value-type="string">
            <text:p>Allowing self-driving vehicles is safer than human drivers because they are less prone to accidents on the road and will even help the environment.</text:p>
          </table:table-cell>
        </table:table-row>
        <table:table-row table:style-name="ro1">
          <table:table-cell office:value-type="string" calcext:value-type="string">
            <text:p>s1c</text:p>
          </table:table-cell>
          <table:table-cell office:value-type="string" calcext:value-type="string">
            <text:p>Self Drive Hire helped me find just the right vehicle I wanted and I could conveniently move my home within no time.</text:p>
          </table:table-cell>
          <table:table-cell office:value-type="string" calcext:value-type="string">
            <text:p>Apart from tourists using self-drive car hires for moving around, a lot of people moving their homes on their own will also find the self-drive hire services quite useful.</text:p>
          </table:table-cell>
        </table:table-row>
        <table:table-row table:style-name="ro1">
          <table:table-cell office:value-type="string" calcext:value-type="string">
            <text:p>s1c</text:p>
          </table:table-cell>
          <table:table-cell office:value-type="string" calcext:value-type="string">
            <text:p>self driving cars are good</text:p>
          </table:table-cell>
          <table:table-cell office:value-type="string" calcext:value-type="string">
            <text:p>Cars can be delivered and routed as needed, and they can be used more consistently throughout the day, picking up new passengers after dropping others off.</text:p>
          </table:table-cell>
        </table:table-row>
        <table:table-row table:style-name="ro1">
          <table:table-cell office:value-type="string" calcext:value-type="string">
            <text:p>s1c</text:p>
          </table:table-cell>
          <table:table-cell office:value-type="string" calcext:value-type="string">
            <text:p>self driving cars are good</text:p>
          </table:table-cell>
          <table:table-cell office:value-type="string" calcext:value-type="string">
            <text:p>Cars are costly to buy and maintain.</text:p>
          </table:table-cell>
        </table:table-row>
        <table:table-row table:style-name="ro1">
          <table:table-cell office:value-type="string" calcext:value-type="string">
            <text:p>s1c</text:p>
          </table:table-cell>
          <table:table-cell office:value-type="string" calcext:value-type="string">
            <text:p>The technology's not quite thereThe most obvious hurdle for self-driving cars is the technology that makes them drive themselves.</text:p>
          </table:table-cell>
          <table:table-cell office:value-type="string" calcext:value-type="string">
            <text:p>On the other hand, the regulatory regime that currently governs the automotive industry is probably not a good fit for self-driving technology.</text:p>
          </table:table-cell>
        </table:table-row>
        <table:table-row table:style-name="ro1">
          <table:table-cell office:value-type="string" calcext:value-type="string">
            <text:p>s1c</text:p>
          </table:table-cell>
          <table:table-cell office:value-type="string" calcext:value-type="string">
            <text:p>On the other hand, the regulatory regime that currently governs the automotive industry is probably not a good fit for self-driving technology.</text:p>
          </table:table-cell>
          <table:table-cell office:value-type="string" calcext:value-type="string">
            <text:p>Even the best automotive safety technology can't possibly save every life.</text:p>
          </table:table-cell>
        </table:table-row>
        <table:table-row table:style-name="ro1">
          <table:table-cell office:value-type="string" calcext:value-type="string">
            <text:p>s1c</text:p>
          </table:table-cell>
          <table:table-cell office:value-type="string" calcext:value-type="string">
            <text:p>However, given that self-driving cars will have the potential to kill not only their passengers but innocent third parties, there will be significant pressures for greater regulation.</text:p>
          </table:table-cell>
          <table:table-cell office:value-type="string" calcext:value-type="string">
            <text:p>There are potential downsides to self-driving cars, of course.</text:p>
          </table:table-cell>
        </table:table-row>
        <table:table-row table:style-name="ro1">
          <table:table-cell office:value-type="string" calcext:value-type="string">
            <text:p>s1c</text:p>
          </table:table-cell>
          <table:table-cell office:value-type="string" calcext:value-type="string">
            <text:p>self driving cars are good</text:p>
          </table:table-cell>
          <table:table-cell office:value-type="string" calcext:value-type="string">
            <text:p>The first fully autonomous car for mass consumption will probably be quite expensive.</text:p>
          </table:table-cell>
        </table:table-row>
        <table:table-row table:style-name="ro1">
          <table:table-cell office:value-type="string" calcext:value-type="string">
            <text:p>s1c</text:p>
          </table:table-cell>
          <table:table-cell office:value-type="string" calcext:value-type="string">
            <text:p>self driving cars are good</text:p>
          </table:table-cell>
          <table:table-cell office:value-type="string" calcext:value-type="string">
            <text:p>But people aren't going to be comfortable and trusting of self-driving cars.</text:p>
          </table:table-cell>
        </table:table-row>
        <table:table-row table:style-name="ro1">
          <table:table-cell office:value-type="string" calcext:value-type="string">
            <text:p>s1c</text:p>
          </table:table-cell>
          <table:table-cell office:value-type="string" calcext:value-type="string">
            <text:p>The technology's not quite thereThe most obvious hurdle for self-driving cars is the technology that makes them drive themselves.</text:p>
          </table:table-cell>
          <table:table-cell office:value-type="string" calcext:value-type="string">
            <text:p>However, given that self-driving cars will have the potential to kill not only their passengers but innocent third parties, there will be significant pressures for greater regulation.</text:p>
          </table:table-cell>
        </table:table-row>
        <table:table-row table:style-name="ro1">
          <table:table-cell office:value-type="string" calcext:value-type="string">
            <text:p>s1c</text:p>
          </table:table-cell>
          <table:table-cell office:value-type="string" calcext:value-type="string">
            <text:p>self driving cars are good</text:p>
          </table:table-cell>
          <table:table-cell office:value-type="string" calcext:value-type="string">
            <text:p>The technology's not quite thereThe most obvious hurdle for self-driving cars is the technology that makes them drive themselves.</text:p>
          </table:table-cell>
        </table:table-row>
        <table:table-row table:style-name="ro1">
          <table:table-cell office:value-type="string" calcext:value-type="string">
            <text:p>s1c</text:p>
          </table:table-cell>
          <table:table-cell office:value-type="string" calcext:value-type="string">
            <text:p>Even the best automotive safety technology can't possibly save every life.</text:p>
          </table:table-cell>
          <table:table-cell office:value-type="string" calcext:value-type="string">
            <text:p>But if automakers can tackle the logistics of a such a system, they'll make a killing.</text:p>
          </table:table-cell>
        </table:table-row>
        <table:table-row table:style-name="ro1">
          <table:table-cell office:value-type="string" calcext:value-type="string">
            <text:p>s1c</text:p>
          </table:table-cell>
          <table:table-cell office:value-type="string" calcext:value-type="string">
            <text:p>This variety of disparate tools and technologies will not only help steer the car down the center of its lane but also help avoid collisions, they say.</text:p>
          </table:table-cell>
          <table:table-cell office:value-type="string" calcext:value-type="string">
            <text:p>This is a real concern - will cars be going faster because it's statistically safer at higher speeds with computers' reaction times?</text:p>
          </table:table-cell>
        </table:table-row>
      </table:table>
      <table:table table:name="animal" table:style-name="ta1">
        <table:table-column table:style-name="co2" table:number-columns-repeated="2" table:default-cell-style-name="ce4"/>
        <table:table-column table:style-name="co1" table:number-columns-repeated="2" table:default-cell-style-name="ce4"/>
        <table:table-column table:style-name="co1" table:number-columns-repeated="8" table:default-cell-style-name="Default"/>
        <table:table-row table:style-name="ro1">
          <table:table-cell table:number-columns-repeated="2"/>
          <table:table-cell table:style-name="Default" table:formula="of:=SUBTOTAL(109;[.C3:.C57])" office:value-type="float" office:value="27" calcext:value-type="float">
            <text:p>27</text:p>
          </table:table-cell>
          <table:table-cell table:style-name="Default" table:formula="of:=SUBTOTAL(109;[.D3:.D57])" office:value-type="float" office:value="28" calcext:value-type="float">
            <text:p>28</text:p>
          </table:table-cell>
          <table:table-cell table:formula="of:=SUBTOTAL(109;[.E3:.E57])" office:value-type="float" office:value="20" calcext:value-type="float">
            <text:p>20</text:p>
          </table:table-cell>
          <table:table-cell table:formula="of:=SUBTOTAL(109;[.F3:.F57])" office:value-type="float" office:value="20" calcext:value-type="float">
            <text:p>20</text:p>
          </table:table-cell>
          <table:table-cell table:formula="of:=SUBTOTAL(109;[.G3:.G57])" office:value-type="float" office:value="20" calcext:value-type="float">
            <text:p>20</text:p>
          </table:table-cell>
          <table:table-cell table:formula="of:=SUBTOTAL(109;[.H3:.H57])" office:value-type="float" office:value="20" calcext:value-type="float">
            <text:p>20</text:p>
          </table:table-cell>
          <table:table-cell table:formula="of:=SUBTOTAL(109;[.I3:.I57])" office:value-type="float" office:value="20" calcext:value-type="float">
            <text:p>20</text:p>
          </table:table-cell>
          <table:table-cell table:formula="of:=SUBTOTAL(109;[.J3:.J57])" office:value-type="float" office:value="20" calcext:value-type="float">
            <text:p>20</text:p>
          </table:table-cell>
          <table:table-cell table:formula="of:=SUBTOTAL(109;[.K3:.K57])" office:value-type="float" office:value="20" calcext:value-type="float">
            <text:p>20</text:p>
          </table:table-cell>
          <table:table-cell table:formula="of:=SUBTOTAL(109;[.L3:.L57])"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result 5</text:p>
          </table:table-cell>
          <table:table-cell table:style-name="ce5" office:value-type="string" calcext:value-type="string">
            <text:p>result 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2c</text:p>
          </table:table-cell>
          <table:table-cell office:value-type="string" calcext:value-type="string">
            <text:p>b1c</text:p>
          </table:table-cell>
          <table:table-cell office:value-type="string" calcext:value-type="string">
            <text:p>s2c</text:p>
          </table:table-cell>
          <table:table-cell office:value-type="string" calcext:value-type="string">
            <text:p>s1c</text:p>
          </table:table-cell>
        </table:table-row>
        <table:table-row table:style-name="ro4">
          <table:table-cell office:value-type="string" calcext:value-type="string">
            <text:p>Controversy of Animal Testing on CosmeticsThe practice is particularly controversial because animals may experience discomfort, suffering and ultimately die, all in the name of aesthetics and 'looking good.'</text:p>
          </table:table-cell>
          <table:table-cell office:value-type="string" calcext:value-type="string">
            <text:p>This includes better housing and improvements to procedures which minimise pain and suffering and/or improve animal welfare.</text:p>
          </table:table-cell>
          <table:table-cell table:formula="of:=IF(['file:///C:/Users/Carolin/Documents/Universitaet/Bachelor/2020SoSe/BA/MeineBA/AnnotationGuidelines/finalAnnotation/Evaluation_five.ods'#$Result.G9] &gt; 2; 1; 0)" office:value-type="float" office:value="0" calcext:value-type="float">
            <text:p>0</text:p>
          </table:table-cell>
          <table:table-cell table:formula="of:=IF(['file:///C:/Users/Carolin/Documents/Universitaet/Bachelor/2020SoSe/BA/MeineBA/AnnotationGuidelines/finalAnnotation/Evaluation_three.ods'#$Result.G9] &gt; 1; 1; 0)" office:value-type="float" office:value="0" calcext:value-type="float">
            <text:p>0</text:p>
          </table:table-cell>
          <table:table-cell table:style-name="ce2" table:formula="of:=COUNTIFS([$animal_all.$A$1:.$A$1048576]; [.E$2]; [$animal_all.$B$1:.$B$1048576]; [.$A3]; [$animal_all.$C$1:.$C$1048576]; [.$B3])" office:value-type="float" office:value="1" calcext:value-type="float">
            <text:p>1</text:p>
          </table:table-cell>
          <table:table-cell table:style-name="ce2" table:formula="of:=COUNTIFS([$animal_all.$A$1:.$A$1048576]; [.F$2]; [$animal_all.$B$1:.$B$1048576]; [.$A3]; [$animal_all.$C$1:.$C$1048576]; [.$B3])" office:value-type="float" office:value="1" calcext:value-type="float">
            <text:p>1</text:p>
          </table:table-cell>
          <table:table-cell table:style-name="ce2" table:formula="of:=COUNTIFS([$animal_all.$A$1:.$A$1048576]; [.G$2]; [$animal_all.$B$1:.$B$1048576]; [.$A3]; [$animal_all.$C$1:.$C$1048576]; [.$B3])" office:value-type="float" office:value="0" calcext:value-type="float">
            <text:p>0</text:p>
          </table:table-cell>
          <table:table-cell table:style-name="ce2" table:formula="of:=COUNTIFS([$animal_all.$A$1:.$A$1048576]; [.H$2]; [$animal_all.$B$1:.$B$1048576]; [.$A3]; [$animal_all.$C$1:.$C$1048576]; [.$B3])" office:value-type="float" office:value="0" calcext:value-type="float">
            <text:p>0</text:p>
          </table:table-cell>
          <table:table-cell table:style-name="ce2" table:formula="of:=COUNTIFS([$animal_all.$A$1:.$A$1048576]; [.I$2]; [$animal_all.$B$1:.$B$1048576]; [.$A3]; [$animal_all.$C$1:.$C$1048576]; [.$B3])" office:value-type="float" office:value="0" calcext:value-type="float">
            <text:p>0</text:p>
          </table:table-cell>
          <table:table-cell table:style-name="ce2" table:formula="of:=COUNTIFS([$animal_all.$A$1:.$A$1048576]; [.J$2]; [$animal_all.$B$1:.$B$1048576]; [.$A3]; [$animal_all.$C$1:.$C$1048576]; [.$B3])" office:value-type="float" office:value="0" calcext:value-type="float">
            <text:p>0</text:p>
          </table:table-cell>
          <table:table-cell table:style-name="ce2" table:formula="of:=COUNTIFS([$animal_all.$A$1:.$A$1048576]; [.K$2]; [$animal_all.$B$1:.$B$1048576]; [.$A3]; [$animal_all.$C$1:.$C$1048576]; [.$B3])" office:value-type="float" office:value="0" calcext:value-type="float">
            <text:p>0</text:p>
          </table:table-cell>
          <table:table-cell table:style-name="ce2" table:formula="of:=COUNTIFS([$animal_all.$A$1:.$A$1048576]; [.L$2]; [$animal_all.$B$1:.$B$1048576]; [.$A3]; [$animal_all.$C$1:.$C$1048576]; [.$B3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his is real progress in reducing animal suffering in laboratories.</text:p>
          </table:table-cell>
          <table:table-cell office:value-type="string" calcext:value-type="string">
            <text:p>It's great that PETA is working with China to reduce and eventually end experimenting on animals in that country.</text:p>
          </table:table-cell>
          <table:table-cell table:formula="of:=IF(['file:///C:/Users/Carolin/Documents/Universitaet/Bachelor/2020SoSe/BA/MeineBA/AnnotationGuidelines/finalAnnotation/Evaluation_five.ods'#$Result.G10] &gt; 2; 1; 0)" office:value-type="float" office:value="1" calcext:value-type="float">
            <text:p>1</text:p>
          </table:table-cell>
          <table:table-cell table:formula="of:=IF(['file:///C:/Users/Carolin/Documents/Universitaet/Bachelor/2020SoSe/BA/MeineBA/AnnotationGuidelines/finalAnnotation/Evaluation_three.ods'#$Result.G10] &gt; 1; 1; 0)" office:value-type="float" office:value="1" calcext:value-type="float">
            <text:p>1</text:p>
          </table:table-cell>
          <table:table-cell table:style-name="ce2" table:formula="of:=COUNTIFS([$animal_all.$A$1:.$A$1048576]; [.E$2]; [$animal_all.$B$1:.$B$1048576]; [.$A4]; [$animal_all.$C$1:.$C$1048576]; [.$B4])" office:value-type="float" office:value="1" calcext:value-type="float">
            <text:p>1</text:p>
          </table:table-cell>
          <table:table-cell table:style-name="ce2" table:formula="of:=COUNTIFS([$animal_all.$A$1:.$A$1048576]; [.F$2]; [$animal_all.$B$1:.$B$1048576]; [.$A4]; [$animal_all.$C$1:.$C$1048576]; [.$B4])" office:value-type="float" office:value="1" calcext:value-type="float">
            <text:p>1</text:p>
          </table:table-cell>
          <table:table-cell table:style-name="ce2" table:formula="of:=COUNTIFS([$animal_all.$A$1:.$A$1048576]; [.G$2]; [$animal_all.$B$1:.$B$1048576]; [.$A4]; [$animal_all.$C$1:.$C$1048576]; [.$B4])" office:value-type="float" office:value="0" calcext:value-type="float">
            <text:p>0</text:p>
          </table:table-cell>
          <table:table-cell table:style-name="ce2" table:formula="of:=COUNTIFS([$animal_all.$A$1:.$A$1048576]; [.H$2]; [$animal_all.$B$1:.$B$1048576]; [.$A4]; [$animal_all.$C$1:.$C$1048576]; [.$B4])" office:value-type="float" office:value="0" calcext:value-type="float">
            <text:p>0</text:p>
          </table:table-cell>
          <table:table-cell table:style-name="ce2" table:formula="of:=COUNTIFS([$animal_all.$A$1:.$A$1048576]; [.I$2]; [$animal_all.$B$1:.$B$1048576]; [.$A4]; [$animal_all.$C$1:.$C$1048576]; [.$B4])" office:value-type="float" office:value="1" calcext:value-type="float">
            <text:p>1</text:p>
          </table:table-cell>
          <table:table-cell table:style-name="ce2" table:formula="of:=COUNTIFS([$animal_all.$A$1:.$A$1048576]; [.J$2]; [$animal_all.$B$1:.$B$1048576]; [.$A4]; [$animal_all.$C$1:.$C$1048576]; [.$B4])" office:value-type="float" office:value="1" calcext:value-type="float">
            <text:p>1</text:p>
          </table:table-cell>
          <table:table-cell table:style-name="ce2" table:formula="of:=COUNTIFS([$animal_all.$A$1:.$A$1048576]; [.K$2]; [$animal_all.$B$1:.$B$1048576]; [.$A4]; [$animal_all.$C$1:.$C$1048576]; [.$B4])" office:value-type="float" office:value="1" calcext:value-type="float">
            <text:p>1</text:p>
          </table:table-cell>
          <table:table-cell table:style-name="ce2" table:formula="of:=COUNTIFS([$animal_all.$A$1:.$A$1048576]; [.L$2]; [$animal_all.$B$1:.$B$1048576]; [.$A4]; [$animal_all.$C$1:.$C$1048576]; [.$B4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Lois, 12, Morpeth I think it's ok to test cures for major diseases on animals.</text:p>
          </table:table-cell>
          <table:table-cell office:value-type="string" calcext:value-type="string">
            <text:p>According to fbresearch.com, "research in animals will hopefully someday help scientists find the cure for diseases like Alzheimer's, AIDS, and cancer".</text:p>
          </table:table-cell>
          <table:table-cell table:formula="of:=IF(['file:///C:/Users/Carolin/Documents/Universitaet/Bachelor/2020SoSe/BA/MeineBA/AnnotationGuidelines/finalAnnotation/Evaluation_five.ods'#$Result.G11] &gt; 2; 1; 0)" office:value-type="float" office:value="1" calcext:value-type="float">
            <text:p>1</text:p>
          </table:table-cell>
          <table:table-cell table:formula="of:=IF(['file:///C:/Users/Carolin/Documents/Universitaet/Bachelor/2020SoSe/BA/MeineBA/AnnotationGuidelines/finalAnnotation/Evaluation_three.ods'#$Result.G11] &gt; 1; 1; 0)" office:value-type="float" office:value="1" calcext:value-type="float">
            <text:p>1</text:p>
          </table:table-cell>
          <table:table-cell table:style-name="ce2" table:formula="of:=COUNTIFS([$animal_all.$A$1:.$A$1048576]; [.E$2]; [$animal_all.$B$1:.$B$1048576]; [.$A5]; [$animal_all.$C$1:.$C$1048576]; [.$B5])" office:value-type="float" office:value="1" calcext:value-type="float">
            <text:p>1</text:p>
          </table:table-cell>
          <table:table-cell table:style-name="ce2" table:formula="of:=COUNTIFS([$animal_all.$A$1:.$A$1048576]; [.F$2]; [$animal_all.$B$1:.$B$1048576]; [.$A5]; [$animal_all.$C$1:.$C$1048576]; [.$B5])" office:value-type="float" office:value="1" calcext:value-type="float">
            <text:p>1</text:p>
          </table:table-cell>
          <table:table-cell table:style-name="ce2" table:formula="of:=COUNTIFS([$animal_all.$A$1:.$A$1048576]; [.G$2]; [$animal_all.$B$1:.$B$1048576]; [.$A5]; [$animal_all.$C$1:.$C$1048576]; [.$B5])" office:value-type="float" office:value="1" calcext:value-type="float">
            <text:p>1</text:p>
          </table:table-cell>
          <table:table-cell table:style-name="ce2" table:formula="of:=COUNTIFS([$animal_all.$A$1:.$A$1048576]; [.H$2]; [$animal_all.$B$1:.$B$1048576]; [.$A5]; [$animal_all.$C$1:.$C$1048576]; [.$B5])" office:value-type="float" office:value="1" calcext:value-type="float">
            <text:p>1</text:p>
          </table:table-cell>
          <table:table-cell table:style-name="ce2" table:formula="of:=COUNTIFS([$animal_all.$A$1:.$A$1048576]; [.I$2]; [$animal_all.$B$1:.$B$1048576]; [.$A5]; [$animal_all.$C$1:.$C$1048576]; [.$B5])" office:value-type="float" office:value="1" calcext:value-type="float">
            <text:p>1</text:p>
          </table:table-cell>
          <table:table-cell table:style-name="ce2" table:formula="of:=COUNTIFS([$animal_all.$A$1:.$A$1048576]; [.J$2]; [$animal_all.$B$1:.$B$1048576]; [.$A5]; [$animal_all.$C$1:.$C$1048576]; [.$B5])" office:value-type="float" office:value="1" calcext:value-type="float">
            <text:p>1</text:p>
          </table:table-cell>
          <table:table-cell table:style-name="ce2" table:formula="of:=COUNTIFS([$animal_all.$A$1:.$A$1048576]; [.K$2]; [$animal_all.$B$1:.$B$1048576]; [.$A5]; [$animal_all.$C$1:.$C$1048576]; [.$B5])" office:value-type="float" office:value="1" calcext:value-type="float">
            <text:p>1</text:p>
          </table:table-cell>
          <table:table-cell table:style-name="ce2" table:formula="of:=COUNTIFS([$animal_all.$A$1:.$A$1048576]; [.L$2]; [$animal_all.$B$1:.$B$1048576]; [.$A5]; [$animal_all.$C$1:.$C$1048576]; [.$B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y, 12, Deal Testing on animals is disgusting.</text:p>
          </table:table-cell>
          <table:table-cell office:value-type="string" calcext:value-type="string">
            <text:p>This is real progress in reducing animal suffering in laboratories.</text:p>
          </table:table-cell>
          <table:table-cell table:formula="of:=IF(['file:///C:/Users/Carolin/Documents/Universitaet/Bachelor/2020SoSe/BA/MeineBA/AnnotationGuidelines/finalAnnotation/Evaluation_five.ods'#$Result.G12] &gt; 2; 1; 0)" office:value-type="float" office:value="0" calcext:value-type="float">
            <text:p>0</text:p>
          </table:table-cell>
          <table:table-cell table:formula="of:=IF(['file:///C:/Users/Carolin/Documents/Universitaet/Bachelor/2020SoSe/BA/MeineBA/AnnotationGuidelines/finalAnnotation/Evaluation_three.ods'#$Result.G12] &gt; 1; 1; 0)" office:value-type="float" office:value="0" calcext:value-type="float">
            <text:p>0</text:p>
          </table:table-cell>
          <table:table-cell table:style-name="ce2" table:formula="of:=COUNTIFS([$animal_all.$A$1:.$A$1048576]; [.E$2]; [$animal_all.$B$1:.$B$1048576]; [.$A6]; [$animal_all.$C$1:.$C$1048576]; [.$B6])" office:value-type="float" office:value="1" calcext:value-type="float">
            <text:p>1</text:p>
          </table:table-cell>
          <table:table-cell table:style-name="ce2" table:formula="of:=COUNTIFS([$animal_all.$A$1:.$A$1048576]; [.F$2]; [$animal_all.$B$1:.$B$1048576]; [.$A6]; [$animal_all.$C$1:.$C$1048576]; [.$B6])" office:value-type="float" office:value="1" calcext:value-type="float">
            <text:p>1</text:p>
          </table:table-cell>
          <table:table-cell table:style-name="ce2" table:formula="of:=COUNTIFS([$animal_all.$A$1:.$A$1048576]; [.G$2]; [$animal_all.$B$1:.$B$1048576]; [.$A6]; [$animal_all.$C$1:.$C$1048576]; [.$B6])" office:value-type="float" office:value="0" calcext:value-type="float">
            <text:p>0</text:p>
          </table:table-cell>
          <table:table-cell table:style-name="ce2" table:formula="of:=COUNTIFS([$animal_all.$A$1:.$A$1048576]; [.H$2]; [$animal_all.$B$1:.$B$1048576]; [.$A6]; [$animal_all.$C$1:.$C$1048576]; [.$B6])" office:value-type="float" office:value="0" calcext:value-type="float">
            <text:p>0</text:p>
          </table:table-cell>
          <table:table-cell table:style-name="ce2" table:formula="of:=COUNTIFS([$animal_all.$A$1:.$A$1048576]; [.I$2]; [$animal_all.$B$1:.$B$1048576]; [.$A6]; [$animal_all.$C$1:.$C$1048576]; [.$B6])" office:value-type="float" office:value="0" calcext:value-type="float">
            <text:p>0</text:p>
          </table:table-cell>
          <table:table-cell table:style-name="ce2" table:formula="of:=COUNTIFS([$animal_all.$A$1:.$A$1048576]; [.J$2]; [$animal_all.$B$1:.$B$1048576]; [.$A6]; [$animal_all.$C$1:.$C$1048576]; [.$B6])" office:value-type="float" office:value="0" calcext:value-type="float">
            <text:p>0</text:p>
          </table:table-cell>
          <table:table-cell table:style-name="ce2" table:formula="of:=COUNTIFS([$animal_all.$A$1:.$A$1048576]; [.K$2]; [$animal_all.$B$1:.$B$1048576]; [.$A6]; [$animal_all.$C$1:.$C$1048576]; [.$B6])" office:value-type="float" office:value="0" calcext:value-type="float">
            <text:p>0</text:p>
          </table:table-cell>
          <table:table-cell table:style-name="ce2" table:formula="of:=COUNTIFS([$animal_all.$A$1:.$A$1048576]; [.L$2]; [$animal_all.$B$1:.$B$1048576]; [.$A6]; [$animal_all.$C$1:.$C$1048576]; [.$B6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ut testing cosmetics on them is wrong.</text:p>
          </table:table-cell>
          <table:table-cell office:value-type="string" calcext:value-type="string">
            <text:p>Companies creating new products can also use the thousands of ingredients that have already been tested or that have a long history of safe use.</text:p>
          </table:table-cell>
          <table:table-cell table:formula="of:=IF(['file:///C:/Users/Carolin/Documents/Universitaet/Bachelor/2020SoSe/BA/MeineBA/AnnotationGuidelines/finalAnnotation/Evaluation_five.ods'#$Result.G13] &gt; 2; 1; 0)" office:value-type="float" office:value="1" calcext:value-type="float">
            <text:p>1</text:p>
          </table:table-cell>
          <table:table-cell table:formula="of:=IF(['file:///C:/Users/Carolin/Documents/Universitaet/Bachelor/2020SoSe/BA/MeineBA/AnnotationGuidelines/finalAnnotation/Evaluation_three.ods'#$Result.G13] &gt; 1; 1; 0)" office:value-type="float" office:value="1" calcext:value-type="float">
            <text:p>1</text:p>
          </table:table-cell>
          <table:table-cell table:style-name="ce2" table:formula="of:=COUNTIFS([$animal_all.$A$1:.$A$1048576]; [.E$2]; [$animal_all.$B$1:.$B$1048576]; [.$A7]; [$animal_all.$C$1:.$C$1048576]; [.$B7])" office:value-type="float" office:value="1" calcext:value-type="float">
            <text:p>1</text:p>
          </table:table-cell>
          <table:table-cell table:style-name="ce2" table:formula="of:=COUNTIFS([$animal_all.$A$1:.$A$1048576]; [.F$2]; [$animal_all.$B$1:.$B$1048576]; [.$A7]; [$animal_all.$C$1:.$C$1048576]; [.$B7])" office:value-type="float" office:value="1" calcext:value-type="float">
            <text:p>1</text:p>
          </table:table-cell>
          <table:table-cell table:style-name="ce2" table:formula="of:=COUNTIFS([$animal_all.$A$1:.$A$1048576]; [.G$2]; [$animal_all.$B$1:.$B$1048576]; [.$A7]; [$animal_all.$C$1:.$C$1048576]; [.$B7])" office:value-type="float" office:value="0" calcext:value-type="float">
            <text:p>0</text:p>
          </table:table-cell>
          <table:table-cell table:style-name="ce2" table:formula="of:=COUNTIFS([$animal_all.$A$1:.$A$1048576]; [.H$2]; [$animal_all.$B$1:.$B$1048576]; [.$A7]; [$animal_all.$C$1:.$C$1048576]; [.$B7])" office:value-type="float" office:value="0" calcext:value-type="float">
            <text:p>0</text:p>
          </table:table-cell>
          <table:table-cell table:style-name="ce2" table:formula="of:=COUNTIFS([$animal_all.$A$1:.$A$1048576]; [.I$2]; [$animal_all.$B$1:.$B$1048576]; [.$A7]; [$animal_all.$C$1:.$C$1048576]; [.$B7])" office:value-type="float" office:value="0" calcext:value-type="float">
            <text:p>0</text:p>
          </table:table-cell>
          <table:table-cell table:style-name="ce2" table:formula="of:=COUNTIFS([$animal_all.$A$1:.$A$1048576]; [.J$2]; [$animal_all.$B$1:.$B$1048576]; [.$A7]; [$animal_all.$C$1:.$C$1048576]; [.$B7])" office:value-type="float" office:value="0" calcext:value-type="float">
            <text:p>0</text:p>
          </table:table-cell>
          <table:table-cell table:style-name="ce2" table:formula="of:=COUNTIFS([$animal_all.$A$1:.$A$1048576]; [.K$2]; [$animal_all.$B$1:.$B$1048576]; [.$A7]; [$animal_all.$C$1:.$C$1048576]; [.$B7])" office:value-type="float" office:value="0" calcext:value-type="float">
            <text:p>0</text:p>
          </table:table-cell>
          <table:table-cell table:style-name="ce2" table:formula="of:=COUNTIFS([$animal_all.$A$1:.$A$1048576]; [.L$2]; [$animal_all.$B$1:.$B$1048576]; [.$A7]; [$animal_all.$C$1:.$C$1048576]; [.$B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imal testing is good</text:p>
          </table:table-cell>
          <table:table-cell office:value-type="string" calcext:value-type="string">
            <text:p>Computer virtual organs also serve as good models of human body parts.</text:p>
          </table:table-cell>
          <table:table-cell table:formula="of:=IF(['file:///C:/Users/Carolin/Documents/Universitaet/Bachelor/2020SoSe/BA/MeineBA/AnnotationGuidelines/finalAnnotation/Evaluation_five.ods'#$Result.G14] &gt; 2; 1; 0)" office:value-type="float" office:value="0" calcext:value-type="float">
            <text:p>0</text:p>
          </table:table-cell>
          <table:table-cell table:formula="of:=IF(['file:///C:/Users/Carolin/Documents/Universitaet/Bachelor/2020SoSe/BA/MeineBA/AnnotationGuidelines/finalAnnotation/Evaluation_three.ods'#$Result.G14] &gt; 1; 1; 0)" office:value-type="float" office:value="0" calcext:value-type="float">
            <text:p>0</text:p>
          </table:table-cell>
          <table:table-cell table:style-name="ce2" table:formula="of:=COUNTIFS([$animal_all.$A$1:.$A$1048576]; [.E$2]; [$animal_all.$B$1:.$B$1048576]; [.$A8]; [$animal_all.$C$1:.$C$1048576]; [.$B8])" office:value-type="float" office:value="1" calcext:value-type="float">
            <text:p>1</text:p>
          </table:table-cell>
          <table:table-cell table:style-name="ce2" table:formula="of:=COUNTIFS([$animal_all.$A$1:.$A$1048576]; [.F$2]; [$animal_all.$B$1:.$B$1048576]; [.$A8]; [$animal_all.$C$1:.$C$1048576]; [.$B8])" office:value-type="float" office:value="1" calcext:value-type="float">
            <text:p>1</text:p>
          </table:table-cell>
          <table:table-cell table:style-name="ce2" table:formula="of:=COUNTIFS([$animal_all.$A$1:.$A$1048576]; [.G$2]; [$animal_all.$B$1:.$B$1048576]; [.$A8]; [$animal_all.$C$1:.$C$1048576]; [.$B8])" office:value-type="float" office:value="1" calcext:value-type="float">
            <text:p>1</text:p>
          </table:table-cell>
          <table:table-cell table:style-name="ce2" table:formula="of:=COUNTIFS([$animal_all.$A$1:.$A$1048576]; [.H$2]; [$animal_all.$B$1:.$B$1048576]; [.$A8]; [$animal_all.$C$1:.$C$1048576]; [.$B8])" office:value-type="float" office:value="1" calcext:value-type="float">
            <text:p>1</text:p>
          </table:table-cell>
          <table:table-cell table:style-name="ce2" table:formula="of:=COUNTIFS([$animal_all.$A$1:.$A$1048576]; [.I$2]; [$animal_all.$B$1:.$B$1048576]; [.$A8]; [$animal_all.$C$1:.$C$1048576]; [.$B8])" office:value-type="float" office:value="1" calcext:value-type="float">
            <text:p>1</text:p>
          </table:table-cell>
          <table:table-cell table:style-name="ce2" table:formula="of:=COUNTIFS([$animal_all.$A$1:.$A$1048576]; [.J$2]; [$animal_all.$B$1:.$B$1048576]; [.$A8]; [$animal_all.$C$1:.$C$1048576]; [.$B8])" office:value-type="float" office:value="1" calcext:value-type="float">
            <text:p>1</text:p>
          </table:table-cell>
          <table:table-cell table:style-name="ce2" table:formula="of:=COUNTIFS([$animal_all.$A$1:.$A$1048576]; [.K$2]; [$animal_all.$B$1:.$B$1048576]; [.$A8]; [$animal_all.$C$1:.$C$1048576]; [.$B8])" office:value-type="float" office:value="1" calcext:value-type="float">
            <text:p>1</text:p>
          </table:table-cell>
          <table:table-cell table:style-name="ce2" table:formula="of:=COUNTIFS([$animal_all.$A$1:.$A$1048576]; [.L$2]; [$animal_all.$B$1:.$B$1048576]; [.$A8]; [$animal_all.$C$1:.$C$1048576]; [.$B8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This is real progress in reducing animal suffering in laboratories.</text:p>
          </table:table-cell>
          <table:table-cell office:value-type="string" calcext:value-type="string">
            <text:p>Many are also actively involved in developing scientific methods to reduce the need for animals or replace them entirely.</text:p>
          </table:table-cell>
          <table:table-cell table:formula="of:=IF(['file:///C:/Users/Carolin/Documents/Universitaet/Bachelor/2020SoSe/BA/MeineBA/AnnotationGuidelines/finalAnnotation/Evaluation_five.ods'#$Result.G15] &gt; 2; 1; 0)" office:value-type="float" office:value="1" calcext:value-type="float">
            <text:p>1</text:p>
          </table:table-cell>
          <table:table-cell table:formula="of:=IF(['file:///C:/Users/Carolin/Documents/Universitaet/Bachelor/2020SoSe/BA/MeineBA/AnnotationGuidelines/finalAnnotation/Evaluation_three.ods'#$Result.G15] &gt; 1; 1; 0)" office:value-type="float" office:value="1" calcext:value-type="float">
            <text:p>1</text:p>
          </table:table-cell>
          <table:table-cell table:style-name="ce2" table:formula="of:=COUNTIFS([$animal_all.$A$1:.$A$1048576]; [.E$2]; [$animal_all.$B$1:.$B$1048576]; [.$A9]; [$animal_all.$C$1:.$C$1048576]; [.$B9])" office:value-type="float" office:value="1" calcext:value-type="float">
            <text:p>1</text:p>
          </table:table-cell>
          <table:table-cell table:style-name="ce2" table:formula="of:=COUNTIFS([$animal_all.$A$1:.$A$1048576]; [.F$2]; [$animal_all.$B$1:.$B$1048576]; [.$A9]; [$animal_all.$C$1:.$C$1048576]; [.$B9])" office:value-type="float" office:value="1" calcext:value-type="float">
            <text:p>1</text:p>
          </table:table-cell>
          <table:table-cell table:style-name="ce2" table:formula="of:=COUNTIFS([$animal_all.$A$1:.$A$1048576]; [.G$2]; [$animal_all.$B$1:.$B$1048576]; [.$A9]; [$animal_all.$C$1:.$C$1048576]; [.$B9])" office:value-type="float" office:value="0" calcext:value-type="float">
            <text:p>0</text:p>
          </table:table-cell>
          <table:table-cell table:style-name="ce2" table:formula="of:=COUNTIFS([$animal_all.$A$1:.$A$1048576]; [.H$2]; [$animal_all.$B$1:.$B$1048576]; [.$A9]; [$animal_all.$C$1:.$C$1048576]; [.$B9])" office:value-type="float" office:value="0" calcext:value-type="float">
            <text:p>0</text:p>
          </table:table-cell>
          <table:table-cell table:style-name="ce2" table:formula="of:=COUNTIFS([$animal_all.$A$1:.$A$1048576]; [.I$2]; [$animal_all.$B$1:.$B$1048576]; [.$A9]; [$animal_all.$C$1:.$C$1048576]; [.$B9])" office:value-type="float" office:value="1" calcext:value-type="float">
            <text:p>1</text:p>
          </table:table-cell>
          <table:table-cell table:style-name="ce2" table:formula="of:=COUNTIFS([$animal_all.$A$1:.$A$1048576]; [.J$2]; [$animal_all.$B$1:.$B$1048576]; [.$A9]; [$animal_all.$C$1:.$C$1048576]; [.$B9])" office:value-type="float" office:value="1" calcext:value-type="float">
            <text:p>1</text:p>
          </table:table-cell>
          <table:table-cell table:style-name="ce2" table:formula="of:=COUNTIFS([$animal_all.$A$1:.$A$1048576]; [.K$2]; [$animal_all.$B$1:.$B$1048576]; [.$A9]; [$animal_all.$C$1:.$C$1048576]; [.$B9])" office:value-type="float" office:value="0" calcext:value-type="float">
            <text:p>0</text:p>
          </table:table-cell>
          <table:table-cell table:style-name="ce2" table:formula="of:=COUNTIFS([$animal_all.$A$1:.$A$1048576]; [.L$2]; [$animal_all.$B$1:.$B$1048576]; [.$A9]; [$animal_all.$C$1:.$C$1048576]; [.$B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y, 12, Deal Testing on animals is disgusting.</text:p>
          </table:table-cell>
          <table:table-cell office:value-type="string" calcext:value-type="string">
            <text:p>Lois, 12, Morpeth I think it's ok to test cures for major diseases on animals.</text:p>
          </table:table-cell>
          <table:table-cell table:formula="of:=IF(['file:///C:/Users/Carolin/Documents/Universitaet/Bachelor/2020SoSe/BA/MeineBA/AnnotationGuidelines/finalAnnotation/Evaluation_five.ods'#$Result.G16] &gt; 2; 1; 0)" office:value-type="float" office:value="0" calcext:value-type="float">
            <text:p>0</text:p>
          </table:table-cell>
          <table:table-cell table:formula="of:=IF(['file:///C:/Users/Carolin/Documents/Universitaet/Bachelor/2020SoSe/BA/MeineBA/AnnotationGuidelines/finalAnnotation/Evaluation_three.ods'#$Result.G16] &gt; 1; 1; 0)" office:value-type="float" office:value="1" calcext:value-type="float">
            <text:p>1</text:p>
          </table:table-cell>
          <table:table-cell table:style-name="ce2" table:formula="of:=COUNTIFS([$animal_all.$A$1:.$A$1048576]; [.E$2]; [$animal_all.$B$1:.$B$1048576]; [.$A10]; [$animal_all.$C$1:.$C$1048576]; [.$B10])" office:value-type="float" office:value="1" calcext:value-type="float">
            <text:p>1</text:p>
          </table:table-cell>
          <table:table-cell table:style-name="ce2" table:formula="of:=COUNTIFS([$animal_all.$A$1:.$A$1048576]; [.F$2]; [$animal_all.$B$1:.$B$1048576]; [.$A10]; [$animal_all.$C$1:.$C$1048576]; [.$B10])" office:value-type="float" office:value="1" calcext:value-type="float">
            <text:p>1</text:p>
          </table:table-cell>
          <table:table-cell table:style-name="ce2" table:formula="of:=COUNTIFS([$animal_all.$A$1:.$A$1048576]; [.G$2]; [$animal_all.$B$1:.$B$1048576]; [.$A10]; [$animal_all.$C$1:.$C$1048576]; [.$B10])" office:value-type="float" office:value="1" calcext:value-type="float">
            <text:p>1</text:p>
          </table:table-cell>
          <table:table-cell table:style-name="ce2" table:formula="of:=COUNTIFS([$animal_all.$A$1:.$A$1048576]; [.H$2]; [$animal_all.$B$1:.$B$1048576]; [.$A10]; [$animal_all.$C$1:.$C$1048576]; [.$B10])" office:value-type="float" office:value="1" calcext:value-type="float">
            <text:p>1</text:p>
          </table:table-cell>
          <table:table-cell table:style-name="ce2" table:formula="of:=COUNTIFS([$animal_all.$A$1:.$A$1048576]; [.I$2]; [$animal_all.$B$1:.$B$1048576]; [.$A10]; [$animal_all.$C$1:.$C$1048576]; [.$B10])" office:value-type="float" office:value="0" calcext:value-type="float">
            <text:p>0</text:p>
          </table:table-cell>
          <table:table-cell table:style-name="ce2" table:formula="of:=COUNTIFS([$animal_all.$A$1:.$A$1048576]; [.J$2]; [$animal_all.$B$1:.$B$1048576]; [.$A10]; [$animal_all.$C$1:.$C$1048576]; [.$B10])" office:value-type="float" office:value="0" calcext:value-type="float">
            <text:p>0</text:p>
          </table:table-cell>
          <table:table-cell table:style-name="ce2" table:formula="of:=COUNTIFS([$animal_all.$A$1:.$A$1048576]; [.K$2]; [$animal_all.$B$1:.$B$1048576]; [.$A10]; [$animal_all.$C$1:.$C$1048576]; [.$B10])" office:value-type="float" office:value="0" calcext:value-type="float">
            <text:p>0</text:p>
          </table:table-cell>
          <table:table-cell table:style-name="ce2" table:formula="of:=COUNTIFS([$animal_all.$A$1:.$A$1048576]; [.L$2]; [$animal_all.$B$1:.$B$1048576]; [.$A10]; [$animal_all.$C$1:.$C$1048576]; [.$B10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his is real progress in reducing animal suffering in laboratories.</text:p>
          </table:table-cell>
          <table:table-cell office:value-type="string" calcext:value-type="string">
            <text:p>Refine the way experiments are carried out, to make sure animals suffer as little as possible.</text:p>
          </table:table-cell>
          <table:table-cell table:formula="of:=IF(['file:///C:/Users/Carolin/Documents/Universitaet/Bachelor/2020SoSe/BA/MeineBA/AnnotationGuidelines/finalAnnotation/Evaluation_five.ods'#$Result.G17] &gt; 2; 1; 0)" office:value-type="float" office:value="1" calcext:value-type="float">
            <text:p>1</text:p>
          </table:table-cell>
          <table:table-cell table:formula="of:=IF(['file:///C:/Users/Carolin/Documents/Universitaet/Bachelor/2020SoSe/BA/MeineBA/AnnotationGuidelines/finalAnnotation/Evaluation_three.ods'#$Result.G17] &gt; 1; 1; 0)" office:value-type="float" office:value="1" calcext:value-type="float">
            <text:p>1</text:p>
          </table:table-cell>
          <table:table-cell table:style-name="ce2" table:formula="of:=COUNTIFS([$animal_all.$A$1:.$A$1048576]; [.E$2]; [$animal_all.$B$1:.$B$1048576]; [.$A11]; [$animal_all.$C$1:.$C$1048576]; [.$B11])" office:value-type="float" office:value="1" calcext:value-type="float">
            <text:p>1</text:p>
          </table:table-cell>
          <table:table-cell table:style-name="ce2" table:formula="of:=COUNTIFS([$animal_all.$A$1:.$A$1048576]; [.F$2]; [$animal_all.$B$1:.$B$1048576]; [.$A11]; [$animal_all.$C$1:.$C$1048576]; [.$B11])" office:value-type="float" office:value="1" calcext:value-type="float">
            <text:p>1</text:p>
          </table:table-cell>
          <table:table-cell table:style-name="ce2" table:formula="of:=COUNTIFS([$animal_all.$A$1:.$A$1048576]; [.G$2]; [$animal_all.$B$1:.$B$1048576]; [.$A11]; [$animal_all.$C$1:.$C$1048576]; [.$B11])" office:value-type="float" office:value="1" calcext:value-type="float">
            <text:p>1</text:p>
          </table:table-cell>
          <table:table-cell table:style-name="ce2" table:formula="of:=COUNTIFS([$animal_all.$A$1:.$A$1048576]; [.H$2]; [$animal_all.$B$1:.$B$1048576]; [.$A11]; [$animal_all.$C$1:.$C$1048576]; [.$B11])" office:value-type="float" office:value="1" calcext:value-type="float">
            <text:p>1</text:p>
          </table:table-cell>
          <table:table-cell table:style-name="ce2" table:formula="of:=COUNTIFS([$animal_all.$A$1:.$A$1048576]; [.I$2]; [$animal_all.$B$1:.$B$1048576]; [.$A11]; [$animal_all.$C$1:.$C$1048576]; [.$B11])" office:value-type="float" office:value="1" calcext:value-type="float">
            <text:p>1</text:p>
          </table:table-cell>
          <table:table-cell table:style-name="ce2" table:formula="of:=COUNTIFS([$animal_all.$A$1:.$A$1048576]; [.J$2]; [$animal_all.$B$1:.$B$1048576]; [.$A11]; [$animal_all.$C$1:.$C$1048576]; [.$B11])" office:value-type="float" office:value="1" calcext:value-type="float">
            <text:p>1</text:p>
          </table:table-cell>
          <table:table-cell table:style-name="ce2" table:formula="of:=COUNTIFS([$animal_all.$A$1:.$A$1048576]; [.K$2]; [$animal_all.$B$1:.$B$1048576]; [.$A11]; [$animal_all.$C$1:.$C$1048576]; [.$B11])" office:value-type="float" office:value="1" calcext:value-type="float">
            <text:p>1</text:p>
          </table:table-cell>
          <table:table-cell table:style-name="ce2" table:formula="of:=COUNTIFS([$animal_all.$A$1:.$A$1048576]; [.L$2]; [$animal_all.$B$1:.$B$1048576]; [.$A11]; [$animal_all.$C$1:.$C$1048576]; [.$B11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nimal testing is good</text:p>
          </table:table-cell>
          <table:table-cell office:value-type="string" calcext:value-type="string">
            <text:p>That money can be better spent of animal welfare, and helping people who don't have health insurance.</text:p>
          </table:table-cell>
          <table:table-cell table:formula="of:=IF(['file:///C:/Users/Carolin/Documents/Universitaet/Bachelor/2020SoSe/BA/MeineBA/AnnotationGuidelines/finalAnnotation/Evaluation_five.ods'#$Result.G18] &gt; 2; 1; 0)" office:value-type="float" office:value="0" calcext:value-type="float">
            <text:p>0</text:p>
          </table:table-cell>
          <table:table-cell table:formula="of:=IF(['file:///C:/Users/Carolin/Documents/Universitaet/Bachelor/2020SoSe/BA/MeineBA/AnnotationGuidelines/finalAnnotation/Evaluation_three.ods'#$Result.G18] &gt; 1; 1; 0)" office:value-type="float" office:value="0" calcext:value-type="float">
            <text:p>0</text:p>
          </table:table-cell>
          <table:table-cell table:style-name="ce2" table:formula="of:=COUNTIFS([$animal_all.$A$1:.$A$1048576]; [.E$2]; [$animal_all.$B$1:.$B$1048576]; [.$A12]; [$animal_all.$C$1:.$C$1048576]; [.$B12])" office:value-type="float" office:value="1" calcext:value-type="float">
            <text:p>1</text:p>
          </table:table-cell>
          <table:table-cell table:style-name="ce2" table:formula="of:=COUNTIFS([$animal_all.$A$1:.$A$1048576]; [.F$2]; [$animal_all.$B$1:.$B$1048576]; [.$A12]; [$animal_all.$C$1:.$C$1048576]; [.$B12])" office:value-type="float" office:value="1" calcext:value-type="float">
            <text:p>1</text:p>
          </table:table-cell>
          <table:table-cell table:style-name="ce2" table:formula="of:=COUNTIFS([$animal_all.$A$1:.$A$1048576]; [.G$2]; [$animal_all.$B$1:.$B$1048576]; [.$A12]; [$animal_all.$C$1:.$C$1048576]; [.$B12])" office:value-type="float" office:value="0" calcext:value-type="float">
            <text:p>0</text:p>
          </table:table-cell>
          <table:table-cell table:style-name="ce2" table:formula="of:=COUNTIFS([$animal_all.$A$1:.$A$1048576]; [.H$2]; [$animal_all.$B$1:.$B$1048576]; [.$A12]; [$animal_all.$C$1:.$C$1048576]; [.$B12])" office:value-type="float" office:value="0" calcext:value-type="float">
            <text:p>0</text:p>
          </table:table-cell>
          <table:table-cell table:style-name="ce2" table:formula="of:=COUNTIFS([$animal_all.$A$1:.$A$1048576]; [.I$2]; [$animal_all.$B$1:.$B$1048576]; [.$A12]; [$animal_all.$C$1:.$C$1048576]; [.$B12])" office:value-type="float" office:value="1" calcext:value-type="float">
            <text:p>1</text:p>
          </table:table-cell>
          <table:table-cell table:style-name="ce2" table:formula="of:=COUNTIFS([$animal_all.$A$1:.$A$1048576]; [.J$2]; [$animal_all.$B$1:.$B$1048576]; [.$A12]; [$animal_all.$C$1:.$C$1048576]; [.$B12])" office:value-type="float" office:value="1" calcext:value-type="float">
            <text:p>1</text:p>
          </table:table-cell>
          <table:table-cell table:style-name="ce2" table:formula="of:=COUNTIFS([$animal_all.$A$1:.$A$1048576]; [.K$2]; [$animal_all.$B$1:.$B$1048576]; [.$A12]; [$animal_all.$C$1:.$C$1048576]; [.$B12])" office:value-type="float" office:value="0" calcext:value-type="float">
            <text:p>0</text:p>
          </table:table-cell>
          <table:table-cell table:style-name="ce2" table:formula="of:=COUNTIFS([$animal_all.$A$1:.$A$1048576]; [.L$2]; [$animal_all.$B$1:.$B$1048576]; [.$A12]; [$animal_all.$C$1:.$C$1048576]; [.$B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is, 12, Morpeth I think it's ok to test cures for major diseases on animals.</text:p>
          </table:table-cell>
          <table:table-cell office:value-type="string" calcext:value-type="string">
            <text:p>This makes us inconsistent in our treatment of those species.</text:p>
          </table:table-cell>
          <table:table-cell table:formula="of:=IF(['file:///C:/Users/Carolin/Documents/Universitaet/Bachelor/2020SoSe/BA/MeineBA/AnnotationGuidelines/finalAnnotation/Evaluation_five.ods'#$Result.G19] &gt; 2; 1; 0)" office:value-type="float" office:value="0" calcext:value-type="float">
            <text:p>0</text:p>
          </table:table-cell>
          <table:table-cell table:formula="of:=IF(['file:///C:/Users/Carolin/Documents/Universitaet/Bachelor/2020SoSe/BA/MeineBA/AnnotationGuidelines/finalAnnotation/Evaluation_three.ods'#$Result.G19] &gt; 1; 1; 0)" office:value-type="float" office:value="0" calcext:value-type="float">
            <text:p>0</text:p>
          </table:table-cell>
          <table:table-cell table:style-name="ce2" table:formula="of:=COUNTIFS([$animal_all.$A$1:.$A$1048576]; [.E$2]; [$animal_all.$B$1:.$B$1048576]; [.$A13]; [$animal_all.$C$1:.$C$1048576]; [.$B13])" office:value-type="float" office:value="1" calcext:value-type="float">
            <text:p>1</text:p>
          </table:table-cell>
          <table:table-cell table:style-name="ce2" table:formula="of:=COUNTIFS([$animal_all.$A$1:.$A$1048576]; [.F$2]; [$animal_all.$B$1:.$B$1048576]; [.$A13]; [$animal_all.$C$1:.$C$1048576]; [.$B13])" office:value-type="float" office:value="1" calcext:value-type="float">
            <text:p>1</text:p>
          </table:table-cell>
          <table:table-cell table:style-name="ce2" table:formula="of:=COUNTIFS([$animal_all.$A$1:.$A$1048576]; [.G$2]; [$animal_all.$B$1:.$B$1048576]; [.$A13]; [$animal_all.$C$1:.$C$1048576]; [.$B13])" office:value-type="float" office:value="0" calcext:value-type="float">
            <text:p>0</text:p>
          </table:table-cell>
          <table:table-cell table:style-name="ce2" table:formula="of:=COUNTIFS([$animal_all.$A$1:.$A$1048576]; [.H$2]; [$animal_all.$B$1:.$B$1048576]; [.$A13]; [$animal_all.$C$1:.$C$1048576]; [.$B13])" office:value-type="float" office:value="0" calcext:value-type="float">
            <text:p>0</text:p>
          </table:table-cell>
          <table:table-cell table:style-name="ce2" table:formula="of:=COUNTIFS([$animal_all.$A$1:.$A$1048576]; [.I$2]; [$animal_all.$B$1:.$B$1048576]; [.$A13]; [$animal_all.$C$1:.$C$1048576]; [.$B13])" office:value-type="float" office:value="1" calcext:value-type="float">
            <text:p>1</text:p>
          </table:table-cell>
          <table:table-cell table:style-name="ce2" table:formula="of:=COUNTIFS([$animal_all.$A$1:.$A$1048576]; [.J$2]; [$animal_all.$B$1:.$B$1048576]; [.$A13]; [$animal_all.$C$1:.$C$1048576]; [.$B13])" office:value-type="float" office:value="1" calcext:value-type="float">
            <text:p>1</text:p>
          </table:table-cell>
          <table:table-cell table:style-name="ce2" table:formula="of:=COUNTIFS([$animal_all.$A$1:.$A$1048576]; [.K$2]; [$animal_all.$B$1:.$B$1048576]; [.$A13]; [$animal_all.$C$1:.$C$1048576]; [.$B13])" office:value-type="float" office:value="0" calcext:value-type="float">
            <text:p>0</text:p>
          </table:table-cell>
          <table:table-cell table:style-name="ce2" table:formula="of:=COUNTIFS([$animal_all.$A$1:.$A$1048576]; [.L$2]; [$animal_all.$B$1:.$B$1048576]; [.$A13]; [$animal_all.$C$1:.$C$1048576]; [.$B13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he problem for them is that they tout themselves as a cruelty free company that does not test on animals.</text:p>
          </table:table-cell>
          <table:table-cell office:value-type="string" calcext:value-type="string">
            <text:p>But people who test for cosmetics on animals are cruel.</text:p>
          </table:table-cell>
          <table:table-cell table:formula="of:=IF(['file:///C:/Users/Carolin/Documents/Universitaet/Bachelor/2020SoSe/BA/MeineBA/AnnotationGuidelines/finalAnnotation/Evaluation_five.ods'#$Result.G20] &gt; 2; 1; 0)" office:value-type="float" office:value="0" calcext:value-type="float">
            <text:p>0</text:p>
          </table:table-cell>
          <table:table-cell table:formula="of:=IF(['file:///C:/Users/Carolin/Documents/Universitaet/Bachelor/2020SoSe/BA/MeineBA/AnnotationGuidelines/finalAnnotation/Evaluation_three.ods'#$Result.G20] &gt; 1; 1; 0)" office:value-type="float" office:value="0" calcext:value-type="float">
            <text:p>0</text:p>
          </table:table-cell>
          <table:table-cell table:style-name="ce2" table:formula="of:=COUNTIFS([$animal_all.$A$1:.$A$1048576]; [.E$2]; [$animal_all.$B$1:.$B$1048576]; [.$A14]; [$animal_all.$C$1:.$C$1048576]; [.$B14])" office:value-type="float" office:value="1" calcext:value-type="float">
            <text:p>1</text:p>
          </table:table-cell>
          <table:table-cell table:style-name="ce2" table:formula="of:=COUNTIFS([$animal_all.$A$1:.$A$1048576]; [.F$2]; [$animal_all.$B$1:.$B$1048576]; [.$A14]; [$animal_all.$C$1:.$C$1048576]; [.$B14])" office:value-type="float" office:value="1" calcext:value-type="float">
            <text:p>1</text:p>
          </table:table-cell>
          <table:table-cell table:style-name="ce2" table:formula="of:=COUNTIFS([$animal_all.$A$1:.$A$1048576]; [.G$2]; [$animal_all.$B$1:.$B$1048576]; [.$A14]; [$animal_all.$C$1:.$C$1048576]; [.$B14])" office:value-type="float" office:value="0" calcext:value-type="float">
            <text:p>0</text:p>
          </table:table-cell>
          <table:table-cell table:style-name="ce2" table:formula="of:=COUNTIFS([$animal_all.$A$1:.$A$1048576]; [.H$2]; [$animal_all.$B$1:.$B$1048576]; [.$A14]; [$animal_all.$C$1:.$C$1048576]; [.$B14])" office:value-type="float" office:value="1" calcext:value-type="float">
            <text:p>1</text:p>
          </table:table-cell>
          <table:table-cell table:style-name="ce2" table:formula="of:=COUNTIFS([$animal_all.$A$1:.$A$1048576]; [.I$2]; [$animal_all.$B$1:.$B$1048576]; [.$A14]; [$animal_all.$C$1:.$C$1048576]; [.$B14])" office:value-type="float" office:value="1" calcext:value-type="float">
            <text:p>1</text:p>
          </table:table-cell>
          <table:table-cell table:style-name="ce2" table:formula="of:=COUNTIFS([$animal_all.$A$1:.$A$1048576]; [.J$2]; [$animal_all.$B$1:.$B$1048576]; [.$A14]; [$animal_all.$C$1:.$C$1048576]; [.$B14])" office:value-type="float" office:value="1" calcext:value-type="float">
            <text:p>1</text:p>
          </table:table-cell>
          <table:table-cell table:style-name="ce2" table:formula="of:=COUNTIFS([$animal_all.$A$1:.$A$1048576]; [.K$2]; [$animal_all.$B$1:.$B$1048576]; [.$A14]; [$animal_all.$C$1:.$C$1048576]; [.$B14])" office:value-type="float" office:value="1" calcext:value-type="float">
            <text:p>1</text:p>
          </table:table-cell>
          <table:table-cell table:style-name="ce2" table:formula="of:=COUNTIFS([$animal_all.$A$1:.$A$1048576]; [.L$2]; [$animal_all.$B$1:.$B$1048576]; [.$A14]; [$animal_all.$C$1:.$C$1048576]; [.$B14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ut testing cosmetics on them is wrong.</text:p>
          </table:table-cell>
          <table:table-cell office:value-type="string" calcext:value-type="string">
            <text:p>Interestingly, these tests are not required by law, and they often create inaccurate or misleading results.</text:p>
          </table:table-cell>
          <table:table-cell table:formula="of:=IF(['file:///C:/Users/Carolin/Documents/Universitaet/Bachelor/2020SoSe/BA/MeineBA/AnnotationGuidelines/finalAnnotation/Evaluation_five.ods'#$Result.G21] &gt; 2; 1; 0)" office:value-type="float" office:value="1" calcext:value-type="float">
            <text:p>1</text:p>
          </table:table-cell>
          <table:table-cell table:formula="of:=IF(['file:///C:/Users/Carolin/Documents/Universitaet/Bachelor/2020SoSe/BA/MeineBA/AnnotationGuidelines/finalAnnotation/Evaluation_three.ods'#$Result.G21] &gt; 1; 1; 0)" office:value-type="float" office:value="1" calcext:value-type="float">
            <text:p>1</text:p>
          </table:table-cell>
          <table:table-cell table:style-name="ce2" table:formula="of:=COUNTIFS([$animal_all.$A$1:.$A$1048576]; [.E$2]; [$animal_all.$B$1:.$B$1048576]; [.$A15]; [$animal_all.$C$1:.$C$1048576]; [.$B15])" office:value-type="float" office:value="1" calcext:value-type="float">
            <text:p>1</text:p>
          </table:table-cell>
          <table:table-cell table:style-name="ce2" table:formula="of:=COUNTIFS([$animal_all.$A$1:.$A$1048576]; [.F$2]; [$animal_all.$B$1:.$B$1048576]; [.$A15]; [$animal_all.$C$1:.$C$1048576]; [.$B15])" office:value-type="float" office:value="1" calcext:value-type="float">
            <text:p>1</text:p>
          </table:table-cell>
          <table:table-cell table:style-name="ce2" table:formula="of:=COUNTIFS([$animal_all.$A$1:.$A$1048576]; [.G$2]; [$animal_all.$B$1:.$B$1048576]; [.$A15]; [$animal_all.$C$1:.$C$1048576]; [.$B15])" office:value-type="float" office:value="0" calcext:value-type="float">
            <text:p>0</text:p>
          </table:table-cell>
          <table:table-cell table:style-name="ce2" table:formula="of:=COUNTIFS([$animal_all.$A$1:.$A$1048576]; [.H$2]; [$animal_all.$B$1:.$B$1048576]; [.$A15]; [$animal_all.$C$1:.$C$1048576]; [.$B15])" office:value-type="float" office:value="0" calcext:value-type="float">
            <text:p>0</text:p>
          </table:table-cell>
          <table:table-cell table:style-name="ce2" table:formula="of:=COUNTIFS([$animal_all.$A$1:.$A$1048576]; [.I$2]; [$animal_all.$B$1:.$B$1048576]; [.$A15]; [$animal_all.$C$1:.$C$1048576]; [.$B15])" office:value-type="float" office:value="0" calcext:value-type="float">
            <text:p>0</text:p>
          </table:table-cell>
          <table:table-cell table:style-name="ce2" table:formula="of:=COUNTIFS([$animal_all.$A$1:.$A$1048576]; [.J$2]; [$animal_all.$B$1:.$B$1048576]; [.$A15]; [$animal_all.$C$1:.$C$1048576]; [.$B15])" office:value-type="float" office:value="0" calcext:value-type="float">
            <text:p>0</text:p>
          </table:table-cell>
          <table:table-cell table:style-name="ce2" table:formula="of:=COUNTIFS([$animal_all.$A$1:.$A$1048576]; [.K$2]; [$animal_all.$B$1:.$B$1048576]; [.$A15]; [$animal_all.$C$1:.$C$1048576]; [.$B15])" office:value-type="float" office:value="0" calcext:value-type="float">
            <text:p>0</text:p>
          </table:table-cell>
          <table:table-cell table:style-name="ce2" table:formula="of:=COUNTIFS([$animal_all.$A$1:.$A$1048576]; [.L$2]; [$animal_all.$B$1:.$B$1048576]; [.$A15]; [$animal_all.$C$1:.$C$1048576]; [.$B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y, 12, Deal Testing on animals is disgusting.</text:p>
          </table:table-cell>
          <table:table-cell office:value-type="string" calcext:value-type="string">
            <text:p>But testing cosmetics on them is wrong.</text:p>
          </table:table-cell>
          <table:table-cell table:formula="of:=IF(['file:///C:/Users/Carolin/Documents/Universitaet/Bachelor/2020SoSe/BA/MeineBA/AnnotationGuidelines/finalAnnotation/Evaluation_five.ods'#$Result.G22] &gt; 2; 1; 0)" office:value-type="float" office:value="1" calcext:value-type="float">
            <text:p>1</text:p>
          </table:table-cell>
          <table:table-cell table:formula="of:=IF(['file:///C:/Users/Carolin/Documents/Universitaet/Bachelor/2020SoSe/BA/MeineBA/AnnotationGuidelines/finalAnnotation/Evaluation_three.ods'#$Result.G22] &gt; 1; 1; 0)" office:value-type="float" office:value="1" calcext:value-type="float">
            <text:p>1</text:p>
          </table:table-cell>
          <table:table-cell table:style-name="ce2" table:formula="of:=COUNTIFS([$animal_all.$A$1:.$A$1048576]; [.E$2]; [$animal_all.$B$1:.$B$1048576]; [.$A16]; [$animal_all.$C$1:.$C$1048576]; [.$B16])" office:value-type="float" office:value="1" calcext:value-type="float">
            <text:p>1</text:p>
          </table:table-cell>
          <table:table-cell table:style-name="ce2" table:formula="of:=COUNTIFS([$animal_all.$A$1:.$A$1048576]; [.F$2]; [$animal_all.$B$1:.$B$1048576]; [.$A16]; [$animal_all.$C$1:.$C$1048576]; [.$B16])" office:value-type="float" office:value="1" calcext:value-type="float">
            <text:p>1</text:p>
          </table:table-cell>
          <table:table-cell table:style-name="ce2" table:formula="of:=COUNTIFS([$animal_all.$A$1:.$A$1048576]; [.G$2]; [$animal_all.$B$1:.$B$1048576]; [.$A16]; [$animal_all.$C$1:.$C$1048576]; [.$B16])" office:value-type="float" office:value="0" calcext:value-type="float">
            <text:p>0</text:p>
          </table:table-cell>
          <table:table-cell table:style-name="ce2" table:formula="of:=COUNTIFS([$animal_all.$A$1:.$A$1048576]; [.H$2]; [$animal_all.$B$1:.$B$1048576]; [.$A16]; [$animal_all.$C$1:.$C$1048576]; [.$B16])" office:value-type="float" office:value="0" calcext:value-type="float">
            <text:p>0</text:p>
          </table:table-cell>
          <table:table-cell table:style-name="ce2" table:formula="of:=COUNTIFS([$animal_all.$A$1:.$A$1048576]; [.I$2]; [$animal_all.$B$1:.$B$1048576]; [.$A16]; [$animal_all.$C$1:.$C$1048576]; [.$B16])" office:value-type="float" office:value="0" calcext:value-type="float">
            <text:p>0</text:p>
          </table:table-cell>
          <table:table-cell table:style-name="ce2" table:formula="of:=COUNTIFS([$animal_all.$A$1:.$A$1048576]; [.J$2]; [$animal_all.$B$1:.$B$1048576]; [.$A16]; [$animal_all.$C$1:.$C$1048576]; [.$B16])" office:value-type="float" office:value="0" calcext:value-type="float">
            <text:p>0</text:p>
          </table:table-cell>
          <table:table-cell table:style-name="ce2" table:formula="of:=COUNTIFS([$animal_all.$A$1:.$A$1048576]; [.K$2]; [$animal_all.$B$1:.$B$1048576]; [.$A16]; [$animal_all.$C$1:.$C$1048576]; [.$B16])" office:value-type="float" office:value="0" calcext:value-type="float">
            <text:p>0</text:p>
          </table:table-cell>
          <table:table-cell table:style-name="ce2" table:formula="of:=COUNTIFS([$animal_all.$A$1:.$A$1048576]; [.L$2]; [$animal_all.$B$1:.$B$1048576]; [.$A16]; [$animal_all.$C$1:.$C$1048576]; [.$B16]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ut testing cosmetics on them is wrong.</text:p>
          </table:table-cell>
          <table:table-cell office:value-type="string" calcext:value-type="string">
            <text:p>Controversy of Animal Testing on CosmeticsThe practice is particularly controversial because animals may experience discomfort, suffering and ultimately die, all in the name of aesthetics and 'looking good.'</text:p>
          </table:table-cell>
          <table:table-cell table:formula="of:=IF(['file:///C:/Users/Carolin/Documents/Universitaet/Bachelor/2020SoSe/BA/MeineBA/AnnotationGuidelines/finalAnnotation/Evaluation_five.ods'#$Result.G23] &gt; 2; 1; 0)" office:value-type="float" office:value="1" calcext:value-type="float">
            <text:p>1</text:p>
          </table:table-cell>
          <table:table-cell table:formula="of:=IF(['file:///C:/Users/Carolin/Documents/Universitaet/Bachelor/2020SoSe/BA/MeineBA/AnnotationGuidelines/finalAnnotation/Evaluation_three.ods'#$Result.G23] &gt; 1; 1; 0)" office:value-type="float" office:value="1" calcext:value-type="float">
            <text:p>1</text:p>
          </table:table-cell>
          <table:table-cell table:style-name="ce2" table:formula="of:=COUNTIFS([$animal_all.$A$1:.$A$1048576]; [.E$2]; [$animal_all.$B$1:.$B$1048576]; [.$A17]; [$animal_all.$C$1:.$C$1048576]; [.$B17])" office:value-type="float" office:value="1" calcext:value-type="float">
            <text:p>1</text:p>
          </table:table-cell>
          <table:table-cell table:style-name="ce2" table:formula="of:=COUNTIFS([$animal_all.$A$1:.$A$1048576]; [.F$2]; [$animal_all.$B$1:.$B$1048576]; [.$A17]; [$animal_all.$C$1:.$C$1048576]; [.$B17])" office:value-type="float" office:value="1" calcext:value-type="float">
            <text:p>1</text:p>
          </table:table-cell>
          <table:table-cell table:style-name="ce2" table:formula="of:=COUNTIFS([$animal_all.$A$1:.$A$1048576]; [.G$2]; [$animal_all.$B$1:.$B$1048576]; [.$A17]; [$animal_all.$C$1:.$C$1048576]; [.$B17])" office:value-type="float" office:value="0" calcext:value-type="float">
            <text:p>0</text:p>
          </table:table-cell>
          <table:table-cell table:style-name="ce2" table:formula="of:=COUNTIFS([$animal_all.$A$1:.$A$1048576]; [.H$2]; [$animal_all.$B$1:.$B$1048576]; [.$A17]; [$animal_all.$C$1:.$C$1048576]; [.$B17])" office:value-type="float" office:value="0" calcext:value-type="float">
            <text:p>0</text:p>
          </table:table-cell>
          <table:table-cell table:style-name="ce2" table:formula="of:=COUNTIFS([$animal_all.$A$1:.$A$1048576]; [.I$2]; [$animal_all.$B$1:.$B$1048576]; [.$A17]; [$animal_all.$C$1:.$C$1048576]; [.$B17])" office:value-type="float" office:value="0" calcext:value-type="float">
            <text:p>0</text:p>
          </table:table-cell>
          <table:table-cell table:style-name="ce2" table:formula="of:=COUNTIFS([$animal_all.$A$1:.$A$1048576]; [.J$2]; [$animal_all.$B$1:.$B$1048576]; [.$A17]; [$animal_all.$C$1:.$C$1048576]; [.$B17])" office:value-type="float" office:value="0" calcext:value-type="float">
            <text:p>0</text:p>
          </table:table-cell>
          <table:table-cell table:style-name="ce2" table:formula="of:=COUNTIFS([$animal_all.$A$1:.$A$1048576]; [.K$2]; [$animal_all.$B$1:.$B$1048576]; [.$A17]; [$animal_all.$C$1:.$C$1048576]; [.$B17])" office:value-type="float" office:value="0" calcext:value-type="float">
            <text:p>0</text:p>
          </table:table-cell>
          <table:table-cell table:style-name="ce2" table:formula="of:=COUNTIFS([$animal_all.$A$1:.$A$1048576]; [.L$2]; [$animal_all.$B$1:.$B$1048576]; [.$A17]; [$animal_all.$C$1:.$C$1048576]; [.$B17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ry, 12, Deal Testing on animals is disgusting.</text:p>
          </table:table-cell>
          <table:table-cell office:value-type="string" calcext:value-type="string">
            <text:p>The problem for them is that they tout themselves as a cruelty free company that does not test on animals.</text:p>
          </table:table-cell>
          <table:table-cell table:formula="of:=IF(['file:///C:/Users/Carolin/Documents/Universitaet/Bachelor/2020SoSe/BA/MeineBA/AnnotationGuidelines/finalAnnotation/Evaluation_five.ods'#$Result.G24] &gt; 2; 1; 0)" office:value-type="float" office:value="1" calcext:value-type="float">
            <text:p>1</text:p>
          </table:table-cell>
          <table:table-cell table:formula="of:=IF(['file:///C:/Users/Carolin/Documents/Universitaet/Bachelor/2020SoSe/BA/MeineBA/AnnotationGuidelines/finalAnnotation/Evaluation_three.ods'#$Result.G24] &gt; 1; 1; 0)" office:value-type="float" office:value="1" calcext:value-type="float">
            <text:p>1</text:p>
          </table:table-cell>
          <table:table-cell table:style-name="ce2" table:formula="of:=COUNTIFS([$animal_all.$A$1:.$A$1048576]; [.E$2]; [$animal_all.$B$1:.$B$1048576]; [.$A18]; [$animal_all.$C$1:.$C$1048576]; [.$B18])" office:value-type="float" office:value="1" calcext:value-type="float">
            <text:p>1</text:p>
          </table:table-cell>
          <table:table-cell table:style-name="ce2" table:formula="of:=COUNTIFS([$animal_all.$A$1:.$A$1048576]; [.F$2]; [$animal_all.$B$1:.$B$1048576]; [.$A18]; [$animal_all.$C$1:.$C$1048576]; [.$B18])" office:value-type="float" office:value="1" calcext:value-type="float">
            <text:p>1</text:p>
          </table:table-cell>
          <table:table-cell table:style-name="ce2" table:formula="of:=COUNTIFS([$animal_all.$A$1:.$A$1048576]; [.G$2]; [$animal_all.$B$1:.$B$1048576]; [.$A18]; [$animal_all.$C$1:.$C$1048576]; [.$B18])" office:value-type="float" office:value="0" calcext:value-type="float">
            <text:p>0</text:p>
          </table:table-cell>
          <table:table-cell table:style-name="ce2" table:formula="of:=COUNTIFS([$animal_all.$A$1:.$A$1048576]; [.H$2]; [$animal_all.$B$1:.$B$1048576]; [.$A18]; [$animal_all.$C$1:.$C$1048576]; [.$B18])" office:value-type="float" office:value="0" calcext:value-type="float">
            <text:p>0</text:p>
          </table:table-cell>
          <table:table-cell table:style-name="ce2" table:formula="of:=COUNTIFS([$animal_all.$A$1:.$A$1048576]; [.I$2]; [$animal_all.$B$1:.$B$1048576]; [.$A18]; [$animal_all.$C$1:.$C$1048576]; [.$B18])" office:value-type="float" office:value="0" calcext:value-type="float">
            <text:p>0</text:p>
          </table:table-cell>
          <table:table-cell table:style-name="ce2" table:formula="of:=COUNTIFS([$animal_all.$A$1:.$A$1048576]; [.J$2]; [$animal_all.$B$1:.$B$1048576]; [.$A18]; [$animal_all.$C$1:.$C$1048576]; [.$B18])" office:value-type="float" office:value="0" calcext:value-type="float">
            <text:p>0</text:p>
          </table:table-cell>
          <table:table-cell table:style-name="ce2" table:formula="of:=COUNTIFS([$animal_all.$A$1:.$A$1048576]; [.K$2]; [$animal_all.$B$1:.$B$1048576]; [.$A18]; [$animal_all.$C$1:.$C$1048576]; [.$B18])" office:value-type="float" office:value="0" calcext:value-type="float">
            <text:p>0</text:p>
          </table:table-cell>
          <table:table-cell table:style-name="ce2" table:formula="of:=COUNTIFS([$animal_all.$A$1:.$A$1048576]; [.L$2]; [$animal_all.$B$1:.$B$1048576]; [.$A18]; [$animal_all.$C$1:.$C$1048576]; [.$B18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ome people think that it's a good idea to test on animals; others say that it's wrong.</text:p>
          </table:table-cell>
          <table:table-cell office:value-type="string" calcext:value-type="string">
            <text:p>Usually toxicity is tested on several animals, but it's true that they are not perfect substitutes for humans.</text:p>
          </table:table-cell>
          <table:table-cell table:formula="of:=IF(['file:///C:/Users/Carolin/Documents/Universitaet/Bachelor/2020SoSe/BA/MeineBA/AnnotationGuidelines/finalAnnotation/Evaluation_five.ods'#$Result.G25] &gt; 2; 1; 0)" office:value-type="float" office:value="1" calcext:value-type="float">
            <text:p>1</text:p>
          </table:table-cell>
          <table:table-cell table:formula="of:=IF(['file:///C:/Users/Carolin/Documents/Universitaet/Bachelor/2020SoSe/BA/MeineBA/AnnotationGuidelines/finalAnnotation/Evaluation_three.ods'#$Result.G25] &gt; 1; 1; 0)" office:value-type="float" office:value="1" calcext:value-type="float">
            <text:p>1</text:p>
          </table:table-cell>
          <table:table-cell table:style-name="ce2" table:formula="of:=COUNTIFS([$animal_all.$A$1:.$A$1048576]; [.E$2]; [$animal_all.$B$1:.$B$1048576]; [.$A19]; [$animal_all.$C$1:.$C$1048576]; [.$B19])" office:value-type="float" office:value="1" calcext:value-type="float">
            <text:p>1</text:p>
          </table:table-cell>
          <table:table-cell table:style-name="ce2" table:formula="of:=COUNTIFS([$animal_all.$A$1:.$A$1048576]; [.F$2]; [$animal_all.$B$1:.$B$1048576]; [.$A19]; [$animal_all.$C$1:.$C$1048576]; [.$B19])" office:value-type="float" office:value="1" calcext:value-type="float">
            <text:p>1</text:p>
          </table:table-cell>
          <table:table-cell table:style-name="ce2" table:formula="of:=COUNTIFS([$animal_all.$A$1:.$A$1048576]; [.G$2]; [$animal_all.$B$1:.$B$1048576]; [.$A19]; [$animal_all.$C$1:.$C$1048576]; [.$B19])" office:value-type="float" office:value="0" calcext:value-type="float">
            <text:p>0</text:p>
          </table:table-cell>
          <table:table-cell table:style-name="ce2" table:formula="of:=COUNTIFS([$animal_all.$A$1:.$A$1048576]; [.H$2]; [$animal_all.$B$1:.$B$1048576]; [.$A19]; [$animal_all.$C$1:.$C$1048576]; [.$B19])" office:value-type="float" office:value="0" calcext:value-type="float">
            <text:p>0</text:p>
          </table:table-cell>
          <table:table-cell table:style-name="ce2" table:formula="of:=COUNTIFS([$animal_all.$A$1:.$A$1048576]; [.I$2]; [$animal_all.$B$1:.$B$1048576]; [.$A19]; [$animal_all.$C$1:.$C$1048576]; [.$B19])" office:value-type="float" office:value="1" calcext:value-type="float">
            <text:p>1</text:p>
          </table:table-cell>
          <table:table-cell table:style-name="ce2" table:formula="of:=COUNTIFS([$animal_all.$A$1:.$A$1048576]; [.J$2]; [$animal_all.$B$1:.$B$1048576]; [.$A19]; [$animal_all.$C$1:.$C$1048576]; [.$B19])" office:value-type="float" office:value="1" calcext:value-type="float">
            <text:p>1</text:p>
          </table:table-cell>
          <table:table-cell table:style-name="ce2" table:formula="of:=COUNTIFS([$animal_all.$A$1:.$A$1048576]; [.K$2]; [$animal_all.$B$1:.$B$1048576]; [.$A19]; [$animal_all.$C$1:.$C$1048576]; [.$B19])" office:value-type="float" office:value="0" calcext:value-type="float">
            <text:p>0</text:p>
          </table:table-cell>
          <table:table-cell table:style-name="ce2" table:formula="of:=COUNTIFS([$animal_all.$A$1:.$A$1048576]; [.L$2]; [$animal_all.$B$1:.$B$1048576]; [.$A19]; [$animal_all.$C$1:.$C$1048576]; [.$B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imal testing is good</text:p>
          </table:table-cell>
          <table:table-cell office:value-type="string" calcext:value-type="string">
            <text:p>Mary, 12, Deal Testing on animals is disgusting.</text:p>
          </table:table-cell>
          <table:table-cell table:formula="of:=IF(['file:///C:/Users/Carolin/Documents/Universitaet/Bachelor/2020SoSe/BA/MeineBA/AnnotationGuidelines/finalAnnotation/Evaluation_five.ods'#$Result.G26] &gt; 2; 1; 0)" office:value-type="float" office:value="1" calcext:value-type="float">
            <text:p>1</text:p>
          </table:table-cell>
          <table:table-cell table:formula="of:=IF(['file:///C:/Users/Carolin/Documents/Universitaet/Bachelor/2020SoSe/BA/MeineBA/AnnotationGuidelines/finalAnnotation/Evaluation_three.ods'#$Result.G26] &gt; 1; 1; 0)" office:value-type="float" office:value="1" calcext:value-type="float">
            <text:p>1</text:p>
          </table:table-cell>
          <table:table-cell table:style-name="ce2" table:formula="of:=COUNTIFS([$animal_all.$A$1:.$A$1048576]; [.E$2]; [$animal_all.$B$1:.$B$1048576]; [.$A20]; [$animal_all.$C$1:.$C$1048576]; [.$B20])" office:value-type="float" office:value="1" calcext:value-type="float">
            <text:p>1</text:p>
          </table:table-cell>
          <table:table-cell table:style-name="ce2" table:formula="of:=COUNTIFS([$animal_all.$A$1:.$A$1048576]; [.F$2]; [$animal_all.$B$1:.$B$1048576]; [.$A20]; [$animal_all.$C$1:.$C$1048576]; [.$B20])" office:value-type="float" office:value="1" calcext:value-type="float">
            <text:p>1</text:p>
          </table:table-cell>
          <table:table-cell table:style-name="ce2" table:formula="of:=COUNTIFS([$animal_all.$A$1:.$A$1048576]; [.G$2]; [$animal_all.$B$1:.$B$1048576]; [.$A20]; [$animal_all.$C$1:.$C$1048576]; [.$B20])" office:value-type="float" office:value="0" calcext:value-type="float">
            <text:p>0</text:p>
          </table:table-cell>
          <table:table-cell table:style-name="ce2" table:formula="of:=COUNTIFS([$animal_all.$A$1:.$A$1048576]; [.H$2]; [$animal_all.$B$1:.$B$1048576]; [.$A20]; [$animal_all.$C$1:.$C$1048576]; [.$B20])" office:value-type="float" office:value="0" calcext:value-type="float">
            <text:p>0</text:p>
          </table:table-cell>
          <table:table-cell table:style-name="ce2" table:formula="of:=COUNTIFS([$animal_all.$A$1:.$A$1048576]; [.I$2]; [$animal_all.$B$1:.$B$1048576]; [.$A20]; [$animal_all.$C$1:.$C$1048576]; [.$B20])" office:value-type="float" office:value="1" calcext:value-type="float">
            <text:p>1</text:p>
          </table:table-cell>
          <table:table-cell table:style-name="ce2" table:formula="of:=COUNTIFS([$animal_all.$A$1:.$A$1048576]; [.J$2]; [$animal_all.$B$1:.$B$1048576]; [.$A20]; [$animal_all.$C$1:.$C$1048576]; [.$B20])" office:value-type="float" office:value="1" calcext:value-type="float">
            <text:p>1</text:p>
          </table:table-cell>
          <table:table-cell table:style-name="ce2" table:formula="of:=COUNTIFS([$animal_all.$A$1:.$A$1048576]; [.K$2]; [$animal_all.$B$1:.$B$1048576]; [.$A20]; [$animal_all.$C$1:.$C$1048576]; [.$B20])" office:value-type="float" office:value="0" calcext:value-type="float">
            <text:p>0</text:p>
          </table:table-cell>
          <table:table-cell table:style-name="ce2" table:formula="of:=COUNTIFS([$animal_all.$A$1:.$A$1048576]; [.L$2]; [$animal_all.$B$1:.$B$1048576]; [.$A20]; [$animal_all.$C$1:.$C$1048576]; [.$B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is, 12, Morpeth I think it's ok to test cures for major diseases on animals.</text:p>
          </table:table-cell>
          <table:table-cell office:value-type="string" calcext:value-type="string">
            <text:p>Some people think that it's a good idea to test on animals; others say that it's wrong.</text:p>
          </table:table-cell>
          <table:table-cell table:formula="of:=IF(['file:///C:/Users/Carolin/Documents/Universitaet/Bachelor/2020SoSe/BA/MeineBA/AnnotationGuidelines/finalAnnotation/Evaluation_five.ods'#$Result.G27] &gt; 2; 1; 0)" office:value-type="float" office:value="1" calcext:value-type="float">
            <text:p>1</text:p>
          </table:table-cell>
          <table:table-cell table:formula="of:=IF(['file:///C:/Users/Carolin/Documents/Universitaet/Bachelor/2020SoSe/BA/MeineBA/AnnotationGuidelines/finalAnnotation/Evaluation_three.ods'#$Result.G27] &gt; 1; 1; 0)" office:value-type="float" office:value="1" calcext:value-type="float">
            <text:p>1</text:p>
          </table:table-cell>
          <table:table-cell table:style-name="ce2" table:formula="of:=COUNTIFS([$animal_all.$A$1:.$A$1048576]; [.E$2]; [$animal_all.$B$1:.$B$1048576]; [.$A21]; [$animal_all.$C$1:.$C$1048576]; [.$B21])" office:value-type="float" office:value="1" calcext:value-type="float">
            <text:p>1</text:p>
          </table:table-cell>
          <table:table-cell table:style-name="ce2" table:formula="of:=COUNTIFS([$animal_all.$A$1:.$A$1048576]; [.F$2]; [$animal_all.$B$1:.$B$1048576]; [.$A21]; [$animal_all.$C$1:.$C$1048576]; [.$B21])" office:value-type="float" office:value="1" calcext:value-type="float">
            <text:p>1</text:p>
          </table:table-cell>
          <table:table-cell table:style-name="ce2" table:formula="of:=COUNTIFS([$animal_all.$A$1:.$A$1048576]; [.G$2]; [$animal_all.$B$1:.$B$1048576]; [.$A21]; [$animal_all.$C$1:.$C$1048576]; [.$B21])" office:value-type="float" office:value="0" calcext:value-type="float">
            <text:p>0</text:p>
          </table:table-cell>
          <table:table-cell table:style-name="ce2" table:formula="of:=COUNTIFS([$animal_all.$A$1:.$A$1048576]; [.H$2]; [$animal_all.$B$1:.$B$1048576]; [.$A21]; [$animal_all.$C$1:.$C$1048576]; [.$B21])" office:value-type="float" office:value="0" calcext:value-type="float">
            <text:p>0</text:p>
          </table:table-cell>
          <table:table-cell table:style-name="ce2" table:formula="of:=COUNTIFS([$animal_all.$A$1:.$A$1048576]; [.I$2]; [$animal_all.$B$1:.$B$1048576]; [.$A21]; [$animal_all.$C$1:.$C$1048576]; [.$B21])" office:value-type="float" office:value="1" calcext:value-type="float">
            <text:p>1</text:p>
          </table:table-cell>
          <table:table-cell table:style-name="ce2" table:formula="of:=COUNTIFS([$animal_all.$A$1:.$A$1048576]; [.J$2]; [$animal_all.$B$1:.$B$1048576]; [.$A21]; [$animal_all.$C$1:.$C$1048576]; [.$B21])" office:value-type="float" office:value="1" calcext:value-type="float">
            <text:p>1</text:p>
          </table:table-cell>
          <table:table-cell table:style-name="ce2" table:formula="of:=COUNTIFS([$animal_all.$A$1:.$A$1048576]; [.K$2]; [$animal_all.$B$1:.$B$1048576]; [.$A21]; [$animal_all.$C$1:.$C$1048576]; [.$B21])" office:value-type="float" office:value="0" calcext:value-type="float">
            <text:p>0</text:p>
          </table:table-cell>
          <table:table-cell table:style-name="ce2" table:formula="of:=COUNTIFS([$animal_all.$A$1:.$A$1048576]; [.L$2]; [$animal_all.$B$1:.$B$1048576]; [.$A21]; [$animal_all.$C$1:.$C$1048576]; [.$B21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ry, 12, Deal Testing on animals is disgusting.</text:p>
          </table:table-cell>
          <table:table-cell office:value-type="string" calcext:value-type="string">
            <text:p>It's ridiculous that I have to boycott a company that makes a good, healthy, fruit juice product because of animal testing!</text:p>
          </table:table-cell>
          <table:table-cell table:formula="of:=IF(['file:///C:/Users/Carolin/Documents/Universitaet/Bachelor/2020SoSe/BA/MeineBA/AnnotationGuidelines/finalAnnotation/Evaluation_five.ods'#$Result.G28] &gt; 2; 1; 0)" office:value-type="float" office:value="0" calcext:value-type="float">
            <text:p>0</text:p>
          </table:table-cell>
          <table:table-cell table:formula="of:=IF(['file:///C:/Users/Carolin/Documents/Universitaet/Bachelor/2020SoSe/BA/MeineBA/AnnotationGuidelines/finalAnnotation/Evaluation_three.ods'#$Result.G28] &gt; 1; 1; 0)" office:value-type="float" office:value="0" calcext:value-type="float">
            <text:p>0</text:p>
          </table:table-cell>
          <table:table-cell table:style-name="ce2" table:formula="of:=COUNTIFS([$animal_all.$A$1:.$A$1048576]; [.E$2]; [$animal_all.$B$1:.$B$1048576]; [.$A22]; [$animal_all.$C$1:.$C$1048576]; [.$B22])" office:value-type="float" office:value="1" calcext:value-type="float">
            <text:p>1</text:p>
          </table:table-cell>
          <table:table-cell table:style-name="ce2" table:formula="of:=COUNTIFS([$animal_all.$A$1:.$A$1048576]; [.F$2]; [$animal_all.$B$1:.$B$1048576]; [.$A22]; [$animal_all.$C$1:.$C$1048576]; [.$B22])" office:value-type="float" office:value="1" calcext:value-type="float">
            <text:p>1</text:p>
          </table:table-cell>
          <table:table-cell table:style-name="ce2" table:formula="of:=COUNTIFS([$animal_all.$A$1:.$A$1048576]; [.G$2]; [$animal_all.$B$1:.$B$1048576]; [.$A22]; [$animal_all.$C$1:.$C$1048576]; [.$B22])" office:value-type="float" office:value="0" calcext:value-type="float">
            <text:p>0</text:p>
          </table:table-cell>
          <table:table-cell table:style-name="ce2" table:formula="of:=COUNTIFS([$animal_all.$A$1:.$A$1048576]; [.H$2]; [$animal_all.$B$1:.$B$1048576]; [.$A22]; [$animal_all.$C$1:.$C$1048576]; [.$B22])" office:value-type="float" office:value="0" calcext:value-type="float">
            <text:p>0</text:p>
          </table:table-cell>
          <table:table-cell table:style-name="ce2" table:formula="of:=COUNTIFS([$animal_all.$A$1:.$A$1048576]; [.I$2]; [$animal_all.$B$1:.$B$1048576]; [.$A22]; [$animal_all.$C$1:.$C$1048576]; [.$B22])" office:value-type="float" office:value="0" calcext:value-type="float">
            <text:p>0</text:p>
          </table:table-cell>
          <table:table-cell table:style-name="ce2" table:formula="of:=COUNTIFS([$animal_all.$A$1:.$A$1048576]; [.J$2]; [$animal_all.$B$1:.$B$1048576]; [.$A22]; [$animal_all.$C$1:.$C$1048576]; [.$B22])" office:value-type="float" office:value="0" calcext:value-type="float">
            <text:p>0</text:p>
          </table:table-cell>
          <table:table-cell table:style-name="ce2" table:formula="of:=COUNTIFS([$animal_all.$A$1:.$A$1048576]; [.K$2]; [$animal_all.$B$1:.$B$1048576]; [.$A22]; [$animal_all.$C$1:.$C$1048576]; [.$B22])" office:value-type="float" office:value="0" calcext:value-type="float">
            <text:p>0</text:p>
          </table:table-cell>
          <table:table-cell table:style-name="ce2" table:formula="of:=COUNTIFS([$animal_all.$A$1:.$A$1048576]; [.L$2]; [$animal_all.$B$1:.$B$1048576]; [.$A22]; [$animal_all.$C$1:.$C$1048576]; [.$B22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ut people who test for cosmetics on animals are cruel.</text:p>
          </table:table-cell>
          <table:table-cell office:value-type="string" calcext:value-type="string">
            <text:p>This includes better housing and improvements to procedures which minimise pain and suffering and/or improve animal welfare.</text:p>
          </table:table-cell>
          <table:table-cell table:formula="of:=IF(['file:///C:/Users/Carolin/Documents/Universitaet/Bachelor/2020SoSe/BA/MeineBA/AnnotationGuidelines/finalAnnotation/Evaluation_five.ods'#$Result.G29] &gt; 2; 1; 0)" office:value-type="float" office:value="0" calcext:value-type="float">
            <text:p>0</text:p>
          </table:table-cell>
          <table:table-cell table:formula="of:=IF(['file:///C:/Users/Carolin/Documents/Universitaet/Bachelor/2020SoSe/BA/MeineBA/AnnotationGuidelines/finalAnnotation/Evaluation_three.ods'#$Result.G29] &gt; 1; 1; 0)" office:value-type="float" office:value="0" calcext:value-type="float">
            <text:p>0</text:p>
          </table:table-cell>
          <table:table-cell table:style-name="ce2" table:formula="of:=COUNTIFS([$animal_all.$A$1:.$A$1048576]; [.E$2]; [$animal_all.$B$1:.$B$1048576]; [.$A23]; [$animal_all.$C$1:.$C$1048576]; [.$B23])" office:value-type="float" office:value="0" calcext:value-type="float">
            <text:p>0</text:p>
          </table:table-cell>
          <table:table-cell table:style-name="ce2" table:formula="of:=COUNTIFS([$animal_all.$A$1:.$A$1048576]; [.F$2]; [$animal_all.$B$1:.$B$1048576]; [.$A23]; [$animal_all.$C$1:.$C$1048576]; [.$B23])" office:value-type="float" office:value="0" calcext:value-type="float">
            <text:p>0</text:p>
          </table:table-cell>
          <table:table-cell table:style-name="ce2" table:formula="of:=COUNTIFS([$animal_all.$A$1:.$A$1048576]; [.G$2]; [$animal_all.$B$1:.$B$1048576]; [.$A23]; [$animal_all.$C$1:.$C$1048576]; [.$B23])" office:value-type="float" office:value="1" calcext:value-type="float">
            <text:p>1</text:p>
          </table:table-cell>
          <table:table-cell table:style-name="ce2" table:formula="of:=COUNTIFS([$animal_all.$A$1:.$A$1048576]; [.H$2]; [$animal_all.$B$1:.$B$1048576]; [.$A23]; [$animal_all.$C$1:.$C$1048576]; [.$B23])" office:value-type="float" office:value="1" calcext:value-type="float">
            <text:p>1</text:p>
          </table:table-cell>
          <table:table-cell table:style-name="ce2" table:formula="of:=COUNTIFS([$animal_all.$A$1:.$A$1048576]; [.I$2]; [$animal_all.$B$1:.$B$1048576]; [.$A23]; [$animal_all.$C$1:.$C$1048576]; [.$B23])" office:value-type="float" office:value="0" calcext:value-type="float">
            <text:p>0</text:p>
          </table:table-cell>
          <table:table-cell table:style-name="ce2" table:formula="of:=COUNTIFS([$animal_all.$A$1:.$A$1048576]; [.J$2]; [$animal_all.$B$1:.$B$1048576]; [.$A23]; [$animal_all.$C$1:.$C$1048576]; [.$B23])" office:value-type="float" office:value="0" calcext:value-type="float">
            <text:p>0</text:p>
          </table:table-cell>
          <table:table-cell table:style-name="ce2" table:formula="of:=COUNTIFS([$animal_all.$A$1:.$A$1048576]; [.K$2]; [$animal_all.$B$1:.$B$1048576]; [.$A23]; [$animal_all.$C$1:.$C$1048576]; [.$B23])" office:value-type="float" office:value="0" calcext:value-type="float">
            <text:p>0</text:p>
          </table:table-cell>
          <table:table-cell table:style-name="ce2" table:formula="of:=COUNTIFS([$animal_all.$A$1:.$A$1048576]; [.L$2]; [$animal_all.$B$1:.$B$1048576]; [.$A23]; [$animal_all.$C$1:.$C$1048576]; [.$B23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t's ridiculous that I have to boycott a company that makes a good, healthy, fruit juice product because of animal testing!</text:p>
          </table:table-cell>
          <table:table-cell office:value-type="string" calcext:value-type="string">
            <text:p>It's great that PETA is working with China to reduce and eventually end experimenting on animals in that country.</text:p>
          </table:table-cell>
          <table:table-cell table:formula="of:=IF(['file:///C:/Users/Carolin/Documents/Universitaet/Bachelor/2020SoSe/BA/MeineBA/AnnotationGuidelines/finalAnnotation/Evaluation_five.ods'#$Result.G30] &gt; 2; 1; 0)" office:value-type="float" office:value="0" calcext:value-type="float">
            <text:p>0</text:p>
          </table:table-cell>
          <table:table-cell table:formula="of:=IF(['file:///C:/Users/Carolin/Documents/Universitaet/Bachelor/2020SoSe/BA/MeineBA/AnnotationGuidelines/finalAnnotation/Evaluation_three.ods'#$Result.G30] &gt; 1; 1; 0)" office:value-type="float" office:value="0" calcext:value-type="float">
            <text:p>0</text:p>
          </table:table-cell>
          <table:table-cell table:style-name="ce2" table:formula="of:=COUNTIFS([$animal_all.$A$1:.$A$1048576]; [.E$2]; [$animal_all.$B$1:.$B$1048576]; [.$A24]; [$animal_all.$C$1:.$C$1048576]; [.$B24])" office:value-type="float" office:value="0" calcext:value-type="float">
            <text:p>0</text:p>
          </table:table-cell>
          <table:table-cell table:style-name="ce2" table:formula="of:=COUNTIFS([$animal_all.$A$1:.$A$1048576]; [.F$2]; [$animal_all.$B$1:.$B$1048576]; [.$A24]; [$animal_all.$C$1:.$C$1048576]; [.$B24])" office:value-type="float" office:value="0" calcext:value-type="float">
            <text:p>0</text:p>
          </table:table-cell>
          <table:table-cell table:style-name="ce2" table:formula="of:=COUNTIFS([$animal_all.$A$1:.$A$1048576]; [.G$2]; [$animal_all.$B$1:.$B$1048576]; [.$A24]; [$animal_all.$C$1:.$C$1048576]; [.$B24])" office:value-type="float" office:value="1" calcext:value-type="float">
            <text:p>1</text:p>
          </table:table-cell>
          <table:table-cell table:style-name="ce2" table:formula="of:=COUNTIFS([$animal_all.$A$1:.$A$1048576]; [.H$2]; [$animal_all.$B$1:.$B$1048576]; [.$A24]; [$animal_all.$C$1:.$C$1048576]; [.$B24])" office:value-type="float" office:value="1" calcext:value-type="float">
            <text:p>1</text:p>
          </table:table-cell>
          <table:table-cell table:style-name="ce2" table:formula="of:=COUNTIFS([$animal_all.$A$1:.$A$1048576]; [.I$2]; [$animal_all.$B$1:.$B$1048576]; [.$A24]; [$animal_all.$C$1:.$C$1048576]; [.$B24])" office:value-type="float" office:value="0" calcext:value-type="float">
            <text:p>0</text:p>
          </table:table-cell>
          <table:table-cell table:style-name="ce2" table:formula="of:=COUNTIFS([$animal_all.$A$1:.$A$1048576]; [.J$2]; [$animal_all.$B$1:.$B$1048576]; [.$A24]; [$animal_all.$C$1:.$C$1048576]; [.$B24])" office:value-type="float" office:value="0" calcext:value-type="float">
            <text:p>0</text:p>
          </table:table-cell>
          <table:table-cell table:style-name="ce2" table:formula="of:=COUNTIFS([$animal_all.$A$1:.$A$1048576]; [.K$2]; [$animal_all.$B$1:.$B$1048576]; [.$A24]; [$animal_all.$C$1:.$C$1048576]; [.$B24])" office:value-type="float" office:value="0" calcext:value-type="float">
            <text:p>0</text:p>
          </table:table-cell>
          <table:table-cell table:style-name="ce2" table:formula="of:=COUNTIFS([$animal_all.$A$1:.$A$1048576]; [.L$2]; [$animal_all.$B$1:.$B$1048576]; [.$A24]; [$animal_all.$C$1:.$C$1048576]; [.$B24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his includes better housing and improvements to procedures which minimise pain and suffering and/or improve animal welfare.</text:p>
          </table:table-cell>
          <table:table-cell office:value-type="string" calcext:value-type="string">
            <text:p>This is real progress in reducing animal suffering in laboratories.</text:p>
          </table:table-cell>
          <table:table-cell table:formula="of:=IF(['file:///C:/Users/Carolin/Documents/Universitaet/Bachelor/2020SoSe/BA/MeineBA/AnnotationGuidelines/finalAnnotation/Evaluation_five.ods'#$Result.G31] &gt; 2; 1; 0)" office:value-type="float" office:value="1" calcext:value-type="float">
            <text:p>1</text:p>
          </table:table-cell>
          <table:table-cell table:formula="of:=IF(['file:///C:/Users/Carolin/Documents/Universitaet/Bachelor/2020SoSe/BA/MeineBA/AnnotationGuidelines/finalAnnotation/Evaluation_three.ods'#$Result.G31] &gt; 1; 1; 0)" office:value-type="float" office:value="1" calcext:value-type="float">
            <text:p>1</text:p>
          </table:table-cell>
          <table:table-cell table:style-name="ce2" table:formula="of:=COUNTIFS([$animal_all.$A$1:.$A$1048576]; [.E$2]; [$animal_all.$B$1:.$B$1048576]; [.$A25]; [$animal_all.$C$1:.$C$1048576]; [.$B25])" office:value-type="float" office:value="0" calcext:value-type="float">
            <text:p>0</text:p>
          </table:table-cell>
          <table:table-cell table:style-name="ce2" table:formula="of:=COUNTIFS([$animal_all.$A$1:.$A$1048576]; [.F$2]; [$animal_all.$B$1:.$B$1048576]; [.$A25]; [$animal_all.$C$1:.$C$1048576]; [.$B25])" office:value-type="float" office:value="0" calcext:value-type="float">
            <text:p>0</text:p>
          </table:table-cell>
          <table:table-cell table:style-name="ce2" table:formula="of:=COUNTIFS([$animal_all.$A$1:.$A$1048576]; [.G$2]; [$animal_all.$B$1:.$B$1048576]; [.$A25]; [$animal_all.$C$1:.$C$1048576]; [.$B25])" office:value-type="float" office:value="1" calcext:value-type="float">
            <text:p>1</text:p>
          </table:table-cell>
          <table:table-cell table:style-name="ce2" table:formula="of:=COUNTIFS([$animal_all.$A$1:.$A$1048576]; [.H$2]; [$animal_all.$B$1:.$B$1048576]; [.$A25]; [$animal_all.$C$1:.$C$1048576]; [.$B25])" office:value-type="float" office:value="1" calcext:value-type="float">
            <text:p>1</text:p>
          </table:table-cell>
          <table:table-cell table:style-name="ce2" table:formula="of:=COUNTIFS([$animal_all.$A$1:.$A$1048576]; [.I$2]; [$animal_all.$B$1:.$B$1048576]; [.$A25]; [$animal_all.$C$1:.$C$1048576]; [.$B25])" office:value-type="float" office:value="0" calcext:value-type="float">
            <text:p>0</text:p>
          </table:table-cell>
          <table:table-cell table:style-name="ce2" table:formula="of:=COUNTIFS([$animal_all.$A$1:.$A$1048576]; [.J$2]; [$animal_all.$B$1:.$B$1048576]; [.$A25]; [$animal_all.$C$1:.$C$1048576]; [.$B25])" office:value-type="float" office:value="0" calcext:value-type="float">
            <text:p>0</text:p>
          </table:table-cell>
          <table:table-cell table:style-name="ce2" table:formula="of:=COUNTIFS([$animal_all.$A$1:.$A$1048576]; [.K$2]; [$animal_all.$B$1:.$B$1048576]; [.$A25]; [$animal_all.$C$1:.$C$1048576]; [.$B25])" office:value-type="float" office:value="0" calcext:value-type="float">
            <text:p>0</text:p>
          </table:table-cell>
          <table:table-cell table:style-name="ce2" table:formula="of:=COUNTIFS([$animal_all.$A$1:.$A$1048576]; [.L$2]; [$animal_all.$B$1:.$B$1048576]; [.$A25]; [$animal_all.$C$1:.$C$1048576]; [.$B25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t's ridiculous that I have to boycott a company that makes a good, healthy, fruit juice product because of animal testing!</text:p>
          </table:table-cell>
          <table:table-cell office:value-type="string" calcext:value-type="string">
            <text:p>Companies creating new products can also use the thousands of ingredients that have already been tested or that have a long history of safe use.</text:p>
          </table:table-cell>
          <table:table-cell table:formula="of:=IF(['file:///C:/Users/Carolin/Documents/Universitaet/Bachelor/2020SoSe/BA/MeineBA/AnnotationGuidelines/finalAnnotation/Evaluation_five.ods'#$Result.G32] &gt; 2; 1; 0)" office:value-type="float" office:value="1" calcext:value-type="float">
            <text:p>1</text:p>
          </table:table-cell>
          <table:table-cell table:formula="of:=IF(['file:///C:/Users/Carolin/Documents/Universitaet/Bachelor/2020SoSe/BA/MeineBA/AnnotationGuidelines/finalAnnotation/Evaluation_three.ods'#$Result.G32] &gt; 1; 1; 0)" office:value-type="float" office:value="1" calcext:value-type="float">
            <text:p>1</text:p>
          </table:table-cell>
          <table:table-cell table:style-name="ce2" table:formula="of:=COUNTIFS([$animal_all.$A$1:.$A$1048576]; [.E$2]; [$animal_all.$B$1:.$B$1048576]; [.$A26]; [$animal_all.$C$1:.$C$1048576]; [.$B26])" office:value-type="float" office:value="0" calcext:value-type="float">
            <text:p>0</text:p>
          </table:table-cell>
          <table:table-cell table:style-name="ce2" table:formula="of:=COUNTIFS([$animal_all.$A$1:.$A$1048576]; [.F$2]; [$animal_all.$B$1:.$B$1048576]; [.$A26]; [$animal_all.$C$1:.$C$1048576]; [.$B26])" office:value-type="float" office:value="0" calcext:value-type="float">
            <text:p>0</text:p>
          </table:table-cell>
          <table:table-cell table:style-name="ce2" table:formula="of:=COUNTIFS([$animal_all.$A$1:.$A$1048576]; [.G$2]; [$animal_all.$B$1:.$B$1048576]; [.$A26]; [$animal_all.$C$1:.$C$1048576]; [.$B26])" office:value-type="float" office:value="1" calcext:value-type="float">
            <text:p>1</text:p>
          </table:table-cell>
          <table:table-cell table:style-name="ce2" table:formula="of:=COUNTIFS([$animal_all.$A$1:.$A$1048576]; [.H$2]; [$animal_all.$B$1:.$B$1048576]; [.$A26]; [$animal_all.$C$1:.$C$1048576]; [.$B26])" office:value-type="float" office:value="1" calcext:value-type="float">
            <text:p>1</text:p>
          </table:table-cell>
          <table:table-cell table:style-name="ce2" table:formula="of:=COUNTIFS([$animal_all.$A$1:.$A$1048576]; [.I$2]; [$animal_all.$B$1:.$B$1048576]; [.$A26]; [$animal_all.$C$1:.$C$1048576]; [.$B26])" office:value-type="float" office:value="0" calcext:value-type="float">
            <text:p>0</text:p>
          </table:table-cell>
          <table:table-cell table:style-name="ce2" table:formula="of:=COUNTIFS([$animal_all.$A$1:.$A$1048576]; [.J$2]; [$animal_all.$B$1:.$B$1048576]; [.$A26]; [$animal_all.$C$1:.$C$1048576]; [.$B26])" office:value-type="float" office:value="0" calcext:value-type="float">
            <text:p>0</text:p>
          </table:table-cell>
          <table:table-cell table:style-name="ce2" table:formula="of:=COUNTIFS([$animal_all.$A$1:.$A$1048576]; [.K$2]; [$animal_all.$B$1:.$B$1048576]; [.$A26]; [$animal_all.$C$1:.$C$1048576]; [.$B26])" office:value-type="float" office:value="0" calcext:value-type="float">
            <text:p>0</text:p>
          </table:table-cell>
          <table:table-cell table:style-name="ce2" table:formula="of:=COUNTIFS([$animal_all.$A$1:.$A$1048576]; [.L$2]; [$animal_all.$B$1:.$B$1048576]; [.$A26]; [$animal_all.$C$1:.$C$1048576]; [.$B26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t's great that PETA is working with China to reduce and eventually end experimenting on animals in that country.</text:p>
          </table:table-cell>
          <table:table-cell office:value-type="string" calcext:value-type="string">
            <text:p>Many are also actively involved in developing scientific methods to reduce the need for animals or replace them entirely.</text:p>
          </table:table-cell>
          <table:table-cell table:formula="of:=IF(['file:///C:/Users/Carolin/Documents/Universitaet/Bachelor/2020SoSe/BA/MeineBA/AnnotationGuidelines/finalAnnotation/Evaluation_five.ods'#$Result.G33] &gt; 2; 1; 0)" office:value-type="float" office:value="1" calcext:value-type="float">
            <text:p>1</text:p>
          </table:table-cell>
          <table:table-cell table:formula="of:=IF(['file:///C:/Users/Carolin/Documents/Universitaet/Bachelor/2020SoSe/BA/MeineBA/AnnotationGuidelines/finalAnnotation/Evaluation_three.ods'#$Result.G33] &gt; 1; 1; 0)" office:value-type="float" office:value="1" calcext:value-type="float">
            <text:p>1</text:p>
          </table:table-cell>
          <table:table-cell table:style-name="ce2" table:formula="of:=COUNTIFS([$animal_all.$A$1:.$A$1048576]; [.E$2]; [$animal_all.$B$1:.$B$1048576]; [.$A27]; [$animal_all.$C$1:.$C$1048576]; [.$B27])" office:value-type="float" office:value="0" calcext:value-type="float">
            <text:p>0</text:p>
          </table:table-cell>
          <table:table-cell table:style-name="ce2" table:formula="of:=COUNTIFS([$animal_all.$A$1:.$A$1048576]; [.F$2]; [$animal_all.$B$1:.$B$1048576]; [.$A27]; [$animal_all.$C$1:.$C$1048576]; [.$B27])" office:value-type="float" office:value="0" calcext:value-type="float">
            <text:p>0</text:p>
          </table:table-cell>
          <table:table-cell table:style-name="ce2" table:formula="of:=COUNTIFS([$animal_all.$A$1:.$A$1048576]; [.G$2]; [$animal_all.$B$1:.$B$1048576]; [.$A27]; [$animal_all.$C$1:.$C$1048576]; [.$B27])" office:value-type="float" office:value="1" calcext:value-type="float">
            <text:p>1</text:p>
          </table:table-cell>
          <table:table-cell table:style-name="ce2" table:formula="of:=COUNTIFS([$animal_all.$A$1:.$A$1048576]; [.H$2]; [$animal_all.$B$1:.$B$1048576]; [.$A27]; [$animal_all.$C$1:.$C$1048576]; [.$B27])" office:value-type="float" office:value="1" calcext:value-type="float">
            <text:p>1</text:p>
          </table:table-cell>
          <table:table-cell table:style-name="ce2" table:formula="of:=COUNTIFS([$animal_all.$A$1:.$A$1048576]; [.I$2]; [$animal_all.$B$1:.$B$1048576]; [.$A27]; [$animal_all.$C$1:.$C$1048576]; [.$B27])" office:value-type="float" office:value="0" calcext:value-type="float">
            <text:p>0</text:p>
          </table:table-cell>
          <table:table-cell table:style-name="ce2" table:formula="of:=COUNTIFS([$animal_all.$A$1:.$A$1048576]; [.J$2]; [$animal_all.$B$1:.$B$1048576]; [.$A27]; [$animal_all.$C$1:.$C$1048576]; [.$B27])" office:value-type="float" office:value="0" calcext:value-type="float">
            <text:p>0</text:p>
          </table:table-cell>
          <table:table-cell table:style-name="ce2" table:formula="of:=COUNTIFS([$animal_all.$A$1:.$A$1048576]; [.K$2]; [$animal_all.$B$1:.$B$1048576]; [.$A27]; [$animal_all.$C$1:.$C$1048576]; [.$B27])" office:value-type="float" office:value="1" calcext:value-type="float">
            <text:p>1</text:p>
          </table:table-cell>
          <table:table-cell table:style-name="ce2" table:formula="of:=COUNTIFS([$animal_all.$A$1:.$A$1048576]; [.L$2]; [$animal_all.$B$1:.$B$1048576]; [.$A27]; [$animal_all.$C$1:.$C$1048576]; [.$B27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This includes better housing and improvements to procedures which minimise pain and suffering and/or improve animal welfare.</text:p>
          </table:table-cell>
          <table:table-cell office:value-type="string" calcext:value-type="string">
            <text:p>That money can be better spent of animal welfare, and helping people who don't have health insurance.</text:p>
          </table:table-cell>
          <table:table-cell table:formula="of:=IF(['file:///C:/Users/Carolin/Documents/Universitaet/Bachelor/2020SoSe/BA/MeineBA/AnnotationGuidelines/finalAnnotation/Evaluation_five.ods'#$Result.G34] &gt; 2; 1; 0)" office:value-type="float" office:value="0" calcext:value-type="float">
            <text:p>0</text:p>
          </table:table-cell>
          <table:table-cell table:formula="of:=IF(['file:///C:/Users/Carolin/Documents/Universitaet/Bachelor/2020SoSe/BA/MeineBA/AnnotationGuidelines/finalAnnotation/Evaluation_three.ods'#$Result.G34] &gt; 1; 1; 0)" office:value-type="float" office:value="0" calcext:value-type="float">
            <text:p>0</text:p>
          </table:table-cell>
          <table:table-cell table:style-name="ce2" table:formula="of:=COUNTIFS([$animal_all.$A$1:.$A$1048576]; [.E$2]; [$animal_all.$B$1:.$B$1048576]; [.$A28]; [$animal_all.$C$1:.$C$1048576]; [.$B28])" office:value-type="float" office:value="0" calcext:value-type="float">
            <text:p>0</text:p>
          </table:table-cell>
          <table:table-cell table:style-name="ce2" table:formula="of:=COUNTIFS([$animal_all.$A$1:.$A$1048576]; [.F$2]; [$animal_all.$B$1:.$B$1048576]; [.$A28]; [$animal_all.$C$1:.$C$1048576]; [.$B28])" office:value-type="float" office:value="0" calcext:value-type="float">
            <text:p>0</text:p>
          </table:table-cell>
          <table:table-cell table:style-name="ce2" table:formula="of:=COUNTIFS([$animal_all.$A$1:.$A$1048576]; [.G$2]; [$animal_all.$B$1:.$B$1048576]; [.$A28]; [$animal_all.$C$1:.$C$1048576]; [.$B28])" office:value-type="float" office:value="1" calcext:value-type="float">
            <text:p>1</text:p>
          </table:table-cell>
          <table:table-cell table:style-name="ce2" table:formula="of:=COUNTIFS([$animal_all.$A$1:.$A$1048576]; [.H$2]; [$animal_all.$B$1:.$B$1048576]; [.$A28]; [$animal_all.$C$1:.$C$1048576]; [.$B28])" office:value-type="float" office:value="1" calcext:value-type="float">
            <text:p>1</text:p>
          </table:table-cell>
          <table:table-cell table:style-name="ce2" table:formula="of:=COUNTIFS([$animal_all.$A$1:.$A$1048576]; [.I$2]; [$animal_all.$B$1:.$B$1048576]; [.$A28]; [$animal_all.$C$1:.$C$1048576]; [.$B28])" office:value-type="float" office:value="0" calcext:value-type="float">
            <text:p>0</text:p>
          </table:table-cell>
          <table:table-cell table:style-name="ce2" table:formula="of:=COUNTIFS([$animal_all.$A$1:.$A$1048576]; [.J$2]; [$animal_all.$B$1:.$B$1048576]; [.$A28]; [$animal_all.$C$1:.$C$1048576]; [.$B28])" office:value-type="float" office:value="0" calcext:value-type="float">
            <text:p>0</text:p>
          </table:table-cell>
          <table:table-cell table:style-name="ce2" table:formula="of:=COUNTIFS([$animal_all.$A$1:.$A$1048576]; [.K$2]; [$animal_all.$B$1:.$B$1048576]; [.$A28]; [$animal_all.$C$1:.$C$1048576]; [.$B28])" office:value-type="float" office:value="1" calcext:value-type="float">
            <text:p>1</text:p>
          </table:table-cell>
          <table:table-cell table:style-name="ce2" table:formula="of:=COUNTIFS([$animal_all.$A$1:.$A$1048576]; [.L$2]; [$animal_all.$B$1:.$B$1048576]; [.$A28]; [$animal_all.$C$1:.$C$1048576]; [.$B2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imal testing is good</text:p>
          </table:table-cell>
          <table:table-cell office:value-type="string" calcext:value-type="string">
            <text:p>This makes us inconsistent in our treatment of those species.</text:p>
          </table:table-cell>
          <table:table-cell table:formula="of:=IF(['file:///C:/Users/Carolin/Documents/Universitaet/Bachelor/2020SoSe/BA/MeineBA/AnnotationGuidelines/finalAnnotation/Evaluation_five.ods'#$Result.G35] &gt; 2; 1; 0)" office:value-type="float" office:value="0" calcext:value-type="float">
            <text:p>0</text:p>
          </table:table-cell>
          <table:table-cell table:formula="of:=IF(['file:///C:/Users/Carolin/Documents/Universitaet/Bachelor/2020SoSe/BA/MeineBA/AnnotationGuidelines/finalAnnotation/Evaluation_three.ods'#$Result.G35] &gt; 1; 1; 0)" office:value-type="float" office:value="0" calcext:value-type="float">
            <text:p>0</text:p>
          </table:table-cell>
          <table:table-cell table:style-name="ce2" table:formula="of:=COUNTIFS([$animal_all.$A$1:.$A$1048576]; [.E$2]; [$animal_all.$B$1:.$B$1048576]; [.$A29]; [$animal_all.$C$1:.$C$1048576]; [.$B29])" office:value-type="float" office:value="0" calcext:value-type="float">
            <text:p>0</text:p>
          </table:table-cell>
          <table:table-cell table:style-name="ce2" table:formula="of:=COUNTIFS([$animal_all.$A$1:.$A$1048576]; [.F$2]; [$animal_all.$B$1:.$B$1048576]; [.$A29]; [$animal_all.$C$1:.$C$1048576]; [.$B29])" office:value-type="float" office:value="0" calcext:value-type="float">
            <text:p>0</text:p>
          </table:table-cell>
          <table:table-cell table:style-name="ce2" table:formula="of:=COUNTIFS([$animal_all.$A$1:.$A$1048576]; [.G$2]; [$animal_all.$B$1:.$B$1048576]; [.$A29]; [$animal_all.$C$1:.$C$1048576]; [.$B29])" office:value-type="float" office:value="1" calcext:value-type="float">
            <text:p>1</text:p>
          </table:table-cell>
          <table:table-cell table:style-name="ce2" table:formula="of:=COUNTIFS([$animal_all.$A$1:.$A$1048576]; [.H$2]; [$animal_all.$B$1:.$B$1048576]; [.$A29]; [$animal_all.$C$1:.$C$1048576]; [.$B29])" office:value-type="float" office:value="1" calcext:value-type="float">
            <text:p>1</text:p>
          </table:table-cell>
          <table:table-cell table:style-name="ce2" table:formula="of:=COUNTIFS([$animal_all.$A$1:.$A$1048576]; [.I$2]; [$animal_all.$B$1:.$B$1048576]; [.$A29]; [$animal_all.$C$1:.$C$1048576]; [.$B29])" office:value-type="float" office:value="0" calcext:value-type="float">
            <text:p>0</text:p>
          </table:table-cell>
          <table:table-cell table:style-name="ce2" table:formula="of:=COUNTIFS([$animal_all.$A$1:.$A$1048576]; [.J$2]; [$animal_all.$B$1:.$B$1048576]; [.$A29]; [$animal_all.$C$1:.$C$1048576]; [.$B29])" office:value-type="float" office:value="0" calcext:value-type="float">
            <text:p>0</text:p>
          </table:table-cell>
          <table:table-cell table:style-name="ce2" table:formula="of:=COUNTIFS([$animal_all.$A$1:.$A$1048576]; [.K$2]; [$animal_all.$B$1:.$B$1048576]; [.$A29]; [$animal_all.$C$1:.$C$1048576]; [.$B29])" office:value-type="float" office:value="1" calcext:value-type="float">
            <text:p>1</text:p>
          </table:table-cell>
          <table:table-cell table:style-name="ce2" table:formula="of:=COUNTIFS([$animal_all.$A$1:.$A$1048576]; [.L$2]; [$animal_all.$B$1:.$B$1048576]; [.$A29]; [$animal_all.$C$1:.$C$1048576]; [.$B29]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Controversy of Animal Testing on CosmeticsThe practice is particularly controversial because animals may experience discomfort, suffering and ultimately die, all in the name of aesthetics and 'looking good.'</text:p>
          </table:table-cell>
          <table:table-cell office:value-type="string" calcext:value-type="string">
            <text:p>But people who test for cosmetics on animals are cruel.</text:p>
          </table:table-cell>
          <table:table-cell table:formula="of:=IF(['file:///C:/Users/Carolin/Documents/Universitaet/Bachelor/2020SoSe/BA/MeineBA/AnnotationGuidelines/finalAnnotation/Evaluation_five.ods'#$Result.G36] &gt; 2; 1; 0)" office:value-type="float" office:value="1" calcext:value-type="float">
            <text:p>1</text:p>
          </table:table-cell>
          <table:table-cell table:formula="of:=IF(['file:///C:/Users/Carolin/Documents/Universitaet/Bachelor/2020SoSe/BA/MeineBA/AnnotationGuidelines/finalAnnotation/Evaluation_three.ods'#$Result.G36] &gt; 1; 1; 0)" office:value-type="float" office:value="1" calcext:value-type="float">
            <text:p>1</text:p>
          </table:table-cell>
          <table:table-cell table:style-name="ce2" table:formula="of:=COUNTIFS([$animal_all.$A$1:.$A$1048576]; [.E$2]; [$animal_all.$B$1:.$B$1048576]; [.$A30]; [$animal_all.$C$1:.$C$1048576]; [.$B30])" office:value-type="float" office:value="0" calcext:value-type="float">
            <text:p>0</text:p>
          </table:table-cell>
          <table:table-cell table:style-name="ce2" table:formula="of:=COUNTIFS([$animal_all.$A$1:.$A$1048576]; [.F$2]; [$animal_all.$B$1:.$B$1048576]; [.$A30]; [$animal_all.$C$1:.$C$1048576]; [.$B30])" office:value-type="float" office:value="0" calcext:value-type="float">
            <text:p>0</text:p>
          </table:table-cell>
          <table:table-cell table:style-name="ce2" table:formula="of:=COUNTIFS([$animal_all.$A$1:.$A$1048576]; [.G$2]; [$animal_all.$B$1:.$B$1048576]; [.$A30]; [$animal_all.$C$1:.$C$1048576]; [.$B30])" office:value-type="float" office:value="1" calcext:value-type="float">
            <text:p>1</text:p>
          </table:table-cell>
          <table:table-cell table:style-name="ce2" table:formula="of:=COUNTIFS([$animal_all.$A$1:.$A$1048576]; [.H$2]; [$animal_all.$B$1:.$B$1048576]; [.$A30]; [$animal_all.$C$1:.$C$1048576]; [.$B30])" office:value-type="float" office:value="0" calcext:value-type="float">
            <text:p>0</text:p>
          </table:table-cell>
          <table:table-cell table:style-name="ce2" table:formula="of:=COUNTIFS([$animal_all.$A$1:.$A$1048576]; [.I$2]; [$animal_all.$B$1:.$B$1048576]; [.$A30]; [$animal_all.$C$1:.$C$1048576]; [.$B30])" office:value-type="float" office:value="0" calcext:value-type="float">
            <text:p>0</text:p>
          </table:table-cell>
          <table:table-cell table:style-name="ce2" table:formula="of:=COUNTIFS([$animal_all.$A$1:.$A$1048576]; [.J$2]; [$animal_all.$B$1:.$B$1048576]; [.$A30]; [$animal_all.$C$1:.$C$1048576]; [.$B30])" office:value-type="float" office:value="0" calcext:value-type="float">
            <text:p>0</text:p>
          </table:table-cell>
          <table:table-cell table:style-name="ce2" table:formula="of:=COUNTIFS([$animal_all.$A$1:.$A$1048576]; [.K$2]; [$animal_all.$B$1:.$B$1048576]; [.$A30]; [$animal_all.$C$1:.$C$1048576]; [.$B30])" office:value-type="float" office:value="0" calcext:value-type="float">
            <text:p>0</text:p>
          </table:table-cell>
          <table:table-cell table:style-name="ce2" table:formula="of:=COUNTIFS([$animal_all.$A$1:.$A$1048576]; [.L$2]; [$animal_all.$B$1:.$B$1048576]; [.$A30]; [$animal_all.$C$1:.$C$1048576]; [.$B30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t's ridiculous that I have to boycott a company that makes a good, healthy, fruit juice product because of animal testing!</text:p>
          </table:table-cell>
          <table:table-cell office:value-type="string" calcext:value-type="string">
            <text:p>Interestingly, these tests are not required by law, and they often create inaccurate or misleading results.</text:p>
          </table:table-cell>
          <table:table-cell table:formula="of:=IF(['file:///C:/Users/Carolin/Documents/Universitaet/Bachelor/2020SoSe/BA/MeineBA/AnnotationGuidelines/finalAnnotation/Evaluation_five.ods'#$Result.G37] &gt; 2; 1; 0)" office:value-type="float" office:value="1" calcext:value-type="float">
            <text:p>1</text:p>
          </table:table-cell>
          <table:table-cell table:formula="of:=IF(['file:///C:/Users/Carolin/Documents/Universitaet/Bachelor/2020SoSe/BA/MeineBA/AnnotationGuidelines/finalAnnotation/Evaluation_three.ods'#$Result.G37] &gt; 1; 1; 0)" office:value-type="float" office:value="1" calcext:value-type="float">
            <text:p>1</text:p>
          </table:table-cell>
          <table:table-cell table:style-name="ce2" table:formula="of:=COUNTIFS([$animal_all.$A$1:.$A$1048576]; [.E$2]; [$animal_all.$B$1:.$B$1048576]; [.$A31]; [$animal_all.$C$1:.$C$1048576]; [.$B31])" office:value-type="float" office:value="0" calcext:value-type="float">
            <text:p>0</text:p>
          </table:table-cell>
          <table:table-cell table:style-name="ce2" table:formula="of:=COUNTIFS([$animal_all.$A$1:.$A$1048576]; [.F$2]; [$animal_all.$B$1:.$B$1048576]; [.$A31]; [$animal_all.$C$1:.$C$1048576]; [.$B31])" office:value-type="float" office:value="0" calcext:value-type="float">
            <text:p>0</text:p>
          </table:table-cell>
          <table:table-cell table:style-name="ce2" table:formula="of:=COUNTIFS([$animal_all.$A$1:.$A$1048576]; [.G$2]; [$animal_all.$B$1:.$B$1048576]; [.$A31]; [$animal_all.$C$1:.$C$1048576]; [.$B31])" office:value-type="float" office:value="1" calcext:value-type="float">
            <text:p>1</text:p>
          </table:table-cell>
          <table:table-cell table:style-name="ce2" table:formula="of:=COUNTIFS([$animal_all.$A$1:.$A$1048576]; [.H$2]; [$animal_all.$B$1:.$B$1048576]; [.$A31]; [$animal_all.$C$1:.$C$1048576]; [.$B31])" office:value-type="float" office:value="1" calcext:value-type="float">
            <text:p>1</text:p>
          </table:table-cell>
          <table:table-cell table:style-name="ce2" table:formula="of:=COUNTIFS([$animal_all.$A$1:.$A$1048576]; [.I$2]; [$animal_all.$B$1:.$B$1048576]; [.$A31]; [$animal_all.$C$1:.$C$1048576]; [.$B31])" office:value-type="float" office:value="0" calcext:value-type="float">
            <text:p>0</text:p>
          </table:table-cell>
          <table:table-cell table:style-name="ce2" table:formula="of:=COUNTIFS([$animal_all.$A$1:.$A$1048576]; [.J$2]; [$animal_all.$B$1:.$B$1048576]; [.$A31]; [$animal_all.$C$1:.$C$1048576]; [.$B31])" office:value-type="float" office:value="0" calcext:value-type="float">
            <text:p>0</text:p>
          </table:table-cell>
          <table:table-cell table:style-name="ce2" table:formula="of:=COUNTIFS([$animal_all.$A$1:.$A$1048576]; [.K$2]; [$animal_all.$B$1:.$B$1048576]; [.$A31]; [$animal_all.$C$1:.$C$1048576]; [.$B31])" office:value-type="float" office:value="0" calcext:value-type="float">
            <text:p>0</text:p>
          </table:table-cell>
          <table:table-cell table:style-name="ce2" table:formula="of:=COUNTIFS([$animal_all.$A$1:.$A$1048576]; [.L$2]; [$animal_all.$B$1:.$B$1048576]; [.$A31]; [$animal_all.$C$1:.$C$1048576]; [.$B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t people who test for cosmetics on animals are cruel.</text:p>
          </table:table-cell>
          <table:table-cell office:value-type="string" calcext:value-type="string">
            <text:p>But testing cosmetics on them is wrong.</text:p>
          </table:table-cell>
          <table:table-cell table:formula="of:=IF(['file:///C:/Users/Carolin/Documents/Universitaet/Bachelor/2020SoSe/BA/MeineBA/AnnotationGuidelines/finalAnnotation/Evaluation_five.ods'#$Result.G38] &gt; 2; 1; 0)" office:value-type="float" office:value="1" calcext:value-type="float">
            <text:p>1</text:p>
          </table:table-cell>
          <table:table-cell table:formula="of:=IF(['file:///C:/Users/Carolin/Documents/Universitaet/Bachelor/2020SoSe/BA/MeineBA/AnnotationGuidelines/finalAnnotation/Evaluation_three.ods'#$Result.G38] &gt; 1; 1; 0)" office:value-type="float" office:value="1" calcext:value-type="float">
            <text:p>1</text:p>
          </table:table-cell>
          <table:table-cell table:style-name="ce2" table:formula="of:=COUNTIFS([$animal_all.$A$1:.$A$1048576]; [.E$2]; [$animal_all.$B$1:.$B$1048576]; [.$A32]; [$animal_all.$C$1:.$C$1048576]; [.$B32])" office:value-type="float" office:value="0" calcext:value-type="float">
            <text:p>0</text:p>
          </table:table-cell>
          <table:table-cell table:style-name="ce2" table:formula="of:=COUNTIFS([$animal_all.$A$1:.$A$1048576]; [.F$2]; [$animal_all.$B$1:.$B$1048576]; [.$A32]; [$animal_all.$C$1:.$C$1048576]; [.$B32])" office:value-type="float" office:value="0" calcext:value-type="float">
            <text:p>0</text:p>
          </table:table-cell>
          <table:table-cell table:style-name="ce2" table:formula="of:=COUNTIFS([$animal_all.$A$1:.$A$1048576]; [.G$2]; [$animal_all.$B$1:.$B$1048576]; [.$A32]; [$animal_all.$C$1:.$C$1048576]; [.$B32])" office:value-type="float" office:value="1" calcext:value-type="float">
            <text:p>1</text:p>
          </table:table-cell>
          <table:table-cell table:style-name="ce2" table:formula="of:=COUNTIFS([$animal_all.$A$1:.$A$1048576]; [.H$2]; [$animal_all.$B$1:.$B$1048576]; [.$A32]; [$animal_all.$C$1:.$C$1048576]; [.$B32])" office:value-type="float" office:value="1" calcext:value-type="float">
            <text:p>1</text:p>
          </table:table-cell>
          <table:table-cell table:style-name="ce2" table:formula="of:=COUNTIFS([$animal_all.$A$1:.$A$1048576]; [.I$2]; [$animal_all.$B$1:.$B$1048576]; [.$A32]; [$animal_all.$C$1:.$C$1048576]; [.$B32])" office:value-type="float" office:value="1" calcext:value-type="float">
            <text:p>1</text:p>
          </table:table-cell>
          <table:table-cell table:style-name="ce2" table:formula="of:=COUNTIFS([$animal_all.$A$1:.$A$1048576]; [.J$2]; [$animal_all.$B$1:.$B$1048576]; [.$A32]; [$animal_all.$C$1:.$C$1048576]; [.$B32])" office:value-type="float" office:value="1" calcext:value-type="float">
            <text:p>1</text:p>
          </table:table-cell>
          <table:table-cell table:style-name="ce2" table:formula="of:=COUNTIFS([$animal_all.$A$1:.$A$1048576]; [.K$2]; [$animal_all.$B$1:.$B$1048576]; [.$A32]; [$animal_all.$C$1:.$C$1048576]; [.$B32])" office:value-type="float" office:value="1" calcext:value-type="float">
            <text:p>1</text:p>
          </table:table-cell>
          <table:table-cell table:style-name="ce2" table:formula="of:=COUNTIFS([$animal_all.$A$1:.$A$1048576]; [.L$2]; [$animal_all.$B$1:.$B$1048576]; [.$A32]; [$animal_all.$C$1:.$C$1048576]; [.$B32]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It's ridiculous that I have to boycott a company that makes a good, healthy, fruit juice product because of animal testing!</text:p>
          </table:table-cell>
          <table:table-cell office:value-type="string" calcext:value-type="string">
            <text:p>Controversy of Animal Testing on CosmeticsThe practice is particularly controversial because animals may experience discomfort, suffering and ultimately die, all in the name of aesthetics and 'looking good.'</text:p>
          </table:table-cell>
          <table:table-cell table:formula="of:=IF(['file:///C:/Users/Carolin/Documents/Universitaet/Bachelor/2020SoSe/BA/MeineBA/AnnotationGuidelines/finalAnnotation/Evaluation_five.ods'#$Result.G39] &gt; 2; 1; 0)" office:value-type="float" office:value="0" calcext:value-type="float">
            <text:p>0</text:p>
          </table:table-cell>
          <table:table-cell table:formula="of:=IF(['file:///C:/Users/Carolin/Documents/Universitaet/Bachelor/2020SoSe/BA/MeineBA/AnnotationGuidelines/finalAnnotation/Evaluation_three.ods'#$Result.G39] &gt; 1; 1; 0)" office:value-type="float" office:value="0" calcext:value-type="float">
            <text:p>0</text:p>
          </table:table-cell>
          <table:table-cell table:style-name="ce2" table:formula="of:=COUNTIFS([$animal_all.$A$1:.$A$1048576]; [.E$2]; [$animal_all.$B$1:.$B$1048576]; [.$A33]; [$animal_all.$C$1:.$C$1048576]; [.$B33])" office:value-type="float" office:value="0" calcext:value-type="float">
            <text:p>0</text:p>
          </table:table-cell>
          <table:table-cell table:style-name="ce2" table:formula="of:=COUNTIFS([$animal_all.$A$1:.$A$1048576]; [.F$2]; [$animal_all.$B$1:.$B$1048576]; [.$A33]; [$animal_all.$C$1:.$C$1048576]; [.$B33])" office:value-type="float" office:value="0" calcext:value-type="float">
            <text:p>0</text:p>
          </table:table-cell>
          <table:table-cell table:style-name="ce2" table:formula="of:=COUNTIFS([$animal_all.$A$1:.$A$1048576]; [.G$2]; [$animal_all.$B$1:.$B$1048576]; [.$A33]; [$animal_all.$C$1:.$C$1048576]; [.$B33])" office:value-type="float" office:value="1" calcext:value-type="float">
            <text:p>1</text:p>
          </table:table-cell>
          <table:table-cell table:style-name="ce2" table:formula="of:=COUNTIFS([$animal_all.$A$1:.$A$1048576]; [.H$2]; [$animal_all.$B$1:.$B$1048576]; [.$A33]; [$animal_all.$C$1:.$C$1048576]; [.$B33])" office:value-type="float" office:value="0" calcext:value-type="float">
            <text:p>0</text:p>
          </table:table-cell>
          <table:table-cell table:style-name="ce2" table:formula="of:=COUNTIFS([$animal_all.$A$1:.$A$1048576]; [.I$2]; [$animal_all.$B$1:.$B$1048576]; [.$A33]; [$animal_all.$C$1:.$C$1048576]; [.$B33])" office:value-type="float" office:value="0" calcext:value-type="float">
            <text:p>0</text:p>
          </table:table-cell>
          <table:table-cell table:style-name="ce2" table:formula="of:=COUNTIFS([$animal_all.$A$1:.$A$1048576]; [.J$2]; [$animal_all.$B$1:.$B$1048576]; [.$A33]; [$animal_all.$C$1:.$C$1048576]; [.$B33])" office:value-type="float" office:value="0" calcext:value-type="float">
            <text:p>0</text:p>
          </table:table-cell>
          <table:table-cell table:style-name="ce2" table:formula="of:=COUNTIFS([$animal_all.$A$1:.$A$1048576]; [.K$2]; [$animal_all.$B$1:.$B$1048576]; [.$A33]; [$animal_all.$C$1:.$C$1048576]; [.$B33])" office:value-type="float" office:value="0" calcext:value-type="float">
            <text:p>0</text:p>
          </table:table-cell>
          <table:table-cell table:style-name="ce2" table:formula="of:=COUNTIFS([$animal_all.$A$1:.$A$1048576]; [.L$2]; [$animal_all.$B$1:.$B$1048576]; [.$A33]; [$animal_all.$C$1:.$C$1048576]; [.$B33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ut people who test for cosmetics on animals are cruel.</text:p>
          </table:table-cell>
          <table:table-cell office:value-type="string" calcext:value-type="string">
            <text:p>The problem for them is that they tout themselves as a cruelty free company that does not test on animals.</text:p>
          </table:table-cell>
          <table:table-cell table:formula="of:=IF(['file:///C:/Users/Carolin/Documents/Universitaet/Bachelor/2020SoSe/BA/MeineBA/AnnotationGuidelines/finalAnnotation/Evaluation_five.ods'#$Result.G40] &gt; 2; 1; 0)" office:value-type="float" office:value="1" calcext:value-type="float">
            <text:p>1</text:p>
          </table:table-cell>
          <table:table-cell table:formula="of:=IF(['file:///C:/Users/Carolin/Documents/Universitaet/Bachelor/2020SoSe/BA/MeineBA/AnnotationGuidelines/finalAnnotation/Evaluation_three.ods'#$Result.G40] &gt; 1; 1; 0)" office:value-type="float" office:value="1" calcext:value-type="float">
            <text:p>1</text:p>
          </table:table-cell>
          <table:table-cell table:style-name="ce2" table:formula="of:=COUNTIFS([$animal_all.$A$1:.$A$1048576]; [.E$2]; [$animal_all.$B$1:.$B$1048576]; [.$A34]; [$animal_all.$C$1:.$C$1048576]; [.$B34])" office:value-type="float" office:value="0" calcext:value-type="float">
            <text:p>0</text:p>
          </table:table-cell>
          <table:table-cell table:style-name="ce2" table:formula="of:=COUNTIFS([$animal_all.$A$1:.$A$1048576]; [.F$2]; [$animal_all.$B$1:.$B$1048576]; [.$A34]; [$animal_all.$C$1:.$C$1048576]; [.$B34])" office:value-type="float" office:value="0" calcext:value-type="float">
            <text:p>0</text:p>
          </table:table-cell>
          <table:table-cell table:style-name="ce2" table:formula="of:=COUNTIFS([$animal_all.$A$1:.$A$1048576]; [.G$2]; [$animal_all.$B$1:.$B$1048576]; [.$A34]; [$animal_all.$C$1:.$C$1048576]; [.$B34])" office:value-type="float" office:value="1" calcext:value-type="float">
            <text:p>1</text:p>
          </table:table-cell>
          <table:table-cell table:style-name="ce2" table:formula="of:=COUNTIFS([$animal_all.$A$1:.$A$1048576]; [.H$2]; [$animal_all.$B$1:.$B$1048576]; [.$A34]; [$animal_all.$C$1:.$C$1048576]; [.$B34])" office:value-type="float" office:value="0" calcext:value-type="float">
            <text:p>0</text:p>
          </table:table-cell>
          <table:table-cell table:style-name="ce2" table:formula="of:=COUNTIFS([$animal_all.$A$1:.$A$1048576]; [.I$2]; [$animal_all.$B$1:.$B$1048576]; [.$A34]; [$animal_all.$C$1:.$C$1048576]; [.$B34])" office:value-type="float" office:value="0" calcext:value-type="float">
            <text:p>0</text:p>
          </table:table-cell>
          <table:table-cell table:style-name="ce2" table:formula="of:=COUNTIFS([$animal_all.$A$1:.$A$1048576]; [.J$2]; [$animal_all.$B$1:.$B$1048576]; [.$A34]; [$animal_all.$C$1:.$C$1048576]; [.$B34])" office:value-type="float" office:value="0" calcext:value-type="float">
            <text:p>0</text:p>
          </table:table-cell>
          <table:table-cell table:style-name="ce2" table:formula="of:=COUNTIFS([$animal_all.$A$1:.$A$1048576]; [.K$2]; [$animal_all.$B$1:.$B$1048576]; [.$A34]; [$animal_all.$C$1:.$C$1048576]; [.$B34])" office:value-type="float" office:value="0" calcext:value-type="float">
            <text:p>0</text:p>
          </table:table-cell>
          <table:table-cell table:style-name="ce2" table:formula="of:=COUNTIFS([$animal_all.$A$1:.$A$1048576]; [.L$2]; [$animal_all.$B$1:.$B$1048576]; [.$A34]; [$animal_all.$C$1:.$C$1048576]; [.$B34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ut people who test for cosmetics on animals are cruel.</text:p>
          </table:table-cell>
          <table:table-cell office:value-type="string" calcext:value-type="string">
            <text:p>Usually toxicity is tested on several animals, but it's true that they are not perfect substitutes for humans.</text:p>
          </table:table-cell>
          <table:table-cell table:formula="of:=IF(['file:///C:/Users/Carolin/Documents/Universitaet/Bachelor/2020SoSe/BA/MeineBA/AnnotationGuidelines/finalAnnotation/Evaluation_five.ods'#$Result.G41] &gt; 2; 1; 0)" office:value-type="float" office:value="1" calcext:value-type="float">
            <text:p>1</text:p>
          </table:table-cell>
          <table:table-cell table:formula="of:=IF(['file:///C:/Users/Carolin/Documents/Universitaet/Bachelor/2020SoSe/BA/MeineBA/AnnotationGuidelines/finalAnnotation/Evaluation_three.ods'#$Result.G41] &gt; 1; 1; 0)" office:value-type="float" office:value="1" calcext:value-type="float">
            <text:p>1</text:p>
          </table:table-cell>
          <table:table-cell table:style-name="ce2" table:formula="of:=COUNTIFS([$animal_all.$A$1:.$A$1048576]; [.E$2]; [$animal_all.$B$1:.$B$1048576]; [.$A35]; [$animal_all.$C$1:.$C$1048576]; [.$B35])" office:value-type="float" office:value="0" calcext:value-type="float">
            <text:p>0</text:p>
          </table:table-cell>
          <table:table-cell table:style-name="ce2" table:formula="of:=COUNTIFS([$animal_all.$A$1:.$A$1048576]; [.F$2]; [$animal_all.$B$1:.$B$1048576]; [.$A35]; [$animal_all.$C$1:.$C$1048576]; [.$B35])" office:value-type="float" office:value="0" calcext:value-type="float">
            <text:p>0</text:p>
          </table:table-cell>
          <table:table-cell table:style-name="ce2" table:formula="of:=COUNTIFS([$animal_all.$A$1:.$A$1048576]; [.G$2]; [$animal_all.$B$1:.$B$1048576]; [.$A35]; [$animal_all.$C$1:.$C$1048576]; [.$B35])" office:value-type="float" office:value="1" calcext:value-type="float">
            <text:p>1</text:p>
          </table:table-cell>
          <table:table-cell table:style-name="ce2" table:formula="of:=COUNTIFS([$animal_all.$A$1:.$A$1048576]; [.H$2]; [$animal_all.$B$1:.$B$1048576]; [.$A35]; [$animal_all.$C$1:.$C$1048576]; [.$B35])" office:value-type="float" office:value="1" calcext:value-type="float">
            <text:p>1</text:p>
          </table:table-cell>
          <table:table-cell table:style-name="ce2" table:formula="of:=COUNTIFS([$animal_all.$A$1:.$A$1048576]; [.I$2]; [$animal_all.$B$1:.$B$1048576]; [.$A35]; [$animal_all.$C$1:.$C$1048576]; [.$B35])" office:value-type="float" office:value="0" calcext:value-type="float">
            <text:p>0</text:p>
          </table:table-cell>
          <table:table-cell table:style-name="ce2" table:formula="of:=COUNTIFS([$animal_all.$A$1:.$A$1048576]; [.J$2]; [$animal_all.$B$1:.$B$1048576]; [.$A35]; [$animal_all.$C$1:.$C$1048576]; [.$B35])" office:value-type="float" office:value="0" calcext:value-type="float">
            <text:p>0</text:p>
          </table:table-cell>
          <table:table-cell table:style-name="ce2" table:formula="of:=COUNTIFS([$animal_all.$A$1:.$A$1048576]; [.K$2]; [$animal_all.$B$1:.$B$1048576]; [.$A35]; [$animal_all.$C$1:.$C$1048576]; [.$B35])" office:value-type="float" office:value="1" calcext:value-type="float">
            <text:p>1</text:p>
          </table:table-cell>
          <table:table-cell table:style-name="ce2" table:formula="of:=COUNTIFS([$animal_all.$A$1:.$A$1048576]; [.L$2]; [$animal_all.$B$1:.$B$1048576]; [.$A35]; [$animal_all.$C$1:.$C$1048576]; [.$B3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t people who test for cosmetics on animals are cruel.</text:p>
          </table:table-cell>
          <table:table-cell office:value-type="string" calcext:value-type="string">
            <text:p>Mary, 12, Deal Testing on animals is disgusting.</text:p>
          </table:table-cell>
          <table:table-cell table:formula="of:=IF(['file:///C:/Users/Carolin/Documents/Universitaet/Bachelor/2020SoSe/BA/MeineBA/AnnotationGuidelines/finalAnnotation/Evaluation_five.ods'#$Result.G42] &gt; 2; 1; 0)" office:value-type="float" office:value="1" calcext:value-type="float">
            <text:p>1</text:p>
          </table:table-cell>
          <table:table-cell table:formula="of:=IF(['file:///C:/Users/Carolin/Documents/Universitaet/Bachelor/2020SoSe/BA/MeineBA/AnnotationGuidelines/finalAnnotation/Evaluation_three.ods'#$Result.G42] &gt; 1; 1; 0)" office:value-type="float" office:value="1" calcext:value-type="float">
            <text:p>1</text:p>
          </table:table-cell>
          <table:table-cell table:style-name="ce2" table:formula="of:=COUNTIFS([$animal_all.$A$1:.$A$1048576]; [.E$2]; [$animal_all.$B$1:.$B$1048576]; [.$A36]; [$animal_all.$C$1:.$C$1048576]; [.$B36])" office:value-type="float" office:value="0" calcext:value-type="float">
            <text:p>0</text:p>
          </table:table-cell>
          <table:table-cell table:style-name="ce2" table:formula="of:=COUNTIFS([$animal_all.$A$1:.$A$1048576]; [.F$2]; [$animal_all.$B$1:.$B$1048576]; [.$A36]; [$animal_all.$C$1:.$C$1048576]; [.$B36])" office:value-type="float" office:value="0" calcext:value-type="float">
            <text:p>0</text:p>
          </table:table-cell>
          <table:table-cell table:style-name="ce2" table:formula="of:=COUNTIFS([$animal_all.$A$1:.$A$1048576]; [.G$2]; [$animal_all.$B$1:.$B$1048576]; [.$A36]; [$animal_all.$C$1:.$C$1048576]; [.$B36])" office:value-type="float" office:value="1" calcext:value-type="float">
            <text:p>1</text:p>
          </table:table-cell>
          <table:table-cell table:style-name="ce2" table:formula="of:=COUNTIFS([$animal_all.$A$1:.$A$1048576]; [.H$2]; [$animal_all.$B$1:.$B$1048576]; [.$A36]; [$animal_all.$C$1:.$C$1048576]; [.$B36])" office:value-type="float" office:value="1" calcext:value-type="float">
            <text:p>1</text:p>
          </table:table-cell>
          <table:table-cell table:style-name="ce2" table:formula="of:=COUNTIFS([$animal_all.$A$1:.$A$1048576]; [.I$2]; [$animal_all.$B$1:.$B$1048576]; [.$A36]; [$animal_all.$C$1:.$C$1048576]; [.$B36])" office:value-type="float" office:value="0" calcext:value-type="float">
            <text:p>0</text:p>
          </table:table-cell>
          <table:table-cell table:style-name="ce2" table:formula="of:=COUNTIFS([$animal_all.$A$1:.$A$1048576]; [.J$2]; [$animal_all.$B$1:.$B$1048576]; [.$A36]; [$animal_all.$C$1:.$C$1048576]; [.$B36])" office:value-type="float" office:value="0" calcext:value-type="float">
            <text:p>0</text:p>
          </table:table-cell>
          <table:table-cell table:style-name="ce2" table:formula="of:=COUNTIFS([$animal_all.$A$1:.$A$1048576]; [.K$2]; [$animal_all.$B$1:.$B$1048576]; [.$A36]; [$animal_all.$C$1:.$C$1048576]; [.$B36])" office:value-type="float" office:value="0" calcext:value-type="float">
            <text:p>0</text:p>
          </table:table-cell>
          <table:table-cell table:style-name="ce2" table:formula="of:=COUNTIFS([$animal_all.$A$1:.$A$1048576]; [.L$2]; [$animal_all.$B$1:.$B$1048576]; [.$A36]; [$animal_all.$C$1:.$C$1048576]; [.$B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t people who test for cosmetics on animals are cruel.</text:p>
          </table:table-cell>
          <table:table-cell office:value-type="string" calcext:value-type="string">
            <text:p>Some people think that it's a good idea to test on animals; others say that it's wrong.</text:p>
          </table:table-cell>
          <table:table-cell table:formula="of:=IF(['file:///C:/Users/Carolin/Documents/Universitaet/Bachelor/2020SoSe/BA/MeineBA/AnnotationGuidelines/finalAnnotation/Evaluation_five.ods'#$Result.G43] &gt; 2; 1; 0)" office:value-type="float" office:value="0" calcext:value-type="float">
            <text:p>0</text:p>
          </table:table-cell>
          <table:table-cell table:formula="of:=IF(['file:///C:/Users/Carolin/Documents/Universitaet/Bachelor/2020SoSe/BA/MeineBA/AnnotationGuidelines/finalAnnotation/Evaluation_three.ods'#$Result.G43] &gt; 1; 1; 0)" office:value-type="float" office:value="0" calcext:value-type="float">
            <text:p>0</text:p>
          </table:table-cell>
          <table:table-cell table:style-name="ce2" table:formula="of:=COUNTIFS([$animal_all.$A$1:.$A$1048576]; [.E$2]; [$animal_all.$B$1:.$B$1048576]; [.$A37]; [$animal_all.$C$1:.$C$1048576]; [.$B37])" office:value-type="float" office:value="0" calcext:value-type="float">
            <text:p>0</text:p>
          </table:table-cell>
          <table:table-cell table:style-name="ce2" table:formula="of:=COUNTIFS([$animal_all.$A$1:.$A$1048576]; [.F$2]; [$animal_all.$B$1:.$B$1048576]; [.$A37]; [$animal_all.$C$1:.$C$1048576]; [.$B37])" office:value-type="float" office:value="0" calcext:value-type="float">
            <text:p>0</text:p>
          </table:table-cell>
          <table:table-cell table:style-name="ce2" table:formula="of:=COUNTIFS([$animal_all.$A$1:.$A$1048576]; [.G$2]; [$animal_all.$B$1:.$B$1048576]; [.$A37]; [$animal_all.$C$1:.$C$1048576]; [.$B37])" office:value-type="float" office:value="1" calcext:value-type="float">
            <text:p>1</text:p>
          </table:table-cell>
          <table:table-cell table:style-name="ce2" table:formula="of:=COUNTIFS([$animal_all.$A$1:.$A$1048576]; [.H$2]; [$animal_all.$B$1:.$B$1048576]; [.$A37]; [$animal_all.$C$1:.$C$1048576]; [.$B37])" office:value-type="float" office:value="1" calcext:value-type="float">
            <text:p>1</text:p>
          </table:table-cell>
          <table:table-cell table:style-name="ce2" table:formula="of:=COUNTIFS([$animal_all.$A$1:.$A$1048576]; [.I$2]; [$animal_all.$B$1:.$B$1048576]; [.$A37]; [$animal_all.$C$1:.$C$1048576]; [.$B37])" office:value-type="float" office:value="0" calcext:value-type="float">
            <text:p>0</text:p>
          </table:table-cell>
          <table:table-cell table:style-name="ce2" table:formula="of:=COUNTIFS([$animal_all.$A$1:.$A$1048576]; [.J$2]; [$animal_all.$B$1:.$B$1048576]; [.$A37]; [$animal_all.$C$1:.$C$1048576]; [.$B37])" office:value-type="float" office:value="0" calcext:value-type="float">
            <text:p>0</text:p>
          </table:table-cell>
          <table:table-cell table:style-name="ce2" table:formula="of:=COUNTIFS([$animal_all.$A$1:.$A$1048576]; [.K$2]; [$animal_all.$B$1:.$B$1048576]; [.$A37]; [$animal_all.$C$1:.$C$1048576]; [.$B37])" office:value-type="float" office:value="0" calcext:value-type="float">
            <text:p>0</text:p>
          </table:table-cell>
          <table:table-cell table:style-name="ce2" table:formula="of:=COUNTIFS([$animal_all.$A$1:.$A$1048576]; [.L$2]; [$animal_all.$B$1:.$B$1048576]; [.$A37]; [$animal_all.$C$1:.$C$1048576]; [.$B37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nimal testing is good</text:p>
          </table:table-cell>
          <table:table-cell office:value-type="string" calcext:value-type="string">
            <text:p>It's ridiculous that I have to boycott a company that makes a good, healthy, fruit juice product because of animal testing!</text:p>
          </table:table-cell>
          <table:table-cell table:formula="of:=IF(['file:///C:/Users/Carolin/Documents/Universitaet/Bachelor/2020SoSe/BA/MeineBA/AnnotationGuidelines/finalAnnotation/Evaluation_five.ods'#$Result.G44] &gt; 2; 1; 0)" office:value-type="float" office:value="0" calcext:value-type="float">
            <text:p>0</text:p>
          </table:table-cell>
          <table:table-cell table:formula="of:=IF(['file:///C:/Users/Carolin/Documents/Universitaet/Bachelor/2020SoSe/BA/MeineBA/AnnotationGuidelines/finalAnnotation/Evaluation_three.ods'#$Result.G44] &gt; 1; 1; 0)" office:value-type="float" office:value="0" calcext:value-type="float">
            <text:p>0</text:p>
          </table:table-cell>
          <table:table-cell table:style-name="ce2" table:formula="of:=COUNTIFS([$animal_all.$A$1:.$A$1048576]; [.E$2]; [$animal_all.$B$1:.$B$1048576]; [.$A38]; [$animal_all.$C$1:.$C$1048576]; [.$B38])" office:value-type="float" office:value="0" calcext:value-type="float">
            <text:p>0</text:p>
          </table:table-cell>
          <table:table-cell table:style-name="ce2" table:formula="of:=COUNTIFS([$animal_all.$A$1:.$A$1048576]; [.F$2]; [$animal_all.$B$1:.$B$1048576]; [.$A38]; [$animal_all.$C$1:.$C$1048576]; [.$B38])" office:value-type="float" office:value="0" calcext:value-type="float">
            <text:p>0</text:p>
          </table:table-cell>
          <table:table-cell table:style-name="ce2" table:formula="of:=COUNTIFS([$animal_all.$A$1:.$A$1048576]; [.G$2]; [$animal_all.$B$1:.$B$1048576]; [.$A38]; [$animal_all.$C$1:.$C$1048576]; [.$B38])" office:value-type="float" office:value="1" calcext:value-type="float">
            <text:p>1</text:p>
          </table:table-cell>
          <table:table-cell table:style-name="ce2" table:formula="of:=COUNTIFS([$animal_all.$A$1:.$A$1048576]; [.H$2]; [$animal_all.$B$1:.$B$1048576]; [.$A38]; [$animal_all.$C$1:.$C$1048576]; [.$B38])" office:value-type="float" office:value="1" calcext:value-type="float">
            <text:p>1</text:p>
          </table:table-cell>
          <table:table-cell table:style-name="ce2" table:formula="of:=COUNTIFS([$animal_all.$A$1:.$A$1048576]; [.I$2]; [$animal_all.$B$1:.$B$1048576]; [.$A38]; [$animal_all.$C$1:.$C$1048576]; [.$B38])" office:value-type="float" office:value="0" calcext:value-type="float">
            <text:p>0</text:p>
          </table:table-cell>
          <table:table-cell table:style-name="ce2" table:formula="of:=COUNTIFS([$animal_all.$A$1:.$A$1048576]; [.J$2]; [$animal_all.$B$1:.$B$1048576]; [.$A38]; [$animal_all.$C$1:.$C$1048576]; [.$B38])" office:value-type="float" office:value="0" calcext:value-type="float">
            <text:p>0</text:p>
          </table:table-cell>
          <table:table-cell table:style-name="ce2" table:formula="of:=COUNTIFS([$animal_all.$A$1:.$A$1048576]; [.K$2]; [$animal_all.$B$1:.$B$1048576]; [.$A38]; [$animal_all.$C$1:.$C$1048576]; [.$B38])" office:value-type="float" office:value="1" calcext:value-type="float">
            <text:p>1</text:p>
          </table:table-cell>
          <table:table-cell table:style-name="ce2" table:formula="of:=COUNTIFS([$animal_all.$A$1:.$A$1048576]; [.L$2]; [$animal_all.$B$1:.$B$1048576]; [.$A38]; [$animal_all.$C$1:.$C$1048576]; [.$B38]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But people who test for cosmetics on animals are cruel.</text:p>
          </table:table-cell>
          <table:table-cell office:value-type="string" calcext:value-type="string">
            <text:p>Controversy of Animal Testing on CosmeticsThe practice is particularly controversial because animals may experience discomfort, suffering and ultimately die, all in the name of aesthetics and 'looking good.'</text:p>
          </table:table-cell>
          <table:table-cell table:formula="of:=IF(['file:///C:/Users/Carolin/Documents/Universitaet/Bachelor/2020SoSe/BA/MeineBA/AnnotationGuidelines/finalAnnotation/Evaluation_five.ods'#$Result.G45] &gt; 2; 1; 0)" office:value-type="float" office:value="1" calcext:value-type="float">
            <text:p>1</text:p>
          </table:table-cell>
          <table:table-cell table:formula="of:=IF(['file:///C:/Users/Carolin/Documents/Universitaet/Bachelor/2020SoSe/BA/MeineBA/AnnotationGuidelines/finalAnnotation/Evaluation_three.ods'#$Result.G45] &gt; 1; 1; 0)" office:value-type="float" office:value="1" calcext:value-type="float">
            <text:p>1</text:p>
          </table:table-cell>
          <table:table-cell table:style-name="ce2" table:formula="of:=COUNTIFS([$animal_all.$A$1:.$A$1048576]; [.E$2]; [$animal_all.$B$1:.$B$1048576]; [.$A39]; [$animal_all.$C$1:.$C$1048576]; [.$B39])" office:value-type="float" office:value="0" calcext:value-type="float">
            <text:p>0</text:p>
          </table:table-cell>
          <table:table-cell table:style-name="ce2" table:formula="of:=COUNTIFS([$animal_all.$A$1:.$A$1048576]; [.F$2]; [$animal_all.$B$1:.$B$1048576]; [.$A39]; [$animal_all.$C$1:.$C$1048576]; [.$B39])" office:value-type="float" office:value="0" calcext:value-type="float">
            <text:p>0</text:p>
          </table:table-cell>
          <table:table-cell table:style-name="ce2" table:formula="of:=COUNTIFS([$animal_all.$A$1:.$A$1048576]; [.G$2]; [$animal_all.$B$1:.$B$1048576]; [.$A39]; [$animal_all.$C$1:.$C$1048576]; [.$B39])" office:value-type="float" office:value="0" calcext:value-type="float">
            <text:p>0</text:p>
          </table:table-cell>
          <table:table-cell table:style-name="ce2" table:formula="of:=COUNTIFS([$animal_all.$A$1:.$A$1048576]; [.H$2]; [$animal_all.$B$1:.$B$1048576]; [.$A39]; [$animal_all.$C$1:.$C$1048576]; [.$B39])" office:value-type="float" office:value="1" calcext:value-type="float">
            <text:p>1</text:p>
          </table:table-cell>
          <table:table-cell table:style-name="ce2" table:formula="of:=COUNTIFS([$animal_all.$A$1:.$A$1048576]; [.I$2]; [$animal_all.$B$1:.$B$1048576]; [.$A39]; [$animal_all.$C$1:.$C$1048576]; [.$B39])" office:value-type="float" office:value="0" calcext:value-type="float">
            <text:p>0</text:p>
          </table:table-cell>
          <table:table-cell table:style-name="ce2" table:formula="of:=COUNTIFS([$animal_all.$A$1:.$A$1048576]; [.J$2]; [$animal_all.$B$1:.$B$1048576]; [.$A39]; [$animal_all.$C$1:.$C$1048576]; [.$B39])" office:value-type="float" office:value="0" calcext:value-type="float">
            <text:p>0</text:p>
          </table:table-cell>
          <table:table-cell table:style-name="ce2" table:formula="of:=COUNTIFS([$animal_all.$A$1:.$A$1048576]; [.K$2]; [$animal_all.$B$1:.$B$1048576]; [.$A39]; [$animal_all.$C$1:.$C$1048576]; [.$B39])" office:value-type="float" office:value="0" calcext:value-type="float">
            <text:p>0</text:p>
          </table:table-cell>
          <table:table-cell table:style-name="ce2" table:formula="of:=COUNTIFS([$animal_all.$A$1:.$A$1048576]; [.L$2]; [$animal_all.$B$1:.$B$1048576]; [.$A39]; [$animal_all.$C$1:.$C$1048576]; [.$B39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t's ridiculous that I have to boycott a company that makes a good, healthy, fruit juice product because of animal testing!</text:p>
          </table:table-cell>
          <table:table-cell office:value-type="string" calcext:value-type="string">
            <text:p>The problem for them is that they tout themselves as a cruelty free company that does not test on animals.</text:p>
          </table:table-cell>
          <table:table-cell table:formula="of:=IF(['file:///C:/Users/Carolin/Documents/Universitaet/Bachelor/2020SoSe/BA/MeineBA/AnnotationGuidelines/finalAnnotation/Evaluation_five.ods'#$Result.G46] &gt; 2; 1; 0)" office:value-type="float" office:value="1" calcext:value-type="float">
            <text:p>1</text:p>
          </table:table-cell>
          <table:table-cell table:formula="of:=IF(['file:///C:/Users/Carolin/Documents/Universitaet/Bachelor/2020SoSe/BA/MeineBA/AnnotationGuidelines/finalAnnotation/Evaluation_three.ods'#$Result.G46] &gt; 1; 1; 0)" office:value-type="float" office:value="1" calcext:value-type="float">
            <text:p>1</text:p>
          </table:table-cell>
          <table:table-cell table:style-name="ce2" table:formula="of:=COUNTIFS([$animal_all.$A$1:.$A$1048576]; [.E$2]; [$animal_all.$B$1:.$B$1048576]; [.$A40]; [$animal_all.$C$1:.$C$1048576]; [.$B40])" office:value-type="float" office:value="0" calcext:value-type="float">
            <text:p>0</text:p>
          </table:table-cell>
          <table:table-cell table:style-name="ce2" table:formula="of:=COUNTIFS([$animal_all.$A$1:.$A$1048576]; [.F$2]; [$animal_all.$B$1:.$B$1048576]; [.$A40]; [$animal_all.$C$1:.$C$1048576]; [.$B40])" office:value-type="float" office:value="0" calcext:value-type="float">
            <text:p>0</text:p>
          </table:table-cell>
          <table:table-cell table:style-name="ce2" table:formula="of:=COUNTIFS([$animal_all.$A$1:.$A$1048576]; [.G$2]; [$animal_all.$B$1:.$B$1048576]; [.$A40]; [$animal_all.$C$1:.$C$1048576]; [.$B40])" office:value-type="float" office:value="0" calcext:value-type="float">
            <text:p>0</text:p>
          </table:table-cell>
          <table:table-cell table:style-name="ce2" table:formula="of:=COUNTIFS([$animal_all.$A$1:.$A$1048576]; [.H$2]; [$animal_all.$B$1:.$B$1048576]; [.$A40]; [$animal_all.$C$1:.$C$1048576]; [.$B40])" office:value-type="float" office:value="1" calcext:value-type="float">
            <text:p>1</text:p>
          </table:table-cell>
          <table:table-cell table:style-name="ce2" table:formula="of:=COUNTIFS([$animal_all.$A$1:.$A$1048576]; [.I$2]; [$animal_all.$B$1:.$B$1048576]; [.$A40]; [$animal_all.$C$1:.$C$1048576]; [.$B40])" office:value-type="float" office:value="0" calcext:value-type="float">
            <text:p>0</text:p>
          </table:table-cell>
          <table:table-cell table:style-name="ce2" table:formula="of:=COUNTIFS([$animal_all.$A$1:.$A$1048576]; [.J$2]; [$animal_all.$B$1:.$B$1048576]; [.$A40]; [$animal_all.$C$1:.$C$1048576]; [.$B40])" office:value-type="float" office:value="0" calcext:value-type="float">
            <text:p>0</text:p>
          </table:table-cell>
          <table:table-cell table:style-name="ce2" table:formula="of:=COUNTIFS([$animal_all.$A$1:.$A$1048576]; [.K$2]; [$animal_all.$B$1:.$B$1048576]; [.$A40]; [$animal_all.$C$1:.$C$1048576]; [.$B40])" office:value-type="float" office:value="1" calcext:value-type="float">
            <text:p>1</text:p>
          </table:table-cell>
          <table:table-cell table:style-name="ce2" table:formula="of:=COUNTIFS([$animal_all.$A$1:.$A$1048576]; [.L$2]; [$animal_all.$B$1:.$B$1048576]; [.$A40]; [$animal_all.$C$1:.$C$1048576]; [.$B40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Many are also actively involved in developing scientific methods to reduce the need for animals or replace them entirely.</text:p>
          </table:table-cell>
          <table:table-cell office:value-type="string" calcext:value-type="string">
            <text:p>This includes better housing and improvements to procedures which minimise pain and suffering and/or improve animal welfare.</text:p>
          </table:table-cell>
          <table:table-cell table:formula="of:=IF(['file:///C:/Users/Carolin/Documents/Universitaet/Bachelor/2020SoSe/BA/MeineBA/AnnotationGuidelines/finalAnnotation/Evaluation_five.ods'#$Result.G95] &gt; 2; 1; 0)" office:value-type="float" office:value="1" calcext:value-type="float">
            <text:p>1</text:p>
          </table:table-cell>
          <table:table-cell table:formula="of:=IF(['file:///C:/Users/Carolin/Documents/Universitaet/Bachelor/2020SoSe/BA/MeineBA/AnnotationGuidelines/finalAnnotation/Evaluation_three.ods'#$Result.G95] &gt; 1; 1; 0)" office:value-type="float" office:value="1" calcext:value-type="float">
            <text:p>1</text:p>
          </table:table-cell>
          <table:table-cell table:style-name="ce2" table:formula="of:=COUNTIFS([$animal_all.$A$1:.$A$1048576]; [.E$2]; [$animal_all.$B$1:.$B$1048576]; [.$A41]; [$animal_all.$C$1:.$C$1048576]; [.$B41])" office:value-type="float" office:value="0" calcext:value-type="float">
            <text:p>0</text:p>
          </table:table-cell>
          <table:table-cell table:style-name="ce2" table:formula="of:=COUNTIFS([$animal_all.$A$1:.$A$1048576]; [.F$2]; [$animal_all.$B$1:.$B$1048576]; [.$A41]; [$animal_all.$C$1:.$C$1048576]; [.$B41])" office:value-type="float" office:value="0" calcext:value-type="float">
            <text:p>0</text:p>
          </table:table-cell>
          <table:table-cell table:style-name="ce2" table:formula="of:=COUNTIFS([$animal_all.$A$1:.$A$1048576]; [.G$2]; [$animal_all.$B$1:.$B$1048576]; [.$A41]; [$animal_all.$C$1:.$C$1048576]; [.$B41])" office:value-type="float" office:value="0" calcext:value-type="float">
            <text:p>0</text:p>
          </table:table-cell>
          <table:table-cell table:style-name="ce2" table:formula="of:=COUNTIFS([$animal_all.$A$1:.$A$1048576]; [.H$2]; [$animal_all.$B$1:.$B$1048576]; [.$A41]; [$animal_all.$C$1:.$C$1048576]; [.$B41])" office:value-type="float" office:value="0" calcext:value-type="float">
            <text:p>0</text:p>
          </table:table-cell>
          <table:table-cell table:style-name="ce2" table:formula="of:=COUNTIFS([$animal_all.$A$1:.$A$1048576]; [.I$2]; [$animal_all.$B$1:.$B$1048576]; [.$A41]; [$animal_all.$C$1:.$C$1048576]; [.$B41])" office:value-type="float" office:value="1" calcext:value-type="float">
            <text:p>1</text:p>
          </table:table-cell>
          <table:table-cell table:style-name="ce2" table:formula="of:=COUNTIFS([$animal_all.$A$1:.$A$1048576]; [.J$2]; [$animal_all.$B$1:.$B$1048576]; [.$A41]; [$animal_all.$C$1:.$C$1048576]; [.$B41])" office:value-type="float" office:value="1" calcext:value-type="float">
            <text:p>1</text:p>
          </table:table-cell>
          <table:table-cell table:style-name="ce2" table:formula="of:=COUNTIFS([$animal_all.$A$1:.$A$1048576]; [.K$2]; [$animal_all.$B$1:.$B$1048576]; [.$A41]; [$animal_all.$C$1:.$C$1048576]; [.$B41])" office:value-type="float" office:value="0" calcext:value-type="float">
            <text:p>0</text:p>
          </table:table-cell>
          <table:table-cell table:style-name="ce2" table:formula="of:=COUNTIFS([$animal_all.$A$1:.$A$1048576]; [.L$2]; [$animal_all.$B$1:.$B$1048576]; [.$A41]; [$animal_all.$C$1:.$C$1048576]; [.$B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imal testing is good</text:p>
          </table:table-cell>
          <table:table-cell office:value-type="string" calcext:value-type="string">
            <text:p>This is real progress in reducing animal suffering in laboratories.</text:p>
          </table:table-cell>
          <table:table-cell table:formula="of:=IF(['file:///C:/Users/Carolin/Documents/Universitaet/Bachelor/2020SoSe/BA/MeineBA/AnnotationGuidelines/finalAnnotation/Evaluation_five.ods'#$Result.G96] &gt; 2; 1; 0)" office:value-type="float" office:value="0" calcext:value-type="float">
            <text:p>0</text:p>
          </table:table-cell>
          <table:table-cell table:formula="of:=IF(['file:///C:/Users/Carolin/Documents/Universitaet/Bachelor/2020SoSe/BA/MeineBA/AnnotationGuidelines/finalAnnotation/Evaluation_three.ods'#$Result.G96] &gt; 1; 1; 0)" office:value-type="float" office:value="0" calcext:value-type="float">
            <text:p>0</text:p>
          </table:table-cell>
          <table:table-cell table:style-name="ce2" table:formula="of:=COUNTIFS([$animal_all.$A$1:.$A$1048576]; [.E$2]; [$animal_all.$B$1:.$B$1048576]; [.$A42]; [$animal_all.$C$1:.$C$1048576]; [.$B42])" office:value-type="float" office:value="0" calcext:value-type="float">
            <text:p>0</text:p>
          </table:table-cell>
          <table:table-cell table:style-name="ce2" table:formula="of:=COUNTIFS([$animal_all.$A$1:.$A$1048576]; [.F$2]; [$animal_all.$B$1:.$B$1048576]; [.$A42]; [$animal_all.$C$1:.$C$1048576]; [.$B42])" office:value-type="float" office:value="0" calcext:value-type="float">
            <text:p>0</text:p>
          </table:table-cell>
          <table:table-cell table:style-name="ce2" table:formula="of:=COUNTIFS([$animal_all.$A$1:.$A$1048576]; [.G$2]; [$animal_all.$B$1:.$B$1048576]; [.$A42]; [$animal_all.$C$1:.$C$1048576]; [.$B42])" office:value-type="float" office:value="0" calcext:value-type="float">
            <text:p>0</text:p>
          </table:table-cell>
          <table:table-cell table:style-name="ce2" table:formula="of:=COUNTIFS([$animal_all.$A$1:.$A$1048576]; [.H$2]; [$animal_all.$B$1:.$B$1048576]; [.$A42]; [$animal_all.$C$1:.$C$1048576]; [.$B42])" office:value-type="float" office:value="0" calcext:value-type="float">
            <text:p>0</text:p>
          </table:table-cell>
          <table:table-cell table:style-name="ce2" table:formula="of:=COUNTIFS([$animal_all.$A$1:.$A$1048576]; [.I$2]; [$animal_all.$B$1:.$B$1048576]; [.$A42]; [$animal_all.$C$1:.$C$1048576]; [.$B42])" office:value-type="float" office:value="1" calcext:value-type="float">
            <text:p>1</text:p>
          </table:table-cell>
          <table:table-cell table:style-name="ce2" table:formula="of:=COUNTIFS([$animal_all.$A$1:.$A$1048576]; [.J$2]; [$animal_all.$B$1:.$B$1048576]; [.$A42]; [$animal_all.$C$1:.$C$1048576]; [.$B42])" office:value-type="float" office:value="0" calcext:value-type="float">
            <text:p>0</text:p>
          </table:table-cell>
          <table:table-cell table:style-name="ce2" table:formula="of:=COUNTIFS([$animal_all.$A$1:.$A$1048576]; [.K$2]; [$animal_all.$B$1:.$B$1048576]; [.$A42]; [$animal_all.$C$1:.$C$1048576]; [.$B42])" office:value-type="float" office:value="1" calcext:value-type="float">
            <text:p>1</text:p>
          </table:table-cell>
          <table:table-cell table:style-name="ce2" table:formula="of:=COUNTIFS([$animal_all.$A$1:.$A$1048576]; [.L$2]; [$animal_all.$B$1:.$B$1048576]; [.$A42]; [$animal_all.$C$1:.$C$1048576]; [.$B42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nterestingly, these tests are not required by law, and they often create inaccurate or misleading results.</text:p>
          </table:table-cell>
          <table:table-cell office:value-type="string" calcext:value-type="string">
            <text:p>Companies creating new products can also use the thousands of ingredients that have already been tested or that have a long history of safe use.</text:p>
          </table:table-cell>
          <table:table-cell table:formula="of:=IF(['file:///C:/Users/Carolin/Documents/Universitaet/Bachelor/2020SoSe/BA/MeineBA/AnnotationGuidelines/finalAnnotation/Evaluation_five.ods'#$Result.G97] &gt; 2; 1; 0)" office:value-type="float" office:value="0" calcext:value-type="float">
            <text:p>0</text:p>
          </table:table-cell>
          <table:table-cell table:formula="of:=IF(['file:///C:/Users/Carolin/Documents/Universitaet/Bachelor/2020SoSe/BA/MeineBA/AnnotationGuidelines/finalAnnotation/Evaluation_three.ods'#$Result.G97] &gt; 1; 1; 0)" office:value-type="float" office:value="1" calcext:value-type="float">
            <text:p>1</text:p>
          </table:table-cell>
          <table:table-cell table:style-name="ce2" table:formula="of:=COUNTIFS([$animal_all.$A$1:.$A$1048576]; [.E$2]; [$animal_all.$B$1:.$B$1048576]; [.$A43]; [$animal_all.$C$1:.$C$1048576]; [.$B43])" office:value-type="float" office:value="0" calcext:value-type="float">
            <text:p>0</text:p>
          </table:table-cell>
          <table:table-cell table:style-name="ce2" table:formula="of:=COUNTIFS([$animal_all.$A$1:.$A$1048576]; [.F$2]; [$animal_all.$B$1:.$B$1048576]; [.$A43]; [$animal_all.$C$1:.$C$1048576]; [.$B43])" office:value-type="float" office:value="0" calcext:value-type="float">
            <text:p>0</text:p>
          </table:table-cell>
          <table:table-cell table:style-name="ce2" table:formula="of:=COUNTIFS([$animal_all.$A$1:.$A$1048576]; [.G$2]; [$animal_all.$B$1:.$B$1048576]; [.$A43]; [$animal_all.$C$1:.$C$1048576]; [.$B43])" office:value-type="float" office:value="0" calcext:value-type="float">
            <text:p>0</text:p>
          </table:table-cell>
          <table:table-cell table:style-name="ce2" table:formula="of:=COUNTIFS([$animal_all.$A$1:.$A$1048576]; [.H$2]; [$animal_all.$B$1:.$B$1048576]; [.$A43]; [$animal_all.$C$1:.$C$1048576]; [.$B43])" office:value-type="float" office:value="0" calcext:value-type="float">
            <text:p>0</text:p>
          </table:table-cell>
          <table:table-cell table:style-name="ce2" table:formula="of:=COUNTIFS([$animal_all.$A$1:.$A$1048576]; [.I$2]; [$animal_all.$B$1:.$B$1048576]; [.$A43]; [$animal_all.$C$1:.$C$1048576]; [.$B43])" office:value-type="float" office:value="1" calcext:value-type="float">
            <text:p>1</text:p>
          </table:table-cell>
          <table:table-cell table:style-name="ce2" table:formula="of:=COUNTIFS([$animal_all.$A$1:.$A$1048576]; [.J$2]; [$animal_all.$B$1:.$B$1048576]; [.$A43]; [$animal_all.$C$1:.$C$1048576]; [.$B43])" office:value-type="float" office:value="1" calcext:value-type="float">
            <text:p>1</text:p>
          </table:table-cell>
          <table:table-cell table:style-name="ce2" table:formula="of:=COUNTIFS([$animal_all.$A$1:.$A$1048576]; [.K$2]; [$animal_all.$B$1:.$B$1048576]; [.$A43]; [$animal_all.$C$1:.$C$1048576]; [.$B43])" office:value-type="float" office:value="0" calcext:value-type="float">
            <text:p>0</text:p>
          </table:table-cell>
          <table:table-cell table:style-name="ce2" table:formula="of:=COUNTIFS([$animal_all.$A$1:.$A$1048576]; [.L$2]; [$animal_all.$B$1:.$B$1048576]; [.$A43]; [$animal_all.$C$1:.$C$1048576]; [.$B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is is real progress in reducing animal suffering in laboratories.</text:p>
          </table:table-cell>
          <table:table-cell office:value-type="string" calcext:value-type="string">
            <text:p>Lois, 12, Morpeth I think it's ok to test cures for major diseases on animals.</text:p>
          </table:table-cell>
          <table:table-cell table:formula="of:=IF(['file:///C:/Users/Carolin/Documents/Universitaet/Bachelor/2020SoSe/BA/MeineBA/AnnotationGuidelines/finalAnnotation/Evaluation_five.ods'#$Result.G98] &gt; 2; 1; 0)" office:value-type="float" office:value="0" calcext:value-type="float">
            <text:p>0</text:p>
          </table:table-cell>
          <table:table-cell table:formula="of:=IF(['file:///C:/Users/Carolin/Documents/Universitaet/Bachelor/2020SoSe/BA/MeineBA/AnnotationGuidelines/finalAnnotation/Evaluation_three.ods'#$Result.G98] &gt; 1; 1; 0)" office:value-type="float" office:value="0" calcext:value-type="float">
            <text:p>0</text:p>
          </table:table-cell>
          <table:table-cell table:style-name="ce2" table:formula="of:=COUNTIFS([$animal_all.$A$1:.$A$1048576]; [.E$2]; [$animal_all.$B$1:.$B$1048576]; [.$A44]; [$animal_all.$C$1:.$C$1048576]; [.$B44])" office:value-type="float" office:value="0" calcext:value-type="float">
            <text:p>0</text:p>
          </table:table-cell>
          <table:table-cell table:style-name="ce2" table:formula="of:=COUNTIFS([$animal_all.$A$1:.$A$1048576]; [.F$2]; [$animal_all.$B$1:.$B$1048576]; [.$A44]; [$animal_all.$C$1:.$C$1048576]; [.$B44])" office:value-type="float" office:value="0" calcext:value-type="float">
            <text:p>0</text:p>
          </table:table-cell>
          <table:table-cell table:style-name="ce2" table:formula="of:=COUNTIFS([$animal_all.$A$1:.$A$1048576]; [.G$2]; [$animal_all.$B$1:.$B$1048576]; [.$A44]; [$animal_all.$C$1:.$C$1048576]; [.$B44])" office:value-type="float" office:value="0" calcext:value-type="float">
            <text:p>0</text:p>
          </table:table-cell>
          <table:table-cell table:style-name="ce2" table:formula="of:=COUNTIFS([$animal_all.$A$1:.$A$1048576]; [.H$2]; [$animal_all.$B$1:.$B$1048576]; [.$A44]; [$animal_all.$C$1:.$C$1048576]; [.$B44])" office:value-type="float" office:value="0" calcext:value-type="float">
            <text:p>0</text:p>
          </table:table-cell>
          <table:table-cell table:style-name="ce2" table:formula="of:=COUNTIFS([$animal_all.$A$1:.$A$1048576]; [.I$2]; [$animal_all.$B$1:.$B$1048576]; [.$A44]; [$animal_all.$C$1:.$C$1048576]; [.$B44])" office:value-type="float" office:value="1" calcext:value-type="float">
            <text:p>1</text:p>
          </table:table-cell>
          <table:table-cell table:style-name="ce2" table:formula="of:=COUNTIFS([$animal_all.$A$1:.$A$1048576]; [.J$2]; [$animal_all.$B$1:.$B$1048576]; [.$A44]; [$animal_all.$C$1:.$C$1048576]; [.$B44])" office:value-type="float" office:value="0" calcext:value-type="float">
            <text:p>0</text:p>
          </table:table-cell>
          <table:table-cell table:style-name="ce2" table:formula="of:=COUNTIFS([$animal_all.$A$1:.$A$1048576]; [.K$2]; [$animal_all.$B$1:.$B$1048576]; [.$A44]; [$animal_all.$C$1:.$C$1048576]; [.$B44])" office:value-type="float" office:value="0" calcext:value-type="float">
            <text:p>0</text:p>
          </table:table-cell>
          <table:table-cell table:style-name="ce2" table:formula="of:=COUNTIFS([$animal_all.$A$1:.$A$1048576]; [.L$2]; [$animal_all.$B$1:.$B$1048576]; [.$A44]; [$animal_all.$C$1:.$C$1048576]; [.$B44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nimal testing is good</text:p>
          </table:table-cell>
          <table:table-cell office:value-type="string" calcext:value-type="string">
            <text:p>Interestingly, these tests are not required by law, and they often create inaccurate or misleading results.</text:p>
          </table:table-cell>
          <table:table-cell table:formula="of:=IF(['file:///C:/Users/Carolin/Documents/Universitaet/Bachelor/2020SoSe/BA/MeineBA/AnnotationGuidelines/finalAnnotation/Evaluation_five.ods'#$Result.G99] &gt; 2; 1; 0)" office:value-type="float" office:value="1" calcext:value-type="float">
            <text:p>1</text:p>
          </table:table-cell>
          <table:table-cell table:formula="of:=IF(['file:///C:/Users/Carolin/Documents/Universitaet/Bachelor/2020SoSe/BA/MeineBA/AnnotationGuidelines/finalAnnotation/Evaluation_three.ods'#$Result.G99] &gt; 1; 1; 0)" office:value-type="float" office:value="0" calcext:value-type="float">
            <text:p>0</text:p>
          </table:table-cell>
          <table:table-cell table:style-name="ce2" table:formula="of:=COUNTIFS([$animal_all.$A$1:.$A$1048576]; [.E$2]; [$animal_all.$B$1:.$B$1048576]; [.$A45]; [$animal_all.$C$1:.$C$1048576]; [.$B45])" office:value-type="float" office:value="0" calcext:value-type="float">
            <text:p>0</text:p>
          </table:table-cell>
          <table:table-cell table:style-name="ce2" table:formula="of:=COUNTIFS([$animal_all.$A$1:.$A$1048576]; [.F$2]; [$animal_all.$B$1:.$B$1048576]; [.$A45]; [$animal_all.$C$1:.$C$1048576]; [.$B45])" office:value-type="float" office:value="0" calcext:value-type="float">
            <text:p>0</text:p>
          </table:table-cell>
          <table:table-cell table:style-name="ce2" table:formula="of:=COUNTIFS([$animal_all.$A$1:.$A$1048576]; [.G$2]; [$animal_all.$B$1:.$B$1048576]; [.$A45]; [$animal_all.$C$1:.$C$1048576]; [.$B45])" office:value-type="float" office:value="0" calcext:value-type="float">
            <text:p>0</text:p>
          </table:table-cell>
          <table:table-cell table:style-name="ce2" table:formula="of:=COUNTIFS([$animal_all.$A$1:.$A$1048576]; [.H$2]; [$animal_all.$B$1:.$B$1048576]; [.$A45]; [$animal_all.$C$1:.$C$1048576]; [.$B45])" office:value-type="float" office:value="0" calcext:value-type="float">
            <text:p>0</text:p>
          </table:table-cell>
          <table:table-cell table:style-name="ce2" table:formula="of:=COUNTIFS([$animal_all.$A$1:.$A$1048576]; [.I$2]; [$animal_all.$B$1:.$B$1048576]; [.$A45]; [$animal_all.$C$1:.$C$1048576]; [.$B45])" office:value-type="float" office:value="1" calcext:value-type="float">
            <text:p>1</text:p>
          </table:table-cell>
          <table:table-cell table:style-name="ce2" table:formula="of:=COUNTIFS([$animal_all.$A$1:.$A$1048576]; [.J$2]; [$animal_all.$B$1:.$B$1048576]; [.$A45]; [$animal_all.$C$1:.$C$1048576]; [.$B45])" office:value-type="float" office:value="1" calcext:value-type="float">
            <text:p>1</text:p>
          </table:table-cell>
          <table:table-cell table:style-name="ce2" table:formula="of:=COUNTIFS([$animal_all.$A$1:.$A$1048576]; [.K$2]; [$animal_all.$B$1:.$B$1048576]; [.$A45]; [$animal_all.$C$1:.$C$1048576]; [.$B45])" office:value-type="float" office:value="1" calcext:value-type="float">
            <text:p>1</text:p>
          </table:table-cell>
          <table:table-cell table:style-name="ce2" table:formula="of:=COUNTIFS([$animal_all.$A$1:.$A$1048576]; [.L$2]; [$animal_all.$B$1:.$B$1048576]; [.$A45]; [$animal_all.$C$1:.$C$1048576]; [.$B45]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animal testing is good</text:p>
          </table:table-cell>
          <table:table-cell office:value-type="string" calcext:value-type="string">
            <text:p>Controversy of Animal Testing on CosmeticsThe practice is particularly controversial because animals may experience discomfort, suffering and ultimately die, all in the name of aesthetics and 'looking good.'</text:p>
          </table:table-cell>
          <table:table-cell table:formula="of:=IF(['file:///C:/Users/Carolin/Documents/Universitaet/Bachelor/2020SoSe/BA/MeineBA/AnnotationGuidelines/finalAnnotation/Evaluation_five.ods'#$Result.G100] &gt; 2; 1; 0)" office:value-type="float" office:value="1" calcext:value-type="float">
            <text:p>1</text:p>
          </table:table-cell>
          <table:table-cell table:formula="of:=IF(['file:///C:/Users/Carolin/Documents/Universitaet/Bachelor/2020SoSe/BA/MeineBA/AnnotationGuidelines/finalAnnotation/Evaluation_three.ods'#$Result.G100] &gt; 1; 1; 0)" office:value-type="float" office:value="1" calcext:value-type="float">
            <text:p>1</text:p>
          </table:table-cell>
          <table:table-cell table:style-name="ce2" table:formula="of:=COUNTIFS([$animal_all.$A$1:.$A$1048576]; [.E$2]; [$animal_all.$B$1:.$B$1048576]; [.$A46]; [$animal_all.$C$1:.$C$1048576]; [.$B46])" office:value-type="float" office:value="0" calcext:value-type="float">
            <text:p>0</text:p>
          </table:table-cell>
          <table:table-cell table:style-name="ce2" table:formula="of:=COUNTIFS([$animal_all.$A$1:.$A$1048576]; [.F$2]; [$animal_all.$B$1:.$B$1048576]; [.$A46]; [$animal_all.$C$1:.$C$1048576]; [.$B46])" office:value-type="float" office:value="0" calcext:value-type="float">
            <text:p>0</text:p>
          </table:table-cell>
          <table:table-cell table:style-name="ce2" table:formula="of:=COUNTIFS([$animal_all.$A$1:.$A$1048576]; [.G$2]; [$animal_all.$B$1:.$B$1048576]; [.$A46]; [$animal_all.$C$1:.$C$1048576]; [.$B46])" office:value-type="float" office:value="0" calcext:value-type="float">
            <text:p>0</text:p>
          </table:table-cell>
          <table:table-cell table:style-name="ce2" table:formula="of:=COUNTIFS([$animal_all.$A$1:.$A$1048576]; [.H$2]; [$animal_all.$B$1:.$B$1048576]; [.$A46]; [$animal_all.$C$1:.$C$1048576]; [.$B46])" office:value-type="float" office:value="0" calcext:value-type="float">
            <text:p>0</text:p>
          </table:table-cell>
          <table:table-cell table:style-name="ce2" table:formula="of:=COUNTIFS([$animal_all.$A$1:.$A$1048576]; [.I$2]; [$animal_all.$B$1:.$B$1048576]; [.$A46]; [$animal_all.$C$1:.$C$1048576]; [.$B46])" office:value-type="float" office:value="1" calcext:value-type="float">
            <text:p>1</text:p>
          </table:table-cell>
          <table:table-cell table:style-name="ce2" table:formula="of:=COUNTIFS([$animal_all.$A$1:.$A$1048576]; [.J$2]; [$animal_all.$B$1:.$B$1048576]; [.$A46]; [$animal_all.$C$1:.$C$1048576]; [.$B46])" office:value-type="float" office:value="1" calcext:value-type="float">
            <text:p>1</text:p>
          </table:table-cell>
          <table:table-cell table:style-name="ce2" table:formula="of:=COUNTIFS([$animal_all.$A$1:.$A$1048576]; [.K$2]; [$animal_all.$B$1:.$B$1048576]; [.$A46]; [$animal_all.$C$1:.$C$1048576]; [.$B46])" office:value-type="float" office:value="1" calcext:value-type="float">
            <text:p>1</text:p>
          </table:table-cell>
          <table:table-cell table:style-name="ce2" table:formula="of:=COUNTIFS([$animal_all.$A$1:.$A$1048576]; [.L$2]; [$animal_all.$B$1:.$B$1048576]; [.$A46]; [$animal_all.$C$1:.$C$1048576]; [.$B46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nimal testing is good</text:p>
          </table:table-cell>
          <table:table-cell office:value-type="string" calcext:value-type="string">
            <text:p>The problem for them is that they tout themselves as a cruelty free company that does not test on animals.</text:p>
          </table:table-cell>
          <table:table-cell table:formula="of:=IF(['file:///C:/Users/Carolin/Documents/Universitaet/Bachelor/2020SoSe/BA/MeineBA/AnnotationGuidelines/finalAnnotation/Evaluation_five.ods'#$Result.G101] &gt; 2; 1; 0)" office:value-type="float" office:value="0" calcext:value-type="float">
            <text:p>0</text:p>
          </table:table-cell>
          <table:table-cell table:formula="of:=IF(['file:///C:/Users/Carolin/Documents/Universitaet/Bachelor/2020SoSe/BA/MeineBA/AnnotationGuidelines/finalAnnotation/Evaluation_three.ods'#$Result.G101] &gt; 1; 1; 0)" office:value-type="float" office:value="0" calcext:value-type="float">
            <text:p>0</text:p>
          </table:table-cell>
          <table:table-cell table:style-name="ce2" table:formula="of:=COUNTIFS([$animal_all.$A$1:.$A$1048576]; [.E$2]; [$animal_all.$B$1:.$B$1048576]; [.$A47]; [$animal_all.$C$1:.$C$1048576]; [.$B47])" office:value-type="float" office:value="0" calcext:value-type="float">
            <text:p>0</text:p>
          </table:table-cell>
          <table:table-cell table:style-name="ce2" table:formula="of:=COUNTIFS([$animal_all.$A$1:.$A$1048576]; [.F$2]; [$animal_all.$B$1:.$B$1048576]; [.$A47]; [$animal_all.$C$1:.$C$1048576]; [.$B47])" office:value-type="float" office:value="0" calcext:value-type="float">
            <text:p>0</text:p>
          </table:table-cell>
          <table:table-cell table:style-name="ce2" table:formula="of:=COUNTIFS([$animal_all.$A$1:.$A$1048576]; [.G$2]; [$animal_all.$B$1:.$B$1048576]; [.$A47]; [$animal_all.$C$1:.$C$1048576]; [.$B47])" office:value-type="float" office:value="0" calcext:value-type="float">
            <text:p>0</text:p>
          </table:table-cell>
          <table:table-cell table:style-name="ce2" table:formula="of:=COUNTIFS([$animal_all.$A$1:.$A$1048576]; [.H$2]; [$animal_all.$B$1:.$B$1048576]; [.$A47]; [$animal_all.$C$1:.$C$1048576]; [.$B47])" office:value-type="float" office:value="0" calcext:value-type="float">
            <text:p>0</text:p>
          </table:table-cell>
          <table:table-cell table:style-name="ce2" table:formula="of:=COUNTIFS([$animal_all.$A$1:.$A$1048576]; [.I$2]; [$animal_all.$B$1:.$B$1048576]; [.$A47]; [$animal_all.$C$1:.$C$1048576]; [.$B47])" office:value-type="float" office:value="1" calcext:value-type="float">
            <text:p>1</text:p>
          </table:table-cell>
          <table:table-cell table:style-name="ce2" table:formula="of:=COUNTIFS([$animal_all.$A$1:.$A$1048576]; [.J$2]; [$animal_all.$B$1:.$B$1048576]; [.$A47]; [$animal_all.$C$1:.$C$1048576]; [.$B47])" office:value-type="float" office:value="1" calcext:value-type="float">
            <text:p>1</text:p>
          </table:table-cell>
          <table:table-cell table:style-name="ce2" table:formula="of:=COUNTIFS([$animal_all.$A$1:.$A$1048576]; [.K$2]; [$animal_all.$B$1:.$B$1048576]; [.$A47]; [$animal_all.$C$1:.$C$1048576]; [.$B47])" office:value-type="float" office:value="0" calcext:value-type="float">
            <text:p>0</text:p>
          </table:table-cell>
          <table:table-cell table:style-name="ce2" table:formula="of:=COUNTIFS([$animal_all.$A$1:.$A$1048576]; [.L$2]; [$animal_all.$B$1:.$B$1048576]; [.$A47]; [$animal_all.$C$1:.$C$1048576]; [.$B47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ut people who test for cosmetics on animals are cruel.</text:p>
          </table:table-cell>
          <table:table-cell office:value-type="string" calcext:value-type="string">
            <text:p>It's ridiculous that I have to boycott a company that makes a good, healthy, fruit juice product because of animal testing!</text:p>
          </table:table-cell>
          <table:table-cell table:formula="of:=IF(['file:///C:/Users/Carolin/Documents/Universitaet/Bachelor/2020SoSe/BA/MeineBA/AnnotationGuidelines/finalAnnotation/Evaluation_five.ods'#$Result.G102] &gt; 2; 1; 0)" office:value-type="float" office:value="0" calcext:value-type="float">
            <text:p>0</text:p>
          </table:table-cell>
          <table:table-cell table:formula="of:=IF(['file:///C:/Users/Carolin/Documents/Universitaet/Bachelor/2020SoSe/BA/MeineBA/AnnotationGuidelines/finalAnnotation/Evaluation_three.ods'#$Result.G102] &gt; 1; 1; 0)" office:value-type="float" office:value="0" calcext:value-type="float">
            <text:p>0</text:p>
          </table:table-cell>
          <table:table-cell table:style-name="ce2" table:formula="of:=COUNTIFS([$animal_all.$A$1:.$A$1048576]; [.E$2]; [$animal_all.$B$1:.$B$1048576]; [.$A48]; [$animal_all.$C$1:.$C$1048576]; [.$B48])" office:value-type="float" office:value="0" calcext:value-type="float">
            <text:p>0</text:p>
          </table:table-cell>
          <table:table-cell table:style-name="ce2" table:formula="of:=COUNTIFS([$animal_all.$A$1:.$A$1048576]; [.F$2]; [$animal_all.$B$1:.$B$1048576]; [.$A48]; [$animal_all.$C$1:.$C$1048576]; [.$B48])" office:value-type="float" office:value="0" calcext:value-type="float">
            <text:p>0</text:p>
          </table:table-cell>
          <table:table-cell table:style-name="ce2" table:formula="of:=COUNTIFS([$animal_all.$A$1:.$A$1048576]; [.G$2]; [$animal_all.$B$1:.$B$1048576]; [.$A48]; [$animal_all.$C$1:.$C$1048576]; [.$B48])" office:value-type="float" office:value="0" calcext:value-type="float">
            <text:p>0</text:p>
          </table:table-cell>
          <table:table-cell table:style-name="ce2" table:formula="of:=COUNTIFS([$animal_all.$A$1:.$A$1048576]; [.H$2]; [$animal_all.$B$1:.$B$1048576]; [.$A48]; [$animal_all.$C$1:.$C$1048576]; [.$B48])" office:value-type="float" office:value="0" calcext:value-type="float">
            <text:p>0</text:p>
          </table:table-cell>
          <table:table-cell table:style-name="ce2" table:formula="of:=COUNTIFS([$animal_all.$A$1:.$A$1048576]; [.I$2]; [$animal_all.$B$1:.$B$1048576]; [.$A48]; [$animal_all.$C$1:.$C$1048576]; [.$B48])" office:value-type="float" office:value="1" calcext:value-type="float">
            <text:p>1</text:p>
          </table:table-cell>
          <table:table-cell table:style-name="ce2" table:formula="of:=COUNTIFS([$animal_all.$A$1:.$A$1048576]; [.J$2]; [$animal_all.$B$1:.$B$1048576]; [.$A48]; [$animal_all.$C$1:.$C$1048576]; [.$B48])" office:value-type="float" office:value="1" calcext:value-type="float">
            <text:p>1</text:p>
          </table:table-cell>
          <table:table-cell table:style-name="ce2" table:formula="of:=COUNTIFS([$animal_all.$A$1:.$A$1048576]; [.K$2]; [$animal_all.$B$1:.$B$1048576]; [.$A48]; [$animal_all.$C$1:.$C$1048576]; [.$B48])" office:value-type="float" office:value="0" calcext:value-type="float">
            <text:p>0</text:p>
          </table:table-cell>
          <table:table-cell table:style-name="ce2" table:formula="of:=COUNTIFS([$animal_all.$A$1:.$A$1048576]; [.L$2]; [$animal_all.$B$1:.$B$1048576]; [.$A48]; [$animal_all.$C$1:.$C$1048576]; [.$B48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his is real progress in reducing animal suffering in laboratories.</text:p>
          </table:table-cell>
          <table:table-cell office:value-type="string" calcext:value-type="string">
            <text:p>This includes better housing and improvements to procedures which minimise pain and suffering and/or improve animal welfare.</text:p>
          </table:table-cell>
          <table:table-cell table:number-columns-repeated="2"/>
          <table:table-cell table:style-name="ce2" table:formula="of:=COUNTIFS([$animal_all.$A$1:.$A$1048576]; [.E$2]; [$animal_all.$B$1:.$B$1048576]; [.$A49]; [$animal_all.$C$1:.$C$1048576]; [.$B49])" office:value-type="float" office:value="0" calcext:value-type="float">
            <text:p>0</text:p>
          </table:table-cell>
          <table:table-cell table:style-name="ce2" table:formula="of:=COUNTIFS([$animal_all.$A$1:.$A$1048576]; [.F$2]; [$animal_all.$B$1:.$B$1048576]; [.$A49]; [$animal_all.$C$1:.$C$1048576]; [.$B49])" office:value-type="float" office:value="0" calcext:value-type="float">
            <text:p>0</text:p>
          </table:table-cell>
          <table:table-cell table:style-name="ce2" table:formula="of:=COUNTIFS([$animal_all.$A$1:.$A$1048576]; [.G$2]; [$animal_all.$B$1:.$B$1048576]; [.$A49]; [$animal_all.$C$1:.$C$1048576]; [.$B49])" office:value-type="float" office:value="0" calcext:value-type="float">
            <text:p>0</text:p>
          </table:table-cell>
          <table:table-cell table:style-name="ce2" table:formula="of:=COUNTIFS([$animal_all.$A$1:.$A$1048576]; [.H$2]; [$animal_all.$B$1:.$B$1048576]; [.$A49]; [$animal_all.$C$1:.$C$1048576]; [.$B49])" office:value-type="float" office:value="0" calcext:value-type="float">
            <text:p>0</text:p>
          </table:table-cell>
          <table:table-cell table:style-name="ce2" table:formula="of:=COUNTIFS([$animal_all.$A$1:.$A$1048576]; [.I$2]; [$animal_all.$B$1:.$B$1048576]; [.$A49]; [$animal_all.$C$1:.$C$1048576]; [.$B49])" office:value-type="float" office:value="0" calcext:value-type="float">
            <text:p>0</text:p>
          </table:table-cell>
          <table:table-cell table:style-name="ce2" table:formula="of:=COUNTIFS([$animal_all.$A$1:.$A$1048576]; [.J$2]; [$animal_all.$B$1:.$B$1048576]; [.$A49]; [$animal_all.$C$1:.$C$1048576]; [.$B49])" office:value-type="float" office:value="0" calcext:value-type="float">
            <text:p>0</text:p>
          </table:table-cell>
          <table:table-cell table:style-name="ce2" table:formula="of:=COUNTIFS([$animal_all.$A$1:.$A$1048576]; [.K$2]; [$animal_all.$B$1:.$B$1048576]; [.$A49]; [$animal_all.$C$1:.$C$1048576]; [.$B49])" office:value-type="float" office:value="1" calcext:value-type="float">
            <text:p>1</text:p>
          </table:table-cell>
          <table:table-cell table:style-name="ce2" table:formula="of:=COUNTIFS([$animal_all.$A$1:.$A$1048576]; [.L$2]; [$animal_all.$B$1:.$B$1048576]; [.$A49]; [$animal_all.$C$1:.$C$1048576]; [.$B49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nimal testing is good</text:p>
          </table:table-cell>
          <table:table-cell office:value-type="string" calcext:value-type="string">
            <text:p>Companies creating new products can also use the thousands of ingredients that have already been tested or that have a long history of safe use.</text:p>
          </table:table-cell>
          <table:table-cell table:number-columns-repeated="2"/>
          <table:table-cell table:style-name="ce2" table:formula="of:=COUNTIFS([$animal_all.$A$1:.$A$1048576]; [.E$2]; [$animal_all.$B$1:.$B$1048576]; [.$A50]; [$animal_all.$C$1:.$C$1048576]; [.$B50])" office:value-type="float" office:value="0" calcext:value-type="float">
            <text:p>0</text:p>
          </table:table-cell>
          <table:table-cell table:style-name="ce2" table:formula="of:=COUNTIFS([$animal_all.$A$1:.$A$1048576]; [.F$2]; [$animal_all.$B$1:.$B$1048576]; [.$A50]; [$animal_all.$C$1:.$C$1048576]; [.$B50])" office:value-type="float" office:value="0" calcext:value-type="float">
            <text:p>0</text:p>
          </table:table-cell>
          <table:table-cell table:style-name="ce2" table:formula="of:=COUNTIFS([$animal_all.$A$1:.$A$1048576]; [.G$2]; [$animal_all.$B$1:.$B$1048576]; [.$A50]; [$animal_all.$C$1:.$C$1048576]; [.$B50])" office:value-type="float" office:value="0" calcext:value-type="float">
            <text:p>0</text:p>
          </table:table-cell>
          <table:table-cell table:style-name="ce2" table:formula="of:=COUNTIFS([$animal_all.$A$1:.$A$1048576]; [.H$2]; [$animal_all.$B$1:.$B$1048576]; [.$A50]; [$animal_all.$C$1:.$C$1048576]; [.$B50])" office:value-type="float" office:value="0" calcext:value-type="float">
            <text:p>0</text:p>
          </table:table-cell>
          <table:table-cell table:style-name="ce2" table:formula="of:=COUNTIFS([$animal_all.$A$1:.$A$1048576]; [.I$2]; [$animal_all.$B$1:.$B$1048576]; [.$A50]; [$animal_all.$C$1:.$C$1048576]; [.$B50])" office:value-type="float" office:value="0" calcext:value-type="float">
            <text:p>0</text:p>
          </table:table-cell>
          <table:table-cell table:style-name="ce2" table:formula="of:=COUNTIFS([$animal_all.$A$1:.$A$1048576]; [.J$2]; [$animal_all.$B$1:.$B$1048576]; [.$A50]; [$animal_all.$C$1:.$C$1048576]; [.$B50])" office:value-type="float" office:value="0" calcext:value-type="float">
            <text:p>0</text:p>
          </table:table-cell>
          <table:table-cell table:style-name="ce2" table:formula="of:=COUNTIFS([$animal_all.$A$1:.$A$1048576]; [.K$2]; [$animal_all.$B$1:.$B$1048576]; [.$A50]; [$animal_all.$C$1:.$C$1048576]; [.$B50])" office:value-type="float" office:value="1" calcext:value-type="float">
            <text:p>1</text:p>
          </table:table-cell>
          <table:table-cell table:style-name="ce2" table:formula="of:=COUNTIFS([$animal_all.$A$1:.$A$1048576]; [.L$2]; [$animal_all.$B$1:.$B$1048576]; [.$A50]; [$animal_all.$C$1:.$C$1048576]; [.$B5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me people think that it's a good idea to test on animals; others say that it's wrong.</text:p>
          </table:table-cell>
          <table:table-cell office:value-type="string" calcext:value-type="string">
            <text:p>Lois, 12, Morpeth I think it's ok to test cures for major diseases on animals.</text:p>
          </table:table-cell>
          <table:table-cell table:number-columns-repeated="2"/>
          <table:table-cell table:style-name="ce2" table:formula="of:=COUNTIFS([$animal_all.$A$1:.$A$1048576]; [.E$2]; [$animal_all.$B$1:.$B$1048576]; [.$A51]; [$animal_all.$C$1:.$C$1048576]; [.$B51])" office:value-type="float" office:value="0" calcext:value-type="float">
            <text:p>0</text:p>
          </table:table-cell>
          <table:table-cell table:style-name="ce2" table:formula="of:=COUNTIFS([$animal_all.$A$1:.$A$1048576]; [.F$2]; [$animal_all.$B$1:.$B$1048576]; [.$A51]; [$animal_all.$C$1:.$C$1048576]; [.$B51])" office:value-type="float" office:value="0" calcext:value-type="float">
            <text:p>0</text:p>
          </table:table-cell>
          <table:table-cell table:style-name="ce2" table:formula="of:=COUNTIFS([$animal_all.$A$1:.$A$1048576]; [.G$2]; [$animal_all.$B$1:.$B$1048576]; [.$A51]; [$animal_all.$C$1:.$C$1048576]; [.$B51])" office:value-type="float" office:value="0" calcext:value-type="float">
            <text:p>0</text:p>
          </table:table-cell>
          <table:table-cell table:style-name="ce2" table:formula="of:=COUNTIFS([$animal_all.$A$1:.$A$1048576]; [.H$2]; [$animal_all.$B$1:.$B$1048576]; [.$A51]; [$animal_all.$C$1:.$C$1048576]; [.$B51])" office:value-type="float" office:value="0" calcext:value-type="float">
            <text:p>0</text:p>
          </table:table-cell>
          <table:table-cell table:style-name="ce2" table:formula="of:=COUNTIFS([$animal_all.$A$1:.$A$1048576]; [.I$2]; [$animal_all.$B$1:.$B$1048576]; [.$A51]; [$animal_all.$C$1:.$C$1048576]; [.$B51])" office:value-type="float" office:value="0" calcext:value-type="float">
            <text:p>0</text:p>
          </table:table-cell>
          <table:table-cell table:style-name="ce2" table:formula="of:=COUNTIFS([$animal_all.$A$1:.$A$1048576]; [.J$2]; [$animal_all.$B$1:.$B$1048576]; [.$A51]; [$animal_all.$C$1:.$C$1048576]; [.$B51])" office:value-type="float" office:value="0" calcext:value-type="float">
            <text:p>0</text:p>
          </table:table-cell>
          <table:table-cell table:style-name="ce2" table:formula="of:=COUNTIFS([$animal_all.$A$1:.$A$1048576]; [.K$2]; [$animal_all.$B$1:.$B$1048576]; [.$A51]; [$animal_all.$C$1:.$C$1048576]; [.$B51])" office:value-type="float" office:value="1" calcext:value-type="float">
            <text:p>1</text:p>
          </table:table-cell>
          <table:table-cell table:style-name="ce2" table:formula="of:=COUNTIFS([$animal_all.$A$1:.$A$1048576]; [.L$2]; [$animal_all.$B$1:.$B$1048576]; [.$A51]; [$animal_all.$C$1:.$C$1048576]; [.$B51]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ntroversy of Animal Testing on CosmeticsThe practice is particularly controversial because animals may experience discomfort, suffering and ultimately die, all in the name of aesthetics and 'looking good.'</text:p>
          </table:table-cell>
          <table:table-cell office:value-type="string" calcext:value-type="string">
            <text:p>Mary, 12, Deal Testing on animals is disgusting.</text:p>
          </table:table-cell>
          <table:table-cell table:number-columns-repeated="2"/>
          <table:table-cell table:style-name="ce2" table:formula="of:=COUNTIFS([$animal_all.$A$1:.$A$1048576]; [.E$2]; [$animal_all.$B$1:.$B$1048576]; [.$A52]; [$animal_all.$C$1:.$C$1048576]; [.$B52])" office:value-type="float" office:value="0" calcext:value-type="float">
            <text:p>0</text:p>
          </table:table-cell>
          <table:table-cell table:style-name="ce2" table:formula="of:=COUNTIFS([$animal_all.$A$1:.$A$1048576]; [.F$2]; [$animal_all.$B$1:.$B$1048576]; [.$A52]; [$animal_all.$C$1:.$C$1048576]; [.$B52])" office:value-type="float" office:value="0" calcext:value-type="float">
            <text:p>0</text:p>
          </table:table-cell>
          <table:table-cell table:style-name="ce2" table:formula="of:=COUNTIFS([$animal_all.$A$1:.$A$1048576]; [.G$2]; [$animal_all.$B$1:.$B$1048576]; [.$A52]; [$animal_all.$C$1:.$C$1048576]; [.$B52])" office:value-type="float" office:value="0" calcext:value-type="float">
            <text:p>0</text:p>
          </table:table-cell>
          <table:table-cell table:style-name="ce2" table:formula="of:=COUNTIFS([$animal_all.$A$1:.$A$1048576]; [.H$2]; [$animal_all.$B$1:.$B$1048576]; [.$A52]; [$animal_all.$C$1:.$C$1048576]; [.$B52])" office:value-type="float" office:value="0" calcext:value-type="float">
            <text:p>0</text:p>
          </table:table-cell>
          <table:table-cell table:style-name="ce2" table:formula="of:=COUNTIFS([$animal_all.$A$1:.$A$1048576]; [.I$2]; [$animal_all.$B$1:.$B$1048576]; [.$A52]; [$animal_all.$C$1:.$C$1048576]; [.$B52])" office:value-type="float" office:value="0" calcext:value-type="float">
            <text:p>0</text:p>
          </table:table-cell>
          <table:table-cell table:style-name="ce2" table:formula="of:=COUNTIFS([$animal_all.$A$1:.$A$1048576]; [.J$2]; [$animal_all.$B$1:.$B$1048576]; [.$A52]; [$animal_all.$C$1:.$C$1048576]; [.$B52])" office:value-type="float" office:value="0" calcext:value-type="float">
            <text:p>0</text:p>
          </table:table-cell>
          <table:table-cell table:style-name="ce2" table:formula="of:=COUNTIFS([$animal_all.$A$1:.$A$1048576]; [.K$2]; [$animal_all.$B$1:.$B$1048576]; [.$A52]; [$animal_all.$C$1:.$C$1048576]; [.$B52])" office:value-type="float" office:value="1" calcext:value-type="float">
            <text:p>1</text:p>
          </table:table-cell>
          <table:table-cell table:style-name="ce2" table:formula="of:=COUNTIFS([$animal_all.$A$1:.$A$1048576]; [.L$2]; [$animal_all.$B$1:.$B$1048576]; [.$A52]; [$animal_all.$C$1:.$C$1048576]; [.$B52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t's great that PETA is working with China to reduce and eventually end experimenting on animals in that country.</text:p>
          </table:table-cell>
          <table:table-cell office:value-type="string" calcext:value-type="string">
            <text:p>Some people think that it's a good idea to test on animals; others say that it's wrong.</text:p>
          </table:table-cell>
          <table:table-cell table:number-columns-repeated="2"/>
          <table:table-cell table:style-name="ce2" table:formula="of:=COUNTIFS([$animal_all.$A$1:.$A$1048576]; [.E$2]; [$animal_all.$B$1:.$B$1048576]; [.$A53]; [$animal_all.$C$1:.$C$1048576]; [.$B53])" office:value-type="float" office:value="0" calcext:value-type="float">
            <text:p>0</text:p>
          </table:table-cell>
          <table:table-cell table:style-name="ce2" table:formula="of:=COUNTIFS([$animal_all.$A$1:.$A$1048576]; [.F$2]; [$animal_all.$B$1:.$B$1048576]; [.$A53]; [$animal_all.$C$1:.$C$1048576]; [.$B53])" office:value-type="float" office:value="0" calcext:value-type="float">
            <text:p>0</text:p>
          </table:table-cell>
          <table:table-cell table:style-name="ce2" table:formula="of:=COUNTIFS([$animal_all.$A$1:.$A$1048576]; [.G$2]; [$animal_all.$B$1:.$B$1048576]; [.$A53]; [$animal_all.$C$1:.$C$1048576]; [.$B53])" office:value-type="float" office:value="0" calcext:value-type="float">
            <text:p>0</text:p>
          </table:table-cell>
          <table:table-cell table:style-name="ce2" table:formula="of:=COUNTIFS([$animal_all.$A$1:.$A$1048576]; [.H$2]; [$animal_all.$B$1:.$B$1048576]; [.$A53]; [$animal_all.$C$1:.$C$1048576]; [.$B53])" office:value-type="float" office:value="0" calcext:value-type="float">
            <text:p>0</text:p>
          </table:table-cell>
          <table:table-cell table:style-name="ce2" table:formula="of:=COUNTIFS([$animal_all.$A$1:.$A$1048576]; [.I$2]; [$animal_all.$B$1:.$B$1048576]; [.$A53]; [$animal_all.$C$1:.$C$1048576]; [.$B53])" office:value-type="float" office:value="0" calcext:value-type="float">
            <text:p>0</text:p>
          </table:table-cell>
          <table:table-cell table:style-name="ce2" table:formula="of:=COUNTIFS([$animal_all.$A$1:.$A$1048576]; [.J$2]; [$animal_all.$B$1:.$B$1048576]; [.$A53]; [$animal_all.$C$1:.$C$1048576]; [.$B53])" office:value-type="float" office:value="0" calcext:value-type="float">
            <text:p>0</text:p>
          </table:table-cell>
          <table:table-cell table:style-name="ce2" table:formula="of:=COUNTIFS([$animal_all.$A$1:.$A$1048576]; [.K$2]; [$animal_all.$B$1:.$B$1048576]; [.$A53]; [$animal_all.$C$1:.$C$1048576]; [.$B53])" office:value-type="float" office:value="1" calcext:value-type="float">
            <text:p>1</text:p>
          </table:table-cell>
          <table:table-cell table:style-name="ce2" table:formula="of:=COUNTIFS([$animal_all.$A$1:.$A$1048576]; [.L$2]; [$animal_all.$B$1:.$B$1048576]; [.$A53]; [$animal_all.$C$1:.$C$1048576]; [.$B5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is, 12, Morpeth I think it's ok to test cures for major diseases on animals.</text:p>
          </table:table-cell>
          <table:table-cell office:value-type="string" calcext:value-type="string">
            <text:p>This is real progress in reducing animal suffering in laboratories.</text:p>
          </table:table-cell>
          <table:table-cell table:formula="of:=IF(['file:///C:/Users/Carolin/Documents/Universitaet/Bachelor/2020SoSe/BA/MeineBA/AnnotationGuidelines/finalAnnotation/Evaluation_five.ods'#$Result.G103] &gt; 2; 1; 0)" office:value-type="float" office:value="0" calcext:value-type="float">
            <text:p>0</text:p>
          </table:table-cell>
          <table:table-cell table:formula="of:=IF(['file:///C:/Users/Carolin/Documents/Universitaet/Bachelor/2020SoSe/BA/MeineBA/AnnotationGuidelines/finalAnnotation/Evaluation_three.ods'#$Result.G103] &gt; 1; 1; 0)" office:value-type="float" office:value="0" calcext:value-type="float">
            <text:p>0</text:p>
          </table:table-cell>
          <table:table-cell table:style-name="ce2" table:formula="of:=COUNTIFS([$animal_all.$A$1:.$A$1048576]; [.E$2]; [$animal_all.$B$1:.$B$1048576]; [.$A54]; [$animal_all.$C$1:.$C$1048576]; [.$B54])" office:value-type="float" office:value="0" calcext:value-type="float">
            <text:p>0</text:p>
          </table:table-cell>
          <table:table-cell table:style-name="ce2" table:formula="of:=COUNTIFS([$animal_all.$A$1:.$A$1048576]; [.F$2]; [$animal_all.$B$1:.$B$1048576]; [.$A54]; [$animal_all.$C$1:.$C$1048576]; [.$B54])" office:value-type="float" office:value="0" calcext:value-type="float">
            <text:p>0</text:p>
          </table:table-cell>
          <table:table-cell table:style-name="ce2" table:formula="of:=COUNTIFS([$animal_all.$A$1:.$A$1048576]; [.G$2]; [$animal_all.$B$1:.$B$1048576]; [.$A54]; [$animal_all.$C$1:.$C$1048576]; [.$B54])" office:value-type="float" office:value="0" calcext:value-type="float">
            <text:p>0</text:p>
          </table:table-cell>
          <table:table-cell table:style-name="ce2" table:formula="of:=COUNTIFS([$animal_all.$A$1:.$A$1048576]; [.H$2]; [$animal_all.$B$1:.$B$1048576]; [.$A54]; [$animal_all.$C$1:.$C$1048576]; [.$B54])" office:value-type="float" office:value="0" calcext:value-type="float">
            <text:p>0</text:p>
          </table:table-cell>
          <table:table-cell table:style-name="ce2" table:formula="of:=COUNTIFS([$animal_all.$A$1:.$A$1048576]; [.I$2]; [$animal_all.$B$1:.$B$1048576]; [.$A54]; [$animal_all.$C$1:.$C$1048576]; [.$B54])" office:value-type="float" office:value="0" calcext:value-type="float">
            <text:p>0</text:p>
          </table:table-cell>
          <table:table-cell table:style-name="ce2" table:formula="of:=COUNTIFS([$animal_all.$A$1:.$A$1048576]; [.J$2]; [$animal_all.$B$1:.$B$1048576]; [.$A54]; [$animal_all.$C$1:.$C$1048576]; [.$B54])" office:value-type="float" office:value="1" calcext:value-type="float">
            <text:p>1</text:p>
          </table:table-cell>
          <table:table-cell table:style-name="ce2" table:formula="of:=COUNTIFS([$animal_all.$A$1:.$A$1048576]; [.K$2]; [$animal_all.$B$1:.$B$1048576]; [.$A54]; [$animal_all.$C$1:.$C$1048576]; [.$B54])" office:value-type="float" office:value="0" calcext:value-type="float">
            <text:p>0</text:p>
          </table:table-cell>
          <table:table-cell table:style-name="ce2" table:formula="of:=COUNTIFS([$animal_all.$A$1:.$A$1048576]; [.L$2]; [$animal_all.$B$1:.$B$1048576]; [.$A54]; [$animal_all.$C$1:.$C$1048576]; [.$B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imal testing is good</text:p>
          </table:table-cell>
          <table:table-cell office:value-type="string" calcext:value-type="string">
            <text:p>Lois, 12, Morpeth I think it's ok to test cures for major diseases on animals.</text:p>
          </table:table-cell>
          <table:table-cell table:formula="of:=IF(['file:///C:/Users/Carolin/Documents/Universitaet/Bachelor/2020SoSe/BA/MeineBA/AnnotationGuidelines/finalAnnotation/Evaluation_five.ods'#$Result.G104] &gt; 2; 1; 0)" office:value-type="float" office:value="1" calcext:value-type="float">
            <text:p>1</text:p>
          </table:table-cell>
          <table:table-cell table:formula="of:=IF(['file:///C:/Users/Carolin/Documents/Universitaet/Bachelor/2020SoSe/BA/MeineBA/AnnotationGuidelines/finalAnnotation/Evaluation_three.ods'#$Result.G104] &gt; 1; 1; 0)" office:value-type="float" office:value="1" calcext:value-type="float">
            <text:p>1</text:p>
          </table:table-cell>
          <table:table-cell table:style-name="ce2" table:formula="of:=COUNTIFS([$animal_all.$A$1:.$A$1048576]; [.E$2]; [$animal_all.$B$1:.$B$1048576]; [.$A55]; [$animal_all.$C$1:.$C$1048576]; [.$B55])" office:value-type="float" office:value="0" calcext:value-type="float">
            <text:p>0</text:p>
          </table:table-cell>
          <table:table-cell table:style-name="ce2" table:formula="of:=COUNTIFS([$animal_all.$A$1:.$A$1048576]; [.F$2]; [$animal_all.$B$1:.$B$1048576]; [.$A55]; [$animal_all.$C$1:.$C$1048576]; [.$B55])" office:value-type="float" office:value="0" calcext:value-type="float">
            <text:p>0</text:p>
          </table:table-cell>
          <table:table-cell table:style-name="ce2" table:formula="of:=COUNTIFS([$animal_all.$A$1:.$A$1048576]; [.G$2]; [$animal_all.$B$1:.$B$1048576]; [.$A55]; [$animal_all.$C$1:.$C$1048576]; [.$B55])" office:value-type="float" office:value="0" calcext:value-type="float">
            <text:p>0</text:p>
          </table:table-cell>
          <table:table-cell table:style-name="ce2" table:formula="of:=COUNTIFS([$animal_all.$A$1:.$A$1048576]; [.H$2]; [$animal_all.$B$1:.$B$1048576]; [.$A55]; [$animal_all.$C$1:.$C$1048576]; [.$B55])" office:value-type="float" office:value="0" calcext:value-type="float">
            <text:p>0</text:p>
          </table:table-cell>
          <table:table-cell table:style-name="ce2" table:formula="of:=COUNTIFS([$animal_all.$A$1:.$A$1048576]; [.I$2]; [$animal_all.$B$1:.$B$1048576]; [.$A55]; [$animal_all.$C$1:.$C$1048576]; [.$B55])" office:value-type="float" office:value="0" calcext:value-type="float">
            <text:p>0</text:p>
          </table:table-cell>
          <table:table-cell table:style-name="ce2" table:formula="of:=COUNTIFS([$animal_all.$A$1:.$A$1048576]; [.J$2]; [$animal_all.$B$1:.$B$1048576]; [.$A55]; [$animal_all.$C$1:.$C$1048576]; [.$B55])" office:value-type="float" office:value="1" calcext:value-type="float">
            <text:p>1</text:p>
          </table:table-cell>
          <table:table-cell table:style-name="ce2" table:formula="of:=COUNTIFS([$animal_all.$A$1:.$A$1048576]; [.K$2]; [$animal_all.$B$1:.$B$1048576]; [.$A55]; [$animal_all.$C$1:.$C$1048576]; [.$B55])" office:value-type="float" office:value="0" calcext:value-type="float">
            <text:p>0</text:p>
          </table:table-cell>
          <table:table-cell table:style-name="ce2" table:formula="of:=COUNTIFS([$animal_all.$A$1:.$A$1048576]; [.L$2]; [$animal_all.$B$1:.$B$1048576]; [.$A55]; [$animal_all.$C$1:.$C$1048576]; [.$B55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t's great that PETA is working with China to reduce and eventually end experimenting on animals in that country.</text:p>
          </table:table-cell>
          <table:table-cell office:value-type="string" calcext:value-type="string">
            <text:p>According to fbresearch.com, "research in animals will hopefully someday help scientists find the cure for diseases like Alzheimer's, AIDS, and cancer".</text:p>
          </table:table-cell>
          <table:table-cell table:number-columns-repeated="2"/>
          <table:table-cell table:style-name="ce2" table:formula="of:=COUNTIFS([$animal_all.$A$1:.$A$1048576]; [.E$2]; [$animal_all.$B$1:.$B$1048576]; [.$A56]; [$animal_all.$C$1:.$C$1048576]; [.$B56])" office:value-type="float" office:value="0" calcext:value-type="float">
            <text:p>0</text:p>
          </table:table-cell>
          <table:table-cell table:style-name="ce2" table:formula="of:=COUNTIFS([$animal_all.$A$1:.$A$1048576]; [.F$2]; [$animal_all.$B$1:.$B$1048576]; [.$A56]; [$animal_all.$C$1:.$C$1048576]; [.$B56])" office:value-type="float" office:value="0" calcext:value-type="float">
            <text:p>0</text:p>
          </table:table-cell>
          <table:table-cell table:style-name="ce2" table:formula="of:=COUNTIFS([$animal_all.$A$1:.$A$1048576]; [.G$2]; [$animal_all.$B$1:.$B$1048576]; [.$A56]; [$animal_all.$C$1:.$C$1048576]; [.$B56])" office:value-type="float" office:value="0" calcext:value-type="float">
            <text:p>0</text:p>
          </table:table-cell>
          <table:table-cell table:style-name="ce2" table:formula="of:=COUNTIFS([$animal_all.$A$1:.$A$1048576]; [.H$2]; [$animal_all.$B$1:.$B$1048576]; [.$A56]; [$animal_all.$C$1:.$C$1048576]; [.$B56])" office:value-type="float" office:value="0" calcext:value-type="float">
            <text:p>0</text:p>
          </table:table-cell>
          <table:table-cell table:style-name="ce2" table:formula="of:=COUNTIFS([$animal_all.$A$1:.$A$1048576]; [.I$2]; [$animal_all.$B$1:.$B$1048576]; [.$A56]; [$animal_all.$C$1:.$C$1048576]; [.$B56])" office:value-type="float" office:value="0" calcext:value-type="float">
            <text:p>0</text:p>
          </table:table-cell>
          <table:table-cell table:style-name="ce2" table:formula="of:=COUNTIFS([$animal_all.$A$1:.$A$1048576]; [.J$2]; [$animal_all.$B$1:.$B$1048576]; [.$A56]; [$animal_all.$C$1:.$C$1048576]; [.$B56])" office:value-type="float" office:value="0" calcext:value-type="float">
            <text:p>0</text:p>
          </table:table-cell>
          <table:table-cell table:style-name="ce2" table:formula="of:=COUNTIFS([$animal_all.$A$1:.$A$1048576]; [.K$2]; [$animal_all.$B$1:.$B$1048576]; [.$A56]; [$animal_all.$C$1:.$C$1048576]; [.$B56])" office:value-type="float" office:value="0" calcext:value-type="float">
            <text:p>0</text:p>
          </table:table-cell>
          <table:table-cell table:style-name="ce2" table:formula="of:=COUNTIFS([$animal_all.$A$1:.$A$1048576]; [.L$2]; [$animal_all.$B$1:.$B$1048576]; [.$A56]; [$animal_all.$C$1:.$C$1048576]; [.$B56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ccording to fbresearch.com, "research in animals will hopefully someday help scientists find the cure for diseases like Alzheimer's, AIDS, and cancer".</text:p>
          </table:table-cell>
          <table:table-cell office:value-type="string" calcext:value-type="string">
            <text:p>Lois, 12, Morpeth I think it's ok to test cures for major diseases on animals.</text:p>
          </table:table-cell>
          <table:table-cell table:number-columns-repeated="2"/>
          <table:table-cell table:style-name="ce2" table:formula="of:=COUNTIFS([$animal_all.$A$1:.$A$1048576]; [.E$2]; [$animal_all.$B$1:.$B$1048576]; [.$A57]; [$animal_all.$C$1:.$C$1048576]; [.$B57])" office:value-type="float" office:value="0" calcext:value-type="float">
            <text:p>0</text:p>
          </table:table-cell>
          <table:table-cell table:style-name="ce2" table:formula="of:=COUNTIFS([$animal_all.$A$1:.$A$1048576]; [.F$2]; [$animal_all.$B$1:.$B$1048576]; [.$A57]; [$animal_all.$C$1:.$C$1048576]; [.$B57])" office:value-type="float" office:value="0" calcext:value-type="float">
            <text:p>0</text:p>
          </table:table-cell>
          <table:table-cell table:style-name="ce2" table:formula="of:=COUNTIFS([$animal_all.$A$1:.$A$1048576]; [.G$2]; [$animal_all.$B$1:.$B$1048576]; [.$A57]; [$animal_all.$C$1:.$C$1048576]; [.$B57])" office:value-type="float" office:value="0" calcext:value-type="float">
            <text:p>0</text:p>
          </table:table-cell>
          <table:table-cell table:style-name="ce2" table:formula="of:=COUNTIFS([$animal_all.$A$1:.$A$1048576]; [.H$2]; [$animal_all.$B$1:.$B$1048576]; [.$A57]; [$animal_all.$C$1:.$C$1048576]; [.$B57])" office:value-type="float" office:value="0" calcext:value-type="float">
            <text:p>0</text:p>
          </table:table-cell>
          <table:table-cell table:style-name="ce2" table:formula="of:=COUNTIFS([$animal_all.$A$1:.$A$1048576]; [.I$2]; [$animal_all.$B$1:.$B$1048576]; [.$A57]; [$animal_all.$C$1:.$C$1048576]; [.$B57])" office:value-type="float" office:value="0" calcext:value-type="float">
            <text:p>0</text:p>
          </table:table-cell>
          <table:table-cell table:style-name="ce2" table:formula="of:=COUNTIFS([$animal_all.$A$1:.$A$1048576]; [.J$2]; [$animal_all.$B$1:.$B$1048576]; [.$A57]; [$animal_all.$C$1:.$C$1048576]; [.$B57])" office:value-type="float" office:value="0" calcext:value-type="float">
            <text:p>0</text:p>
          </table:table-cell>
          <table:table-cell table:style-name="ce2" table:formula="of:=COUNTIFS([$animal_all.$A$1:.$A$1048576]; [.K$2]; [$animal_all.$B$1:.$B$1048576]; [.$A57]; [$animal_all.$C$1:.$C$1048576]; [.$B57])" office:value-type="float" office:value="0" calcext:value-type="float">
            <text:p>0</text:p>
          </table:table-cell>
          <table:table-cell table:style-name="ce2" table:formula="of:=COUNTIFS([$animal_all.$A$1:.$A$1048576]; [.L$2]; [$animal_all.$B$1:.$B$1048576]; [.$A57]; [$animal_all.$C$1:.$C$1048576]; [.$B57])" office:value-type="float" office:value="1" calcext:value-type="float">
            <text:p>1</text:p>
          </table:table-cell>
        </table:table-row>
        <table:table-row table:style-name="ro1" table:number-rows-repeated="104851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nuclear" table:style-name="ta1">
        <table:table-column table:style-name="co2" table:number-columns-repeated="2" table:default-cell-style-name="ce4"/>
        <table:table-column table:style-name="co1" table:number-columns-repeated="2" table:default-cell-style-name="ce4"/>
        <table:table-column table:style-name="co1" table:number-columns-repeated="8" table:default-cell-style-name="Default"/>
        <table:table-row table:style-name="ro1">
          <table:table-cell table:number-columns-repeated="2"/>
          <table:table-cell table:style-name="Default" table:formula="of:=SUBTOTAL(109;[.C3:.C54])" office:value-type="float" office:value="34" calcext:value-type="float">
            <text:p>34</text:p>
          </table:table-cell>
          <table:table-cell table:style-name="Default" table:formula="of:=SUBTOTAL(109;[.D3:.D54])" office:value-type="float" office:value="35" calcext:value-type="float">
            <text:p>35</text:p>
          </table:table-cell>
          <table:table-cell table:formula="of:=SUBTOTAL(109;[.E3:.E54])" office:value-type="float" office:value="20" calcext:value-type="float">
            <text:p>20</text:p>
          </table:table-cell>
          <table:table-cell table:formula="of:=SUBTOTAL(109;[.F3:.F54])" office:value-type="float" office:value="20" calcext:value-type="float">
            <text:p>20</text:p>
          </table:table-cell>
          <table:table-cell table:formula="of:=SUBTOTAL(109;[.G3:.G54])" office:value-type="float" office:value="20" calcext:value-type="float">
            <text:p>20</text:p>
          </table:table-cell>
          <table:table-cell table:formula="of:=SUBTOTAL(109;[.H3:.H54])" office:value-type="float" office:value="20" calcext:value-type="float">
            <text:p>20</text:p>
          </table:table-cell>
          <table:table-cell table:formula="of:=SUBTOTAL(109;[.I3:.I54])" office:value-type="float" office:value="20" calcext:value-type="float">
            <text:p>20</text:p>
          </table:table-cell>
          <table:table-cell table:formula="of:=SUBTOTAL(109;[.J3:.J54])" office:value-type="float" office:value="20" calcext:value-type="float">
            <text:p>20</text:p>
          </table:table-cell>
          <table:table-cell table:formula="of:=SUBTOTAL(109;[.K3:.K54])" office:value-type="float" office:value="20" calcext:value-type="float">
            <text:p>20</text:p>
          </table:table-cell>
          <table:table-cell table:formula="of:=SUBTOTAL(109;[.L3:.L54])"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result 5</text:p>
          </table:table-cell>
          <table:table-cell table:style-name="ce5" office:value-type="string" calcext:value-type="string">
            <text:p>result 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2c</text:p>
          </table:table-cell>
          <table:table-cell office:value-type="string" calcext:value-type="string">
            <text:p>b1c</text:p>
          </table:table-cell>
          <table:table-cell office:value-type="string" calcext:value-type="string">
            <text:p>s2c</text:p>
          </table:table-cell>
          <table:table-cell office:value-type="string" calcext:value-type="string">
            <text:p>s1c</text:p>
          </table:table-cell>
        </table:table-row>
        <table:table-row table:style-name="ro3">
          <table:table-cell office:value-type="string" calcext:value-type="string">
            <text:p>Nuclear energy is not a very good source of energy in my opinion because of all the drawbacks.</text:p>
          </table:table-cell>
          <table:table-cell office:value-type="string" calcext:value-type="string">
            <text:p>There are many benefits in acquiring nuclear energy.</text:p>
          </table:table-cell>
          <table:table-cell table:formula="of:=IF(['file:///C:/Users/Carolin/Documents/Universitaet/Bachelor/2020SoSe/BA/MeineBA/AnnotationGuidelines/finalAnnotation/Evaluation_five.ods'#$Result.G47] &gt; 2; 1; 0)" office:value-type="float" office:value="1" calcext:value-type="float">
            <text:p>1</text:p>
          </table:table-cell>
          <table:table-cell table:formula="of:=IF(['file:///C:/Users/Carolin/Documents/Universitaet/Bachelor/2020SoSe/BA/MeineBA/AnnotationGuidelines/finalAnnotation/Evaluation_three.ods'#$Result.G47] &gt; 1; 1; 0)" office:value-type="float" office:value="1" calcext:value-type="float">
            <text:p>1</text:p>
          </table:table-cell>
          <table:table-cell table:formula="of:=COUNTIFS([$nuclear_all.$A$1:.$A$1048576]; [.E$2]; [$nuclear_all.$B$1:.$B$1048576]; [.$A3]; [$nuclear_all.$C$1:.$C$1048576]; [.$B3])" office:value-type="float" office:value="1" calcext:value-type="float">
            <text:p>1</text:p>
          </table:table-cell>
          <table:table-cell table:formula="of:=COUNTIFS([$nuclear_all.$A$1:.$A$1048576]; [.F$2]; [$nuclear_all.$B$1:.$B$1048576]; [.$A3]; [$nuclear_all.$C$1:.$C$1048576]; [.$B3])" office:value-type="float" office:value="1" calcext:value-type="float">
            <text:p>1</text:p>
          </table:table-cell>
          <table:table-cell table:formula="of:=COUNTIFS([$nuclear_all.$A$1:.$A$1048576]; [.G$2]; [$nuclear_all.$B$1:.$B$1048576]; [.$A3]; [$nuclear_all.$C$1:.$C$1048576]; [.$B3])" office:value-type="float" office:value="0" calcext:value-type="float">
            <text:p>0</text:p>
          </table:table-cell>
          <table:table-cell table:formula="of:=COUNTIFS([$nuclear_all.$A$1:.$A$1048576]; [.H$2]; [$nuclear_all.$B$1:.$B$1048576]; [.$A3]; [$nuclear_all.$C$1:.$C$1048576]; [.$B3])" office:value-type="float" office:value="0" calcext:value-type="float">
            <text:p>0</text:p>
          </table:table-cell>
          <table:table-cell table:formula="of:=COUNTIFS([$nuclear_all.$A$1:.$A$1048576]; [.I$2]; [$nuclear_all.$B$1:.$B$1048576]; [.$A3]; [$nuclear_all.$C$1:.$C$1048576]; [.$B3])" office:value-type="float" office:value="0" calcext:value-type="float">
            <text:p>0</text:p>
          </table:table-cell>
          <table:table-cell table:formula="of:=COUNTIFS([$nuclear_all.$A$1:.$A$1048576]; [.J$2]; [$nuclear_all.$B$1:.$B$1048576]; [.$A3]; [$nuclear_all.$C$1:.$C$1048576]; [.$B3])" office:value-type="float" office:value="0" calcext:value-type="float">
            <text:p>0</text:p>
          </table:table-cell>
          <table:table-cell table:formula="of:=COUNTIFS([$nuclear_all.$A$1:.$A$1048576]; [.K$2]; [$nuclear_all.$B$1:.$B$1048576]; [.$A3]; [$nuclear_all.$C$1:.$C$1048576]; [.$B3])" office:value-type="float" office:value="0" calcext:value-type="float">
            <text:p>0</text:p>
          </table:table-cell>
          <table:table-cell table:formula="of:=COUNTIFS([$nuclear_all.$A$1:.$A$1048576]; [.L$2]; [$nuclear_all.$B$1:.$B$1048576]; [.$A3]; [$nuclear_all.$C$1:.$C$1048576]; [.$B3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uclear power plants serve as "economic engines for the communities where they are located" and can help the state comply with the EPA's Clean Power Plan, she writes.</text:p>
          </table:table-cell>
          <table:table-cell office:value-type="string" calcext:value-type="string">
            <text:p>Many people in the US and all over the world live nuclear power plants without any problems.</text:p>
          </table:table-cell>
          <table:table-cell table:formula="of:=IF(['file:///C:/Users/Carolin/Documents/Universitaet/Bachelor/2020SoSe/BA/MeineBA/AnnotationGuidelines/finalAnnotation/Evaluation_five.ods'#$Result.G48] &gt; 2; 1; 0)" office:value-type="float" office:value="1" calcext:value-type="float">
            <text:p>1</text:p>
          </table:table-cell>
          <table:table-cell table:formula="of:=IF(['file:///C:/Users/Carolin/Documents/Universitaet/Bachelor/2020SoSe/BA/MeineBA/AnnotationGuidelines/finalAnnotation/Evaluation_three.ods'#$Result.G48] &gt; 1; 1; 0)" office:value-type="float" office:value="1" calcext:value-type="float">
            <text:p>1</text:p>
          </table:table-cell>
          <table:table-cell table:formula="of:=COUNTIFS([$nuclear_all.$A$1:.$A$1048576]; [.E$2]; [$nuclear_all.$B$1:.$B$1048576]; [.$A4]; [$nuclear_all.$C$1:.$C$1048576]; [.$B4])" office:value-type="float" office:value="1" calcext:value-type="float">
            <text:p>1</text:p>
          </table:table-cell>
          <table:table-cell table:formula="of:=COUNTIFS([$nuclear_all.$A$1:.$A$1048576]; [.F$2]; [$nuclear_all.$B$1:.$B$1048576]; [.$A4]; [$nuclear_all.$C$1:.$C$1048576]; [.$B4])" office:value-type="float" office:value="1" calcext:value-type="float">
            <text:p>1</text:p>
          </table:table-cell>
          <table:table-cell table:formula="of:=COUNTIFS([$nuclear_all.$A$1:.$A$1048576]; [.G$2]; [$nuclear_all.$B$1:.$B$1048576]; [.$A4]; [$nuclear_all.$C$1:.$C$1048576]; [.$B4])" office:value-type="float" office:value="0" calcext:value-type="float">
            <text:p>0</text:p>
          </table:table-cell>
          <table:table-cell table:formula="of:=COUNTIFS([$nuclear_all.$A$1:.$A$1048576]; [.H$2]; [$nuclear_all.$B$1:.$B$1048576]; [.$A4]; [$nuclear_all.$C$1:.$C$1048576]; [.$B4])" office:value-type="float" office:value="0" calcext:value-type="float">
            <text:p>0</text:p>
          </table:table-cell>
          <table:table-cell table:formula="of:=COUNTIFS([$nuclear_all.$A$1:.$A$1048576]; [.I$2]; [$nuclear_all.$B$1:.$B$1048576]; [.$A4]; [$nuclear_all.$C$1:.$C$1048576]; [.$B4])" office:value-type="float" office:value="0" calcext:value-type="float">
            <text:p>0</text:p>
          </table:table-cell>
          <table:table-cell table:formula="of:=COUNTIFS([$nuclear_all.$A$1:.$A$1048576]; [.J$2]; [$nuclear_all.$B$1:.$B$1048576]; [.$A4]; [$nuclear_all.$C$1:.$C$1048576]; [.$B4])" office:value-type="float" office:value="0" calcext:value-type="float">
            <text:p>0</text:p>
          </table:table-cell>
          <table:table-cell table:formula="of:=COUNTIFS([$nuclear_all.$A$1:.$A$1048576]; [.K$2]; [$nuclear_all.$B$1:.$B$1048576]; [.$A4]; [$nuclear_all.$C$1:.$C$1048576]; [.$B4])" office:value-type="float" office:value="0" calcext:value-type="float">
            <text:p>0</text:p>
          </table:table-cell>
          <table:table-cell table:formula="of:=COUNTIFS([$nuclear_all.$A$1:.$A$1048576]; [.L$2]; [$nuclear_all.$B$1:.$B$1048576]; [.$A4]; [$nuclear_all.$C$1:.$C$1048576]; [.$B4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uclear energy is not a very good source of energy in my opinion because of all the drawbacks.</text:p>
          </table:table-cell>
          <table:table-cell office:value-type="string" calcext:value-type="string">
            <text:p>There are several benefits to using nuclear energy.</text:p>
          </table:table-cell>
          <table:table-cell table:formula="of:=IF(['file:///C:/Users/Carolin/Documents/Universitaet/Bachelor/2020SoSe/BA/MeineBA/AnnotationGuidelines/finalAnnotation/Evaluation_five.ods'#$Result.G49] &gt; 2; 1; 0)" office:value-type="float" office:value="0" calcext:value-type="float">
            <text:p>0</text:p>
          </table:table-cell>
          <table:table-cell table:formula="of:=IF(['file:///C:/Users/Carolin/Documents/Universitaet/Bachelor/2020SoSe/BA/MeineBA/AnnotationGuidelines/finalAnnotation/Evaluation_three.ods'#$Result.G49] &gt; 1; 1; 0)" office:value-type="float" office:value="0" calcext:value-type="float">
            <text:p>0</text:p>
          </table:table-cell>
          <table:table-cell table:formula="of:=COUNTIFS([$nuclear_all.$A$1:.$A$1048576]; [.E$2]; [$nuclear_all.$B$1:.$B$1048576]; [.$A5]; [$nuclear_all.$C$1:.$C$1048576]; [.$B5])" office:value-type="float" office:value="1" calcext:value-type="float">
            <text:p>1</text:p>
          </table:table-cell>
          <table:table-cell table:formula="of:=COUNTIFS([$nuclear_all.$A$1:.$A$1048576]; [.F$2]; [$nuclear_all.$B$1:.$B$1048576]; [.$A5]; [$nuclear_all.$C$1:.$C$1048576]; [.$B5])" office:value-type="float" office:value="0" calcext:value-type="float">
            <text:p>0</text:p>
          </table:table-cell>
          <table:table-cell table:formula="of:=COUNTIFS([$nuclear_all.$A$1:.$A$1048576]; [.G$2]; [$nuclear_all.$B$1:.$B$1048576]; [.$A5]; [$nuclear_all.$C$1:.$C$1048576]; [.$B5])" office:value-type="float" office:value="0" calcext:value-type="float">
            <text:p>0</text:p>
          </table:table-cell>
          <table:table-cell table:formula="of:=COUNTIFS([$nuclear_all.$A$1:.$A$1048576]; [.H$2]; [$nuclear_all.$B$1:.$B$1048576]; [.$A5]; [$nuclear_all.$C$1:.$C$1048576]; [.$B5])" office:value-type="float" office:value="0" calcext:value-type="float">
            <text:p>0</text:p>
          </table:table-cell>
          <table:table-cell table:formula="of:=COUNTIFS([$nuclear_all.$A$1:.$A$1048576]; [.I$2]; [$nuclear_all.$B$1:.$B$1048576]; [.$A5]; [$nuclear_all.$C$1:.$C$1048576]; [.$B5])" office:value-type="float" office:value="0" calcext:value-type="float">
            <text:p>0</text:p>
          </table:table-cell>
          <table:table-cell table:formula="of:=COUNTIFS([$nuclear_all.$A$1:.$A$1048576]; [.J$2]; [$nuclear_all.$B$1:.$B$1048576]; [.$A5]; [$nuclear_all.$C$1:.$C$1048576]; [.$B5])" office:value-type="float" office:value="0" calcext:value-type="float">
            <text:p>0</text:p>
          </table:table-cell>
          <table:table-cell table:formula="of:=COUNTIFS([$nuclear_all.$A$1:.$A$1048576]; [.K$2]; [$nuclear_all.$B$1:.$B$1048576]; [.$A5]; [$nuclear_all.$C$1:.$C$1048576]; [.$B5])" office:value-type="float" office:value="0" calcext:value-type="float">
            <text:p>0</text:p>
          </table:table-cell>
          <table:table-cell table:formula="of:=COUNTIFS([$nuclear_all.$A$1:.$A$1048576]; [.L$2]; [$nuclear_all.$B$1:.$B$1048576]; [.$A5]; [$nuclear_all.$C$1:.$C$1048576]; [.$B5]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 feel this form of energy is not a very good source of energy.</text:p>
          </table:table-cell>
          <table:table-cell office:value-type="string" calcext:value-type="string">
            <text:p>2. Energy efficiency equipment, appliances, buildings and vehicles, and goods and services that improve the energy efficiency of buildings and the efficiency of energy storage and distribution.</text:p>
          </table:table-cell>
          <table:table-cell table:formula="of:=IF(['file:///C:/Users/Carolin/Documents/Universitaet/Bachelor/2020SoSe/BA/MeineBA/AnnotationGuidelines/finalAnnotation/Evaluation_five.ods'#$Result.G50] &gt; 2; 1; 0)" office:value-type="float" office:value="0" calcext:value-type="float">
            <text:p>0</text:p>
          </table:table-cell>
          <table:table-cell table:formula="of:=IF(['file:///C:/Users/Carolin/Documents/Universitaet/Bachelor/2020SoSe/BA/MeineBA/AnnotationGuidelines/finalAnnotation/Evaluation_three.ods'#$Result.G50] &gt; 1; 1; 0)" office:value-type="float" office:value="1" calcext:value-type="float">
            <text:p>1</text:p>
          </table:table-cell>
          <table:table-cell table:formula="of:=COUNTIFS([$nuclear_all.$A$1:.$A$1048576]; [.E$2]; [$nuclear_all.$B$1:.$B$1048576]; [.$A6]; [$nuclear_all.$C$1:.$C$1048576]; [.$B6])" office:value-type="float" office:value="1" calcext:value-type="float">
            <text:p>1</text:p>
          </table:table-cell>
          <table:table-cell table:formula="of:=COUNTIFS([$nuclear_all.$A$1:.$A$1048576]; [.F$2]; [$nuclear_all.$B$1:.$B$1048576]; [.$A6]; [$nuclear_all.$C$1:.$C$1048576]; [.$B6])" office:value-type="float" office:value="1" calcext:value-type="float">
            <text:p>1</text:p>
          </table:table-cell>
          <table:table-cell table:formula="of:=COUNTIFS([$nuclear_all.$A$1:.$A$1048576]; [.G$2]; [$nuclear_all.$B$1:.$B$1048576]; [.$A6]; [$nuclear_all.$C$1:.$C$1048576]; [.$B6])" office:value-type="float" office:value="0" calcext:value-type="float">
            <text:p>0</text:p>
          </table:table-cell>
          <table:table-cell table:formula="of:=COUNTIFS([$nuclear_all.$A$1:.$A$1048576]; [.H$2]; [$nuclear_all.$B$1:.$B$1048576]; [.$A6]; [$nuclear_all.$C$1:.$C$1048576]; [.$B6])" office:value-type="float" office:value="0" calcext:value-type="float">
            <text:p>0</text:p>
          </table:table-cell>
          <table:table-cell table:formula="of:=COUNTIFS([$nuclear_all.$A$1:.$A$1048576]; [.I$2]; [$nuclear_all.$B$1:.$B$1048576]; [.$A6]; [$nuclear_all.$C$1:.$C$1048576]; [.$B6])" office:value-type="float" office:value="0" calcext:value-type="float">
            <text:p>0</text:p>
          </table:table-cell>
          <table:table-cell table:formula="of:=COUNTIFS([$nuclear_all.$A$1:.$A$1048576]; [.J$2]; [$nuclear_all.$B$1:.$B$1048576]; [.$A6]; [$nuclear_all.$C$1:.$C$1048576]; [.$B6])" office:value-type="float" office:value="0" calcext:value-type="float">
            <text:p>0</text:p>
          </table:table-cell>
          <table:table-cell table:formula="of:=COUNTIFS([$nuclear_all.$A$1:.$A$1048576]; [.K$2]; [$nuclear_all.$B$1:.$B$1048576]; [.$A6]; [$nuclear_all.$C$1:.$C$1048576]; [.$B6])" office:value-type="float" office:value="0" calcext:value-type="float">
            <text:p>0</text:p>
          </table:table-cell>
          <table:table-cell table:formula="of:=COUNTIFS([$nuclear_all.$A$1:.$A$1048576]; [.L$2]; [$nuclear_all.$B$1:.$B$1048576]; [.$A6]; [$nuclear_all.$C$1:.$C$1048576]; [.$B6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uclear power plants serve as "economic engines for the communities where they are located" and can help the state comply with the EPA's Clean Power Plan, she writes.</text:p>
          </table:table-cell>
          <table:table-cell office:value-type="string" calcext:value-type="string">
            <text:p>We're investing in innovative technologies so we can build the next generation of safe, clean nuclear power plants.</text:p>
          </table:table-cell>
          <table:table-cell table:formula="of:=IF(['file:///C:/Users/Carolin/Documents/Universitaet/Bachelor/2020SoSe/BA/MeineBA/AnnotationGuidelines/finalAnnotation/Evaluation_five.ods'#$Result.G51] &gt; 2; 1; 0)" office:value-type="float" office:value="1" calcext:value-type="float">
            <text:p>1</text:p>
          </table:table-cell>
          <table:table-cell table:formula="of:=IF(['file:///C:/Users/Carolin/Documents/Universitaet/Bachelor/2020SoSe/BA/MeineBA/AnnotationGuidelines/finalAnnotation/Evaluation_three.ods'#$Result.G51] &gt; 1; 1; 0)" office:value-type="float" office:value="1" calcext:value-type="float">
            <text:p>1</text:p>
          </table:table-cell>
          <table:table-cell table:formula="of:=COUNTIFS([$nuclear_all.$A$1:.$A$1048576]; [.E$2]; [$nuclear_all.$B$1:.$B$1048576]; [.$A7]; [$nuclear_all.$C$1:.$C$1048576]; [.$B7])" office:value-type="float" office:value="1" calcext:value-type="float">
            <text:p>1</text:p>
          </table:table-cell>
          <table:table-cell table:formula="of:=COUNTIFS([$nuclear_all.$A$1:.$A$1048576]; [.F$2]; [$nuclear_all.$B$1:.$B$1048576]; [.$A7]; [$nuclear_all.$C$1:.$C$1048576]; [.$B7])" office:value-type="float" office:value="1" calcext:value-type="float">
            <text:p>1</text:p>
          </table:table-cell>
          <table:table-cell table:formula="of:=COUNTIFS([$nuclear_all.$A$1:.$A$1048576]; [.G$2]; [$nuclear_all.$B$1:.$B$1048576]; [.$A7]; [$nuclear_all.$C$1:.$C$1048576]; [.$B7])" office:value-type="float" office:value="0" calcext:value-type="float">
            <text:p>0</text:p>
          </table:table-cell>
          <table:table-cell table:formula="of:=COUNTIFS([$nuclear_all.$A$1:.$A$1048576]; [.H$2]; [$nuclear_all.$B$1:.$B$1048576]; [.$A7]; [$nuclear_all.$C$1:.$C$1048576]; [.$B7])" office:value-type="float" office:value="0" calcext:value-type="float">
            <text:p>0</text:p>
          </table:table-cell>
          <table:table-cell table:formula="of:=COUNTIFS([$nuclear_all.$A$1:.$A$1048576]; [.I$2]; [$nuclear_all.$B$1:.$B$1048576]; [.$A7]; [$nuclear_all.$C$1:.$C$1048576]; [.$B7])" office:value-type="float" office:value="1" calcext:value-type="float">
            <text:p>1</text:p>
          </table:table-cell>
          <table:table-cell table:formula="of:=COUNTIFS([$nuclear_all.$A$1:.$A$1048576]; [.J$2]; [$nuclear_all.$B$1:.$B$1048576]; [.$A7]; [$nuclear_all.$C$1:.$C$1048576]; [.$B7])" office:value-type="float" office:value="1" calcext:value-type="float">
            <text:p>1</text:p>
          </table:table-cell>
          <table:table-cell table:formula="of:=COUNTIFS([$nuclear_all.$A$1:.$A$1048576]; [.K$2]; [$nuclear_all.$B$1:.$B$1048576]; [.$A7]; [$nuclear_all.$C$1:.$C$1048576]; [.$B7])" office:value-type="float" office:value="0" calcext:value-type="float">
            <text:p>0</text:p>
          </table:table-cell>
          <table:table-cell table:formula="of:=COUNTIFS([$nuclear_all.$A$1:.$A$1048576]; [.L$2]; [$nuclear_all.$B$1:.$B$1048576]; [.$A7]; [$nuclear_all.$C$1:.$C$1048576]; [.$B7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uclear power plants serve as "economic engines for the communities where they are located" and can help the state comply with the EPA's Clean Power Plan, she writes.</text:p>
          </table:table-cell>
          <table:table-cell office:value-type="string" calcext:value-type="string">
            <text:p>One way our energy policy can provide a solid foundation for economic growth is by supporting increased development of nuclear energy.</text:p>
          </table:table-cell>
          <table:table-cell table:formula="of:=IF(['file:///C:/Users/Carolin/Documents/Universitaet/Bachelor/2020SoSe/BA/MeineBA/AnnotationGuidelines/finalAnnotation/Evaluation_five.ods'#$Result.G52] &gt; 2; 1; 0)" office:value-type="float" office:value="1" calcext:value-type="float">
            <text:p>1</text:p>
          </table:table-cell>
          <table:table-cell table:formula="of:=IF(['file:///C:/Users/Carolin/Documents/Universitaet/Bachelor/2020SoSe/BA/MeineBA/AnnotationGuidelines/finalAnnotation/Evaluation_three.ods'#$Result.G52] &gt; 1; 1; 0)" office:value-type="float" office:value="1" calcext:value-type="float">
            <text:p>1</text:p>
          </table:table-cell>
          <table:table-cell table:formula="of:=COUNTIFS([$nuclear_all.$A$1:.$A$1048576]; [.E$2]; [$nuclear_all.$B$1:.$B$1048576]; [.$A8]; [$nuclear_all.$C$1:.$C$1048576]; [.$B8])" office:value-type="float" office:value="1" calcext:value-type="float">
            <text:p>1</text:p>
          </table:table-cell>
          <table:table-cell table:formula="of:=COUNTIFS([$nuclear_all.$A$1:.$A$1048576]; [.F$2]; [$nuclear_all.$B$1:.$B$1048576]; [.$A8]; [$nuclear_all.$C$1:.$C$1048576]; [.$B8])" office:value-type="float" office:value="1" calcext:value-type="float">
            <text:p>1</text:p>
          </table:table-cell>
          <table:table-cell table:formula="of:=COUNTIFS([$nuclear_all.$A$1:.$A$1048576]; [.G$2]; [$nuclear_all.$B$1:.$B$1048576]; [.$A8]; [$nuclear_all.$C$1:.$C$1048576]; [.$B8])" office:value-type="float" office:value="0" calcext:value-type="float">
            <text:p>0</text:p>
          </table:table-cell>
          <table:table-cell table:formula="of:=COUNTIFS([$nuclear_all.$A$1:.$A$1048576]; [.H$2]; [$nuclear_all.$B$1:.$B$1048576]; [.$A8]; [$nuclear_all.$C$1:.$C$1048576]; [.$B8])" office:value-type="float" office:value="0" calcext:value-type="float">
            <text:p>0</text:p>
          </table:table-cell>
          <table:table-cell table:formula="of:=COUNTIFS([$nuclear_all.$A$1:.$A$1048576]; [.I$2]; [$nuclear_all.$B$1:.$B$1048576]; [.$A8]; [$nuclear_all.$C$1:.$C$1048576]; [.$B8])" office:value-type="float" office:value="1" calcext:value-type="float">
            <text:p>1</text:p>
          </table:table-cell>
          <table:table-cell table:formula="of:=COUNTIFS([$nuclear_all.$A$1:.$A$1048576]; [.J$2]; [$nuclear_all.$B$1:.$B$1048576]; [.$A8]; [$nuclear_all.$C$1:.$C$1048576]; [.$B8])" office:value-type="float" office:value="1" calcext:value-type="float">
            <text:p>1</text:p>
          </table:table-cell>
          <table:table-cell table:formula="of:=COUNTIFS([$nuclear_all.$A$1:.$A$1048576]; [.K$2]; [$nuclear_all.$B$1:.$B$1048576]; [.$A8]; [$nuclear_all.$C$1:.$C$1048576]; [.$B8])" office:value-type="float" office:value="0" calcext:value-type="float">
            <text:p>0</text:p>
          </table:table-cell>
          <table:table-cell table:formula="of:=COUNTIFS([$nuclear_all.$A$1:.$A$1048576]; [.L$2]; [$nuclear_all.$B$1:.$B$1048576]; [.$A8]; [$nuclear_all.$C$1:.$C$1048576]; [.$B8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lthough it is new sources to improve growth of economic in a country like Thailand, but it will bring many ill effects to the world such as pollution.</text:p>
          </table:table-cell>
          <table:table-cell office:value-type="string" calcext:value-type="string">
            <text:p>And, of course, it's the energy-the clean energy-that helps cut the carbon pollution that contributes to climate change.</text:p>
          </table:table-cell>
          <table:table-cell table:formula="of:=IF(['file:///C:/Users/Carolin/Documents/Universitaet/Bachelor/2020SoSe/BA/MeineBA/AnnotationGuidelines/finalAnnotation/Evaluation_five.ods'#$Result.G53] &gt; 2; 1; 0)" office:value-type="float" office:value="1" calcext:value-type="float">
            <text:p>1</text:p>
          </table:table-cell>
          <table:table-cell table:formula="of:=IF(['file:///C:/Users/Carolin/Documents/Universitaet/Bachelor/2020SoSe/BA/MeineBA/AnnotationGuidelines/finalAnnotation/Evaluation_three.ods'#$Result.G53] &gt; 1; 1; 0)" office:value-type="float" office:value="1" calcext:value-type="float">
            <text:p>1</text:p>
          </table:table-cell>
          <table:table-cell table:formula="of:=COUNTIFS([$nuclear_all.$A$1:.$A$1048576]; [.E$2]; [$nuclear_all.$B$1:.$B$1048576]; [.$A9]; [$nuclear_all.$C$1:.$C$1048576]; [.$B9])" office:value-type="float" office:value="1" calcext:value-type="float">
            <text:p>1</text:p>
          </table:table-cell>
          <table:table-cell table:formula="of:=COUNTIFS([$nuclear_all.$A$1:.$A$1048576]; [.F$2]; [$nuclear_all.$B$1:.$B$1048576]; [.$A9]; [$nuclear_all.$C$1:.$C$1048576]; [.$B9])" office:value-type="float" office:value="1" calcext:value-type="float">
            <text:p>1</text:p>
          </table:table-cell>
          <table:table-cell table:formula="of:=COUNTIFS([$nuclear_all.$A$1:.$A$1048576]; [.G$2]; [$nuclear_all.$B$1:.$B$1048576]; [.$A9]; [$nuclear_all.$C$1:.$C$1048576]; [.$B9])" office:value-type="float" office:value="0" calcext:value-type="float">
            <text:p>0</text:p>
          </table:table-cell>
          <table:table-cell table:formula="of:=COUNTIFS([$nuclear_all.$A$1:.$A$1048576]; [.H$2]; [$nuclear_all.$B$1:.$B$1048576]; [.$A9]; [$nuclear_all.$C$1:.$C$1048576]; [.$B9])" office:value-type="float" office:value="0" calcext:value-type="float">
            <text:p>0</text:p>
          </table:table-cell>
          <table:table-cell table:formula="of:=COUNTIFS([$nuclear_all.$A$1:.$A$1048576]; [.I$2]; [$nuclear_all.$B$1:.$B$1048576]; [.$A9]; [$nuclear_all.$C$1:.$C$1048576]; [.$B9])" office:value-type="float" office:value="1" calcext:value-type="float">
            <text:p>1</text:p>
          </table:table-cell>
          <table:table-cell table:formula="of:=COUNTIFS([$nuclear_all.$A$1:.$A$1048576]; [.J$2]; [$nuclear_all.$B$1:.$B$1048576]; [.$A9]; [$nuclear_all.$C$1:.$C$1048576]; [.$B9])" office:value-type="float" office:value="1" calcext:value-type="float">
            <text:p>1</text:p>
          </table:table-cell>
          <table:table-cell table:formula="of:=COUNTIFS([$nuclear_all.$A$1:.$A$1048576]; [.K$2]; [$nuclear_all.$B$1:.$B$1048576]; [.$A9]; [$nuclear_all.$C$1:.$C$1048576]; [.$B9])" office:value-type="float" office:value="0" calcext:value-type="float">
            <text:p>0</text:p>
          </table:table-cell>
          <table:table-cell table:formula="of:=COUNTIFS([$nuclear_all.$A$1:.$A$1048576]; [.L$2]; [$nuclear_all.$B$1:.$B$1048576]; [.$A9]; [$nuclear_all.$C$1:.$C$1048576]; [.$B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re are several benefits to using nuclear energy.</text:p>
          </table:table-cell>
          <table:table-cell office:value-type="string" calcext:value-type="string">
            <text:p>Nuclear technology helps make our food safe.</text:p>
          </table:table-cell>
          <table:table-cell table:formula="of:=IF(['file:///C:/Users/Carolin/Documents/Universitaet/Bachelor/2020SoSe/BA/MeineBA/AnnotationGuidelines/finalAnnotation/Evaluation_five.ods'#$Result.G54] &gt; 2; 1; 0)" office:value-type="float" office:value="1" calcext:value-type="float">
            <text:p>1</text:p>
          </table:table-cell>
          <table:table-cell table:formula="of:=IF(['file:///C:/Users/Carolin/Documents/Universitaet/Bachelor/2020SoSe/BA/MeineBA/AnnotationGuidelines/finalAnnotation/Evaluation_three.ods'#$Result.G54] &gt; 1; 1; 0)" office:value-type="float" office:value="1" calcext:value-type="float">
            <text:p>1</text:p>
          </table:table-cell>
          <table:table-cell table:formula="of:=COUNTIFS([$nuclear_all.$A$1:.$A$1048576]; [.E$2]; [$nuclear_all.$B$1:.$B$1048576]; [.$A10]; [$nuclear_all.$C$1:.$C$1048576]; [.$B10])" office:value-type="float" office:value="1" calcext:value-type="float">
            <text:p>1</text:p>
          </table:table-cell>
          <table:table-cell table:formula="of:=COUNTIFS([$nuclear_all.$A$1:.$A$1048576]; [.F$2]; [$nuclear_all.$B$1:.$B$1048576]; [.$A10]; [$nuclear_all.$C$1:.$C$1048576]; [.$B10])" office:value-type="float" office:value="1" calcext:value-type="float">
            <text:p>1</text:p>
          </table:table-cell>
          <table:table-cell table:formula="of:=COUNTIFS([$nuclear_all.$A$1:.$A$1048576]; [.G$2]; [$nuclear_all.$B$1:.$B$1048576]; [.$A10]; [$nuclear_all.$C$1:.$C$1048576]; [.$B10])" office:value-type="float" office:value="0" calcext:value-type="float">
            <text:p>0</text:p>
          </table:table-cell>
          <table:table-cell table:formula="of:=COUNTIFS([$nuclear_all.$A$1:.$A$1048576]; [.H$2]; [$nuclear_all.$B$1:.$B$1048576]; [.$A10]; [$nuclear_all.$C$1:.$C$1048576]; [.$B10])" office:value-type="float" office:value="0" calcext:value-type="float">
            <text:p>0</text:p>
          </table:table-cell>
          <table:table-cell table:formula="of:=COUNTIFS([$nuclear_all.$A$1:.$A$1048576]; [.I$2]; [$nuclear_all.$B$1:.$B$1048576]; [.$A10]; [$nuclear_all.$C$1:.$C$1048576]; [.$B10])" office:value-type="float" office:value="0" calcext:value-type="float">
            <text:p>0</text:p>
          </table:table-cell>
          <table:table-cell table:formula="of:=COUNTIFS([$nuclear_all.$A$1:.$A$1048576]; [.J$2]; [$nuclear_all.$B$1:.$B$1048576]; [.$A10]; [$nuclear_all.$C$1:.$C$1048576]; [.$B10])" office:value-type="float" office:value="0" calcext:value-type="float">
            <text:p>0</text:p>
          </table:table-cell>
          <table:table-cell table:formula="of:=COUNTIFS([$nuclear_all.$A$1:.$A$1048576]; [.K$2]; [$nuclear_all.$B$1:.$B$1048576]; [.$A10]; [$nuclear_all.$C$1:.$C$1048576]; [.$B10])" office:value-type="float" office:value="0" calcext:value-type="float">
            <text:p>0</text:p>
          </table:table-cell>
          <table:table-cell table:formula="of:=COUNTIFS([$nuclear_all.$A$1:.$A$1048576]; [.L$2]; [$nuclear_all.$B$1:.$B$1048576]; [.$A10]; [$nuclear_all.$C$1:.$C$1048576]; [.$B10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uclear energy is good</text:p>
          </table:table-cell>
          <table:table-cell office:value-type="string" calcext:value-type="string">
            <text:p>Georgia residents whose power comes from the new reactors could realize up to $20 in savings on each utility bill by 2034.</text:p>
          </table:table-cell>
          <table:table-cell table:formula="of:=IF(['file:///C:/Users/Carolin/Documents/Universitaet/Bachelor/2020SoSe/BA/MeineBA/AnnotationGuidelines/finalAnnotation/Evaluation_five.ods'#$Result.G55] &gt; 2; 1; 0)" office:value-type="float" office:value="1" calcext:value-type="float">
            <text:p>1</text:p>
          </table:table-cell>
          <table:table-cell table:formula="of:=IF(['file:///C:/Users/Carolin/Documents/Universitaet/Bachelor/2020SoSe/BA/MeineBA/AnnotationGuidelines/finalAnnotation/Evaluation_three.ods'#$Result.G55] &gt; 1; 1; 0)" office:value-type="float" office:value="1" calcext:value-type="float">
            <text:p>1</text:p>
          </table:table-cell>
          <table:table-cell table:formula="of:=COUNTIFS([$nuclear_all.$A$1:.$A$1048576]; [.E$2]; [$nuclear_all.$B$1:.$B$1048576]; [.$A11]; [$nuclear_all.$C$1:.$C$1048576]; [.$B11])" office:value-type="float" office:value="1" calcext:value-type="float">
            <text:p>1</text:p>
          </table:table-cell>
          <table:table-cell table:formula="of:=COUNTIFS([$nuclear_all.$A$1:.$A$1048576]; [.F$2]; [$nuclear_all.$B$1:.$B$1048576]; [.$A11]; [$nuclear_all.$C$1:.$C$1048576]; [.$B11])" office:value-type="float" office:value="1" calcext:value-type="float">
            <text:p>1</text:p>
          </table:table-cell>
          <table:table-cell table:formula="of:=COUNTIFS([$nuclear_all.$A$1:.$A$1048576]; [.G$2]; [$nuclear_all.$B$1:.$B$1048576]; [.$A11]; [$nuclear_all.$C$1:.$C$1048576]; [.$B11])" office:value-type="float" office:value="0" calcext:value-type="float">
            <text:p>0</text:p>
          </table:table-cell>
          <table:table-cell table:formula="of:=COUNTIFS([$nuclear_all.$A$1:.$A$1048576]; [.H$2]; [$nuclear_all.$B$1:.$B$1048576]; [.$A11]; [$nuclear_all.$C$1:.$C$1048576]; [.$B11])" office:value-type="float" office:value="0" calcext:value-type="float">
            <text:p>0</text:p>
          </table:table-cell>
          <table:table-cell table:formula="of:=COUNTIFS([$nuclear_all.$A$1:.$A$1048576]; [.I$2]; [$nuclear_all.$B$1:.$B$1048576]; [.$A11]; [$nuclear_all.$C$1:.$C$1048576]; [.$B11])" office:value-type="float" office:value="1" calcext:value-type="float">
            <text:p>1</text:p>
          </table:table-cell>
          <table:table-cell table:formula="of:=COUNTIFS([$nuclear_all.$A$1:.$A$1048576]; [.J$2]; [$nuclear_all.$B$1:.$B$1048576]; [.$A11]; [$nuclear_all.$C$1:.$C$1048576]; [.$B11])" office:value-type="float" office:value="1" calcext:value-type="float">
            <text:p>1</text:p>
          </table:table-cell>
          <table:table-cell table:formula="of:=COUNTIFS([$nuclear_all.$A$1:.$A$1048576]; [.K$2]; [$nuclear_all.$B$1:.$B$1048576]; [.$A11]; [$nuclear_all.$C$1:.$C$1048576]; [.$B11])" office:value-type="float" office:value="0" calcext:value-type="float">
            <text:p>0</text:p>
          </table:table-cell>
          <table:table-cell table:formula="of:=COUNTIFS([$nuclear_all.$A$1:.$A$1048576]; [.L$2]; [$nuclear_all.$B$1:.$B$1048576]; [.$A11]; [$nuclear_all.$C$1:.$C$1048576]; [.$B11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uclear energy is good</text:p>
          </table:table-cell>
          <table:table-cell office:value-type="string" calcext:value-type="string">
            <text:p>Nuclear power plants serve as "economic engines for the communities where they are located" and can help the state comply with the EPA's Clean Power Plan, she writes.</text:p>
          </table:table-cell>
          <table:table-cell table:formula="of:=IF(['file:///C:/Users/Carolin/Documents/Universitaet/Bachelor/2020SoSe/BA/MeineBA/AnnotationGuidelines/finalAnnotation/Evaluation_five.ods'#$Result.G56] &gt; 2; 1; 0)" office:value-type="float" office:value="1" calcext:value-type="float">
            <text:p>1</text:p>
          </table:table-cell>
          <table:table-cell table:formula="of:=IF(['file:///C:/Users/Carolin/Documents/Universitaet/Bachelor/2020SoSe/BA/MeineBA/AnnotationGuidelines/finalAnnotation/Evaluation_three.ods'#$Result.G56] &gt; 1; 1; 0)" office:value-type="float" office:value="1" calcext:value-type="float">
            <text:p>1</text:p>
          </table:table-cell>
          <table:table-cell table:formula="of:=COUNTIFS([$nuclear_all.$A$1:.$A$1048576]; [.E$2]; [$nuclear_all.$B$1:.$B$1048576]; [.$A12]; [$nuclear_all.$C$1:.$C$1048576]; [.$B12])" office:value-type="float" office:value="1" calcext:value-type="float">
            <text:p>1</text:p>
          </table:table-cell>
          <table:table-cell table:formula="of:=COUNTIFS([$nuclear_all.$A$1:.$A$1048576]; [.F$2]; [$nuclear_all.$B$1:.$B$1048576]; [.$A12]; [$nuclear_all.$C$1:.$C$1048576]; [.$B12])" office:value-type="float" office:value="1" calcext:value-type="float">
            <text:p>1</text:p>
          </table:table-cell>
          <table:table-cell table:formula="of:=COUNTIFS([$nuclear_all.$A$1:.$A$1048576]; [.G$2]; [$nuclear_all.$B$1:.$B$1048576]; [.$A12]; [$nuclear_all.$C$1:.$C$1048576]; [.$B12])" office:value-type="float" office:value="0" calcext:value-type="float">
            <text:p>0</text:p>
          </table:table-cell>
          <table:table-cell table:formula="of:=COUNTIFS([$nuclear_all.$A$1:.$A$1048576]; [.H$2]; [$nuclear_all.$B$1:.$B$1048576]; [.$A12]; [$nuclear_all.$C$1:.$C$1048576]; [.$B12])" office:value-type="float" office:value="0" calcext:value-type="float">
            <text:p>0</text:p>
          </table:table-cell>
          <table:table-cell table:formula="of:=COUNTIFS([$nuclear_all.$A$1:.$A$1048576]; [.I$2]; [$nuclear_all.$B$1:.$B$1048576]; [.$A12]; [$nuclear_all.$C$1:.$C$1048576]; [.$B12])" office:value-type="float" office:value="1" calcext:value-type="float">
            <text:p>1</text:p>
          </table:table-cell>
          <table:table-cell table:formula="of:=COUNTIFS([$nuclear_all.$A$1:.$A$1048576]; [.J$2]; [$nuclear_all.$B$1:.$B$1048576]; [.$A12]; [$nuclear_all.$C$1:.$C$1048576]; [.$B12])" office:value-type="float" office:value="1" calcext:value-type="float">
            <text:p>1</text:p>
          </table:table-cell>
          <table:table-cell table:formula="of:=COUNTIFS([$nuclear_all.$A$1:.$A$1048576]; [.K$2]; [$nuclear_all.$B$1:.$B$1048576]; [.$A12]; [$nuclear_all.$C$1:.$C$1048576]; [.$B12])" office:value-type="float" office:value="0" calcext:value-type="float">
            <text:p>0</text:p>
          </table:table-cell>
          <table:table-cell table:formula="of:=COUNTIFS([$nuclear_all.$A$1:.$A$1048576]; [.L$2]; [$nuclear_all.$B$1:.$B$1048576]; [.$A12]; [$nuclear_all.$C$1:.$C$1048576]; [.$B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clear energy is good</text:p>
          </table:table-cell>
          <table:table-cell office:value-type="string" calcext:value-type="string">
            <text:p>Wind and Solar are too expensive and unreliable.</text:p>
          </table:table-cell>
          <table:table-cell table:formula="of:=IF(['file:///C:/Users/Carolin/Documents/Universitaet/Bachelor/2020SoSe/BA/MeineBA/AnnotationGuidelines/finalAnnotation/Evaluation_five.ods'#$Result.G57] &gt; 2; 1; 0)" office:value-type="float" office:value="1" calcext:value-type="float">
            <text:p>1</text:p>
          </table:table-cell>
          <table:table-cell table:formula="of:=IF(['file:///C:/Users/Carolin/Documents/Universitaet/Bachelor/2020SoSe/BA/MeineBA/AnnotationGuidelines/finalAnnotation/Evaluation_three.ods'#$Result.G57] &gt; 1; 1; 0)" office:value-type="float" office:value="1" calcext:value-type="float">
            <text:p>1</text:p>
          </table:table-cell>
          <table:table-cell table:formula="of:=COUNTIFS([$nuclear_all.$A$1:.$A$1048576]; [.E$2]; [$nuclear_all.$B$1:.$B$1048576]; [.$A13]; [$nuclear_all.$C$1:.$C$1048576]; [.$B13])" office:value-type="float" office:value="1" calcext:value-type="float">
            <text:p>1</text:p>
          </table:table-cell>
          <table:table-cell table:formula="of:=COUNTIFS([$nuclear_all.$A$1:.$A$1048576]; [.F$2]; [$nuclear_all.$B$1:.$B$1048576]; [.$A13]; [$nuclear_all.$C$1:.$C$1048576]; [.$B13])" office:value-type="float" office:value="1" calcext:value-type="float">
            <text:p>1</text:p>
          </table:table-cell>
          <table:table-cell table:formula="of:=COUNTIFS([$nuclear_all.$A$1:.$A$1048576]; [.G$2]; [$nuclear_all.$B$1:.$B$1048576]; [.$A13]; [$nuclear_all.$C$1:.$C$1048576]; [.$B13])" office:value-type="float" office:value="0" calcext:value-type="float">
            <text:p>0</text:p>
          </table:table-cell>
          <table:table-cell table:formula="of:=COUNTIFS([$nuclear_all.$A$1:.$A$1048576]; [.H$2]; [$nuclear_all.$B$1:.$B$1048576]; [.$A13]; [$nuclear_all.$C$1:.$C$1048576]; [.$B13])" office:value-type="float" office:value="0" calcext:value-type="float">
            <text:p>0</text:p>
          </table:table-cell>
          <table:table-cell table:formula="of:=COUNTIFS([$nuclear_all.$A$1:.$A$1048576]; [.I$2]; [$nuclear_all.$B$1:.$B$1048576]; [.$A13]; [$nuclear_all.$C$1:.$C$1048576]; [.$B13])" office:value-type="float" office:value="1" calcext:value-type="float">
            <text:p>1</text:p>
          </table:table-cell>
          <table:table-cell table:formula="of:=COUNTIFS([$nuclear_all.$A$1:.$A$1048576]; [.J$2]; [$nuclear_all.$B$1:.$B$1048576]; [.$A13]; [$nuclear_all.$C$1:.$C$1048576]; [.$B13])" office:value-type="float" office:value="1" calcext:value-type="float">
            <text:p>1</text:p>
          </table:table-cell>
          <table:table-cell table:formula="of:=COUNTIFS([$nuclear_all.$A$1:.$A$1048576]; [.K$2]; [$nuclear_all.$B$1:.$B$1048576]; [.$A13]; [$nuclear_all.$C$1:.$C$1048576]; [.$B13])" office:value-type="float" office:value="0" calcext:value-type="float">
            <text:p>0</text:p>
          </table:table-cell>
          <table:table-cell table:formula="of:=COUNTIFS([$nuclear_all.$A$1:.$A$1048576]; [.L$2]; [$nuclear_all.$B$1:.$B$1048576]; [.$A13]; [$nuclear_all.$C$1:.$C$1048576]; [.$B13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uclear energy is not a very good source of energy in my opinion because of all the drawbacks.</text:p>
          </table:table-cell>
          <table:table-cell office:value-type="string" calcext:value-type="string">
            <text:p>It is cannot be reliable to produce nuclear energy.</text:p>
          </table:table-cell>
          <table:table-cell table:formula="of:=IF(['file:///C:/Users/Carolin/Documents/Universitaet/Bachelor/2020SoSe/BA/MeineBA/AnnotationGuidelines/finalAnnotation/Evaluation_five.ods'#$Result.G58] &gt; 2; 1; 0)" office:value-type="float" office:value="1" calcext:value-type="float">
            <text:p>1</text:p>
          </table:table-cell>
          <table:table-cell table:formula="of:=IF(['file:///C:/Users/Carolin/Documents/Universitaet/Bachelor/2020SoSe/BA/MeineBA/AnnotationGuidelines/finalAnnotation/Evaluation_three.ods'#$Result.G58] &gt; 1; 1; 0)" office:value-type="float" office:value="1" calcext:value-type="float">
            <text:p>1</text:p>
          </table:table-cell>
          <table:table-cell table:formula="of:=COUNTIFS([$nuclear_all.$A$1:.$A$1048576]; [.E$2]; [$nuclear_all.$B$1:.$B$1048576]; [.$A14]; [$nuclear_all.$C$1:.$C$1048576]; [.$B14])" office:value-type="float" office:value="1" calcext:value-type="float">
            <text:p>1</text:p>
          </table:table-cell>
          <table:table-cell table:formula="of:=COUNTIFS([$nuclear_all.$A$1:.$A$1048576]; [.F$2]; [$nuclear_all.$B$1:.$B$1048576]; [.$A14]; [$nuclear_all.$C$1:.$C$1048576]; [.$B14])" office:value-type="float" office:value="1" calcext:value-type="float">
            <text:p>1</text:p>
          </table:table-cell>
          <table:table-cell table:formula="of:=COUNTIFS([$nuclear_all.$A$1:.$A$1048576]; [.G$2]; [$nuclear_all.$B$1:.$B$1048576]; [.$A14]; [$nuclear_all.$C$1:.$C$1048576]; [.$B14])" office:value-type="float" office:value="0" calcext:value-type="float">
            <text:p>0</text:p>
          </table:table-cell>
          <table:table-cell table:formula="of:=COUNTIFS([$nuclear_all.$A$1:.$A$1048576]; [.H$2]; [$nuclear_all.$B$1:.$B$1048576]; [.$A14]; [$nuclear_all.$C$1:.$C$1048576]; [.$B14])" office:value-type="float" office:value="0" calcext:value-type="float">
            <text:p>0</text:p>
          </table:table-cell>
          <table:table-cell table:formula="of:=COUNTIFS([$nuclear_all.$A$1:.$A$1048576]; [.I$2]; [$nuclear_all.$B$1:.$B$1048576]; [.$A14]; [$nuclear_all.$C$1:.$C$1048576]; [.$B14])" office:value-type="float" office:value="1" calcext:value-type="float">
            <text:p>1</text:p>
          </table:table-cell>
          <table:table-cell table:formula="of:=COUNTIFS([$nuclear_all.$A$1:.$A$1048576]; [.J$2]; [$nuclear_all.$B$1:.$B$1048576]; [.$A14]; [$nuclear_all.$C$1:.$C$1048576]; [.$B14])" office:value-type="float" office:value="1" calcext:value-type="float">
            <text:p>1</text:p>
          </table:table-cell>
          <table:table-cell table:formula="of:=COUNTIFS([$nuclear_all.$A$1:.$A$1048576]; [.K$2]; [$nuclear_all.$B$1:.$B$1048576]; [.$A14]; [$nuclear_all.$C$1:.$C$1048576]; [.$B14])" office:value-type="float" office:value="0" calcext:value-type="float">
            <text:p>0</text:p>
          </table:table-cell>
          <table:table-cell table:formula="of:=COUNTIFS([$nuclear_all.$A$1:.$A$1048576]; [.L$2]; [$nuclear_all.$B$1:.$B$1048576]; [.$A14]; [$nuclear_all.$C$1:.$C$1048576]; [.$B14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here are several benefits to using nuclear energy.</text:p>
          </table:table-cell>
          <table:table-cell office:value-type="string" calcext:value-type="string">
            <text:p>A: The risk of using nuclear energy comes from the possibility that radioactive elements might be released into the environment.</text:p>
          </table:table-cell>
          <table:table-cell table:formula="of:=IF(['file:///C:/Users/Carolin/Documents/Universitaet/Bachelor/2020SoSe/BA/MeineBA/AnnotationGuidelines/finalAnnotation/Evaluation_five.ods'#$Result.G59] &gt; 2; 1; 0)" office:value-type="float" office:value="0" calcext:value-type="float">
            <text:p>0</text:p>
          </table:table-cell>
          <table:table-cell table:formula="of:=IF(['file:///C:/Users/Carolin/Documents/Universitaet/Bachelor/2020SoSe/BA/MeineBA/AnnotationGuidelines/finalAnnotation/Evaluation_three.ods'#$Result.G59] &gt; 1; 1; 0)" office:value-type="float" office:value="0" calcext:value-type="float">
            <text:p>0</text:p>
          </table:table-cell>
          <table:table-cell table:formula="of:=COUNTIFS([$nuclear_all.$A$1:.$A$1048576]; [.E$2]; [$nuclear_all.$B$1:.$B$1048576]; [.$A15]; [$nuclear_all.$C$1:.$C$1048576]; [.$B15])" office:value-type="float" office:value="1" calcext:value-type="float">
            <text:p>1</text:p>
          </table:table-cell>
          <table:table-cell table:formula="of:=COUNTIFS([$nuclear_all.$A$1:.$A$1048576]; [.F$2]; [$nuclear_all.$B$1:.$B$1048576]; [.$A15]; [$nuclear_all.$C$1:.$C$1048576]; [.$B15])" office:value-type="float" office:value="0" calcext:value-type="float">
            <text:p>0</text:p>
          </table:table-cell>
          <table:table-cell table:formula="of:=COUNTIFS([$nuclear_all.$A$1:.$A$1048576]; [.G$2]; [$nuclear_all.$B$1:.$B$1048576]; [.$A15]; [$nuclear_all.$C$1:.$C$1048576]; [.$B15])" office:value-type="float" office:value="1" calcext:value-type="float">
            <text:p>1</text:p>
          </table:table-cell>
          <table:table-cell table:formula="of:=COUNTIFS([$nuclear_all.$A$1:.$A$1048576]; [.H$2]; [$nuclear_all.$B$1:.$B$1048576]; [.$A15]; [$nuclear_all.$C$1:.$C$1048576]; [.$B15])" office:value-type="float" office:value="1" calcext:value-type="float">
            <text:p>1</text:p>
          </table:table-cell>
          <table:table-cell table:formula="of:=COUNTIFS([$nuclear_all.$A$1:.$A$1048576]; [.I$2]; [$nuclear_all.$B$1:.$B$1048576]; [.$A15]; [$nuclear_all.$C$1:.$C$1048576]; [.$B15])" office:value-type="float" office:value="0" calcext:value-type="float">
            <text:p>0</text:p>
          </table:table-cell>
          <table:table-cell table:formula="of:=COUNTIFS([$nuclear_all.$A$1:.$A$1048576]; [.J$2]; [$nuclear_all.$B$1:.$B$1048576]; [.$A15]; [$nuclear_all.$C$1:.$C$1048576]; [.$B15])" office:value-type="float" office:value="0" calcext:value-type="float">
            <text:p>0</text:p>
          </table:table-cell>
          <table:table-cell table:formula="of:=COUNTIFS([$nuclear_all.$A$1:.$A$1048576]; [.K$2]; [$nuclear_all.$B$1:.$B$1048576]; [.$A15]; [$nuclear_all.$C$1:.$C$1048576]; [.$B15])" office:value-type="float" office:value="0" calcext:value-type="float">
            <text:p>0</text:p>
          </table:table-cell>
          <table:table-cell table:formula="of:=COUNTIFS([$nuclear_all.$A$1:.$A$1048576]; [.L$2]; [$nuclear_all.$B$1:.$B$1048576]; [.$A15]; [$nuclear_all.$C$1:.$C$1048576]; [.$B15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 feel this form of energy is not a very good source of energy.</text:p>
          </table:table-cell>
          <table:table-cell office:value-type="string" calcext:value-type="string">
            <text:p>Nuclear energy is not a very good source of energy in my opinion because of all the drawbacks.</text:p>
          </table:table-cell>
          <table:table-cell table:formula="of:=IF(['file:///C:/Users/Carolin/Documents/Universitaet/Bachelor/2020SoSe/BA/MeineBA/AnnotationGuidelines/finalAnnotation/Evaluation_five.ods'#$Result.G60] &gt; 2; 1; 0)" office:value-type="float" office:value="1" calcext:value-type="float">
            <text:p>1</text:p>
          </table:table-cell>
          <table:table-cell table:formula="of:=IF(['file:///C:/Users/Carolin/Documents/Universitaet/Bachelor/2020SoSe/BA/MeineBA/AnnotationGuidelines/finalAnnotation/Evaluation_three.ods'#$Result.G60] &gt; 1; 1; 0)" office:value-type="float" office:value="1" calcext:value-type="float">
            <text:p>1</text:p>
          </table:table-cell>
          <table:table-cell table:formula="of:=COUNTIFS([$nuclear_all.$A$1:.$A$1048576]; [.E$2]; [$nuclear_all.$B$1:.$B$1048576]; [.$A16]; [$nuclear_all.$C$1:.$C$1048576]; [.$B16])" office:value-type="float" office:value="1" calcext:value-type="float">
            <text:p>1</text:p>
          </table:table-cell>
          <table:table-cell table:formula="of:=COUNTIFS([$nuclear_all.$A$1:.$A$1048576]; [.F$2]; [$nuclear_all.$B$1:.$B$1048576]; [.$A16]; [$nuclear_all.$C$1:.$C$1048576]; [.$B16])" office:value-type="float" office:value="0" calcext:value-type="float">
            <text:p>0</text:p>
          </table:table-cell>
          <table:table-cell table:formula="of:=COUNTIFS([$nuclear_all.$A$1:.$A$1048576]; [.G$2]; [$nuclear_all.$B$1:.$B$1048576]; [.$A16]; [$nuclear_all.$C$1:.$C$1048576]; [.$B16])" office:value-type="float" office:value="0" calcext:value-type="float">
            <text:p>0</text:p>
          </table:table-cell>
          <table:table-cell table:formula="of:=COUNTIFS([$nuclear_all.$A$1:.$A$1048576]; [.H$2]; [$nuclear_all.$B$1:.$B$1048576]; [.$A16]; [$nuclear_all.$C$1:.$C$1048576]; [.$B16])" office:value-type="float" office:value="0" calcext:value-type="float">
            <text:p>0</text:p>
          </table:table-cell>
          <table:table-cell table:formula="of:=COUNTIFS([$nuclear_all.$A$1:.$A$1048576]; [.I$2]; [$nuclear_all.$B$1:.$B$1048576]; [.$A16]; [$nuclear_all.$C$1:.$C$1048576]; [.$B16])" office:value-type="float" office:value="1" calcext:value-type="float">
            <text:p>1</text:p>
          </table:table-cell>
          <table:table-cell table:formula="of:=COUNTIFS([$nuclear_all.$A$1:.$A$1048576]; [.J$2]; [$nuclear_all.$B$1:.$B$1048576]; [.$A16]; [$nuclear_all.$C$1:.$C$1048576]; [.$B16])" office:value-type="float" office:value="1" calcext:value-type="float">
            <text:p>1</text:p>
          </table:table-cell>
          <table:table-cell table:formula="of:=COUNTIFS([$nuclear_all.$A$1:.$A$1048576]; [.K$2]; [$nuclear_all.$B$1:.$B$1048576]; [.$A16]; [$nuclear_all.$C$1:.$C$1048576]; [.$B16])" office:value-type="float" office:value="0" calcext:value-type="float">
            <text:p>0</text:p>
          </table:table-cell>
          <table:table-cell table:formula="of:=COUNTIFS([$nuclear_all.$A$1:.$A$1048576]; [.L$2]; [$nuclear_all.$B$1:.$B$1048576]; [.$A16]; [$nuclear_all.$C$1:.$C$1048576]; [.$B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 is cannot be reliable to produce nuclear energy.</text:p>
          </table:table-cell>
          <table:table-cell office:value-type="string" calcext:value-type="string">
            <text:p>However, applications of it in wrong method may be harmful to mankind and environment.</text:p>
          </table:table-cell>
          <table:table-cell table:formula="of:=IF(['file:///C:/Users/Carolin/Documents/Universitaet/Bachelor/2020SoSe/BA/MeineBA/AnnotationGuidelines/finalAnnotation/Evaluation_five.ods'#$Result.G61] &gt; 2; 1; 0)" office:value-type="float" office:value="1" calcext:value-type="float">
            <text:p>1</text:p>
          </table:table-cell>
          <table:table-cell table:formula="of:=IF(['file:///C:/Users/Carolin/Documents/Universitaet/Bachelor/2020SoSe/BA/MeineBA/AnnotationGuidelines/finalAnnotation/Evaluation_three.ods'#$Result.G61] &gt; 1; 1; 0)" office:value-type="float" office:value="1" calcext:value-type="float">
            <text:p>1</text:p>
          </table:table-cell>
          <table:table-cell table:formula="of:=COUNTIFS([$nuclear_all.$A$1:.$A$1048576]; [.E$2]; [$nuclear_all.$B$1:.$B$1048576]; [.$A17]; [$nuclear_all.$C$1:.$C$1048576]; [.$B17])" office:value-type="float" office:value="1" calcext:value-type="float">
            <text:p>1</text:p>
          </table:table-cell>
          <table:table-cell table:formula="of:=COUNTIFS([$nuclear_all.$A$1:.$A$1048576]; [.F$2]; [$nuclear_all.$B$1:.$B$1048576]; [.$A17]; [$nuclear_all.$C$1:.$C$1048576]; [.$B17])" office:value-type="float" office:value="1" calcext:value-type="float">
            <text:p>1</text:p>
          </table:table-cell>
          <table:table-cell table:formula="of:=COUNTIFS([$nuclear_all.$A$1:.$A$1048576]; [.G$2]; [$nuclear_all.$B$1:.$B$1048576]; [.$A17]; [$nuclear_all.$C$1:.$C$1048576]; [.$B17])" office:value-type="float" office:value="0" calcext:value-type="float">
            <text:p>0</text:p>
          </table:table-cell>
          <table:table-cell table:formula="of:=COUNTIFS([$nuclear_all.$A$1:.$A$1048576]; [.H$2]; [$nuclear_all.$B$1:.$B$1048576]; [.$A17]; [$nuclear_all.$C$1:.$C$1048576]; [.$B17])" office:value-type="float" office:value="0" calcext:value-type="float">
            <text:p>0</text:p>
          </table:table-cell>
          <table:table-cell table:formula="of:=COUNTIFS([$nuclear_all.$A$1:.$A$1048576]; [.I$2]; [$nuclear_all.$B$1:.$B$1048576]; [.$A17]; [$nuclear_all.$C$1:.$C$1048576]; [.$B17])" office:value-type="float" office:value="0" calcext:value-type="float">
            <text:p>0</text:p>
          </table:table-cell>
          <table:table-cell table:formula="of:=COUNTIFS([$nuclear_all.$A$1:.$A$1048576]; [.J$2]; [$nuclear_all.$B$1:.$B$1048576]; [.$A17]; [$nuclear_all.$C$1:.$C$1048576]; [.$B17])" office:value-type="float" office:value="0" calcext:value-type="float">
            <text:p>0</text:p>
          </table:table-cell>
          <table:table-cell table:formula="of:=COUNTIFS([$nuclear_all.$A$1:.$A$1048576]; [.K$2]; [$nuclear_all.$B$1:.$B$1048576]; [.$A17]; [$nuclear_all.$C$1:.$C$1048576]; [.$B17])" office:value-type="float" office:value="0" calcext:value-type="float">
            <text:p>0</text:p>
          </table:table-cell>
          <table:table-cell table:formula="of:=COUNTIFS([$nuclear_all.$A$1:.$A$1048576]; [.L$2]; [$nuclear_all.$B$1:.$B$1048576]; [.$A17]; [$nuclear_all.$C$1:.$C$1048576]; [.$B17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 feel this form of energy is not a very good source of energy.</text:p>
          </table:table-cell>
          <table:table-cell office:value-type="string" calcext:value-type="string">
            <text:p>Although it is new sources to improve growth of economic in a country like Thailand, but it will bring many ill effects to the world such as pollution.</text:p>
          </table:table-cell>
          <table:table-cell table:formula="of:=IF(['file:///C:/Users/Carolin/Documents/Universitaet/Bachelor/2020SoSe/BA/MeineBA/AnnotationGuidelines/finalAnnotation/Evaluation_five.ods'#$Result.G62] &gt; 2; 1; 0)" office:value-type="float" office:value="1" calcext:value-type="float">
            <text:p>1</text:p>
          </table:table-cell>
          <table:table-cell table:formula="of:=IF(['file:///C:/Users/Carolin/Documents/Universitaet/Bachelor/2020SoSe/BA/MeineBA/AnnotationGuidelines/finalAnnotation/Evaluation_three.ods'#$Result.G62] &gt; 1; 1; 0)" office:value-type="float" office:value="1" calcext:value-type="float">
            <text:p>1</text:p>
          </table:table-cell>
          <table:table-cell table:formula="of:=COUNTIFS([$nuclear_all.$A$1:.$A$1048576]; [.E$2]; [$nuclear_all.$B$1:.$B$1048576]; [.$A18]; [$nuclear_all.$C$1:.$C$1048576]; [.$B18])" office:value-type="float" office:value="1" calcext:value-type="float">
            <text:p>1</text:p>
          </table:table-cell>
          <table:table-cell table:formula="of:=COUNTIFS([$nuclear_all.$A$1:.$A$1048576]; [.F$2]; [$nuclear_all.$B$1:.$B$1048576]; [.$A18]; [$nuclear_all.$C$1:.$C$1048576]; [.$B18])" office:value-type="float" office:value="1" calcext:value-type="float">
            <text:p>1</text:p>
          </table:table-cell>
          <table:table-cell table:formula="of:=COUNTIFS([$nuclear_all.$A$1:.$A$1048576]; [.G$2]; [$nuclear_all.$B$1:.$B$1048576]; [.$A18]; [$nuclear_all.$C$1:.$C$1048576]; [.$B18])" office:value-type="float" office:value="0" calcext:value-type="float">
            <text:p>0</text:p>
          </table:table-cell>
          <table:table-cell table:formula="of:=COUNTIFS([$nuclear_all.$A$1:.$A$1048576]; [.H$2]; [$nuclear_all.$B$1:.$B$1048576]; [.$A18]; [$nuclear_all.$C$1:.$C$1048576]; [.$B18])" office:value-type="float" office:value="0" calcext:value-type="float">
            <text:p>0</text:p>
          </table:table-cell>
          <table:table-cell table:formula="of:=COUNTIFS([$nuclear_all.$A$1:.$A$1048576]; [.I$2]; [$nuclear_all.$B$1:.$B$1048576]; [.$A18]; [$nuclear_all.$C$1:.$C$1048576]; [.$B18])" office:value-type="float" office:value="0" calcext:value-type="float">
            <text:p>0</text:p>
          </table:table-cell>
          <table:table-cell table:formula="of:=COUNTIFS([$nuclear_all.$A$1:.$A$1048576]; [.J$2]; [$nuclear_all.$B$1:.$B$1048576]; [.$A18]; [$nuclear_all.$C$1:.$C$1048576]; [.$B18])" office:value-type="float" office:value="0" calcext:value-type="float">
            <text:p>0</text:p>
          </table:table-cell>
          <table:table-cell table:formula="of:=COUNTIFS([$nuclear_all.$A$1:.$A$1048576]; [.K$2]; [$nuclear_all.$B$1:.$B$1048576]; [.$A18]; [$nuclear_all.$C$1:.$C$1048576]; [.$B18])" office:value-type="float" office:value="0" calcext:value-type="float">
            <text:p>0</text:p>
          </table:table-cell>
          <table:table-cell table:formula="of:=COUNTIFS([$nuclear_all.$A$1:.$A$1048576]; [.L$2]; [$nuclear_all.$B$1:.$B$1048576]; [.$A18]; [$nuclear_all.$C$1:.$C$1048576]; [.$B18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uclear energy is not a very good source of energy in my opinion because of all the drawbacks.</text:p>
          </table:table-cell>
          <table:table-cell office:value-type="string" calcext:value-type="string">
            <text:p>The developing of nuclear power plant also not really feasible as around 15 to 20 years is needed to develop only single power plant.</text:p>
          </table:table-cell>
          <table:table-cell table:formula="of:=IF(['file:///C:/Users/Carolin/Documents/Universitaet/Bachelor/2020SoSe/BA/MeineBA/AnnotationGuidelines/finalAnnotation/Evaluation_five.ods'#$Result.G63] &gt; 2; 1; 0)" office:value-type="float" office:value="1" calcext:value-type="float">
            <text:p>1</text:p>
          </table:table-cell>
          <table:table-cell table:formula="of:=IF(['file:///C:/Users/Carolin/Documents/Universitaet/Bachelor/2020SoSe/BA/MeineBA/AnnotationGuidelines/finalAnnotation/Evaluation_three.ods'#$Result.G63] &gt; 1; 1; 0)" office:value-type="float" office:value="1" calcext:value-type="float">
            <text:p>1</text:p>
          </table:table-cell>
          <table:table-cell table:formula="of:=COUNTIFS([$nuclear_all.$A$1:.$A$1048576]; [.E$2]; [$nuclear_all.$B$1:.$B$1048576]; [.$A19]; [$nuclear_all.$C$1:.$C$1048576]; [.$B19])" office:value-type="float" office:value="1" calcext:value-type="float">
            <text:p>1</text:p>
          </table:table-cell>
          <table:table-cell table:formula="of:=COUNTIFS([$nuclear_all.$A$1:.$A$1048576]; [.F$2]; [$nuclear_all.$B$1:.$B$1048576]; [.$A19]; [$nuclear_all.$C$1:.$C$1048576]; [.$B19])" office:value-type="float" office:value="1" calcext:value-type="float">
            <text:p>1</text:p>
          </table:table-cell>
          <table:table-cell table:formula="of:=COUNTIFS([$nuclear_all.$A$1:.$A$1048576]; [.G$2]; [$nuclear_all.$B$1:.$B$1048576]; [.$A19]; [$nuclear_all.$C$1:.$C$1048576]; [.$B19])" office:value-type="float" office:value="0" calcext:value-type="float">
            <text:p>0</text:p>
          </table:table-cell>
          <table:table-cell table:formula="of:=COUNTIFS([$nuclear_all.$A$1:.$A$1048576]; [.H$2]; [$nuclear_all.$B$1:.$B$1048576]; [.$A19]; [$nuclear_all.$C$1:.$C$1048576]; [.$B19])" office:value-type="float" office:value="0" calcext:value-type="float">
            <text:p>0</text:p>
          </table:table-cell>
          <table:table-cell table:formula="of:=COUNTIFS([$nuclear_all.$A$1:.$A$1048576]; [.I$2]; [$nuclear_all.$B$1:.$B$1048576]; [.$A19]; [$nuclear_all.$C$1:.$C$1048576]; [.$B19])" office:value-type="float" office:value="1" calcext:value-type="float">
            <text:p>1</text:p>
          </table:table-cell>
          <table:table-cell table:formula="of:=COUNTIFS([$nuclear_all.$A$1:.$A$1048576]; [.J$2]; [$nuclear_all.$B$1:.$B$1048576]; [.$A19]; [$nuclear_all.$C$1:.$C$1048576]; [.$B19])" office:value-type="float" office:value="1" calcext:value-type="float">
            <text:p>1</text:p>
          </table:table-cell>
          <table:table-cell table:formula="of:=COUNTIFS([$nuclear_all.$A$1:.$A$1048576]; [.K$2]; [$nuclear_all.$B$1:.$B$1048576]; [.$A19]; [$nuclear_all.$C$1:.$C$1048576]; [.$B19])" office:value-type="float" office:value="0" calcext:value-type="float">
            <text:p>0</text:p>
          </table:table-cell>
          <table:table-cell table:formula="of:=COUNTIFS([$nuclear_all.$A$1:.$A$1048576]; [.L$2]; [$nuclear_all.$B$1:.$B$1048576]; [.$A19]; [$nuclear_all.$C$1:.$C$1048576]; [.$B19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uclear energy is not a very good source of energy in my opinion because of all the drawbacks.</text:p>
          </table:table-cell>
          <table:table-cell office:value-type="string" calcext:value-type="string">
            <text:p>The main disadvantages of nuclear power plant are the expulsion of the atomic radiation.</text:p>
          </table:table-cell>
          <table:table-cell table:formula="of:=IF(['file:///C:/Users/Carolin/Documents/Universitaet/Bachelor/2020SoSe/BA/MeineBA/AnnotationGuidelines/finalAnnotation/Evaluation_five.ods'#$Result.G64] &gt; 2; 1; 0)" office:value-type="float" office:value="1" calcext:value-type="float">
            <text:p>1</text:p>
          </table:table-cell>
          <table:table-cell table:formula="of:=IF(['file:///C:/Users/Carolin/Documents/Universitaet/Bachelor/2020SoSe/BA/MeineBA/AnnotationGuidelines/finalAnnotation/Evaluation_three.ods'#$Result.G64] &gt; 1; 1; 0)" office:value-type="float" office:value="1" calcext:value-type="float">
            <text:p>1</text:p>
          </table:table-cell>
          <table:table-cell table:formula="of:=COUNTIFS([$nuclear_all.$A$1:.$A$1048576]; [.E$2]; [$nuclear_all.$B$1:.$B$1048576]; [.$A20]; [$nuclear_all.$C$1:.$C$1048576]; [.$B20])" office:value-type="float" office:value="1" calcext:value-type="float">
            <text:p>1</text:p>
          </table:table-cell>
          <table:table-cell table:formula="of:=COUNTIFS([$nuclear_all.$A$1:.$A$1048576]; [.F$2]; [$nuclear_all.$B$1:.$B$1048576]; [.$A20]; [$nuclear_all.$C$1:.$C$1048576]; [.$B20])" office:value-type="float" office:value="1" calcext:value-type="float">
            <text:p>1</text:p>
          </table:table-cell>
          <table:table-cell table:formula="of:=COUNTIFS([$nuclear_all.$A$1:.$A$1048576]; [.G$2]; [$nuclear_all.$B$1:.$B$1048576]; [.$A20]; [$nuclear_all.$C$1:.$C$1048576]; [.$B20])" office:value-type="float" office:value="0" calcext:value-type="float">
            <text:p>0</text:p>
          </table:table-cell>
          <table:table-cell table:formula="of:=COUNTIFS([$nuclear_all.$A$1:.$A$1048576]; [.H$2]; [$nuclear_all.$B$1:.$B$1048576]; [.$A20]; [$nuclear_all.$C$1:.$C$1048576]; [.$B20])" office:value-type="float" office:value="0" calcext:value-type="float">
            <text:p>0</text:p>
          </table:table-cell>
          <table:table-cell table:formula="of:=COUNTIFS([$nuclear_all.$A$1:.$A$1048576]; [.I$2]; [$nuclear_all.$B$1:.$B$1048576]; [.$A20]; [$nuclear_all.$C$1:.$C$1048576]; [.$B20])" office:value-type="float" office:value="0" calcext:value-type="float">
            <text:p>0</text:p>
          </table:table-cell>
          <table:table-cell table:formula="of:=COUNTIFS([$nuclear_all.$A$1:.$A$1048576]; [.J$2]; [$nuclear_all.$B$1:.$B$1048576]; [.$A20]; [$nuclear_all.$C$1:.$C$1048576]; [.$B20])" office:value-type="float" office:value="0" calcext:value-type="float">
            <text:p>0</text:p>
          </table:table-cell>
          <table:table-cell table:formula="of:=COUNTIFS([$nuclear_all.$A$1:.$A$1048576]; [.K$2]; [$nuclear_all.$B$1:.$B$1048576]; [.$A20]; [$nuclear_all.$C$1:.$C$1048576]; [.$B20])" office:value-type="float" office:value="0" calcext:value-type="float">
            <text:p>0</text:p>
          </table:table-cell>
          <table:table-cell table:formula="of:=COUNTIFS([$nuclear_all.$A$1:.$A$1048576]; [.L$2]; [$nuclear_all.$B$1:.$B$1048576]; [.$A20]; [$nuclear_all.$C$1:.$C$1048576]; [.$B20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uclear energy is good</text:p>
          </table:table-cell>
          <table:table-cell office:value-type="string" calcext:value-type="string">
            <text:p>The most recent disaster has convinced the Germans that nuclear power is dangerous and has begun shutting down all of their nuclear power plants (Power ranges, 2012).</text:p>
          </table:table-cell>
          <table:table-cell table:formula="of:=IF(['file:///C:/Users/Carolin/Documents/Universitaet/Bachelor/2020SoSe/BA/MeineBA/AnnotationGuidelines/finalAnnotation/Evaluation_five.ods'#$Result.G65] &gt; 2; 1; 0)" office:value-type="float" office:value="1" calcext:value-type="float">
            <text:p>1</text:p>
          </table:table-cell>
          <table:table-cell table:formula="of:=IF(['file:///C:/Users/Carolin/Documents/Universitaet/Bachelor/2020SoSe/BA/MeineBA/AnnotationGuidelines/finalAnnotation/Evaluation_three.ods'#$Result.G65] &gt; 1; 1; 0)" office:value-type="float" office:value="1" calcext:value-type="float">
            <text:p>1</text:p>
          </table:table-cell>
          <table:table-cell table:formula="of:=COUNTIFS([$nuclear_all.$A$1:.$A$1048576]; [.E$2]; [$nuclear_all.$B$1:.$B$1048576]; [.$A21]; [$nuclear_all.$C$1:.$C$1048576]; [.$B21])" office:value-type="float" office:value="1" calcext:value-type="float">
            <text:p>1</text:p>
          </table:table-cell>
          <table:table-cell table:formula="of:=COUNTIFS([$nuclear_all.$A$1:.$A$1048576]; [.F$2]; [$nuclear_all.$B$1:.$B$1048576]; [.$A21]; [$nuclear_all.$C$1:.$C$1048576]; [.$B21])" office:value-type="float" office:value="1" calcext:value-type="float">
            <text:p>1</text:p>
          </table:table-cell>
          <table:table-cell table:formula="of:=COUNTIFS([$nuclear_all.$A$1:.$A$1048576]; [.G$2]; [$nuclear_all.$B$1:.$B$1048576]; [.$A21]; [$nuclear_all.$C$1:.$C$1048576]; [.$B21])" office:value-type="float" office:value="0" calcext:value-type="float">
            <text:p>0</text:p>
          </table:table-cell>
          <table:table-cell table:formula="of:=COUNTIFS([$nuclear_all.$A$1:.$A$1048576]; [.H$2]; [$nuclear_all.$B$1:.$B$1048576]; [.$A21]; [$nuclear_all.$C$1:.$C$1048576]; [.$B21])" office:value-type="float" office:value="0" calcext:value-type="float">
            <text:p>0</text:p>
          </table:table-cell>
          <table:table-cell table:formula="of:=COUNTIFS([$nuclear_all.$A$1:.$A$1048576]; [.I$2]; [$nuclear_all.$B$1:.$B$1048576]; [.$A21]; [$nuclear_all.$C$1:.$C$1048576]; [.$B21])" office:value-type="float" office:value="1" calcext:value-type="float">
            <text:p>1</text:p>
          </table:table-cell>
          <table:table-cell table:formula="of:=COUNTIFS([$nuclear_all.$A$1:.$A$1048576]; [.J$2]; [$nuclear_all.$B$1:.$B$1048576]; [.$A21]; [$nuclear_all.$C$1:.$C$1048576]; [.$B21])" office:value-type="float" office:value="1" calcext:value-type="float">
            <text:p>1</text:p>
          </table:table-cell>
          <table:table-cell table:formula="of:=COUNTIFS([$nuclear_all.$A$1:.$A$1048576]; [.K$2]; [$nuclear_all.$B$1:.$B$1048576]; [.$A21]; [$nuclear_all.$C$1:.$C$1048576]; [.$B21])" office:value-type="float" office:value="0" calcext:value-type="float">
            <text:p>0</text:p>
          </table:table-cell>
          <table:table-cell table:formula="of:=COUNTIFS([$nuclear_all.$A$1:.$A$1048576]; [.L$2]; [$nuclear_all.$B$1:.$B$1048576]; [.$A21]; [$nuclear_all.$C$1:.$C$1048576]; [.$B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clear energy is good</text:p>
          </table:table-cell>
          <table:table-cell office:value-type="string" calcext:value-type="string">
            <text:p>I feel this form of energy is not a very good source of energy.</text:p>
          </table:table-cell>
          <table:table-cell table:formula="of:=IF(['file:///C:/Users/Carolin/Documents/Universitaet/Bachelor/2020SoSe/BA/MeineBA/AnnotationGuidelines/finalAnnotation/Evaluation_five.ods'#$Result.G66] &gt; 2; 1; 0)" office:value-type="float" office:value="1" calcext:value-type="float">
            <text:p>1</text:p>
          </table:table-cell>
          <table:table-cell table:formula="of:=IF(['file:///C:/Users/Carolin/Documents/Universitaet/Bachelor/2020SoSe/BA/MeineBA/AnnotationGuidelines/finalAnnotation/Evaluation_three.ods'#$Result.G66] &gt; 1; 1; 0)" office:value-type="float" office:value="1" calcext:value-type="float">
            <text:p>1</text:p>
          </table:table-cell>
          <table:table-cell table:formula="of:=COUNTIFS([$nuclear_all.$A$1:.$A$1048576]; [.E$2]; [$nuclear_all.$B$1:.$B$1048576]; [.$A22]; [$nuclear_all.$C$1:.$C$1048576]; [.$B22])" office:value-type="float" office:value="1" calcext:value-type="float">
            <text:p>1</text:p>
          </table:table-cell>
          <table:table-cell table:formula="of:=COUNTIFS([$nuclear_all.$A$1:.$A$1048576]; [.F$2]; [$nuclear_all.$B$1:.$B$1048576]; [.$A22]; [$nuclear_all.$C$1:.$C$1048576]; [.$B22])" office:value-type="float" office:value="1" calcext:value-type="float">
            <text:p>1</text:p>
          </table:table-cell>
          <table:table-cell table:formula="of:=COUNTIFS([$nuclear_all.$A$1:.$A$1048576]; [.G$2]; [$nuclear_all.$B$1:.$B$1048576]; [.$A22]; [$nuclear_all.$C$1:.$C$1048576]; [.$B22])" office:value-type="float" office:value="0" calcext:value-type="float">
            <text:p>0</text:p>
          </table:table-cell>
          <table:table-cell table:formula="of:=COUNTIFS([$nuclear_all.$A$1:.$A$1048576]; [.H$2]; [$nuclear_all.$B$1:.$B$1048576]; [.$A22]; [$nuclear_all.$C$1:.$C$1048576]; [.$B22])" office:value-type="float" office:value="0" calcext:value-type="float">
            <text:p>0</text:p>
          </table:table-cell>
          <table:table-cell table:formula="of:=COUNTIFS([$nuclear_all.$A$1:.$A$1048576]; [.I$2]; [$nuclear_all.$B$1:.$B$1048576]; [.$A22]; [$nuclear_all.$C$1:.$C$1048576]; [.$B22])" office:value-type="float" office:value="1" calcext:value-type="float">
            <text:p>1</text:p>
          </table:table-cell>
          <table:table-cell table:formula="of:=COUNTIFS([$nuclear_all.$A$1:.$A$1048576]; [.J$2]; [$nuclear_all.$B$1:.$B$1048576]; [.$A22]; [$nuclear_all.$C$1:.$C$1048576]; [.$B22])" office:value-type="float" office:value="1" calcext:value-type="float">
            <text:p>1</text:p>
          </table:table-cell>
          <table:table-cell table:formula="of:=COUNTIFS([$nuclear_all.$A$1:.$A$1048576]; [.K$2]; [$nuclear_all.$B$1:.$B$1048576]; [.$A22]; [$nuclear_all.$C$1:.$C$1048576]; [.$B22])" office:value-type="float" office:value="0" calcext:value-type="float">
            <text:p>0</text:p>
          </table:table-cell>
          <table:table-cell table:formula="of:=COUNTIFS([$nuclear_all.$A$1:.$A$1048576]; [.L$2]; [$nuclear_all.$B$1:.$B$1048576]; [.$A22]; [$nuclear_all.$C$1:.$C$1048576]; [.$B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clear energy is good</text:p>
          </table:table-cell>
          <table:table-cell office:value-type="string" calcext:value-type="string">
            <text:p>There are many benefits in acquiring nuclear energy.</text:p>
          </table:table-cell>
          <table:table-cell table:formula="of:=IF(['file:///C:/Users/Carolin/Documents/Universitaet/Bachelor/2020SoSe/BA/MeineBA/AnnotationGuidelines/finalAnnotation/Evaluation_five.ods'#$Result.G67] &gt; 2; 1; 0)" office:value-type="float" office:value="1" calcext:value-type="float">
            <text:p>1</text:p>
          </table:table-cell>
          <table:table-cell table:formula="of:=IF(['file:///C:/Users/Carolin/Documents/Universitaet/Bachelor/2020SoSe/BA/MeineBA/AnnotationGuidelines/finalAnnotation/Evaluation_three.ods'#$Result.G67] &gt; 1; 1; 0)" office:value-type="float" office:value="1" calcext:value-type="float">
            <text:p>1</text:p>
          </table:table-cell>
          <table:table-cell table:formula="of:=COUNTIFS([$nuclear_all.$A$1:.$A$1048576]; [.E$2]; [$nuclear_all.$B$1:.$B$1048576]; [.$A23]; [$nuclear_all.$C$1:.$C$1048576]; [.$B23])" office:value-type="float" office:value="0" calcext:value-type="float">
            <text:p>0</text:p>
          </table:table-cell>
          <table:table-cell table:formula="of:=COUNTIFS([$nuclear_all.$A$1:.$A$1048576]; [.F$2]; [$nuclear_all.$B$1:.$B$1048576]; [.$A23]; [$nuclear_all.$C$1:.$C$1048576]; [.$B23])" office:value-type="float" office:value="0" calcext:value-type="float">
            <text:p>0</text:p>
          </table:table-cell>
          <table:table-cell table:formula="of:=COUNTIFS([$nuclear_all.$A$1:.$A$1048576]; [.G$2]; [$nuclear_all.$B$1:.$B$1048576]; [.$A23]; [$nuclear_all.$C$1:.$C$1048576]; [.$B23])" office:value-type="float" office:value="1" calcext:value-type="float">
            <text:p>1</text:p>
          </table:table-cell>
          <table:table-cell table:formula="of:=COUNTIFS([$nuclear_all.$A$1:.$A$1048576]; [.H$2]; [$nuclear_all.$B$1:.$B$1048576]; [.$A23]; [$nuclear_all.$C$1:.$C$1048576]; [.$B23])" office:value-type="float" office:value="1" calcext:value-type="float">
            <text:p>1</text:p>
          </table:table-cell>
          <table:table-cell table:formula="of:=COUNTIFS([$nuclear_all.$A$1:.$A$1048576]; [.I$2]; [$nuclear_all.$B$1:.$B$1048576]; [.$A23]; [$nuclear_all.$C$1:.$C$1048576]; [.$B23])" office:value-type="float" office:value="1" calcext:value-type="float">
            <text:p>1</text:p>
          </table:table-cell>
          <table:table-cell table:formula="of:=COUNTIFS([$nuclear_all.$A$1:.$A$1048576]; [.J$2]; [$nuclear_all.$B$1:.$B$1048576]; [.$A23]; [$nuclear_all.$C$1:.$C$1048576]; [.$B23])" office:value-type="float" office:value="1" calcext:value-type="float">
            <text:p>1</text:p>
          </table:table-cell>
          <table:table-cell table:formula="of:=COUNTIFS([$nuclear_all.$A$1:.$A$1048576]; [.K$2]; [$nuclear_all.$B$1:.$B$1048576]; [.$A23]; [$nuclear_all.$C$1:.$C$1048576]; [.$B23])" office:value-type="float" office:value="1" calcext:value-type="float">
            <text:p>1</text:p>
          </table:table-cell>
          <table:table-cell table:formula="of:=COUNTIFS([$nuclear_all.$A$1:.$A$1048576]; [.L$2]; [$nuclear_all.$B$1:.$B$1048576]; [.$A23]; [$nuclear_all.$C$1:.$C$1048576]; [.$B23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nuclear energy is good</text:p>
          </table:table-cell>
          <table:table-cell office:value-type="string" calcext:value-type="string">
            <text:p>Many people in the US and all over the world live nuclear power plants without any problems.</text:p>
          </table:table-cell>
          <table:table-cell table:formula="of:=IF(['file:///C:/Users/Carolin/Documents/Universitaet/Bachelor/2020SoSe/BA/MeineBA/AnnotationGuidelines/finalAnnotation/Evaluation_five.ods'#$Result.G68] &gt; 2; 1; 0)" office:value-type="float" office:value="1" calcext:value-type="float">
            <text:p>1</text:p>
          </table:table-cell>
          <table:table-cell table:formula="of:=IF(['file:///C:/Users/Carolin/Documents/Universitaet/Bachelor/2020SoSe/BA/MeineBA/AnnotationGuidelines/finalAnnotation/Evaluation_three.ods'#$Result.G68] &gt; 1; 1; 0)" office:value-type="float" office:value="1" calcext:value-type="float">
            <text:p>1</text:p>
          </table:table-cell>
          <table:table-cell table:formula="of:=COUNTIFS([$nuclear_all.$A$1:.$A$1048576]; [.E$2]; [$nuclear_all.$B$1:.$B$1048576]; [.$A24]; [$nuclear_all.$C$1:.$C$1048576]; [.$B24])" office:value-type="float" office:value="0" calcext:value-type="float">
            <text:p>0</text:p>
          </table:table-cell>
          <table:table-cell table:formula="of:=COUNTIFS([$nuclear_all.$A$1:.$A$1048576]; [.F$2]; [$nuclear_all.$B$1:.$B$1048576]; [.$A24]; [$nuclear_all.$C$1:.$C$1048576]; [.$B24])" office:value-type="float" office:value="0" calcext:value-type="float">
            <text:p>0</text:p>
          </table:table-cell>
          <table:table-cell table:formula="of:=COUNTIFS([$nuclear_all.$A$1:.$A$1048576]; [.G$2]; [$nuclear_all.$B$1:.$B$1048576]; [.$A24]; [$nuclear_all.$C$1:.$C$1048576]; [.$B24])" office:value-type="float" office:value="1" calcext:value-type="float">
            <text:p>1</text:p>
          </table:table-cell>
          <table:table-cell table:formula="of:=COUNTIFS([$nuclear_all.$A$1:.$A$1048576]; [.H$2]; [$nuclear_all.$B$1:.$B$1048576]; [.$A24]; [$nuclear_all.$C$1:.$C$1048576]; [.$B24])" office:value-type="float" office:value="1" calcext:value-type="float">
            <text:p>1</text:p>
          </table:table-cell>
          <table:table-cell table:formula="of:=COUNTIFS([$nuclear_all.$A$1:.$A$1048576]; [.I$2]; [$nuclear_all.$B$1:.$B$1048576]; [.$A24]; [$nuclear_all.$C$1:.$C$1048576]; [.$B24])" office:value-type="float" office:value="0" calcext:value-type="float">
            <text:p>0</text:p>
          </table:table-cell>
          <table:table-cell table:formula="of:=COUNTIFS([$nuclear_all.$A$1:.$A$1048576]; [.J$2]; [$nuclear_all.$B$1:.$B$1048576]; [.$A24]; [$nuclear_all.$C$1:.$C$1048576]; [.$B24])" office:value-type="float" office:value="0" calcext:value-type="float">
            <text:p>0</text:p>
          </table:table-cell>
          <table:table-cell table:formula="of:=COUNTIFS([$nuclear_all.$A$1:.$A$1048576]; [.K$2]; [$nuclear_all.$B$1:.$B$1048576]; [.$A24]; [$nuclear_all.$C$1:.$C$1048576]; [.$B24])" office:value-type="float" office:value="1" calcext:value-type="float">
            <text:p>1</text:p>
          </table:table-cell>
          <table:table-cell table:formula="of:=COUNTIFS([$nuclear_all.$A$1:.$A$1048576]; [.L$2]; [$nuclear_all.$B$1:.$B$1048576]; [.$A24]; [$nuclear_all.$C$1:.$C$1048576]; [.$B2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re are many benefits in acquiring nuclear energy.</text:p>
          </table:table-cell>
          <table:table-cell office:value-type="string" calcext:value-type="string">
            <text:p>There are several benefits to using nuclear energy.</text:p>
          </table:table-cell>
          <table:table-cell table:formula="of:=IF(['file:///C:/Users/Carolin/Documents/Universitaet/Bachelor/2020SoSe/BA/MeineBA/AnnotationGuidelines/finalAnnotation/Evaluation_five.ods'#$Result.G69] &gt; 2; 1; 0)" office:value-type="float" office:value="1" calcext:value-type="float">
            <text:p>1</text:p>
          </table:table-cell>
          <table:table-cell table:formula="of:=IF(['file:///C:/Users/Carolin/Documents/Universitaet/Bachelor/2020SoSe/BA/MeineBA/AnnotationGuidelines/finalAnnotation/Evaluation_three.ods'#$Result.G69] &gt; 1; 1; 0)" office:value-type="float" office:value="1" calcext:value-type="float">
            <text:p>1</text:p>
          </table:table-cell>
          <table:table-cell table:formula="of:=COUNTIFS([$nuclear_all.$A$1:.$A$1048576]; [.E$2]; [$nuclear_all.$B$1:.$B$1048576]; [.$A25]; [$nuclear_all.$C$1:.$C$1048576]; [.$B25])" office:value-type="float" office:value="0" calcext:value-type="float">
            <text:p>0</text:p>
          </table:table-cell>
          <table:table-cell table:formula="of:=COUNTIFS([$nuclear_all.$A$1:.$A$1048576]; [.F$2]; [$nuclear_all.$B$1:.$B$1048576]; [.$A25]; [$nuclear_all.$C$1:.$C$1048576]; [.$B25])" office:value-type="float" office:value="0" calcext:value-type="float">
            <text:p>0</text:p>
          </table:table-cell>
          <table:table-cell table:formula="of:=COUNTIFS([$nuclear_all.$A$1:.$A$1048576]; [.G$2]; [$nuclear_all.$B$1:.$B$1048576]; [.$A25]; [$nuclear_all.$C$1:.$C$1048576]; [.$B25])" office:value-type="float" office:value="1" calcext:value-type="float">
            <text:p>1</text:p>
          </table:table-cell>
          <table:table-cell table:formula="of:=COUNTIFS([$nuclear_all.$A$1:.$A$1048576]; [.H$2]; [$nuclear_all.$B$1:.$B$1048576]; [.$A25]; [$nuclear_all.$C$1:.$C$1048576]; [.$B25])" office:value-type="float" office:value="1" calcext:value-type="float">
            <text:p>1</text:p>
          </table:table-cell>
          <table:table-cell table:formula="of:=COUNTIFS([$nuclear_all.$A$1:.$A$1048576]; [.I$2]; [$nuclear_all.$B$1:.$B$1048576]; [.$A25]; [$nuclear_all.$C$1:.$C$1048576]; [.$B25])" office:value-type="float" office:value="0" calcext:value-type="float">
            <text:p>0</text:p>
          </table:table-cell>
          <table:table-cell table:formula="of:=COUNTIFS([$nuclear_all.$A$1:.$A$1048576]; [.J$2]; [$nuclear_all.$B$1:.$B$1048576]; [.$A25]; [$nuclear_all.$C$1:.$C$1048576]; [.$B25])" office:value-type="float" office:value="0" calcext:value-type="float">
            <text:p>0</text:p>
          </table:table-cell>
          <table:table-cell table:formula="of:=COUNTIFS([$nuclear_all.$A$1:.$A$1048576]; [.K$2]; [$nuclear_all.$B$1:.$B$1048576]; [.$A25]; [$nuclear_all.$C$1:.$C$1048576]; [.$B25])" office:value-type="float" office:value="1" calcext:value-type="float">
            <text:p>1</text:p>
          </table:table-cell>
          <table:table-cell table:formula="of:=COUNTIFS([$nuclear_all.$A$1:.$A$1048576]; [.L$2]; [$nuclear_all.$B$1:.$B$1048576]; [.$A25]; [$nuclear_all.$C$1:.$C$1048576]; [.$B25])" office:value-type="float" office:value="1" calcext:value-type="float">
            <text:p>1</text:p>
          </table:table-cell>
        </table:table-row>
        <table:table-row table:style-name="ro4">
          <table:table-cell office:value-type="string" calcext:value-type="string">
            <text:p>However, applications of it in wrong method may be harmful to mankind and environment.</text:p>
          </table:table-cell>
          <table:table-cell office:value-type="string" calcext:value-type="string">
            <text:p>2. Energy efficiency equipment, appliances, buildings and vehicles, and goods and services that improve the energy efficiency of buildings and the efficiency of energy storage and distribution.</text:p>
          </table:table-cell>
          <table:table-cell table:formula="of:=IF(['file:///C:/Users/Carolin/Documents/Universitaet/Bachelor/2020SoSe/BA/MeineBA/AnnotationGuidelines/finalAnnotation/Evaluation_five.ods'#$Result.G70] &gt; 2; 1; 0)" office:value-type="float" office:value="0" calcext:value-type="float">
            <text:p>0</text:p>
          </table:table-cell>
          <table:table-cell table:formula="of:=IF(['file:///C:/Users/Carolin/Documents/Universitaet/Bachelor/2020SoSe/BA/MeineBA/AnnotationGuidelines/finalAnnotation/Evaluation_three.ods'#$Result.G70] &gt; 1; 1; 0)" office:value-type="float" office:value="0" calcext:value-type="float">
            <text:p>0</text:p>
          </table:table-cell>
          <table:table-cell table:formula="of:=COUNTIFS([$nuclear_all.$A$1:.$A$1048576]; [.E$2]; [$nuclear_all.$B$1:.$B$1048576]; [.$A26]; [$nuclear_all.$C$1:.$C$1048576]; [.$B26])" office:value-type="float" office:value="0" calcext:value-type="float">
            <text:p>0</text:p>
          </table:table-cell>
          <table:table-cell table:formula="of:=COUNTIFS([$nuclear_all.$A$1:.$A$1048576]; [.F$2]; [$nuclear_all.$B$1:.$B$1048576]; [.$A26]; [$nuclear_all.$C$1:.$C$1048576]; [.$B26])" office:value-type="float" office:value="0" calcext:value-type="float">
            <text:p>0</text:p>
          </table:table-cell>
          <table:table-cell table:formula="of:=COUNTIFS([$nuclear_all.$A$1:.$A$1048576]; [.G$2]; [$nuclear_all.$B$1:.$B$1048576]; [.$A26]; [$nuclear_all.$C$1:.$C$1048576]; [.$B26])" office:value-type="float" office:value="1" calcext:value-type="float">
            <text:p>1</text:p>
          </table:table-cell>
          <table:table-cell table:formula="of:=COUNTIFS([$nuclear_all.$A$1:.$A$1048576]; [.H$2]; [$nuclear_all.$B$1:.$B$1048576]; [.$A26]; [$nuclear_all.$C$1:.$C$1048576]; [.$B26])" office:value-type="float" office:value="1" calcext:value-type="float">
            <text:p>1</text:p>
          </table:table-cell>
          <table:table-cell table:formula="of:=COUNTIFS([$nuclear_all.$A$1:.$A$1048576]; [.I$2]; [$nuclear_all.$B$1:.$B$1048576]; [.$A26]; [$nuclear_all.$C$1:.$C$1048576]; [.$B26])" office:value-type="float" office:value="0" calcext:value-type="float">
            <text:p>0</text:p>
          </table:table-cell>
          <table:table-cell table:formula="of:=COUNTIFS([$nuclear_all.$A$1:.$A$1048576]; [.J$2]; [$nuclear_all.$B$1:.$B$1048576]; [.$A26]; [$nuclear_all.$C$1:.$C$1048576]; [.$B26])" office:value-type="float" office:value="0" calcext:value-type="float">
            <text:p>0</text:p>
          </table:table-cell>
          <table:table-cell table:formula="of:=COUNTIFS([$nuclear_all.$A$1:.$A$1048576]; [.K$2]; [$nuclear_all.$B$1:.$B$1048576]; [.$A26]; [$nuclear_all.$C$1:.$C$1048576]; [.$B26])" office:value-type="float" office:value="0" calcext:value-type="float">
            <text:p>0</text:p>
          </table:table-cell>
          <table:table-cell table:formula="of:=COUNTIFS([$nuclear_all.$A$1:.$A$1048576]; [.L$2]; [$nuclear_all.$B$1:.$B$1048576]; [.$A26]; [$nuclear_all.$C$1:.$C$1048576]; [.$B26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uclear technology helps make our food safe.</text:p>
          </table:table-cell>
          <table:table-cell office:value-type="string" calcext:value-type="string">
            <text:p>We're investing in innovative technologies so we can build the next generation of safe, clean nuclear power plants.</text:p>
          </table:table-cell>
          <table:table-cell table:formula="of:=IF(['file:///C:/Users/Carolin/Documents/Universitaet/Bachelor/2020SoSe/BA/MeineBA/AnnotationGuidelines/finalAnnotation/Evaluation_five.ods'#$Result.G71] &gt; 2; 1; 0)" office:value-type="float" office:value="0" calcext:value-type="float">
            <text:p>0</text:p>
          </table:table-cell>
          <table:table-cell table:formula="of:=IF(['file:///C:/Users/Carolin/Documents/Universitaet/Bachelor/2020SoSe/BA/MeineBA/AnnotationGuidelines/finalAnnotation/Evaluation_three.ods'#$Result.G71] &gt; 1; 1; 0)" office:value-type="float" office:value="0" calcext:value-type="float">
            <text:p>0</text:p>
          </table:table-cell>
          <table:table-cell table:formula="of:=COUNTIFS([$nuclear_all.$A$1:.$A$1048576]; [.E$2]; [$nuclear_all.$B$1:.$B$1048576]; [.$A27]; [$nuclear_all.$C$1:.$C$1048576]; [.$B27])" office:value-type="float" office:value="0" calcext:value-type="float">
            <text:p>0</text:p>
          </table:table-cell>
          <table:table-cell table:formula="of:=COUNTIFS([$nuclear_all.$A$1:.$A$1048576]; [.F$2]; [$nuclear_all.$B$1:.$B$1048576]; [.$A27]; [$nuclear_all.$C$1:.$C$1048576]; [.$B27])" office:value-type="float" office:value="0" calcext:value-type="float">
            <text:p>0</text:p>
          </table:table-cell>
          <table:table-cell table:formula="of:=COUNTIFS([$nuclear_all.$A$1:.$A$1048576]; [.G$2]; [$nuclear_all.$B$1:.$B$1048576]; [.$A27]; [$nuclear_all.$C$1:.$C$1048576]; [.$B27])" office:value-type="float" office:value="1" calcext:value-type="float">
            <text:p>1</text:p>
          </table:table-cell>
          <table:table-cell table:formula="of:=COUNTIFS([$nuclear_all.$A$1:.$A$1048576]; [.H$2]; [$nuclear_all.$B$1:.$B$1048576]; [.$A27]; [$nuclear_all.$C$1:.$C$1048576]; [.$B27])" office:value-type="float" office:value="1" calcext:value-type="float">
            <text:p>1</text:p>
          </table:table-cell>
          <table:table-cell table:formula="of:=COUNTIFS([$nuclear_all.$A$1:.$A$1048576]; [.I$2]; [$nuclear_all.$B$1:.$B$1048576]; [.$A27]; [$nuclear_all.$C$1:.$C$1048576]; [.$B27])" office:value-type="float" office:value="0" calcext:value-type="float">
            <text:p>0</text:p>
          </table:table-cell>
          <table:table-cell table:formula="of:=COUNTIFS([$nuclear_all.$A$1:.$A$1048576]; [.J$2]; [$nuclear_all.$B$1:.$B$1048576]; [.$A27]; [$nuclear_all.$C$1:.$C$1048576]; [.$B27])" office:value-type="float" office:value="0" calcext:value-type="float">
            <text:p>0</text:p>
          </table:table-cell>
          <table:table-cell table:formula="of:=COUNTIFS([$nuclear_all.$A$1:.$A$1048576]; [.K$2]; [$nuclear_all.$B$1:.$B$1048576]; [.$A27]; [$nuclear_all.$C$1:.$C$1048576]; [.$B27])" office:value-type="float" office:value="0" calcext:value-type="float">
            <text:p>0</text:p>
          </table:table-cell>
          <table:table-cell table:formula="of:=COUNTIFS([$nuclear_all.$A$1:.$A$1048576]; [.L$2]; [$nuclear_all.$B$1:.$B$1048576]; [.$A27]; [$nuclear_all.$C$1:.$C$1048576]; [.$B27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uclear energy is good</text:p>
          </table:table-cell>
          <table:table-cell office:value-type="string" calcext:value-type="string">
            <text:p>One way our energy policy can provide a solid foundation for economic growth is by supporting increased development of nuclear energy.</text:p>
          </table:table-cell>
          <table:table-cell table:formula="of:=IF(['file:///C:/Users/Carolin/Documents/Universitaet/Bachelor/2020SoSe/BA/MeineBA/AnnotationGuidelines/finalAnnotation/Evaluation_five.ods'#$Result.G72] &gt; 2; 1; 0)" office:value-type="float" office:value="1" calcext:value-type="float">
            <text:p>1</text:p>
          </table:table-cell>
          <table:table-cell table:formula="of:=IF(['file:///C:/Users/Carolin/Documents/Universitaet/Bachelor/2020SoSe/BA/MeineBA/AnnotationGuidelines/finalAnnotation/Evaluation_three.ods'#$Result.G72] &gt; 1; 1; 0)" office:value-type="float" office:value="1" calcext:value-type="float">
            <text:p>1</text:p>
          </table:table-cell>
          <table:table-cell table:formula="of:=COUNTIFS([$nuclear_all.$A$1:.$A$1048576]; [.E$2]; [$nuclear_all.$B$1:.$B$1048576]; [.$A28]; [$nuclear_all.$C$1:.$C$1048576]; [.$B28])" office:value-type="float" office:value="0" calcext:value-type="float">
            <text:p>0</text:p>
          </table:table-cell>
          <table:table-cell table:formula="of:=COUNTIFS([$nuclear_all.$A$1:.$A$1048576]; [.F$2]; [$nuclear_all.$B$1:.$B$1048576]; [.$A28]; [$nuclear_all.$C$1:.$C$1048576]; [.$B28])" office:value-type="float" office:value="0" calcext:value-type="float">
            <text:p>0</text:p>
          </table:table-cell>
          <table:table-cell table:formula="of:=COUNTIFS([$nuclear_all.$A$1:.$A$1048576]; [.G$2]; [$nuclear_all.$B$1:.$B$1048576]; [.$A28]; [$nuclear_all.$C$1:.$C$1048576]; [.$B28])" office:value-type="float" office:value="1" calcext:value-type="float">
            <text:p>1</text:p>
          </table:table-cell>
          <table:table-cell table:formula="of:=COUNTIFS([$nuclear_all.$A$1:.$A$1048576]; [.H$2]; [$nuclear_all.$B$1:.$B$1048576]; [.$A28]; [$nuclear_all.$C$1:.$C$1048576]; [.$B28])" office:value-type="float" office:value="1" calcext:value-type="float">
            <text:p>1</text:p>
          </table:table-cell>
          <table:table-cell table:formula="of:=COUNTIFS([$nuclear_all.$A$1:.$A$1048576]; [.I$2]; [$nuclear_all.$B$1:.$B$1048576]; [.$A28]; [$nuclear_all.$C$1:.$C$1048576]; [.$B28])" office:value-type="float" office:value="0" calcext:value-type="float">
            <text:p>0</text:p>
          </table:table-cell>
          <table:table-cell table:formula="of:=COUNTIFS([$nuclear_all.$A$1:.$A$1048576]; [.J$2]; [$nuclear_all.$B$1:.$B$1048576]; [.$A28]; [$nuclear_all.$C$1:.$C$1048576]; [.$B28])" office:value-type="float" office:value="0" calcext:value-type="float">
            <text:p>0</text:p>
          </table:table-cell>
          <table:table-cell table:formula="of:=COUNTIFS([$nuclear_all.$A$1:.$A$1048576]; [.K$2]; [$nuclear_all.$B$1:.$B$1048576]; [.$A28]; [$nuclear_all.$C$1:.$C$1048576]; [.$B28])" office:value-type="float" office:value="1" calcext:value-type="float">
            <text:p>1</text:p>
          </table:table-cell>
          <table:table-cell table:formula="of:=COUNTIFS([$nuclear_all.$A$1:.$A$1048576]; [.L$2]; [$nuclear_all.$B$1:.$B$1048576]; [.$A28]; [$nuclear_all.$C$1:.$C$1048576]; [.$B28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Nuclear technology helps make our food safe.</text:p>
          </table:table-cell>
          <table:table-cell office:value-type="string" calcext:value-type="string">
            <text:p>And, of course, it's the energy-the clean energy-that helps cut the carbon pollution that contributes to climate change.</text:p>
          </table:table-cell>
          <table:table-cell table:formula="of:=IF(['file:///C:/Users/Carolin/Documents/Universitaet/Bachelor/2020SoSe/BA/MeineBA/AnnotationGuidelines/finalAnnotation/Evaluation_five.ods'#$Result.G73] &gt; 2; 1; 0)" office:value-type="float" office:value="0" calcext:value-type="float">
            <text:p>0</text:p>
          </table:table-cell>
          <table:table-cell table:formula="of:=IF(['file:///C:/Users/Carolin/Documents/Universitaet/Bachelor/2020SoSe/BA/MeineBA/AnnotationGuidelines/finalAnnotation/Evaluation_three.ods'#$Result.G73] &gt; 1; 1; 0)" office:value-type="float" office:value="1" calcext:value-type="float">
            <text:p>1</text:p>
          </table:table-cell>
          <table:table-cell table:formula="of:=COUNTIFS([$nuclear_all.$A$1:.$A$1048576]; [.E$2]; [$nuclear_all.$B$1:.$B$1048576]; [.$A29]; [$nuclear_all.$C$1:.$C$1048576]; [.$B29])" office:value-type="float" office:value="0" calcext:value-type="float">
            <text:p>0</text:p>
          </table:table-cell>
          <table:table-cell table:formula="of:=COUNTIFS([$nuclear_all.$A$1:.$A$1048576]; [.F$2]; [$nuclear_all.$B$1:.$B$1048576]; [.$A29]; [$nuclear_all.$C$1:.$C$1048576]; [.$B29])" office:value-type="float" office:value="0" calcext:value-type="float">
            <text:p>0</text:p>
          </table:table-cell>
          <table:table-cell table:formula="of:=COUNTIFS([$nuclear_all.$A$1:.$A$1048576]; [.G$2]; [$nuclear_all.$B$1:.$B$1048576]; [.$A29]; [$nuclear_all.$C$1:.$C$1048576]; [.$B29])" office:value-type="float" office:value="1" calcext:value-type="float">
            <text:p>1</text:p>
          </table:table-cell>
          <table:table-cell table:formula="of:=COUNTIFS([$nuclear_all.$A$1:.$A$1048576]; [.H$2]; [$nuclear_all.$B$1:.$B$1048576]; [.$A29]; [$nuclear_all.$C$1:.$C$1048576]; [.$B29])" office:value-type="float" office:value="1" calcext:value-type="float">
            <text:p>1</text:p>
          </table:table-cell>
          <table:table-cell table:formula="of:=COUNTIFS([$nuclear_all.$A$1:.$A$1048576]; [.I$2]; [$nuclear_all.$B$1:.$B$1048576]; [.$A29]; [$nuclear_all.$C$1:.$C$1048576]; [.$B29])" office:value-type="float" office:value="0" calcext:value-type="float">
            <text:p>0</text:p>
          </table:table-cell>
          <table:table-cell table:formula="of:=COUNTIFS([$nuclear_all.$A$1:.$A$1048576]; [.J$2]; [$nuclear_all.$B$1:.$B$1048576]; [.$A29]; [$nuclear_all.$C$1:.$C$1048576]; [.$B29])" office:value-type="float" office:value="0" calcext:value-type="float">
            <text:p>0</text:p>
          </table:table-cell>
          <table:table-cell table:formula="of:=COUNTIFS([$nuclear_all.$A$1:.$A$1048576]; [.K$2]; [$nuclear_all.$B$1:.$B$1048576]; [.$A29]; [$nuclear_all.$C$1:.$C$1048576]; [.$B29])" office:value-type="float" office:value="1" calcext:value-type="float">
            <text:p>1</text:p>
          </table:table-cell>
          <table:table-cell table:formula="of:=COUNTIFS([$nuclear_all.$A$1:.$A$1048576]; [.L$2]; [$nuclear_all.$B$1:.$B$1048576]; [.$A29]; [$nuclear_all.$C$1:.$C$1048576]; [.$B2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clear energy is good</text:p>
          </table:table-cell>
          <table:table-cell office:value-type="string" calcext:value-type="string">
            <text:p>Nuclear technology helps make our food safe.</text:p>
          </table:table-cell>
          <table:table-cell table:formula="of:=IF(['file:///C:/Users/Carolin/Documents/Universitaet/Bachelor/2020SoSe/BA/MeineBA/AnnotationGuidelines/finalAnnotation/Evaluation_five.ods'#$Result.G74] &gt; 2; 1; 0)" office:value-type="float" office:value="1" calcext:value-type="float">
            <text:p>1</text:p>
          </table:table-cell>
          <table:table-cell table:formula="of:=IF(['file:///C:/Users/Carolin/Documents/Universitaet/Bachelor/2020SoSe/BA/MeineBA/AnnotationGuidelines/finalAnnotation/Evaluation_three.ods'#$Result.G74] &gt; 1; 1; 0)" office:value-type="float" office:value="1" calcext:value-type="float">
            <text:p>1</text:p>
          </table:table-cell>
          <table:table-cell table:formula="of:=COUNTIFS([$nuclear_all.$A$1:.$A$1048576]; [.E$2]; [$nuclear_all.$B$1:.$B$1048576]; [.$A30]; [$nuclear_all.$C$1:.$C$1048576]; [.$B30])" office:value-type="float" office:value="0" calcext:value-type="float">
            <text:p>0</text:p>
          </table:table-cell>
          <table:table-cell table:formula="of:=COUNTIFS([$nuclear_all.$A$1:.$A$1048576]; [.F$2]; [$nuclear_all.$B$1:.$B$1048576]; [.$A30]; [$nuclear_all.$C$1:.$C$1048576]; [.$B30])" office:value-type="float" office:value="0" calcext:value-type="float">
            <text:p>0</text:p>
          </table:table-cell>
          <table:table-cell table:formula="of:=COUNTIFS([$nuclear_all.$A$1:.$A$1048576]; [.G$2]; [$nuclear_all.$B$1:.$B$1048576]; [.$A30]; [$nuclear_all.$C$1:.$C$1048576]; [.$B30])" office:value-type="float" office:value="1" calcext:value-type="float">
            <text:p>1</text:p>
          </table:table-cell>
          <table:table-cell table:formula="of:=COUNTIFS([$nuclear_all.$A$1:.$A$1048576]; [.H$2]; [$nuclear_all.$B$1:.$B$1048576]; [.$A30]; [$nuclear_all.$C$1:.$C$1048576]; [.$B30])" office:value-type="float" office:value="1" calcext:value-type="float">
            <text:p>1</text:p>
          </table:table-cell>
          <table:table-cell table:formula="of:=COUNTIFS([$nuclear_all.$A$1:.$A$1048576]; [.I$2]; [$nuclear_all.$B$1:.$B$1048576]; [.$A30]; [$nuclear_all.$C$1:.$C$1048576]; [.$B30])" office:value-type="float" office:value="1" calcext:value-type="float">
            <text:p>1</text:p>
          </table:table-cell>
          <table:table-cell table:formula="of:=COUNTIFS([$nuclear_all.$A$1:.$A$1048576]; [.J$2]; [$nuclear_all.$B$1:.$B$1048576]; [.$A30]; [$nuclear_all.$C$1:.$C$1048576]; [.$B30])" office:value-type="float" office:value="1" calcext:value-type="float">
            <text:p>1</text:p>
          </table:table-cell>
          <table:table-cell table:formula="of:=COUNTIFS([$nuclear_all.$A$1:.$A$1048576]; [.K$2]; [$nuclear_all.$B$1:.$B$1048576]; [.$A30]; [$nuclear_all.$C$1:.$C$1048576]; [.$B30])" office:value-type="float" office:value="1" calcext:value-type="float">
            <text:p>1</text:p>
          </table:table-cell>
          <table:table-cell table:formula="of:=COUNTIFS([$nuclear_all.$A$1:.$A$1048576]; [.L$2]; [$nuclear_all.$B$1:.$B$1048576]; [.$A30]; [$nuclear_all.$C$1:.$C$1048576]; [.$B30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e're investing in innovative technologies so we can build the next generation of safe, clean nuclear power plants.</text:p>
          </table:table-cell>
          <table:table-cell office:value-type="string" calcext:value-type="string">
            <text:p>Georgia residents whose power comes from the new reactors could realize up to $20 in savings on each utility bill by 2034.</text:p>
          </table:table-cell>
          <table:table-cell table:formula="of:=IF(['file:///C:/Users/Carolin/Documents/Universitaet/Bachelor/2020SoSe/BA/MeineBA/AnnotationGuidelines/finalAnnotation/Evaluation_five.ods'#$Result.G75] &gt; 2; 1; 0)" office:value-type="float" office:value="1" calcext:value-type="float">
            <text:p>1</text:p>
          </table:table-cell>
          <table:table-cell table:formula="of:=IF(['file:///C:/Users/Carolin/Documents/Universitaet/Bachelor/2020SoSe/BA/MeineBA/AnnotationGuidelines/finalAnnotation/Evaluation_three.ods'#$Result.G75] &gt; 1; 1; 0)" office:value-type="float" office:value="1" calcext:value-type="float">
            <text:p>1</text:p>
          </table:table-cell>
          <table:table-cell table:formula="of:=COUNTIFS([$nuclear_all.$A$1:.$A$1048576]; [.E$2]; [$nuclear_all.$B$1:.$B$1048576]; [.$A31]; [$nuclear_all.$C$1:.$C$1048576]; [.$B31])" office:value-type="float" office:value="0" calcext:value-type="float">
            <text:p>0</text:p>
          </table:table-cell>
          <table:table-cell table:formula="of:=COUNTIFS([$nuclear_all.$A$1:.$A$1048576]; [.F$2]; [$nuclear_all.$B$1:.$B$1048576]; [.$A31]; [$nuclear_all.$C$1:.$C$1048576]; [.$B31])" office:value-type="float" office:value="0" calcext:value-type="float">
            <text:p>0</text:p>
          </table:table-cell>
          <table:table-cell table:formula="of:=COUNTIFS([$nuclear_all.$A$1:.$A$1048576]; [.G$2]; [$nuclear_all.$B$1:.$B$1048576]; [.$A31]; [$nuclear_all.$C$1:.$C$1048576]; [.$B31])" office:value-type="float" office:value="1" calcext:value-type="float">
            <text:p>1</text:p>
          </table:table-cell>
          <table:table-cell table:formula="of:=COUNTIFS([$nuclear_all.$A$1:.$A$1048576]; [.H$2]; [$nuclear_all.$B$1:.$B$1048576]; [.$A31]; [$nuclear_all.$C$1:.$C$1048576]; [.$B31])" office:value-type="float" office:value="1" calcext:value-type="float">
            <text:p>1</text:p>
          </table:table-cell>
          <table:table-cell table:formula="of:=COUNTIFS([$nuclear_all.$A$1:.$A$1048576]; [.I$2]; [$nuclear_all.$B$1:.$B$1048576]; [.$A31]; [$nuclear_all.$C$1:.$C$1048576]; [.$B31])" office:value-type="float" office:value="0" calcext:value-type="float">
            <text:p>0</text:p>
          </table:table-cell>
          <table:table-cell table:formula="of:=COUNTIFS([$nuclear_all.$A$1:.$A$1048576]; [.J$2]; [$nuclear_all.$B$1:.$B$1048576]; [.$A31]; [$nuclear_all.$C$1:.$C$1048576]; [.$B31])" office:value-type="float" office:value="0" calcext:value-type="float">
            <text:p>0</text:p>
          </table:table-cell>
          <table:table-cell table:formula="of:=COUNTIFS([$nuclear_all.$A$1:.$A$1048576]; [.K$2]; [$nuclear_all.$B$1:.$B$1048576]; [.$A31]; [$nuclear_all.$C$1:.$C$1048576]; [.$B31])" office:value-type="float" office:value="1" calcext:value-type="float">
            <text:p>1</text:p>
          </table:table-cell>
          <table:table-cell table:formula="of:=COUNTIFS([$nuclear_all.$A$1:.$A$1048576]; [.L$2]; [$nuclear_all.$B$1:.$B$1048576]; [.$A31]; [$nuclear_all.$C$1:.$C$1048576]; [.$B31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The developing of nuclear power plant also not really feasible as around 15 to 20 years is needed to develop only single power plant.</text:p>
          </table:table-cell>
          <table:table-cell office:value-type="string" calcext:value-type="string">
            <text:p>Nuclear power plants serve as "economic engines for the communities where they are located" and can help the state comply with the EPA's Clean Power Plan, she writes.</text:p>
          </table:table-cell>
          <table:table-cell table:formula="of:=IF(['file:///C:/Users/Carolin/Documents/Universitaet/Bachelor/2020SoSe/BA/MeineBA/AnnotationGuidelines/finalAnnotation/Evaluation_five.ods'#$Result.G76] &gt; 2; 1; 0)" office:value-type="float" office:value="0" calcext:value-type="float">
            <text:p>0</text:p>
          </table:table-cell>
          <table:table-cell table:formula="of:=IF(['file:///C:/Users/Carolin/Documents/Universitaet/Bachelor/2020SoSe/BA/MeineBA/AnnotationGuidelines/finalAnnotation/Evaluation_three.ods'#$Result.G76] &gt; 1; 1; 0)" office:value-type="float" office:value="0" calcext:value-type="float">
            <text:p>0</text:p>
          </table:table-cell>
          <table:table-cell table:formula="of:=COUNTIFS([$nuclear_all.$A$1:.$A$1048576]; [.E$2]; [$nuclear_all.$B$1:.$B$1048576]; [.$A32]; [$nuclear_all.$C$1:.$C$1048576]; [.$B32])" office:value-type="float" office:value="0" calcext:value-type="float">
            <text:p>0</text:p>
          </table:table-cell>
          <table:table-cell table:formula="of:=COUNTIFS([$nuclear_all.$A$1:.$A$1048576]; [.F$2]; [$nuclear_all.$B$1:.$B$1048576]; [.$A32]; [$nuclear_all.$C$1:.$C$1048576]; [.$B32])" office:value-type="float" office:value="0" calcext:value-type="float">
            <text:p>0</text:p>
          </table:table-cell>
          <table:table-cell table:formula="of:=COUNTIFS([$nuclear_all.$A$1:.$A$1048576]; [.G$2]; [$nuclear_all.$B$1:.$B$1048576]; [.$A32]; [$nuclear_all.$C$1:.$C$1048576]; [.$B32])" office:value-type="float" office:value="1" calcext:value-type="float">
            <text:p>1</text:p>
          </table:table-cell>
          <table:table-cell table:formula="of:=COUNTIFS([$nuclear_all.$A$1:.$A$1048576]; [.H$2]; [$nuclear_all.$B$1:.$B$1048576]; [.$A32]; [$nuclear_all.$C$1:.$C$1048576]; [.$B32])" office:value-type="float" office:value="1" calcext:value-type="float">
            <text:p>1</text:p>
          </table:table-cell>
          <table:table-cell table:formula="of:=COUNTIFS([$nuclear_all.$A$1:.$A$1048576]; [.I$2]; [$nuclear_all.$B$1:.$B$1048576]; [.$A32]; [$nuclear_all.$C$1:.$C$1048576]; [.$B32])" office:value-type="float" office:value="0" calcext:value-type="float">
            <text:p>0</text:p>
          </table:table-cell>
          <table:table-cell table:formula="of:=COUNTIFS([$nuclear_all.$A$1:.$A$1048576]; [.J$2]; [$nuclear_all.$B$1:.$B$1048576]; [.$A32]; [$nuclear_all.$C$1:.$C$1048576]; [.$B32])" office:value-type="float" office:value="0" calcext:value-type="float">
            <text:p>0</text:p>
          </table:table-cell>
          <table:table-cell table:formula="of:=COUNTIFS([$nuclear_all.$A$1:.$A$1048576]; [.K$2]; [$nuclear_all.$B$1:.$B$1048576]; [.$A32]; [$nuclear_all.$C$1:.$C$1048576]; [.$B32])" office:value-type="float" office:value="0" calcext:value-type="float">
            <text:p>0</text:p>
          </table:table-cell>
          <table:table-cell table:formula="of:=COUNTIFS([$nuclear_all.$A$1:.$A$1048576]; [.L$2]; [$nuclear_all.$B$1:.$B$1048576]; [.$A32]; [$nuclear_all.$C$1:.$C$1048576]; [.$B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 is cannot be reliable to produce nuclear energy.</text:p>
          </table:table-cell>
          <table:table-cell office:value-type="string" calcext:value-type="string">
            <text:p>Wind and Solar are too expensive and unreliable.</text:p>
          </table:table-cell>
          <table:table-cell table:formula="of:=IF(['file:///C:/Users/Carolin/Documents/Universitaet/Bachelor/2020SoSe/BA/MeineBA/AnnotationGuidelines/finalAnnotation/Evaluation_five.ods'#$Result.G77] &gt; 2; 1; 0)" office:value-type="float" office:value="0" calcext:value-type="float">
            <text:p>0</text:p>
          </table:table-cell>
          <table:table-cell table:formula="of:=IF(['file:///C:/Users/Carolin/Documents/Universitaet/Bachelor/2020SoSe/BA/MeineBA/AnnotationGuidelines/finalAnnotation/Evaluation_three.ods'#$Result.G77] &gt; 1; 1; 0)" office:value-type="float" office:value="0" calcext:value-type="float">
            <text:p>0</text:p>
          </table:table-cell>
          <table:table-cell table:formula="of:=COUNTIFS([$nuclear_all.$A$1:.$A$1048576]; [.E$2]; [$nuclear_all.$B$1:.$B$1048576]; [.$A33]; [$nuclear_all.$C$1:.$C$1048576]; [.$B33])" office:value-type="float" office:value="0" calcext:value-type="float">
            <text:p>0</text:p>
          </table:table-cell>
          <table:table-cell table:formula="of:=COUNTIFS([$nuclear_all.$A$1:.$A$1048576]; [.F$2]; [$nuclear_all.$B$1:.$B$1048576]; [.$A33]; [$nuclear_all.$C$1:.$C$1048576]; [.$B33])" office:value-type="float" office:value="0" calcext:value-type="float">
            <text:p>0</text:p>
          </table:table-cell>
          <table:table-cell table:formula="of:=COUNTIFS([$nuclear_all.$A$1:.$A$1048576]; [.G$2]; [$nuclear_all.$B$1:.$B$1048576]; [.$A33]; [$nuclear_all.$C$1:.$C$1048576]; [.$B33])" office:value-type="float" office:value="1" calcext:value-type="float">
            <text:p>1</text:p>
          </table:table-cell>
          <table:table-cell table:formula="of:=COUNTIFS([$nuclear_all.$A$1:.$A$1048576]; [.H$2]; [$nuclear_all.$B$1:.$B$1048576]; [.$A33]; [$nuclear_all.$C$1:.$C$1048576]; [.$B33])" office:value-type="float" office:value="1" calcext:value-type="float">
            <text:p>1</text:p>
          </table:table-cell>
          <table:table-cell table:formula="of:=COUNTIFS([$nuclear_all.$A$1:.$A$1048576]; [.I$2]; [$nuclear_all.$B$1:.$B$1048576]; [.$A33]; [$nuclear_all.$C$1:.$C$1048576]; [.$B33])" office:value-type="float" office:value="0" calcext:value-type="float">
            <text:p>0</text:p>
          </table:table-cell>
          <table:table-cell table:formula="of:=COUNTIFS([$nuclear_all.$A$1:.$A$1048576]; [.J$2]; [$nuclear_all.$B$1:.$B$1048576]; [.$A33]; [$nuclear_all.$C$1:.$C$1048576]; [.$B33])" office:value-type="float" office:value="0" calcext:value-type="float">
            <text:p>0</text:p>
          </table:table-cell>
          <table:table-cell table:formula="of:=COUNTIFS([$nuclear_all.$A$1:.$A$1048576]; [.K$2]; [$nuclear_all.$B$1:.$B$1048576]; [.$A33]; [$nuclear_all.$C$1:.$C$1048576]; [.$B33])" office:value-type="float" office:value="1" calcext:value-type="float">
            <text:p>1</text:p>
          </table:table-cell>
          <table:table-cell table:formula="of:=COUNTIFS([$nuclear_all.$A$1:.$A$1048576]; [.L$2]; [$nuclear_all.$B$1:.$B$1048576]; [.$A33]; [$nuclear_all.$C$1:.$C$1048576]; [.$B3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clear energy is good</text:p>
          </table:table-cell>
          <table:table-cell office:value-type="string" calcext:value-type="string">
            <text:p>It is cannot be reliable to produce nuclear energy.</text:p>
          </table:table-cell>
          <table:table-cell table:formula="of:=IF(['file:///C:/Users/Carolin/Documents/Universitaet/Bachelor/2020SoSe/BA/MeineBA/AnnotationGuidelines/finalAnnotation/Evaluation_five.ods'#$Result.G78] &gt; 2; 1; 0)" office:value-type="float" office:value="0" calcext:value-type="float">
            <text:p>0</text:p>
          </table:table-cell>
          <table:table-cell table:formula="of:=IF(['file:///C:/Users/Carolin/Documents/Universitaet/Bachelor/2020SoSe/BA/MeineBA/AnnotationGuidelines/finalAnnotation/Evaluation_three.ods'#$Result.G78] &gt; 1; 1; 0)" office:value-type="float" office:value="0" calcext:value-type="float">
            <text:p>0</text:p>
          </table:table-cell>
          <table:table-cell table:formula="of:=COUNTIFS([$nuclear_all.$A$1:.$A$1048576]; [.E$2]; [$nuclear_all.$B$1:.$B$1048576]; [.$A34]; [$nuclear_all.$C$1:.$C$1048576]; [.$B34])" office:value-type="float" office:value="0" calcext:value-type="float">
            <text:p>0</text:p>
          </table:table-cell>
          <table:table-cell table:formula="of:=COUNTIFS([$nuclear_all.$A$1:.$A$1048576]; [.F$2]; [$nuclear_all.$B$1:.$B$1048576]; [.$A34]; [$nuclear_all.$C$1:.$C$1048576]; [.$B34])" office:value-type="float" office:value="0" calcext:value-type="float">
            <text:p>0</text:p>
          </table:table-cell>
          <table:table-cell table:formula="of:=COUNTIFS([$nuclear_all.$A$1:.$A$1048576]; [.G$2]; [$nuclear_all.$B$1:.$B$1048576]; [.$A34]; [$nuclear_all.$C$1:.$C$1048576]; [.$B34])" office:value-type="float" office:value="1" calcext:value-type="float">
            <text:p>1</text:p>
          </table:table-cell>
          <table:table-cell table:formula="of:=COUNTIFS([$nuclear_all.$A$1:.$A$1048576]; [.H$2]; [$nuclear_all.$B$1:.$B$1048576]; [.$A34]; [$nuclear_all.$C$1:.$C$1048576]; [.$B34])" office:value-type="float" office:value="1" calcext:value-type="float">
            <text:p>1</text:p>
          </table:table-cell>
          <table:table-cell table:formula="of:=COUNTIFS([$nuclear_all.$A$1:.$A$1048576]; [.I$2]; [$nuclear_all.$B$1:.$B$1048576]; [.$A34]; [$nuclear_all.$C$1:.$C$1048576]; [.$B34])" office:value-type="float" office:value="0" calcext:value-type="float">
            <text:p>0</text:p>
          </table:table-cell>
          <table:table-cell table:formula="of:=COUNTIFS([$nuclear_all.$A$1:.$A$1048576]; [.J$2]; [$nuclear_all.$B$1:.$B$1048576]; [.$A34]; [$nuclear_all.$C$1:.$C$1048576]; [.$B34])" office:value-type="float" office:value="0" calcext:value-type="float">
            <text:p>0</text:p>
          </table:table-cell>
          <table:table-cell table:formula="of:=COUNTIFS([$nuclear_all.$A$1:.$A$1048576]; [.K$2]; [$nuclear_all.$B$1:.$B$1048576]; [.$A34]; [$nuclear_all.$C$1:.$C$1048576]; [.$B34])" office:value-type="float" office:value="1" calcext:value-type="float">
            <text:p>1</text:p>
          </table:table-cell>
          <table:table-cell table:formula="of:=COUNTIFS([$nuclear_all.$A$1:.$A$1048576]; [.L$2]; [$nuclear_all.$B$1:.$B$1048576]; [.$A34]; [$nuclear_all.$C$1:.$C$1048576]; [.$B34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nuclear energy is good</text:p>
          </table:table-cell>
          <table:table-cell office:value-type="string" calcext:value-type="string">
            <text:p>Nuclear energy is not a very good source of energy in my opinion because of all the drawbacks.</text:p>
          </table:table-cell>
          <table:table-cell table:formula="of:=IF(['file:///C:/Users/Carolin/Documents/Universitaet/Bachelor/2020SoSe/BA/MeineBA/AnnotationGuidelines/finalAnnotation/Evaluation_five.ods'#$Result.G79] &gt; 2; 1; 0)" office:value-type="float" office:value="1" calcext:value-type="float">
            <text:p>1</text:p>
          </table:table-cell>
          <table:table-cell table:formula="of:=IF(['file:///C:/Users/Carolin/Documents/Universitaet/Bachelor/2020SoSe/BA/MeineBA/AnnotationGuidelines/finalAnnotation/Evaluation_three.ods'#$Result.G79] &gt; 1; 1; 0)" office:value-type="float" office:value="1" calcext:value-type="float">
            <text:p>1</text:p>
          </table:table-cell>
          <table:table-cell table:formula="of:=COUNTIFS([$nuclear_all.$A$1:.$A$1048576]; [.E$2]; [$nuclear_all.$B$1:.$B$1048576]; [.$A35]; [$nuclear_all.$C$1:.$C$1048576]; [.$B35])" office:value-type="float" office:value="0" calcext:value-type="float">
            <text:p>0</text:p>
          </table:table-cell>
          <table:table-cell table:formula="of:=COUNTIFS([$nuclear_all.$A$1:.$A$1048576]; [.F$2]; [$nuclear_all.$B$1:.$B$1048576]; [.$A35]; [$nuclear_all.$C$1:.$C$1048576]; [.$B35])" office:value-type="float" office:value="0" calcext:value-type="float">
            <text:p>0</text:p>
          </table:table-cell>
          <table:table-cell table:formula="of:=COUNTIFS([$nuclear_all.$A$1:.$A$1048576]; [.G$2]; [$nuclear_all.$B$1:.$B$1048576]; [.$A35]; [$nuclear_all.$C$1:.$C$1048576]; [.$B35])" office:value-type="float" office:value="1" calcext:value-type="float">
            <text:p>1</text:p>
          </table:table-cell>
          <table:table-cell table:formula="of:=COUNTIFS([$nuclear_all.$A$1:.$A$1048576]; [.H$2]; [$nuclear_all.$B$1:.$B$1048576]; [.$A35]; [$nuclear_all.$C$1:.$C$1048576]; [.$B35])" office:value-type="float" office:value="1" calcext:value-type="float">
            <text:p>1</text:p>
          </table:table-cell>
          <table:table-cell table:formula="of:=COUNTIFS([$nuclear_all.$A$1:.$A$1048576]; [.I$2]; [$nuclear_all.$B$1:.$B$1048576]; [.$A35]; [$nuclear_all.$C$1:.$C$1048576]; [.$B35])" office:value-type="float" office:value="0" calcext:value-type="float">
            <text:p>0</text:p>
          </table:table-cell>
          <table:table-cell table:formula="of:=COUNTIFS([$nuclear_all.$A$1:.$A$1048576]; [.J$2]; [$nuclear_all.$B$1:.$B$1048576]; [.$A35]; [$nuclear_all.$C$1:.$C$1048576]; [.$B35])" office:value-type="float" office:value="0" calcext:value-type="float">
            <text:p>0</text:p>
          </table:table-cell>
          <table:table-cell table:formula="of:=COUNTIFS([$nuclear_all.$A$1:.$A$1048576]; [.K$2]; [$nuclear_all.$B$1:.$B$1048576]; [.$A35]; [$nuclear_all.$C$1:.$C$1048576]; [.$B35])" office:value-type="float" office:value="1" calcext:value-type="float">
            <text:p>1</text:p>
          </table:table-cell>
          <table:table-cell table:formula="of:=COUNTIFS([$nuclear_all.$A$1:.$A$1048576]; [.L$2]; [$nuclear_all.$B$1:.$B$1048576]; [.$A35]; [$nuclear_all.$C$1:.$C$1048576]; [.$B35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lthough it is new sources to improve growth of economic in a country like Thailand, but it will bring many ill effects to the world such as pollution.</text:p>
          </table:table-cell>
          <table:table-cell office:value-type="string" calcext:value-type="string">
            <text:p>However, applications of it in wrong method may be harmful to mankind and environment.</text:p>
          </table:table-cell>
          <table:table-cell table:formula="of:=IF(['file:///C:/Users/Carolin/Documents/Universitaet/Bachelor/2020SoSe/BA/MeineBA/AnnotationGuidelines/finalAnnotation/Evaluation_five.ods'#$Result.G80] &gt; 2; 1; 0)" office:value-type="float" office:value="1" calcext:value-type="float">
            <text:p>1</text:p>
          </table:table-cell>
          <table:table-cell table:formula="of:=IF(['file:///C:/Users/Carolin/Documents/Universitaet/Bachelor/2020SoSe/BA/MeineBA/AnnotationGuidelines/finalAnnotation/Evaluation_three.ods'#$Result.G80] &gt; 1; 1; 0)" office:value-type="float" office:value="1" calcext:value-type="float">
            <text:p>1</text:p>
          </table:table-cell>
          <table:table-cell table:formula="of:=COUNTIFS([$nuclear_all.$A$1:.$A$1048576]; [.E$2]; [$nuclear_all.$B$1:.$B$1048576]; [.$A36]; [$nuclear_all.$C$1:.$C$1048576]; [.$B36])" office:value-type="float" office:value="0" calcext:value-type="float">
            <text:p>0</text:p>
          </table:table-cell>
          <table:table-cell table:formula="of:=COUNTIFS([$nuclear_all.$A$1:.$A$1048576]; [.F$2]; [$nuclear_all.$B$1:.$B$1048576]; [.$A36]; [$nuclear_all.$C$1:.$C$1048576]; [.$B36])" office:value-type="float" office:value="0" calcext:value-type="float">
            <text:p>0</text:p>
          </table:table-cell>
          <table:table-cell table:formula="of:=COUNTIFS([$nuclear_all.$A$1:.$A$1048576]; [.G$2]; [$nuclear_all.$B$1:.$B$1048576]; [.$A36]; [$nuclear_all.$C$1:.$C$1048576]; [.$B36])" office:value-type="float" office:value="1" calcext:value-type="float">
            <text:p>1</text:p>
          </table:table-cell>
          <table:table-cell table:formula="of:=COUNTIFS([$nuclear_all.$A$1:.$A$1048576]; [.H$2]; [$nuclear_all.$B$1:.$B$1048576]; [.$A36]; [$nuclear_all.$C$1:.$C$1048576]; [.$B36])" office:value-type="float" office:value="1" calcext:value-type="float">
            <text:p>1</text:p>
          </table:table-cell>
          <table:table-cell table:formula="of:=COUNTIFS([$nuclear_all.$A$1:.$A$1048576]; [.I$2]; [$nuclear_all.$B$1:.$B$1048576]; [.$A36]; [$nuclear_all.$C$1:.$C$1048576]; [.$B36])" office:value-type="float" office:value="0" calcext:value-type="float">
            <text:p>0</text:p>
          </table:table-cell>
          <table:table-cell table:formula="of:=COUNTIFS([$nuclear_all.$A$1:.$A$1048576]; [.J$2]; [$nuclear_all.$B$1:.$B$1048576]; [.$A36]; [$nuclear_all.$C$1:.$C$1048576]; [.$B36])" office:value-type="float" office:value="0" calcext:value-type="float">
            <text:p>0</text:p>
          </table:table-cell>
          <table:table-cell table:formula="of:=COUNTIFS([$nuclear_all.$A$1:.$A$1048576]; [.K$2]; [$nuclear_all.$B$1:.$B$1048576]; [.$A36]; [$nuclear_all.$C$1:.$C$1048576]; [.$B36])" office:value-type="float" office:value="0" calcext:value-type="float">
            <text:p>0</text:p>
          </table:table-cell>
          <table:table-cell table:formula="of:=COUNTIFS([$nuclear_all.$A$1:.$A$1048576]; [.L$2]; [$nuclear_all.$B$1:.$B$1048576]; [.$A36]; [$nuclear_all.$C$1:.$C$1048576]; [.$B36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nd, of course, it's the energy-the clean energy-that helps cut the carbon pollution that contributes to climate change.</text:p>
          </table:table-cell>
          <table:table-cell office:value-type="string" calcext:value-type="string">
            <text:p>Although it is new sources to improve growth of economic in a country like Thailand, but it will bring many ill effects to the world such as pollution.</text:p>
          </table:table-cell>
          <table:table-cell table:formula="of:=IF(['file:///C:/Users/Carolin/Documents/Universitaet/Bachelor/2020SoSe/BA/MeineBA/AnnotationGuidelines/finalAnnotation/Evaluation_five.ods'#$Result.G81] &gt; 2; 1; 0)" office:value-type="float" office:value="1" calcext:value-type="float">
            <text:p>1</text:p>
          </table:table-cell>
          <table:table-cell table:formula="of:=IF(['file:///C:/Users/Carolin/Documents/Universitaet/Bachelor/2020SoSe/BA/MeineBA/AnnotationGuidelines/finalAnnotation/Evaluation_three.ods'#$Result.G81] &gt; 1; 1; 0)" office:value-type="float" office:value="1" calcext:value-type="float">
            <text:p>1</text:p>
          </table:table-cell>
          <table:table-cell table:formula="of:=COUNTIFS([$nuclear_all.$A$1:.$A$1048576]; [.E$2]; [$nuclear_all.$B$1:.$B$1048576]; [.$A37]; [$nuclear_all.$C$1:.$C$1048576]; [.$B37])" office:value-type="float" office:value="0" calcext:value-type="float">
            <text:p>0</text:p>
          </table:table-cell>
          <table:table-cell table:formula="of:=COUNTIFS([$nuclear_all.$A$1:.$A$1048576]; [.F$2]; [$nuclear_all.$B$1:.$B$1048576]; [.$A37]; [$nuclear_all.$C$1:.$C$1048576]; [.$B37])" office:value-type="float" office:value="0" calcext:value-type="float">
            <text:p>0</text:p>
          </table:table-cell>
          <table:table-cell table:formula="of:=COUNTIFS([$nuclear_all.$A$1:.$A$1048576]; [.G$2]; [$nuclear_all.$B$1:.$B$1048576]; [.$A37]; [$nuclear_all.$C$1:.$C$1048576]; [.$B37])" office:value-type="float" office:value="1" calcext:value-type="float">
            <text:p>1</text:p>
          </table:table-cell>
          <table:table-cell table:formula="of:=COUNTIFS([$nuclear_all.$A$1:.$A$1048576]; [.H$2]; [$nuclear_all.$B$1:.$B$1048576]; [.$A37]; [$nuclear_all.$C$1:.$C$1048576]; [.$B37])" office:value-type="float" office:value="1" calcext:value-type="float">
            <text:p>1</text:p>
          </table:table-cell>
          <table:table-cell table:formula="of:=COUNTIFS([$nuclear_all.$A$1:.$A$1048576]; [.I$2]; [$nuclear_all.$B$1:.$B$1048576]; [.$A37]; [$nuclear_all.$C$1:.$C$1048576]; [.$B37])" office:value-type="float" office:value="0" calcext:value-type="float">
            <text:p>0</text:p>
          </table:table-cell>
          <table:table-cell table:formula="of:=COUNTIFS([$nuclear_all.$A$1:.$A$1048576]; [.J$2]; [$nuclear_all.$B$1:.$B$1048576]; [.$A37]; [$nuclear_all.$C$1:.$C$1048576]; [.$B37])" office:value-type="float" office:value="0" calcext:value-type="float">
            <text:p>0</text:p>
          </table:table-cell>
          <table:table-cell table:formula="of:=COUNTIFS([$nuclear_all.$A$1:.$A$1048576]; [.K$2]; [$nuclear_all.$B$1:.$B$1048576]; [.$A37]; [$nuclear_all.$C$1:.$C$1048576]; [.$B37])" office:value-type="float" office:value="1" calcext:value-type="float">
            <text:p>1</text:p>
          </table:table-cell>
          <table:table-cell table:formula="of:=COUNTIFS([$nuclear_all.$A$1:.$A$1048576]; [.L$2]; [$nuclear_all.$B$1:.$B$1048576]; [.$A37]; [$nuclear_all.$C$1:.$C$1048576]; [.$B37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t is cannot be reliable to produce nuclear energy.</text:p>
          </table:table-cell>
          <table:table-cell office:value-type="string" calcext:value-type="string">
            <text:p>The developing of nuclear power plant also not really feasible as around 15 to 20 years is needed to develop only single power plant.</text:p>
          </table:table-cell>
          <table:table-cell table:formula="of:=IF(['file:///C:/Users/Carolin/Documents/Universitaet/Bachelor/2020SoSe/BA/MeineBA/AnnotationGuidelines/finalAnnotation/Evaluation_five.ods'#$Result.G82] &gt; 2; 1; 0)" office:value-type="float" office:value="1" calcext:value-type="float">
            <text:p>1</text:p>
          </table:table-cell>
          <table:table-cell table:formula="of:=IF(['file:///C:/Users/Carolin/Documents/Universitaet/Bachelor/2020SoSe/BA/MeineBA/AnnotationGuidelines/finalAnnotation/Evaluation_three.ods'#$Result.G82] &gt; 1; 1; 0)" office:value-type="float" office:value="1" calcext:value-type="float">
            <text:p>1</text:p>
          </table:table-cell>
          <table:table-cell table:formula="of:=COUNTIFS([$nuclear_all.$A$1:.$A$1048576]; [.E$2]; [$nuclear_all.$B$1:.$B$1048576]; [.$A38]; [$nuclear_all.$C$1:.$C$1048576]; [.$B38])" office:value-type="float" office:value="0" calcext:value-type="float">
            <text:p>0</text:p>
          </table:table-cell>
          <table:table-cell table:formula="of:=COUNTIFS([$nuclear_all.$A$1:.$A$1048576]; [.F$2]; [$nuclear_all.$B$1:.$B$1048576]; [.$A38]; [$nuclear_all.$C$1:.$C$1048576]; [.$B38])" office:value-type="float" office:value="0" calcext:value-type="float">
            <text:p>0</text:p>
          </table:table-cell>
          <table:table-cell table:formula="of:=COUNTIFS([$nuclear_all.$A$1:.$A$1048576]; [.G$2]; [$nuclear_all.$B$1:.$B$1048576]; [.$A38]; [$nuclear_all.$C$1:.$C$1048576]; [.$B38])" office:value-type="float" office:value="1" calcext:value-type="float">
            <text:p>1</text:p>
          </table:table-cell>
          <table:table-cell table:formula="of:=COUNTIFS([$nuclear_all.$A$1:.$A$1048576]; [.H$2]; [$nuclear_all.$B$1:.$B$1048576]; [.$A38]; [$nuclear_all.$C$1:.$C$1048576]; [.$B38])" office:value-type="float" office:value="1" calcext:value-type="float">
            <text:p>1</text:p>
          </table:table-cell>
          <table:table-cell table:formula="of:=COUNTIFS([$nuclear_all.$A$1:.$A$1048576]; [.I$2]; [$nuclear_all.$B$1:.$B$1048576]; [.$A38]; [$nuclear_all.$C$1:.$C$1048576]; [.$B38])" office:value-type="float" office:value="0" calcext:value-type="float">
            <text:p>0</text:p>
          </table:table-cell>
          <table:table-cell table:formula="of:=COUNTIFS([$nuclear_all.$A$1:.$A$1048576]; [.J$2]; [$nuclear_all.$B$1:.$B$1048576]; [.$A38]; [$nuclear_all.$C$1:.$C$1048576]; [.$B38])" office:value-type="float" office:value="0" calcext:value-type="float">
            <text:p>0</text:p>
          </table:table-cell>
          <table:table-cell table:formula="of:=COUNTIFS([$nuclear_all.$A$1:.$A$1048576]; [.K$2]; [$nuclear_all.$B$1:.$B$1048576]; [.$A38]; [$nuclear_all.$C$1:.$C$1048576]; [.$B38])" office:value-type="float" office:value="1" calcext:value-type="float">
            <text:p>1</text:p>
          </table:table-cell>
          <table:table-cell table:formula="of:=COUNTIFS([$nuclear_all.$A$1:.$A$1048576]; [.L$2]; [$nuclear_all.$B$1:.$B$1048576]; [.$A38]; [$nuclear_all.$C$1:.$C$1048576]; [.$B38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Many people in the US and all over the world live nuclear power plants without any problems.</text:p>
          </table:table-cell>
          <table:table-cell office:value-type="string" calcext:value-type="string">
            <text:p>The main disadvantages of nuclear power plant are the expulsion of the atomic radiation.</text:p>
          </table:table-cell>
          <table:table-cell table:formula="of:=IF(['file:///C:/Users/Carolin/Documents/Universitaet/Bachelor/2020SoSe/BA/MeineBA/AnnotationGuidelines/finalAnnotation/Evaluation_five.ods'#$Result.G83] &gt; 2; 1; 0)" office:value-type="float" office:value="0" calcext:value-type="float">
            <text:p>0</text:p>
          </table:table-cell>
          <table:table-cell table:formula="of:=IF(['file:///C:/Users/Carolin/Documents/Universitaet/Bachelor/2020SoSe/BA/MeineBA/AnnotationGuidelines/finalAnnotation/Evaluation_three.ods'#$Result.G83] &gt; 1; 1; 0)" office:value-type="float" office:value="0" calcext:value-type="float">
            <text:p>0</text:p>
          </table:table-cell>
          <table:table-cell table:formula="of:=COUNTIFS([$nuclear_all.$A$1:.$A$1048576]; [.E$2]; [$nuclear_all.$B$1:.$B$1048576]; [.$A39]; [$nuclear_all.$C$1:.$C$1048576]; [.$B39])" office:value-type="float" office:value="0" calcext:value-type="float">
            <text:p>0</text:p>
          </table:table-cell>
          <table:table-cell table:formula="of:=COUNTIFS([$nuclear_all.$A$1:.$A$1048576]; [.F$2]; [$nuclear_all.$B$1:.$B$1048576]; [.$A39]; [$nuclear_all.$C$1:.$C$1048576]; [.$B39])" office:value-type="float" office:value="0" calcext:value-type="float">
            <text:p>0</text:p>
          </table:table-cell>
          <table:table-cell table:formula="of:=COUNTIFS([$nuclear_all.$A$1:.$A$1048576]; [.G$2]; [$nuclear_all.$B$1:.$B$1048576]; [.$A39]; [$nuclear_all.$C$1:.$C$1048576]; [.$B39])" office:value-type="float" office:value="1" calcext:value-type="float">
            <text:p>1</text:p>
          </table:table-cell>
          <table:table-cell table:formula="of:=COUNTIFS([$nuclear_all.$A$1:.$A$1048576]; [.H$2]; [$nuclear_all.$B$1:.$B$1048576]; [.$A39]; [$nuclear_all.$C$1:.$C$1048576]; [.$B39])" office:value-type="float" office:value="1" calcext:value-type="float">
            <text:p>1</text:p>
          </table:table-cell>
          <table:table-cell table:formula="of:=COUNTIFS([$nuclear_all.$A$1:.$A$1048576]; [.I$2]; [$nuclear_all.$B$1:.$B$1048576]; [.$A39]; [$nuclear_all.$C$1:.$C$1048576]; [.$B39])" office:value-type="float" office:value="0" calcext:value-type="float">
            <text:p>0</text:p>
          </table:table-cell>
          <table:table-cell table:formula="of:=COUNTIFS([$nuclear_all.$A$1:.$A$1048576]; [.J$2]; [$nuclear_all.$B$1:.$B$1048576]; [.$A39]; [$nuclear_all.$C$1:.$C$1048576]; [.$B39])" office:value-type="float" office:value="0" calcext:value-type="float">
            <text:p>0</text:p>
          </table:table-cell>
          <table:table-cell table:formula="of:=COUNTIFS([$nuclear_all.$A$1:.$A$1048576]; [.K$2]; [$nuclear_all.$B$1:.$B$1048576]; [.$A39]; [$nuclear_all.$C$1:.$C$1048576]; [.$B39])" office:value-type="float" office:value="1" calcext:value-type="float">
            <text:p>1</text:p>
          </table:table-cell>
          <table:table-cell table:formula="of:=COUNTIFS([$nuclear_all.$A$1:.$A$1048576]; [.L$2]; [$nuclear_all.$B$1:.$B$1048576]; [.$A39]; [$nuclear_all.$C$1:.$C$1048576]; [.$B39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: The risk of using nuclear energy comes from the possibility that radioactive elements might be released into the environment.</text:p>
          </table:table-cell>
          <table:table-cell office:value-type="string" calcext:value-type="string">
            <text:p>The most recent disaster has convinced the Germans that nuclear power is dangerous and has begun shutting down all of their nuclear power plants (Power ranges, 2012).</text:p>
          </table:table-cell>
          <table:table-cell table:formula="of:=IF(['file:///C:/Users/Carolin/Documents/Universitaet/Bachelor/2020SoSe/BA/MeineBA/AnnotationGuidelines/finalAnnotation/Evaluation_five.ods'#$Result.G84] &gt; 2; 1; 0)" office:value-type="float" office:value="1" calcext:value-type="float">
            <text:p>1</text:p>
          </table:table-cell>
          <table:table-cell table:formula="of:=IF(['file:///C:/Users/Carolin/Documents/Universitaet/Bachelor/2020SoSe/BA/MeineBA/AnnotationGuidelines/finalAnnotation/Evaluation_three.ods'#$Result.G84] &gt; 1; 1; 0)" office:value-type="float" office:value="1" calcext:value-type="float">
            <text:p>1</text:p>
          </table:table-cell>
          <table:table-cell table:formula="of:=COUNTIFS([$nuclear_all.$A$1:.$A$1048576]; [.E$2]; [$nuclear_all.$B$1:.$B$1048576]; [.$A40]; [$nuclear_all.$C$1:.$C$1048576]; [.$B40])" office:value-type="float" office:value="0" calcext:value-type="float">
            <text:p>0</text:p>
          </table:table-cell>
          <table:table-cell table:formula="of:=COUNTIFS([$nuclear_all.$A$1:.$A$1048576]; [.F$2]; [$nuclear_all.$B$1:.$B$1048576]; [.$A40]; [$nuclear_all.$C$1:.$C$1048576]; [.$B40])" office:value-type="float" office:value="0" calcext:value-type="float">
            <text:p>0</text:p>
          </table:table-cell>
          <table:table-cell table:formula="of:=COUNTIFS([$nuclear_all.$A$1:.$A$1048576]; [.G$2]; [$nuclear_all.$B$1:.$B$1048576]; [.$A40]; [$nuclear_all.$C$1:.$C$1048576]; [.$B40])" office:value-type="float" office:value="1" calcext:value-type="float">
            <text:p>1</text:p>
          </table:table-cell>
          <table:table-cell table:formula="of:=COUNTIFS([$nuclear_all.$A$1:.$A$1048576]; [.H$2]; [$nuclear_all.$B$1:.$B$1048576]; [.$A40]; [$nuclear_all.$C$1:.$C$1048576]; [.$B40])" office:value-type="float" office:value="1" calcext:value-type="float">
            <text:p>1</text:p>
          </table:table-cell>
          <table:table-cell table:formula="of:=COUNTIFS([$nuclear_all.$A$1:.$A$1048576]; [.I$2]; [$nuclear_all.$B$1:.$B$1048576]; [.$A40]; [$nuclear_all.$C$1:.$C$1048576]; [.$B40])" office:value-type="float" office:value="0" calcext:value-type="float">
            <text:p>0</text:p>
          </table:table-cell>
          <table:table-cell table:formula="of:=COUNTIFS([$nuclear_all.$A$1:.$A$1048576]; [.J$2]; [$nuclear_all.$B$1:.$B$1048576]; [.$A40]; [$nuclear_all.$C$1:.$C$1048576]; [.$B40])" office:value-type="float" office:value="0" calcext:value-type="float">
            <text:p>0</text:p>
          </table:table-cell>
          <table:table-cell table:formula="of:=COUNTIFS([$nuclear_all.$A$1:.$A$1048576]; [.K$2]; [$nuclear_all.$B$1:.$B$1048576]; [.$A40]; [$nuclear_all.$C$1:.$C$1048576]; [.$B40])" office:value-type="float" office:value="1" calcext:value-type="float">
            <text:p>1</text:p>
          </table:table-cell>
          <table:table-cell table:formula="of:=COUNTIFS([$nuclear_all.$A$1:.$A$1048576]; [.L$2]; [$nuclear_all.$B$1:.$B$1048576]; [.$A40]; [$nuclear_all.$C$1:.$C$1048576]; [.$B40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Nuclear energy is not a very good source of energy in my opinion because of all the drawbacks.</text:p>
          </table:table-cell>
          <table:table-cell office:value-type="string" calcext:value-type="string">
            <text:p>I feel this form of energy is not a very good source of energy.</text:p>
          </table:table-cell>
          <table:table-cell table:formula="of:=IF(['file:///C:/Users/Carolin/Documents/Universitaet/Bachelor/2020SoSe/BA/MeineBA/AnnotationGuidelines/finalAnnotation/Evaluation_five.ods'#$Result.G85] &gt; 2; 1; 0)" office:value-type="float" office:value="1" calcext:value-type="float">
            <text:p>1</text:p>
          </table:table-cell>
          <table:table-cell table:formula="of:=IF(['file:///C:/Users/Carolin/Documents/Universitaet/Bachelor/2020SoSe/BA/MeineBA/AnnotationGuidelines/finalAnnotation/Evaluation_three.ods'#$Result.G85] &gt; 1; 1; 0)" office:value-type="float" office:value="1" calcext:value-type="float">
            <text:p>1</text:p>
          </table:table-cell>
          <table:table-cell table:formula="of:=COUNTIFS([$nuclear_all.$A$1:.$A$1048576]; [.E$2]; [$nuclear_all.$B$1:.$B$1048576]; [.$A41]; [$nuclear_all.$C$1:.$C$1048576]; [.$B41])" office:value-type="float" office:value="0" calcext:value-type="float">
            <text:p>0</text:p>
          </table:table-cell>
          <table:table-cell table:formula="of:=COUNTIFS([$nuclear_all.$A$1:.$A$1048576]; [.F$2]; [$nuclear_all.$B$1:.$B$1048576]; [.$A41]; [$nuclear_all.$C$1:.$C$1048576]; [.$B41])" office:value-type="float" office:value="0" calcext:value-type="float">
            <text:p>0</text:p>
          </table:table-cell>
          <table:table-cell table:formula="of:=COUNTIFS([$nuclear_all.$A$1:.$A$1048576]; [.G$2]; [$nuclear_all.$B$1:.$B$1048576]; [.$A41]; [$nuclear_all.$C$1:.$C$1048576]; [.$B41])" office:value-type="float" office:value="1" calcext:value-type="float">
            <text:p>1</text:p>
          </table:table-cell>
          <table:table-cell table:formula="of:=COUNTIFS([$nuclear_all.$A$1:.$A$1048576]; [.H$2]; [$nuclear_all.$B$1:.$B$1048576]; [.$A41]; [$nuclear_all.$C$1:.$C$1048576]; [.$B41])" office:value-type="float" office:value="1" calcext:value-type="float">
            <text:p>1</text:p>
          </table:table-cell>
          <table:table-cell table:formula="of:=COUNTIFS([$nuclear_all.$A$1:.$A$1048576]; [.I$2]; [$nuclear_all.$B$1:.$B$1048576]; [.$A41]; [$nuclear_all.$C$1:.$C$1048576]; [.$B41])" office:value-type="float" office:value="0" calcext:value-type="float">
            <text:p>0</text:p>
          </table:table-cell>
          <table:table-cell table:formula="of:=COUNTIFS([$nuclear_all.$A$1:.$A$1048576]; [.J$2]; [$nuclear_all.$B$1:.$B$1048576]; [.$A41]; [$nuclear_all.$C$1:.$C$1048576]; [.$B41])" office:value-type="float" office:value="0" calcext:value-type="float">
            <text:p>0</text:p>
          </table:table-cell>
          <table:table-cell table:formula="of:=COUNTIFS([$nuclear_all.$A$1:.$A$1048576]; [.K$2]; [$nuclear_all.$B$1:.$B$1048576]; [.$A41]; [$nuclear_all.$C$1:.$C$1048576]; [.$B41])" office:value-type="float" office:value="1" calcext:value-type="float">
            <text:p>1</text:p>
          </table:table-cell>
          <table:table-cell table:formula="of:=COUNTIFS([$nuclear_all.$A$1:.$A$1048576]; [.L$2]; [$nuclear_all.$B$1:.$B$1048576]; [.$A41]; [$nuclear_all.$C$1:.$C$1048576]; [.$B41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: The risk of using nuclear energy comes from the possibility that radioactive elements might be released into the environment.</text:p>
          </table:table-cell>
          <table:table-cell office:value-type="string" calcext:value-type="string">
            <text:p>There are several benefits to using nuclear energy.</text:p>
          </table:table-cell>
          <table:table-cell table:formula="of:=IF(['file:///C:/Users/Carolin/Documents/Universitaet/Bachelor/2020SoSe/BA/MeineBA/AnnotationGuidelines/finalAnnotation/Evaluation_five.ods'#$Result.G86] &gt; 2; 1; 0)" office:value-type="float" office:value="0" calcext:value-type="float">
            <text:p>0</text:p>
          </table:table-cell>
          <table:table-cell table:formula="of:=IF(['file:///C:/Users/Carolin/Documents/Universitaet/Bachelor/2020SoSe/BA/MeineBA/AnnotationGuidelines/finalAnnotation/Evaluation_three.ods'#$Result.G86] &gt; 1; 1; 0)" office:value-type="float" office:value="0" calcext:value-type="float">
            <text:p>0</text:p>
          </table:table-cell>
          <table:table-cell table:formula="of:=COUNTIFS([$nuclear_all.$A$1:.$A$1048576]; [.E$2]; [$nuclear_all.$B$1:.$B$1048576]; [.$A42]; [$nuclear_all.$C$1:.$C$1048576]; [.$B42])" office:value-type="float" office:value="0" calcext:value-type="float">
            <text:p>0</text:p>
          </table:table-cell>
          <table:table-cell table:formula="of:=COUNTIFS([$nuclear_all.$A$1:.$A$1048576]; [.F$2]; [$nuclear_all.$B$1:.$B$1048576]; [.$A42]; [$nuclear_all.$C$1:.$C$1048576]; [.$B42])" office:value-type="float" office:value="1" calcext:value-type="float">
            <text:p>1</text:p>
          </table:table-cell>
          <table:table-cell table:formula="of:=COUNTIFS([$nuclear_all.$A$1:.$A$1048576]; [.G$2]; [$nuclear_all.$B$1:.$B$1048576]; [.$A42]; [$nuclear_all.$C$1:.$C$1048576]; [.$B42])" office:value-type="float" office:value="0" calcext:value-type="float">
            <text:p>0</text:p>
          </table:table-cell>
          <table:table-cell table:formula="of:=COUNTIFS([$nuclear_all.$A$1:.$A$1048576]; [.H$2]; [$nuclear_all.$B$1:.$B$1048576]; [.$A42]; [$nuclear_all.$C$1:.$C$1048576]; [.$B42])" office:value-type="float" office:value="0" calcext:value-type="float">
            <text:p>0</text:p>
          </table:table-cell>
          <table:table-cell table:formula="of:=COUNTIFS([$nuclear_all.$A$1:.$A$1048576]; [.I$2]; [$nuclear_all.$B$1:.$B$1048576]; [.$A42]; [$nuclear_all.$C$1:.$C$1048576]; [.$B42])" office:value-type="float" office:value="0" calcext:value-type="float">
            <text:p>0</text:p>
          </table:table-cell>
          <table:table-cell table:formula="of:=COUNTIFS([$nuclear_all.$A$1:.$A$1048576]; [.J$2]; [$nuclear_all.$B$1:.$B$1048576]; [.$A42]; [$nuclear_all.$C$1:.$C$1048576]; [.$B42])" office:value-type="float" office:value="0" calcext:value-type="float">
            <text:p>0</text:p>
          </table:table-cell>
          <table:table-cell table:formula="of:=COUNTIFS([$nuclear_all.$A$1:.$A$1048576]; [.K$2]; [$nuclear_all.$B$1:.$B$1048576]; [.$A42]; [$nuclear_all.$C$1:.$C$1048576]; [.$B42])" office:value-type="float" office:value="0" calcext:value-type="float">
            <text:p>0</text:p>
          </table:table-cell>
          <table:table-cell table:formula="of:=COUNTIFS([$nuclear_all.$A$1:.$A$1048576]; [.L$2]; [$nuclear_all.$B$1:.$B$1048576]; [.$A42]; [$nuclear_all.$C$1:.$C$1048576]; [.$B42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uclear energy is good</text:p>
          </table:table-cell>
          <table:table-cell office:value-type="string" calcext:value-type="string">
            <text:p>A: The risk of using nuclear energy comes from the possibility that radioactive elements might be released into the environment.</text:p>
          </table:table-cell>
          <table:table-cell table:formula="of:=IF(['file:///C:/Users/Carolin/Documents/Universitaet/Bachelor/2020SoSe/BA/MeineBA/AnnotationGuidelines/finalAnnotation/Evaluation_five.ods'#$Result.G87] &gt; 2; 1; 0)" office:value-type="float" office:value="0" calcext:value-type="float">
            <text:p>0</text:p>
          </table:table-cell>
          <table:table-cell table:formula="of:=IF(['file:///C:/Users/Carolin/Documents/Universitaet/Bachelor/2020SoSe/BA/MeineBA/AnnotationGuidelines/finalAnnotation/Evaluation_three.ods'#$Result.G87] &gt; 1; 1; 0)" office:value-type="float" office:value="0" calcext:value-type="float">
            <text:p>0</text:p>
          </table:table-cell>
          <table:table-cell table:formula="of:=COUNTIFS([$nuclear_all.$A$1:.$A$1048576]; [.E$2]; [$nuclear_all.$B$1:.$B$1048576]; [.$A43]; [$nuclear_all.$C$1:.$C$1048576]; [.$B43])" office:value-type="float" office:value="0" calcext:value-type="float">
            <text:p>0</text:p>
          </table:table-cell>
          <table:table-cell table:formula="of:=COUNTIFS([$nuclear_all.$A$1:.$A$1048576]; [.F$2]; [$nuclear_all.$B$1:.$B$1048576]; [.$A43]; [$nuclear_all.$C$1:.$C$1048576]; [.$B43])" office:value-type="float" office:value="1" calcext:value-type="float">
            <text:p>1</text:p>
          </table:table-cell>
          <table:table-cell table:formula="of:=COUNTIFS([$nuclear_all.$A$1:.$A$1048576]; [.G$2]; [$nuclear_all.$B$1:.$B$1048576]; [.$A43]; [$nuclear_all.$C$1:.$C$1048576]; [.$B43])" office:value-type="float" office:value="0" calcext:value-type="float">
            <text:p>0</text:p>
          </table:table-cell>
          <table:table-cell table:formula="of:=COUNTIFS([$nuclear_all.$A$1:.$A$1048576]; [.H$2]; [$nuclear_all.$B$1:.$B$1048576]; [.$A43]; [$nuclear_all.$C$1:.$C$1048576]; [.$B43])" office:value-type="float" office:value="0" calcext:value-type="float">
            <text:p>0</text:p>
          </table:table-cell>
          <table:table-cell table:formula="of:=COUNTIFS([$nuclear_all.$A$1:.$A$1048576]; [.I$2]; [$nuclear_all.$B$1:.$B$1048576]; [.$A43]; [$nuclear_all.$C$1:.$C$1048576]; [.$B43])" office:value-type="float" office:value="1" calcext:value-type="float">
            <text:p>1</text:p>
          </table:table-cell>
          <table:table-cell table:formula="of:=COUNTIFS([$nuclear_all.$A$1:.$A$1048576]; [.J$2]; [$nuclear_all.$B$1:.$B$1048576]; [.$A43]; [$nuclear_all.$C$1:.$C$1048576]; [.$B43])" office:value-type="float" office:value="1" calcext:value-type="float">
            <text:p>1</text:p>
          </table:table-cell>
          <table:table-cell table:formula="of:=COUNTIFS([$nuclear_all.$A$1:.$A$1048576]; [.K$2]; [$nuclear_all.$B$1:.$B$1048576]; [.$A43]; [$nuclear_all.$C$1:.$C$1048576]; [.$B43])" office:value-type="float" office:value="1" calcext:value-type="float">
            <text:p>1</text:p>
          </table:table-cell>
          <table:table-cell table:formula="of:=COUNTIFS([$nuclear_all.$A$1:.$A$1048576]; [.L$2]; [$nuclear_all.$B$1:.$B$1048576]; [.$A43]; [$nuclear_all.$C$1:.$C$1048576]; [.$B43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There are several benefits to using nuclear energy.</text:p>
          </table:table-cell>
          <table:table-cell office:value-type="string" calcext:value-type="string">
            <text:p>Nuclear energy is not a very good source of energy in my opinion because of all the drawbacks.</text:p>
          </table:table-cell>
          <table:table-cell table:formula="of:=IF(['file:///C:/Users/Carolin/Documents/Universitaet/Bachelor/2020SoSe/BA/MeineBA/AnnotationGuidelines/finalAnnotation/Evaluation_five.ods'#$Result.G88] &gt; 2; 1; 0)" office:value-type="float" office:value="0" calcext:value-type="float">
            <text:p>0</text:p>
          </table:table-cell>
          <table:table-cell table:formula="of:=IF(['file:///C:/Users/Carolin/Documents/Universitaet/Bachelor/2020SoSe/BA/MeineBA/AnnotationGuidelines/finalAnnotation/Evaluation_three.ods'#$Result.G88] &gt; 1; 1; 0)" office:value-type="float" office:value="0" calcext:value-type="float">
            <text:p>0</text:p>
          </table:table-cell>
          <table:table-cell table:formula="of:=COUNTIFS([$nuclear_all.$A$1:.$A$1048576]; [.E$2]; [$nuclear_all.$B$1:.$B$1048576]; [.$A44]; [$nuclear_all.$C$1:.$C$1048576]; [.$B44])" office:value-type="float" office:value="0" calcext:value-type="float">
            <text:p>0</text:p>
          </table:table-cell>
          <table:table-cell table:formula="of:=COUNTIFS([$nuclear_all.$A$1:.$A$1048576]; [.F$2]; [$nuclear_all.$B$1:.$B$1048576]; [.$A44]; [$nuclear_all.$C$1:.$C$1048576]; [.$B44])" office:value-type="float" office:value="1" calcext:value-type="float">
            <text:p>1</text:p>
          </table:table-cell>
          <table:table-cell table:formula="of:=COUNTIFS([$nuclear_all.$A$1:.$A$1048576]; [.G$2]; [$nuclear_all.$B$1:.$B$1048576]; [.$A44]; [$nuclear_all.$C$1:.$C$1048576]; [.$B44])" office:value-type="float" office:value="0" calcext:value-type="float">
            <text:p>0</text:p>
          </table:table-cell>
          <table:table-cell table:formula="of:=COUNTIFS([$nuclear_all.$A$1:.$A$1048576]; [.H$2]; [$nuclear_all.$B$1:.$B$1048576]; [.$A44]; [$nuclear_all.$C$1:.$C$1048576]; [.$B44])" office:value-type="float" office:value="0" calcext:value-type="float">
            <text:p>0</text:p>
          </table:table-cell>
          <table:table-cell table:formula="of:=COUNTIFS([$nuclear_all.$A$1:.$A$1048576]; [.I$2]; [$nuclear_all.$B$1:.$B$1048576]; [.$A44]; [$nuclear_all.$C$1:.$C$1048576]; [.$B44])" office:value-type="float" office:value="0" calcext:value-type="float">
            <text:p>0</text:p>
          </table:table-cell>
          <table:table-cell table:formula="of:=COUNTIFS([$nuclear_all.$A$1:.$A$1048576]; [.J$2]; [$nuclear_all.$B$1:.$B$1048576]; [.$A44]; [$nuclear_all.$C$1:.$C$1048576]; [.$B44])" office:value-type="float" office:value="0" calcext:value-type="float">
            <text:p>0</text:p>
          </table:table-cell>
          <table:table-cell table:formula="of:=COUNTIFS([$nuclear_all.$A$1:.$A$1048576]; [.K$2]; [$nuclear_all.$B$1:.$B$1048576]; [.$A44]; [$nuclear_all.$C$1:.$C$1048576]; [.$B44])" office:value-type="float" office:value="0" calcext:value-type="float">
            <text:p>0</text:p>
          </table:table-cell>
          <table:table-cell table:formula="of:=COUNTIFS([$nuclear_all.$A$1:.$A$1048576]; [.L$2]; [$nuclear_all.$B$1:.$B$1048576]; [.$A44]; [$nuclear_all.$C$1:.$C$1048576]; [.$B44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he main disadvantages of nuclear power plant are the expulsion of the atomic radiation.</text:p>
          </table:table-cell>
          <table:table-cell office:value-type="string" calcext:value-type="string">
            <text:p>Many people in the US and all over the world live nuclear power plants without any problems.</text:p>
          </table:table-cell>
          <table:table-cell table:formula="of:=IF(['file:///C:/Users/Carolin/Documents/Universitaet/Bachelor/2020SoSe/BA/MeineBA/AnnotationGuidelines/finalAnnotation/Evaluation_five.ods'#$Result.G89] &gt; 2; 1; 0)" office:value-type="float" office:value="1" calcext:value-type="float">
            <text:p>1</text:p>
          </table:table-cell>
          <table:table-cell table:formula="of:=IF(['file:///C:/Users/Carolin/Documents/Universitaet/Bachelor/2020SoSe/BA/MeineBA/AnnotationGuidelines/finalAnnotation/Evaluation_three.ods'#$Result.G89] &gt; 1; 1; 0)" office:value-type="float" office:value="0" calcext:value-type="float">
            <text:p>0</text:p>
          </table:table-cell>
          <table:table-cell table:formula="of:=COUNTIFS([$nuclear_all.$A$1:.$A$1048576]; [.E$2]; [$nuclear_all.$B$1:.$B$1048576]; [.$A45]; [$nuclear_all.$C$1:.$C$1048576]; [.$B45])" office:value-type="float" office:value="0" calcext:value-type="float">
            <text:p>0</text:p>
          </table:table-cell>
          <table:table-cell table:formula="of:=COUNTIFS([$nuclear_all.$A$1:.$A$1048576]; [.F$2]; [$nuclear_all.$B$1:.$B$1048576]; [.$A45]; [$nuclear_all.$C$1:.$C$1048576]; [.$B45])" office:value-type="float" office:value="0" calcext:value-type="float">
            <text:p>0</text:p>
          </table:table-cell>
          <table:table-cell table:formula="of:=COUNTIFS([$nuclear_all.$A$1:.$A$1048576]; [.G$2]; [$nuclear_all.$B$1:.$B$1048576]; [.$A45]; [$nuclear_all.$C$1:.$C$1048576]; [.$B45])" office:value-type="float" office:value="0" calcext:value-type="float">
            <text:p>0</text:p>
          </table:table-cell>
          <table:table-cell table:formula="of:=COUNTIFS([$nuclear_all.$A$1:.$A$1048576]; [.H$2]; [$nuclear_all.$B$1:.$B$1048576]; [.$A45]; [$nuclear_all.$C$1:.$C$1048576]; [.$B45])" office:value-type="float" office:value="0" calcext:value-type="float">
            <text:p>0</text:p>
          </table:table-cell>
          <table:table-cell table:formula="of:=COUNTIFS([$nuclear_all.$A$1:.$A$1048576]; [.I$2]; [$nuclear_all.$B$1:.$B$1048576]; [.$A45]; [$nuclear_all.$C$1:.$C$1048576]; [.$B45])" office:value-type="float" office:value="1" calcext:value-type="float">
            <text:p>1</text:p>
          </table:table-cell>
          <table:table-cell table:formula="of:=COUNTIFS([$nuclear_all.$A$1:.$A$1048576]; [.J$2]; [$nuclear_all.$B$1:.$B$1048576]; [.$A45]; [$nuclear_all.$C$1:.$C$1048576]; [.$B45])" office:value-type="float" office:value="1" calcext:value-type="float">
            <text:p>1</text:p>
          </table:table-cell>
          <table:table-cell table:formula="of:=COUNTIFS([$nuclear_all.$A$1:.$A$1048576]; [.K$2]; [$nuclear_all.$B$1:.$B$1048576]; [.$A45]; [$nuclear_all.$C$1:.$C$1048576]; [.$B45])" office:value-type="float" office:value="0" calcext:value-type="float">
            <text:p>0</text:p>
          </table:table-cell>
          <table:table-cell table:formula="of:=COUNTIFS([$nuclear_all.$A$1:.$A$1048576]; [.L$2]; [$nuclear_all.$B$1:.$B$1048576]; [.$A45]; [$nuclear_all.$C$1:.$C$1048576]; [.$B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clear energy is good</text:p>
          </table:table-cell>
          <table:table-cell office:value-type="string" calcext:value-type="string">
            <text:p>There are several benefits to using nuclear energy.</text:p>
          </table:table-cell>
          <table:table-cell table:formula="of:=IF(['file:///C:/Users/Carolin/Documents/Universitaet/Bachelor/2020SoSe/BA/MeineBA/AnnotationGuidelines/finalAnnotation/Evaluation_five.ods'#$Result.G90] &gt; 2; 1; 0)" office:value-type="float" office:value="1" calcext:value-type="float">
            <text:p>1</text:p>
          </table:table-cell>
          <table:table-cell table:formula="of:=IF(['file:///C:/Users/Carolin/Documents/Universitaet/Bachelor/2020SoSe/BA/MeineBA/AnnotationGuidelines/finalAnnotation/Evaluation_three.ods'#$Result.G90] &gt; 1; 1; 0)" office:value-type="float" office:value="1" calcext:value-type="float">
            <text:p>1</text:p>
          </table:table-cell>
          <table:table-cell table:formula="of:=COUNTIFS([$nuclear_all.$A$1:.$A$1048576]; [.E$2]; [$nuclear_all.$B$1:.$B$1048576]; [.$A46]; [$nuclear_all.$C$1:.$C$1048576]; [.$B46])" office:value-type="float" office:value="0" calcext:value-type="float">
            <text:p>0</text:p>
          </table:table-cell>
          <table:table-cell table:formula="of:=COUNTIFS([$nuclear_all.$A$1:.$A$1048576]; [.F$2]; [$nuclear_all.$B$1:.$B$1048576]; [.$A46]; [$nuclear_all.$C$1:.$C$1048576]; [.$B46])" office:value-type="float" office:value="0" calcext:value-type="float">
            <text:p>0</text:p>
          </table:table-cell>
          <table:table-cell table:formula="of:=COUNTIFS([$nuclear_all.$A$1:.$A$1048576]; [.G$2]; [$nuclear_all.$B$1:.$B$1048576]; [.$A46]; [$nuclear_all.$C$1:.$C$1048576]; [.$B46])" office:value-type="float" office:value="0" calcext:value-type="float">
            <text:p>0</text:p>
          </table:table-cell>
          <table:table-cell table:formula="of:=COUNTIFS([$nuclear_all.$A$1:.$A$1048576]; [.H$2]; [$nuclear_all.$B$1:.$B$1048576]; [.$A46]; [$nuclear_all.$C$1:.$C$1048576]; [.$B46])" office:value-type="float" office:value="0" calcext:value-type="float">
            <text:p>0</text:p>
          </table:table-cell>
          <table:table-cell table:formula="of:=COUNTIFS([$nuclear_all.$A$1:.$A$1048576]; [.I$2]; [$nuclear_all.$B$1:.$B$1048576]; [.$A46]; [$nuclear_all.$C$1:.$C$1048576]; [.$B46])" office:value-type="float" office:value="1" calcext:value-type="float">
            <text:p>1</text:p>
          </table:table-cell>
          <table:table-cell table:formula="of:=COUNTIFS([$nuclear_all.$A$1:.$A$1048576]; [.J$2]; [$nuclear_all.$B$1:.$B$1048576]; [.$A46]; [$nuclear_all.$C$1:.$C$1048576]; [.$B46])" office:value-type="float" office:value="1" calcext:value-type="float">
            <text:p>1</text:p>
          </table:table-cell>
          <table:table-cell table:formula="of:=COUNTIFS([$nuclear_all.$A$1:.$A$1048576]; [.K$2]; [$nuclear_all.$B$1:.$B$1048576]; [.$A46]; [$nuclear_all.$C$1:.$C$1048576]; [.$B46])" office:value-type="float" office:value="0" calcext:value-type="float">
            <text:p>0</text:p>
          </table:table-cell>
          <table:table-cell table:formula="of:=COUNTIFS([$nuclear_all.$A$1:.$A$1048576]; [.L$2]; [$nuclear_all.$B$1:.$B$1048576]; [.$A46]; [$nuclear_all.$C$1:.$C$1048576]; [.$B46]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uclear energy is good</text:p>
          </table:table-cell>
          <table:table-cell office:value-type="string" calcext:value-type="string">
            <text:p>2. Energy efficiency equipment, appliances, buildings and vehicles, and goods and services that improve the energy efficiency of buildings and the efficiency of energy storage and distribution.</text:p>
          </table:table-cell>
          <table:table-cell table:formula="of:=IF(['file:///C:/Users/Carolin/Documents/Universitaet/Bachelor/2020SoSe/BA/MeineBA/AnnotationGuidelines/finalAnnotation/Evaluation_five.ods'#$Result.G91] &gt; 2; 1; 0)" office:value-type="float" office:value="0" calcext:value-type="float">
            <text:p>0</text:p>
          </table:table-cell>
          <table:table-cell table:formula="of:=IF(['file:///C:/Users/Carolin/Documents/Universitaet/Bachelor/2020SoSe/BA/MeineBA/AnnotationGuidelines/finalAnnotation/Evaluation_three.ods'#$Result.G91] &gt; 1; 1; 0)" office:value-type="float" office:value="0" calcext:value-type="float">
            <text:p>0</text:p>
          </table:table-cell>
          <table:table-cell table:formula="of:=COUNTIFS([$nuclear_all.$A$1:.$A$1048576]; [.E$2]; [$nuclear_all.$B$1:.$B$1048576]; [.$A47]; [$nuclear_all.$C$1:.$C$1048576]; [.$B47])" office:value-type="float" office:value="0" calcext:value-type="float">
            <text:p>0</text:p>
          </table:table-cell>
          <table:table-cell table:formula="of:=COUNTIFS([$nuclear_all.$A$1:.$A$1048576]; [.F$2]; [$nuclear_all.$B$1:.$B$1048576]; [.$A47]; [$nuclear_all.$C$1:.$C$1048576]; [.$B47])" office:value-type="float" office:value="0" calcext:value-type="float">
            <text:p>0</text:p>
          </table:table-cell>
          <table:table-cell table:formula="of:=COUNTIFS([$nuclear_all.$A$1:.$A$1048576]; [.G$2]; [$nuclear_all.$B$1:.$B$1048576]; [.$A47]; [$nuclear_all.$C$1:.$C$1048576]; [.$B47])" office:value-type="float" office:value="0" calcext:value-type="float">
            <text:p>0</text:p>
          </table:table-cell>
          <table:table-cell table:formula="of:=COUNTIFS([$nuclear_all.$A$1:.$A$1048576]; [.H$2]; [$nuclear_all.$B$1:.$B$1048576]; [.$A47]; [$nuclear_all.$C$1:.$C$1048576]; [.$B47])" office:value-type="float" office:value="0" calcext:value-type="float">
            <text:p>0</text:p>
          </table:table-cell>
          <table:table-cell table:formula="of:=COUNTIFS([$nuclear_all.$A$1:.$A$1048576]; [.I$2]; [$nuclear_all.$B$1:.$B$1048576]; [.$A47]; [$nuclear_all.$C$1:.$C$1048576]; [.$B47])" office:value-type="float" office:value="1" calcext:value-type="float">
            <text:p>1</text:p>
          </table:table-cell>
          <table:table-cell table:formula="of:=COUNTIFS([$nuclear_all.$A$1:.$A$1048576]; [.J$2]; [$nuclear_all.$B$1:.$B$1048576]; [.$A47]; [$nuclear_all.$C$1:.$C$1048576]; [.$B47])" office:value-type="float" office:value="1" calcext:value-type="float">
            <text:p>1</text:p>
          </table:table-cell>
          <table:table-cell table:formula="of:=COUNTIFS([$nuclear_all.$A$1:.$A$1048576]; [.K$2]; [$nuclear_all.$B$1:.$B$1048576]; [.$A47]; [$nuclear_all.$C$1:.$C$1048576]; [.$B47])" office:value-type="float" office:value="0" calcext:value-type="float">
            <text:p>0</text:p>
          </table:table-cell>
          <table:table-cell table:formula="of:=COUNTIFS([$nuclear_all.$A$1:.$A$1048576]; [.L$2]; [$nuclear_all.$B$1:.$B$1048576]; [.$A47]; [$nuclear_all.$C$1:.$C$1048576]; [.$B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clear energy is good</text:p>
          </table:table-cell>
          <table:table-cell office:value-type="string" calcext:value-type="string">
            <text:p>However, applications of it in wrong method may be harmful to mankind and environment.</text:p>
          </table:table-cell>
          <table:table-cell table:formula="of:=IF(['file:///C:/Users/Carolin/Documents/Universitaet/Bachelor/2020SoSe/BA/MeineBA/AnnotationGuidelines/finalAnnotation/Evaluation_five.ods'#$Result.G92] &gt; 2; 1; 0)" office:value-type="float" office:value="1" calcext:value-type="float">
            <text:p>1</text:p>
          </table:table-cell>
          <table:table-cell table:formula="of:=IF(['file:///C:/Users/Carolin/Documents/Universitaet/Bachelor/2020SoSe/BA/MeineBA/AnnotationGuidelines/finalAnnotation/Evaluation_three.ods'#$Result.G92] &gt; 1; 1; 0)" office:value-type="float" office:value="1" calcext:value-type="float">
            <text:p>1</text:p>
          </table:table-cell>
          <table:table-cell table:formula="of:=COUNTIFS([$nuclear_all.$A$1:.$A$1048576]; [.E$2]; [$nuclear_all.$B$1:.$B$1048576]; [.$A48]; [$nuclear_all.$C$1:.$C$1048576]; [.$B48])" office:value-type="float" office:value="0" calcext:value-type="float">
            <text:p>0</text:p>
          </table:table-cell>
          <table:table-cell table:formula="of:=COUNTIFS([$nuclear_all.$A$1:.$A$1048576]; [.F$2]; [$nuclear_all.$B$1:.$B$1048576]; [.$A48]; [$nuclear_all.$C$1:.$C$1048576]; [.$B48])" office:value-type="float" office:value="0" calcext:value-type="float">
            <text:p>0</text:p>
          </table:table-cell>
          <table:table-cell table:formula="of:=COUNTIFS([$nuclear_all.$A$1:.$A$1048576]; [.G$2]; [$nuclear_all.$B$1:.$B$1048576]; [.$A48]; [$nuclear_all.$C$1:.$C$1048576]; [.$B48])" office:value-type="float" office:value="0" calcext:value-type="float">
            <text:p>0</text:p>
          </table:table-cell>
          <table:table-cell table:formula="of:=COUNTIFS([$nuclear_all.$A$1:.$A$1048576]; [.H$2]; [$nuclear_all.$B$1:.$B$1048576]; [.$A48]; [$nuclear_all.$C$1:.$C$1048576]; [.$B48])" office:value-type="float" office:value="0" calcext:value-type="float">
            <text:p>0</text:p>
          </table:table-cell>
          <table:table-cell table:formula="of:=COUNTIFS([$nuclear_all.$A$1:.$A$1048576]; [.I$2]; [$nuclear_all.$B$1:.$B$1048576]; [.$A48]; [$nuclear_all.$C$1:.$C$1048576]; [.$B48])" office:value-type="float" office:value="1" calcext:value-type="float">
            <text:p>1</text:p>
          </table:table-cell>
          <table:table-cell table:formula="of:=COUNTIFS([$nuclear_all.$A$1:.$A$1048576]; [.J$2]; [$nuclear_all.$B$1:.$B$1048576]; [.$A48]; [$nuclear_all.$C$1:.$C$1048576]; [.$B48])" office:value-type="float" office:value="1" calcext:value-type="float">
            <text:p>1</text:p>
          </table:table-cell>
          <table:table-cell table:formula="of:=COUNTIFS([$nuclear_all.$A$1:.$A$1048576]; [.K$2]; [$nuclear_all.$B$1:.$B$1048576]; [.$A48]; [$nuclear_all.$C$1:.$C$1048576]; [.$B48])" office:value-type="float" office:value="0" calcext:value-type="float">
            <text:p>0</text:p>
          </table:table-cell>
          <table:table-cell table:formula="of:=COUNTIFS([$nuclear_all.$A$1:.$A$1048576]; [.L$2]; [$nuclear_all.$B$1:.$B$1048576]; [.$A48]; [$nuclear_all.$C$1:.$C$1048576]; [.$B48]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uclear energy is good</text:p>
          </table:table-cell>
          <table:table-cell office:value-type="string" calcext:value-type="string">
            <text:p>Although it is new sources to improve growth of economic in a country like Thailand, but it will bring many ill effects to the world such as pollution.</text:p>
          </table:table-cell>
          <table:table-cell table:formula="of:=IF(['file:///C:/Users/Carolin/Documents/Universitaet/Bachelor/2020SoSe/BA/MeineBA/AnnotationGuidelines/finalAnnotation/Evaluation_five.ods'#$Result.G93] &gt; 2; 1; 0)" office:value-type="float" office:value="1" calcext:value-type="float">
            <text:p>1</text:p>
          </table:table-cell>
          <table:table-cell table:formula="of:=IF(['file:///C:/Users/Carolin/Documents/Universitaet/Bachelor/2020SoSe/BA/MeineBA/AnnotationGuidelines/finalAnnotation/Evaluation_three.ods'#$Result.G93] &gt; 1; 1; 0)" office:value-type="float" office:value="1" calcext:value-type="float">
            <text:p>1</text:p>
          </table:table-cell>
          <table:table-cell table:formula="of:=COUNTIFS([$nuclear_all.$A$1:.$A$1048576]; [.E$2]; [$nuclear_all.$B$1:.$B$1048576]; [.$A49]; [$nuclear_all.$C$1:.$C$1048576]; [.$B49])" office:value-type="float" office:value="0" calcext:value-type="float">
            <text:p>0</text:p>
          </table:table-cell>
          <table:table-cell table:formula="of:=COUNTIFS([$nuclear_all.$A$1:.$A$1048576]; [.F$2]; [$nuclear_all.$B$1:.$B$1048576]; [.$A49]; [$nuclear_all.$C$1:.$C$1048576]; [.$B49])" office:value-type="float" office:value="0" calcext:value-type="float">
            <text:p>0</text:p>
          </table:table-cell>
          <table:table-cell table:formula="of:=COUNTIFS([$nuclear_all.$A$1:.$A$1048576]; [.G$2]; [$nuclear_all.$B$1:.$B$1048576]; [.$A49]; [$nuclear_all.$C$1:.$C$1048576]; [.$B49])" office:value-type="float" office:value="0" calcext:value-type="float">
            <text:p>0</text:p>
          </table:table-cell>
          <table:table-cell table:formula="of:=COUNTIFS([$nuclear_all.$A$1:.$A$1048576]; [.H$2]; [$nuclear_all.$B$1:.$B$1048576]; [.$A49]; [$nuclear_all.$C$1:.$C$1048576]; [.$B49])" office:value-type="float" office:value="0" calcext:value-type="float">
            <text:p>0</text:p>
          </table:table-cell>
          <table:table-cell table:formula="of:=COUNTIFS([$nuclear_all.$A$1:.$A$1048576]; [.I$2]; [$nuclear_all.$B$1:.$B$1048576]; [.$A49]; [$nuclear_all.$C$1:.$C$1048576]; [.$B49])" office:value-type="float" office:value="1" calcext:value-type="float">
            <text:p>1</text:p>
          </table:table-cell>
          <table:table-cell table:formula="of:=COUNTIFS([$nuclear_all.$A$1:.$A$1048576]; [.J$2]; [$nuclear_all.$B$1:.$B$1048576]; [.$A49]; [$nuclear_all.$C$1:.$C$1048576]; [.$B49])" office:value-type="float" office:value="1" calcext:value-type="float">
            <text:p>1</text:p>
          </table:table-cell>
          <table:table-cell table:formula="of:=COUNTIFS([$nuclear_all.$A$1:.$A$1048576]; [.K$2]; [$nuclear_all.$B$1:.$B$1048576]; [.$A49]; [$nuclear_all.$C$1:.$C$1048576]; [.$B49])" office:value-type="float" office:value="0" calcext:value-type="float">
            <text:p>0</text:p>
          </table:table-cell>
          <table:table-cell table:formula="of:=COUNTIFS([$nuclear_all.$A$1:.$A$1048576]; [.L$2]; [$nuclear_all.$B$1:.$B$1048576]; [.$A49]; [$nuclear_all.$C$1:.$C$1048576]; [.$B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uclear energy is good</text:p>
          </table:table-cell>
          <table:table-cell office:value-type="string" calcext:value-type="string">
            <text:p>The main disadvantages of nuclear power plant are the expulsion of the atomic radiation.</text:p>
          </table:table-cell>
          <table:table-cell table:formula="of:=IF(['file:///C:/Users/Carolin/Documents/Universitaet/Bachelor/2020SoSe/BA/MeineBA/AnnotationGuidelines/finalAnnotation/Evaluation_five.ods'#$Result.G94] &gt; 2; 1; 0)" office:value-type="float" office:value="1" calcext:value-type="float">
            <text:p>1</text:p>
          </table:table-cell>
          <table:table-cell table:formula="of:=IF(['file:///C:/Users/Carolin/Documents/Universitaet/Bachelor/2020SoSe/BA/MeineBA/AnnotationGuidelines/finalAnnotation/Evaluation_three.ods'#$Result.G94] &gt; 1; 1; 0)" office:value-type="float" office:value="1" calcext:value-type="float">
            <text:p>1</text:p>
          </table:table-cell>
          <table:table-cell table:formula="of:=COUNTIFS([$nuclear_all.$A$1:.$A$1048576]; [.E$2]; [$nuclear_all.$B$1:.$B$1048576]; [.$A50]; [$nuclear_all.$C$1:.$C$1048576]; [.$B50])" office:value-type="float" office:value="0" calcext:value-type="float">
            <text:p>0</text:p>
          </table:table-cell>
          <table:table-cell table:formula="of:=COUNTIFS([$nuclear_all.$A$1:.$A$1048576]; [.F$2]; [$nuclear_all.$B$1:.$B$1048576]; [.$A50]; [$nuclear_all.$C$1:.$C$1048576]; [.$B50])" office:value-type="float" office:value="0" calcext:value-type="float">
            <text:p>0</text:p>
          </table:table-cell>
          <table:table-cell table:formula="of:=COUNTIFS([$nuclear_all.$A$1:.$A$1048576]; [.G$2]; [$nuclear_all.$B$1:.$B$1048576]; [.$A50]; [$nuclear_all.$C$1:.$C$1048576]; [.$B50])" office:value-type="float" office:value="0" calcext:value-type="float">
            <text:p>0</text:p>
          </table:table-cell>
          <table:table-cell table:formula="of:=COUNTIFS([$nuclear_all.$A$1:.$A$1048576]; [.H$2]; [$nuclear_all.$B$1:.$B$1048576]; [.$A50]; [$nuclear_all.$C$1:.$C$1048576]; [.$B50])" office:value-type="float" office:value="0" calcext:value-type="float">
            <text:p>0</text:p>
          </table:table-cell>
          <table:table-cell table:formula="of:=COUNTIFS([$nuclear_all.$A$1:.$A$1048576]; [.I$2]; [$nuclear_all.$B$1:.$B$1048576]; [.$A50]; [$nuclear_all.$C$1:.$C$1048576]; [.$B50])" office:value-type="float" office:value="1" calcext:value-type="float">
            <text:p>1</text:p>
          </table:table-cell>
          <table:table-cell table:formula="of:=COUNTIFS([$nuclear_all.$A$1:.$A$1048576]; [.J$2]; [$nuclear_all.$B$1:.$B$1048576]; [.$A50]; [$nuclear_all.$C$1:.$C$1048576]; [.$B50])" office:value-type="float" office:value="1" calcext:value-type="float">
            <text:p>1</text:p>
          </table:table-cell>
          <table:table-cell table:formula="of:=COUNTIFS([$nuclear_all.$A$1:.$A$1048576]; [.K$2]; [$nuclear_all.$B$1:.$B$1048576]; [.$A50]; [$nuclear_all.$C$1:.$C$1048576]; [.$B50])" office:value-type="float" office:value="0" calcext:value-type="float">
            <text:p>0</text:p>
          </table:table-cell>
          <table:table-cell table:formula="of:=COUNTIFS([$nuclear_all.$A$1:.$A$1048576]; [.L$2]; [$nuclear_all.$B$1:.$B$1048576]; [.$A50]; [$nuclear_all.$C$1:.$C$1048576]; [.$B50]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ere are many benefits in acquiring nuclear energy.</text:p>
          </table:table-cell>
          <table:table-cell office:value-type="string" calcext:value-type="string">
            <text:p>2. Energy efficiency equipment, appliances, buildings and vehicles, and goods and services that improve the energy efficiency of buildings and the efficiency of energy storage and distribution.</text:p>
          </table:table-cell>
          <table:table-cell table:number-columns-repeated="2"/>
          <table:table-cell table:formula="of:=COUNTIFS([$nuclear_all.$A$1:.$A$1048576]; [.E$2]; [$nuclear_all.$B$1:.$B$1048576]; [.$A51]; [$nuclear_all.$C$1:.$C$1048576]; [.$B51])" office:value-type="float" office:value="0" calcext:value-type="float">
            <text:p>0</text:p>
          </table:table-cell>
          <table:table-cell table:formula="of:=COUNTIFS([$nuclear_all.$A$1:.$A$1048576]; [.F$2]; [$nuclear_all.$B$1:.$B$1048576]; [.$A51]; [$nuclear_all.$C$1:.$C$1048576]; [.$B51])" office:value-type="float" office:value="0" calcext:value-type="float">
            <text:p>0</text:p>
          </table:table-cell>
          <table:table-cell table:formula="of:=COUNTIFS([$nuclear_all.$A$1:.$A$1048576]; [.G$2]; [$nuclear_all.$B$1:.$B$1048576]; [.$A51]; [$nuclear_all.$C$1:.$C$1048576]; [.$B51])" office:value-type="float" office:value="0" calcext:value-type="float">
            <text:p>0</text:p>
          </table:table-cell>
          <table:table-cell table:formula="of:=COUNTIFS([$nuclear_all.$A$1:.$A$1048576]; [.H$2]; [$nuclear_all.$B$1:.$B$1048576]; [.$A51]; [$nuclear_all.$C$1:.$C$1048576]; [.$B51])" office:value-type="float" office:value="0" calcext:value-type="float">
            <text:p>0</text:p>
          </table:table-cell>
          <table:table-cell table:formula="of:=COUNTIFS([$nuclear_all.$A$1:.$A$1048576]; [.I$2]; [$nuclear_all.$B$1:.$B$1048576]; [.$A51]; [$nuclear_all.$C$1:.$C$1048576]; [.$B51])" office:value-type="float" office:value="0" calcext:value-type="float">
            <text:p>0</text:p>
          </table:table-cell>
          <table:table-cell table:formula="of:=COUNTIFS([$nuclear_all.$A$1:.$A$1048576]; [.J$2]; [$nuclear_all.$B$1:.$B$1048576]; [.$A51]; [$nuclear_all.$C$1:.$C$1048576]; [.$B51])" office:value-type="float" office:value="0" calcext:value-type="float">
            <text:p>0</text:p>
          </table:table-cell>
          <table:table-cell table:formula="of:=COUNTIFS([$nuclear_all.$A$1:.$A$1048576]; [.K$2]; [$nuclear_all.$B$1:.$B$1048576]; [.$A51]; [$nuclear_all.$C$1:.$C$1048576]; [.$B51])" office:value-type="float" office:value="1" calcext:value-type="float">
            <text:p>1</text:p>
          </table:table-cell>
          <table:table-cell table:formula="of:=COUNTIFS([$nuclear_all.$A$1:.$A$1048576]; [.L$2]; [$nuclear_all.$B$1:.$B$1048576]; [.$A51]; [$nuclear_all.$C$1:.$C$1048576]; [.$B51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nuclear energy is good</text:p>
          </table:table-cell>
          <table:table-cell office:value-type="string" calcext:value-type="string">
            <text:p>We're investing in innovative technologies so we can build the next generation of safe, clean nuclear power plants.</text:p>
          </table:table-cell>
          <table:table-cell table:number-columns-repeated="2"/>
          <table:table-cell table:formula="of:=COUNTIFS([$nuclear_all.$A$1:.$A$1048576]; [.E$2]; [$nuclear_all.$B$1:.$B$1048576]; [.$A52]; [$nuclear_all.$C$1:.$C$1048576]; [.$B52])" office:value-type="float" office:value="0" calcext:value-type="float">
            <text:p>0</text:p>
          </table:table-cell>
          <table:table-cell table:formula="of:=COUNTIFS([$nuclear_all.$A$1:.$A$1048576]; [.F$2]; [$nuclear_all.$B$1:.$B$1048576]; [.$A52]; [$nuclear_all.$C$1:.$C$1048576]; [.$B52])" office:value-type="float" office:value="0" calcext:value-type="float">
            <text:p>0</text:p>
          </table:table-cell>
          <table:table-cell table:formula="of:=COUNTIFS([$nuclear_all.$A$1:.$A$1048576]; [.G$2]; [$nuclear_all.$B$1:.$B$1048576]; [.$A52]; [$nuclear_all.$C$1:.$C$1048576]; [.$B52])" office:value-type="float" office:value="0" calcext:value-type="float">
            <text:p>0</text:p>
          </table:table-cell>
          <table:table-cell table:formula="of:=COUNTIFS([$nuclear_all.$A$1:.$A$1048576]; [.H$2]; [$nuclear_all.$B$1:.$B$1048576]; [.$A52]; [$nuclear_all.$C$1:.$C$1048576]; [.$B52])" office:value-type="float" office:value="0" calcext:value-type="float">
            <text:p>0</text:p>
          </table:table-cell>
          <table:table-cell table:formula="of:=COUNTIFS([$nuclear_all.$A$1:.$A$1048576]; [.I$2]; [$nuclear_all.$B$1:.$B$1048576]; [.$A52]; [$nuclear_all.$C$1:.$C$1048576]; [.$B52])" office:value-type="float" office:value="0" calcext:value-type="float">
            <text:p>0</text:p>
          </table:table-cell>
          <table:table-cell table:formula="of:=COUNTIFS([$nuclear_all.$A$1:.$A$1048576]; [.J$2]; [$nuclear_all.$B$1:.$B$1048576]; [.$A52]; [$nuclear_all.$C$1:.$C$1048576]; [.$B52])" office:value-type="float" office:value="0" calcext:value-type="float">
            <text:p>0</text:p>
          </table:table-cell>
          <table:table-cell table:formula="of:=COUNTIFS([$nuclear_all.$A$1:.$A$1048576]; [.K$2]; [$nuclear_all.$B$1:.$B$1048576]; [.$A52]; [$nuclear_all.$C$1:.$C$1048576]; [.$B52])" office:value-type="float" office:value="1" calcext:value-type="float">
            <text:p>1</text:p>
          </table:table-cell>
          <table:table-cell table:formula="of:=COUNTIFS([$nuclear_all.$A$1:.$A$1048576]; [.L$2]; [$nuclear_all.$B$1:.$B$1048576]; [.$A52]; [$nuclear_all.$C$1:.$C$1048576]; [.$B52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e're investing in innovative technologies so we can build the next generation of safe, clean nuclear power plants.</text:p>
          </table:table-cell>
          <table:table-cell office:value-type="string" calcext:value-type="string">
            <text:p>Nuclear power plants serve as "economic engines for the communities where they are located" and can help the state comply with the EPA's Clean Power Plan, she writes.</text:p>
          </table:table-cell>
          <table:table-cell table:number-columns-repeated="2"/>
          <table:table-cell table:formula="of:=COUNTIFS([$nuclear_all.$A$1:.$A$1048576]; [.E$2]; [$nuclear_all.$B$1:.$B$1048576]; [.$A53]; [$nuclear_all.$C$1:.$C$1048576]; [.$B53])" office:value-type="float" office:value="0" calcext:value-type="float">
            <text:p>0</text:p>
          </table:table-cell>
          <table:table-cell table:formula="of:=COUNTIFS([$nuclear_all.$A$1:.$A$1048576]; [.F$2]; [$nuclear_all.$B$1:.$B$1048576]; [.$A53]; [$nuclear_all.$C$1:.$C$1048576]; [.$B53])" office:value-type="float" office:value="0" calcext:value-type="float">
            <text:p>0</text:p>
          </table:table-cell>
          <table:table-cell table:formula="of:=COUNTIFS([$nuclear_all.$A$1:.$A$1048576]; [.G$2]; [$nuclear_all.$B$1:.$B$1048576]; [.$A53]; [$nuclear_all.$C$1:.$C$1048576]; [.$B53])" office:value-type="float" office:value="0" calcext:value-type="float">
            <text:p>0</text:p>
          </table:table-cell>
          <table:table-cell table:formula="of:=COUNTIFS([$nuclear_all.$A$1:.$A$1048576]; [.H$2]; [$nuclear_all.$B$1:.$B$1048576]; [.$A53]; [$nuclear_all.$C$1:.$C$1048576]; [.$B53])" office:value-type="float" office:value="0" calcext:value-type="float">
            <text:p>0</text:p>
          </table:table-cell>
          <table:table-cell table:formula="of:=COUNTIFS([$nuclear_all.$A$1:.$A$1048576]; [.I$2]; [$nuclear_all.$B$1:.$B$1048576]; [.$A53]; [$nuclear_all.$C$1:.$C$1048576]; [.$B53])" office:value-type="float" office:value="0" calcext:value-type="float">
            <text:p>0</text:p>
          </table:table-cell>
          <table:table-cell table:formula="of:=COUNTIFS([$nuclear_all.$A$1:.$A$1048576]; [.J$2]; [$nuclear_all.$B$1:.$B$1048576]; [.$A53]; [$nuclear_all.$C$1:.$C$1048576]; [.$B53])" office:value-type="float" office:value="0" calcext:value-type="float">
            <text:p>0</text:p>
          </table:table-cell>
          <table:table-cell table:formula="of:=COUNTIFS([$nuclear_all.$A$1:.$A$1048576]; [.K$2]; [$nuclear_all.$B$1:.$B$1048576]; [.$A53]; [$nuclear_all.$C$1:.$C$1048576]; [.$B53])" office:value-type="float" office:value="1" calcext:value-type="float">
            <text:p>1</text:p>
          </table:table-cell>
          <table:table-cell table:formula="of:=COUNTIFS([$nuclear_all.$A$1:.$A$1048576]; [.L$2]; [$nuclear_all.$B$1:.$B$1048576]; [.$A53]; [$nuclear_all.$C$1:.$C$1048576]; [.$B53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: The risk of using nuclear energy comes from the possibility that radioactive elements might be released into the environment.</text:p>
          </table:table-cell>
          <table:table-cell office:value-type="string" calcext:value-type="string">
            <text:p>However, applications of it in wrong method may be harmful to mankind and environment.</text:p>
          </table:table-cell>
          <table:table-cell table:number-columns-repeated="2"/>
          <table:table-cell table:formula="of:=COUNTIFS([$nuclear_all.$A$1:.$A$1048576]; [.E$2]; [$nuclear_all.$B$1:.$B$1048576]; [.$A54]; [$nuclear_all.$C$1:.$C$1048576]; [.$B54])" office:value-type="float" office:value="0" calcext:value-type="float">
            <text:p>0</text:p>
          </table:table-cell>
          <table:table-cell table:formula="of:=COUNTIFS([$nuclear_all.$A$1:.$A$1048576]; [.F$2]; [$nuclear_all.$B$1:.$B$1048576]; [.$A54]; [$nuclear_all.$C$1:.$C$1048576]; [.$B54])" office:value-type="float" office:value="0" calcext:value-type="float">
            <text:p>0</text:p>
          </table:table-cell>
          <table:table-cell table:formula="of:=COUNTIFS([$nuclear_all.$A$1:.$A$1048576]; [.G$2]; [$nuclear_all.$B$1:.$B$1048576]; [.$A54]; [$nuclear_all.$C$1:.$C$1048576]; [.$B54])" office:value-type="float" office:value="0" calcext:value-type="float">
            <text:p>0</text:p>
          </table:table-cell>
          <table:table-cell table:formula="of:=COUNTIFS([$nuclear_all.$A$1:.$A$1048576]; [.H$2]; [$nuclear_all.$B$1:.$B$1048576]; [.$A54]; [$nuclear_all.$C$1:.$C$1048576]; [.$B54])" office:value-type="float" office:value="0" calcext:value-type="float">
            <text:p>0</text:p>
          </table:table-cell>
          <table:table-cell table:formula="of:=COUNTIFS([$nuclear_all.$A$1:.$A$1048576]; [.I$2]; [$nuclear_all.$B$1:.$B$1048576]; [.$A54]; [$nuclear_all.$C$1:.$C$1048576]; [.$B54])" office:value-type="float" office:value="0" calcext:value-type="float">
            <text:p>0</text:p>
          </table:table-cell>
          <table:table-cell table:formula="of:=COUNTIFS([$nuclear_all.$A$1:.$A$1048576]; [.J$2]; [$nuclear_all.$B$1:.$B$1048576]; [.$A54]; [$nuclear_all.$C$1:.$C$1048576]; [.$B54])" office:value-type="float" office:value="0" calcext:value-type="float">
            <text:p>0</text:p>
          </table:table-cell>
          <table:table-cell table:formula="of:=COUNTIFS([$nuclear_all.$A$1:.$A$1048576]; [.K$2]; [$nuclear_all.$B$1:.$B$1048576]; [.$A54]; [$nuclear_all.$C$1:.$C$1048576]; [.$B54])" office:value-type="float" office:value="1" calcext:value-type="float">
            <text:p>1</text:p>
          </table:table-cell>
          <table:table-cell table:formula="of:=COUNTIFS([$nuclear_all.$A$1:.$A$1048576]; [.L$2]; [$nuclear_all.$B$1:.$B$1048576]; [.$A54]; [$nuclear_all.$C$1:.$C$1048576]; [.$B54])" office:value-type="float" office:value="1" calcext:value-type="float">
            <text:p>1</text:p>
          </table:table-cell>
        </table:table-row>
        <table:table-row table:style-name="ro1" table:number-rows-repeated="104852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cars" table:style-name="ta1" table:print="false">
        <table:table-column table:style-name="co2" table:number-columns-repeated="2" table:default-cell-style-name="ce4"/>
        <table:table-column table:style-name="co1" table:number-columns-repeated="9" table:default-cell-style-name="Default"/>
        <table:table-row table:style-name="ro1">
          <table:table-cell table:number-columns-repeated="2"/>
          <table:table-cell table:formula="of:=SUBTOTAL(109;[.C3:.C49])" office:value-type="float" office:value="20" calcext:value-type="float">
            <text:p>20</text:p>
          </table:table-cell>
          <table:table-cell table:formula="of:=SUBTOTAL(109;[.D3:.D49])" office:value-type="float" office:value="20" calcext:value-type="float">
            <text:p>20</text:p>
          </table:table-cell>
          <table:table-cell table:formula="of:=SUBTOTAL(109;[.E3:.E49])" office:value-type="float" office:value="20" calcext:value-type="float">
            <text:p>20</text:p>
          </table:table-cell>
          <table:table-cell table:formula="of:=SUBTOTAL(109;[.F3:.F49])" office:value-type="float" office:value="20" calcext:value-type="float">
            <text:p>20</text:p>
          </table:table-cell>
          <table:table-cell table:formula="of:=SUBTOTAL(109;[.G3:.G49])" office:value-type="float" office:value="20" calcext:value-type="float">
            <text:p>20</text:p>
          </table:table-cell>
          <table:table-cell table:formula="of:=SUBTOTAL(109;[.H3:.H49])" office:value-type="float" office:value="20" calcext:value-type="float">
            <text:p>20</text:p>
          </table:table-cell>
          <table:table-cell table:formula="of:=SUBTOTAL(109;[.I3:.I49])" office:value-type="float" office:value="20" calcext:value-type="float">
            <text:p>20</text:p>
          </table:table-cell>
          <table:table-cell table:formula="of:=SUBTOTAL(109;[.J3:.J49])"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b2c</text:p>
          </table:table-cell>
          <table:table-cell office:value-type="string" calcext:value-type="string">
            <text:p>b1c</text:p>
          </table:table-cell>
          <table:table-cell office:value-type="string" calcext:value-type="string">
            <text:p>s2c</text:p>
          </table:table-cell>
          <table:table-cell office:value-type="string" calcext:value-type="string">
            <text:p>s1c</text:p>
          </table:table-cell>
        </table:table-row>
        <table:table-row table:style-name="ro3">
          <table:table-cell office:value-type="string" calcext:value-type="string">
            <text:p>A smart car for instance is better equipped at a avoiding obstacles and crashes, optimising fuel consumption, keeping the people onboard connected with the rest of the world etc. etc.</text:p>
          </table:table-cell>
          <table:table-cell office:value-type="string" calcext:value-type="string">
            <text:p>The promise of connected cars -- and eventually, self-driving cars -- is driven by such goals as avoiding accidents (safety) and smoother traffic (efficiency) on the road.</text:p>
          </table:table-cell>
          <table:table-cell table:formula="of:=COUNTIFS([$cars_all.$A$1:.$A$1048576]; [.C$2]; [$cars_all.$B$1:.$B$1048576]; [.$A3]; [$cars_all.$C$1:.$C$1048576]; [.$B3])" office:value-type="float" office:value="1" calcext:value-type="float">
            <text:p>1</text:p>
          </table:table-cell>
          <table:table-cell table:formula="of:=COUNTIFS([$cars_all.$A$1:.$A$1048576]; [.D$2]; [$cars_all.$B$1:.$B$1048576]; [.$A3]; [$cars_all.$C$1:.$C$1048576]; [.$B3])" office:value-type="float" office:value="1" calcext:value-type="float">
            <text:p>1</text:p>
          </table:table-cell>
          <table:table-cell table:formula="of:=COUNTIFS([$cars_all.$A$1:.$A$1048576]; [.E$2]; [$cars_all.$B$1:.$B$1048576]; [.$A3]; [$cars_all.$C$1:.$C$1048576]; [.$B3])" office:value-type="float" office:value="1" calcext:value-type="float">
            <text:p>1</text:p>
          </table:table-cell>
          <table:table-cell table:formula="of:=COUNTIFS([$cars_all.$A$1:.$A$1048576]; [.F$2]; [$cars_all.$B$1:.$B$1048576]; [.$A3]; [$cars_all.$C$1:.$C$1048576]; [.$B3])" office:value-type="float" office:value="0" calcext:value-type="float">
            <text:p>0</text:p>
          </table:table-cell>
          <table:table-cell table:formula="of:=COUNTIFS([$cars_all.$A$1:.$A$1048576]; [.G$2]; [$cars_all.$B$1:.$B$1048576]; [.$A3]; [$cars_all.$C$1:.$C$1048576]; [.$B3])" office:value-type="float" office:value="0" calcext:value-type="float">
            <text:p>0</text:p>
          </table:table-cell>
          <table:table-cell table:formula="of:=COUNTIFS([$cars_all.$A$1:.$A$1048576]; [.H$2]; [$cars_all.$B$1:.$B$1048576]; [.$A3]; [$cars_all.$C$1:.$C$1048576]; [.$B3])" office:value-type="float" office:value="1" calcext:value-type="float">
            <text:p>1</text:p>
          </table:table-cell>
          <table:table-cell table:formula="of:=COUNTIFS([$cars_all.$A$1:.$A$1048576]; [.I$2]; [$cars_all.$B$1:.$B$1048576]; [.$A3]; [$cars_all.$C$1:.$C$1048576]; [.$B3])" office:value-type="float" office:value="1" calcext:value-type="float">
            <text:p>1</text:p>
          </table:table-cell>
          <table:table-cell table:formula="of:=COUNTIFS([$cars_all.$A$1:.$A$1048576]; [.J$2]; [$cars_all.$B$1:.$B$1048576]; [.$A3]; [$cars_all.$C$1:.$C$1048576]; [.$B3])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The technology's not quite thereThe most obvious hurdle for self-driving cars is the technology that makes them drive themselves.</text:p>
          </table:table-cell>
          <table:table-cell office:value-type="string" calcext:value-type="string">
            <text:p>The idea behind such technology is to not only make driving more convenient, but also safer.</text:p>
          </table:table-cell>
          <table:table-cell table:formula="of:=COUNTIFS([$cars_all.$A$1:.$A$1048576]; [.C$2]; [$cars_all.$B$1:.$B$1048576]; [.$A4]; [$cars_all.$C$1:.$C$1048576]; [.$B4])" office:value-type="float" office:value="1" calcext:value-type="float">
            <text:p>1</text:p>
          </table:table-cell>
          <table:table-cell table:formula="of:=COUNTIFS([$cars_all.$A$1:.$A$1048576]; [.D$2]; [$cars_all.$B$1:.$B$1048576]; [.$A4]; [$cars_all.$C$1:.$C$1048576]; [.$B4])" office:value-type="float" office:value="1" calcext:value-type="float">
            <text:p>1</text:p>
          </table:table-cell>
          <table:table-cell table:formula="of:=COUNTIFS([$cars_all.$A$1:.$A$1048576]; [.E$2]; [$cars_all.$B$1:.$B$1048576]; [.$A4]; [$cars_all.$C$1:.$C$1048576]; [.$B4])" office:value-type="float" office:value="1" calcext:value-type="float">
            <text:p>1</text:p>
          </table:table-cell>
          <table:table-cell table:formula="of:=COUNTIFS([$cars_all.$A$1:.$A$1048576]; [.F$2]; [$cars_all.$B$1:.$B$1048576]; [.$A4]; [$cars_all.$C$1:.$C$1048576]; [.$B4])" office:value-type="float" office:value="0" calcext:value-type="float">
            <text:p>0</text:p>
          </table:table-cell>
          <table:table-cell table:formula="of:=COUNTIFS([$cars_all.$A$1:.$A$1048576]; [.G$2]; [$cars_all.$B$1:.$B$1048576]; [.$A4]; [$cars_all.$C$1:.$C$1048576]; [.$B4])" office:value-type="float" office:value="0" calcext:value-type="float">
            <text:p>0</text:p>
          </table:table-cell>
          <table:table-cell table:formula="of:=COUNTIFS([$cars_all.$A$1:.$A$1048576]; [.H$2]; [$cars_all.$B$1:.$B$1048576]; [.$A4]; [$cars_all.$C$1:.$C$1048576]; [.$B4])" office:value-type="float" office:value="1" calcext:value-type="float">
            <text:p>1</text:p>
          </table:table-cell>
          <table:table-cell table:formula="of:=COUNTIFS([$cars_all.$A$1:.$A$1048576]; [.I$2]; [$cars_all.$B$1:.$B$1048576]; [.$A4]; [$cars_all.$C$1:.$C$1048576]; [.$B4])" office:value-type="float" office:value="1" calcext:value-type="float">
            <text:p>1</text:p>
          </table:table-cell>
          <table:table-cell table:formula="of:=COUNTIFS([$cars_all.$A$1:.$A$1048576]; [.J$2]; [$cars_all.$B$1:.$B$1048576]; [.$A4]; [$cars_all.$C$1:.$C$1048576]; [.$B4])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self driving cars are good</text:p>
          </table:table-cell>
          <table:table-cell office:value-type="string" calcext:value-type="string">
            <text:p>A self-driving car also can minimize traffic by chaining together with other self-driving vehicles to use highways more efficiently.</text:p>
          </table:table-cell>
          <table:table-cell table:formula="of:=COUNTIFS([$cars_all.$A$1:.$A$1048576]; [.C$2]; [$cars_all.$B$1:.$B$1048576]; [.$A5]; [$cars_all.$C$1:.$C$1048576]; [.$B5])" office:value-type="float" office:value="1" calcext:value-type="float">
            <text:p>1</text:p>
          </table:table-cell>
          <table:table-cell table:formula="of:=COUNTIFS([$cars_all.$A$1:.$A$1048576]; [.D$2]; [$cars_all.$B$1:.$B$1048576]; [.$A5]; [$cars_all.$C$1:.$C$1048576]; [.$B5])" office:value-type="float" office:value="1" calcext:value-type="float">
            <text:p>1</text:p>
          </table:table-cell>
          <table:table-cell table:formula="of:=COUNTIFS([$cars_all.$A$1:.$A$1048576]; [.E$2]; [$cars_all.$B$1:.$B$1048576]; [.$A5]; [$cars_all.$C$1:.$C$1048576]; [.$B5])" office:value-type="float" office:value="1" calcext:value-type="float">
            <text:p>1</text:p>
          </table:table-cell>
          <table:table-cell table:formula="of:=COUNTIFS([$cars_all.$A$1:.$A$1048576]; [.F$2]; [$cars_all.$B$1:.$B$1048576]; [.$A5]; [$cars_all.$C$1:.$C$1048576]; [.$B5])" office:value-type="float" office:value="0" calcext:value-type="float">
            <text:p>0</text:p>
          </table:table-cell>
          <table:table-cell table:formula="of:=COUNTIFS([$cars_all.$A$1:.$A$1048576]; [.G$2]; [$cars_all.$B$1:.$B$1048576]; [.$A5]; [$cars_all.$C$1:.$C$1048576]; [.$B5])" office:value-type="float" office:value="0" calcext:value-type="float">
            <text:p>0</text:p>
          </table:table-cell>
          <table:table-cell table:formula="of:=COUNTIFS([$cars_all.$A$1:.$A$1048576]; [.H$2]; [$cars_all.$B$1:.$B$1048576]; [.$A5]; [$cars_all.$C$1:.$C$1048576]; [.$B5])" office:value-type="float" office:value="1" calcext:value-type="float">
            <text:p>1</text:p>
          </table:table-cell>
          <table:table-cell table:formula="of:=COUNTIFS([$cars_all.$A$1:.$A$1048576]; [.I$2]; [$cars_all.$B$1:.$B$1048576]; [.$A5]; [$cars_all.$C$1:.$C$1048576]; [.$B5])" office:value-type="float" office:value="1" calcext:value-type="float">
            <text:p>1</text:p>
          </table:table-cell>
          <table:table-cell table:formula="of:=COUNTIFS([$cars_all.$A$1:.$A$1048576]; [.J$2]; [$cars_all.$B$1:.$B$1048576]; [.$A5]; [$cars_all.$C$1:.$C$1048576]; [.$B5])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This variety of disparate tools and technologies will not only help steer the car down the center of its lane but also help avoid collisions, they say.</text:p>
          </table:table-cell>
          <table:table-cell office:value-type="string" calcext:value-type="string">
            <text:p>A smart car for instance is better equipped at a avoiding obstacles and crashes, optimising fuel consumption, keeping the people onboard connected with the rest of the world etc. etc.</text:p>
          </table:table-cell>
          <table:table-cell table:formula="of:=COUNTIFS([$cars_all.$A$1:.$A$1048576]; [.C$2]; [$cars_all.$B$1:.$B$1048576]; [.$A6]; [$cars_all.$C$1:.$C$1048576]; [.$B6])" office:value-type="float" office:value="1" calcext:value-type="float">
            <text:p>1</text:p>
          </table:table-cell>
          <table:table-cell table:formula="of:=COUNTIFS([$cars_all.$A$1:.$A$1048576]; [.D$2]; [$cars_all.$B$1:.$B$1048576]; [.$A6]; [$cars_all.$C$1:.$C$1048576]; [.$B6])" office:value-type="float" office:value="1" calcext:value-type="float">
            <text:p>1</text:p>
          </table:table-cell>
          <table:table-cell table:formula="of:=COUNTIFS([$cars_all.$A$1:.$A$1048576]; [.E$2]; [$cars_all.$B$1:.$B$1048576]; [.$A6]; [$cars_all.$C$1:.$C$1048576]; [.$B6])" office:value-type="float" office:value="1" calcext:value-type="float">
            <text:p>1</text:p>
          </table:table-cell>
          <table:table-cell table:formula="of:=COUNTIFS([$cars_all.$A$1:.$A$1048576]; [.F$2]; [$cars_all.$B$1:.$B$1048576]; [.$A6]; [$cars_all.$C$1:.$C$1048576]; [.$B6])" office:value-type="float" office:value="1" calcext:value-type="float">
            <text:p>1</text:p>
          </table:table-cell>
          <table:table-cell table:formula="of:=COUNTIFS([$cars_all.$A$1:.$A$1048576]; [.G$2]; [$cars_all.$B$1:.$B$1048576]; [.$A6]; [$cars_all.$C$1:.$C$1048576]; [.$B6])" office:value-type="float" office:value="1" calcext:value-type="float">
            <text:p>1</text:p>
          </table:table-cell>
          <table:table-cell table:formula="of:=COUNTIFS([$cars_all.$A$1:.$A$1048576]; [.H$2]; [$cars_all.$B$1:.$B$1048576]; [.$A6]; [$cars_all.$C$1:.$C$1048576]; [.$B6])" office:value-type="float" office:value="1" calcext:value-type="float">
            <text:p>1</text:p>
          </table:table-cell>
          <table:table-cell table:formula="of:=COUNTIFS([$cars_all.$A$1:.$A$1048576]; [.I$2]; [$cars_all.$B$1:.$B$1048576]; [.$A6]; [$cars_all.$C$1:.$C$1048576]; [.$B6])" office:value-type="float" office:value="1" calcext:value-type="float">
            <text:p>1</text:p>
          </table:table-cell>
          <table:table-cell table:formula="of:=COUNTIFS([$cars_all.$A$1:.$A$1048576]; [.J$2]; [$cars_all.$B$1:.$B$1048576]; [.$A6]; [$cars_all.$C$1:.$C$1048576]; [.$B6])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The technology's not quite thereThe most obvious hurdle for self-driving cars is the technology that makes them drive themselves.</text:p>
          </table:table-cell>
          <table:table-cell office:value-type="string" calcext:value-type="string">
            <text:p>This variety of disparate tools and technologies will not only help steer the car down the center of its lane but also help avoid collisions, they say.</text:p>
          </table:table-cell>
          <table:table-cell table:formula="of:=COUNTIFS([$cars_all.$A$1:.$A$1048576]; [.C$2]; [$cars_all.$B$1:.$B$1048576]; [.$A7]; [$cars_all.$C$1:.$C$1048576]; [.$B7])" office:value-type="float" office:value="1" calcext:value-type="float">
            <text:p>1</text:p>
          </table:table-cell>
          <table:table-cell table:formula="of:=COUNTIFS([$cars_all.$A$1:.$A$1048576]; [.D$2]; [$cars_all.$B$1:.$B$1048576]; [.$A7]; [$cars_all.$C$1:.$C$1048576]; [.$B7])" office:value-type="float" office:value="1" calcext:value-type="float">
            <text:p>1</text:p>
          </table:table-cell>
          <table:table-cell table:formula="of:=COUNTIFS([$cars_all.$A$1:.$A$1048576]; [.E$2]; [$cars_all.$B$1:.$B$1048576]; [.$A7]; [$cars_all.$C$1:.$C$1048576]; [.$B7])" office:value-type="float" office:value="1" calcext:value-type="float">
            <text:p>1</text:p>
          </table:table-cell>
          <table:table-cell table:formula="of:=COUNTIFS([$cars_all.$A$1:.$A$1048576]; [.F$2]; [$cars_all.$B$1:.$B$1048576]; [.$A7]; [$cars_all.$C$1:.$C$1048576]; [.$B7])" office:value-type="float" office:value="1" calcext:value-type="float">
            <text:p>1</text:p>
          </table:table-cell>
          <table:table-cell table:formula="of:=COUNTIFS([$cars_all.$A$1:.$A$1048576]; [.G$2]; [$cars_all.$B$1:.$B$1048576]; [.$A7]; [$cars_all.$C$1:.$C$1048576]; [.$B7])" office:value-type="float" office:value="1" calcext:value-type="float">
            <text:p>1</text:p>
          </table:table-cell>
          <table:table-cell table:formula="of:=COUNTIFS([$cars_all.$A$1:.$A$1048576]; [.H$2]; [$cars_all.$B$1:.$B$1048576]; [.$A7]; [$cars_all.$C$1:.$C$1048576]; [.$B7])" office:value-type="float" office:value="1" calcext:value-type="float">
            <text:p>1</text:p>
          </table:table-cell>
          <table:table-cell table:formula="of:=COUNTIFS([$cars_all.$A$1:.$A$1048576]; [.I$2]; [$cars_all.$B$1:.$B$1048576]; [.$A7]; [$cars_all.$C$1:.$C$1048576]; [.$B7])" office:value-type="float" office:value="1" calcext:value-type="float">
            <text:p>1</text:p>
          </table:table-cell>
          <table:table-cell table:formula="of:=COUNTIFS([$cars_all.$A$1:.$A$1048576]; [.J$2]; [$cars_all.$B$1:.$B$1048576]; [.$A7]; [$cars_all.$C$1:.$C$1048576]; [.$B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lf driving cars are good</text:p>
          </table:table-cell>
          <table:table-cell office:value-type="string" calcext:value-type="string">
            <text:p>Some will integrate them effectively into a good public transport system.</text:p>
          </table:table-cell>
          <table:table-cell table:formula="of:=COUNTIFS([$cars_all.$A$1:.$A$1048576]; [.C$2]; [$cars_all.$B$1:.$B$1048576]; [.$A8]; [$cars_all.$C$1:.$C$1048576]; [.$B8])" office:value-type="float" office:value="1" calcext:value-type="float">
            <text:p>1</text:p>
          </table:table-cell>
          <table:table-cell table:formula="of:=COUNTIFS([$cars_all.$A$1:.$A$1048576]; [.D$2]; [$cars_all.$B$1:.$B$1048576]; [.$A8]; [$cars_all.$C$1:.$C$1048576]; [.$B8])" office:value-type="float" office:value="1" calcext:value-type="float">
            <text:p>1</text:p>
          </table:table-cell>
          <table:table-cell table:formula="of:=COUNTIFS([$cars_all.$A$1:.$A$1048576]; [.E$2]; [$cars_all.$B$1:.$B$1048576]; [.$A8]; [$cars_all.$C$1:.$C$1048576]; [.$B8])" office:value-type="float" office:value="1" calcext:value-type="float">
            <text:p>1</text:p>
          </table:table-cell>
          <table:table-cell table:formula="of:=COUNTIFS([$cars_all.$A$1:.$A$1048576]; [.F$2]; [$cars_all.$B$1:.$B$1048576]; [.$A8]; [$cars_all.$C$1:.$C$1048576]; [.$B8])" office:value-type="float" office:value="0" calcext:value-type="float">
            <text:p>0</text:p>
          </table:table-cell>
          <table:table-cell table:formula="of:=COUNTIFS([$cars_all.$A$1:.$A$1048576]; [.G$2]; [$cars_all.$B$1:.$B$1048576]; [.$A8]; [$cars_all.$C$1:.$C$1048576]; [.$B8])" office:value-type="float" office:value="0" calcext:value-type="float">
            <text:p>0</text:p>
          </table:table-cell>
          <table:table-cell table:formula="of:=COUNTIFS([$cars_all.$A$1:.$A$1048576]; [.H$2]; [$cars_all.$B$1:.$B$1048576]; [.$A8]; [$cars_all.$C$1:.$C$1048576]; [.$B8])" office:value-type="float" office:value="1" calcext:value-type="float">
            <text:p>1</text:p>
          </table:table-cell>
          <table:table-cell table:formula="of:=COUNTIFS([$cars_all.$A$1:.$A$1048576]; [.I$2]; [$cars_all.$B$1:.$B$1048576]; [.$A8]; [$cars_all.$C$1:.$C$1048576]; [.$B8])" office:value-type="float" office:value="1" calcext:value-type="float">
            <text:p>1</text:p>
          </table:table-cell>
          <table:table-cell table:formula="of:=COUNTIFS([$cars_all.$A$1:.$A$1048576]; [.J$2]; [$cars_all.$B$1:.$B$1048576]; [.$A8]; [$cars_all.$C$1:.$C$1048576]; [.$B8])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self driving cars are good</text:p>
          </table:table-cell>
          <table:table-cell office:value-type="string" calcext:value-type="string">
            <text:p>Self Drive Hire helped me find just the right vehicle I wanted and I could conveniently move my home within no time.</text:p>
          </table:table-cell>
          <table:table-cell table:formula="of:=COUNTIFS([$cars_all.$A$1:.$A$1048576]; [.C$2]; [$cars_all.$B$1:.$B$1048576]; [.$A9]; [$cars_all.$C$1:.$C$1048576]; [.$B9])" office:value-type="float" office:value="1" calcext:value-type="float">
            <text:p>1</text:p>
          </table:table-cell>
          <table:table-cell table:formula="of:=COUNTIFS([$cars_all.$A$1:.$A$1048576]; [.D$2]; [$cars_all.$B$1:.$B$1048576]; [.$A9]; [$cars_all.$C$1:.$C$1048576]; [.$B9])" office:value-type="float" office:value="1" calcext:value-type="float">
            <text:p>1</text:p>
          </table:table-cell>
          <table:table-cell table:formula="of:=COUNTIFS([$cars_all.$A$1:.$A$1048576]; [.E$2]; [$cars_all.$B$1:.$B$1048576]; [.$A9]; [$cars_all.$C$1:.$C$1048576]; [.$B9])" office:value-type="float" office:value="1" calcext:value-type="float">
            <text:p>1</text:p>
          </table:table-cell>
          <table:table-cell table:formula="of:=COUNTIFS([$cars_all.$A$1:.$A$1048576]; [.F$2]; [$cars_all.$B$1:.$B$1048576]; [.$A9]; [$cars_all.$C$1:.$C$1048576]; [.$B9])" office:value-type="float" office:value="1" calcext:value-type="float">
            <text:p>1</text:p>
          </table:table-cell>
          <table:table-cell table:formula="of:=COUNTIFS([$cars_all.$A$1:.$A$1048576]; [.G$2]; [$cars_all.$B$1:.$B$1048576]; [.$A9]; [$cars_all.$C$1:.$C$1048576]; [.$B9])" office:value-type="float" office:value="1" calcext:value-type="float">
            <text:p>1</text:p>
          </table:table-cell>
          <table:table-cell table:formula="of:=COUNTIFS([$cars_all.$A$1:.$A$1048576]; [.H$2]; [$cars_all.$B$1:.$B$1048576]; [.$A9]; [$cars_all.$C$1:.$C$1048576]; [.$B9])" office:value-type="float" office:value="1" calcext:value-type="float">
            <text:p>1</text:p>
          </table:table-cell>
          <table:table-cell table:formula="of:=COUNTIFS([$cars_all.$A$1:.$A$1048576]; [.I$2]; [$cars_all.$B$1:.$B$1048576]; [.$A9]; [$cars_all.$C$1:.$C$1048576]; [.$B9])" office:value-type="float" office:value="1" calcext:value-type="float">
            <text:p>1</text:p>
          </table:table-cell>
          <table:table-cell table:formula="of:=COUNTIFS([$cars_all.$A$1:.$A$1048576]; [.J$2]; [$cars_all.$B$1:.$B$1048576]; [.$A9]; [$cars_all.$C$1:.$C$1048576]; [.$B9])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Self Drive Hire helped me find just the right vehicle I wanted and I could conveniently move my home within no time.</text:p>
          </table:table-cell>
          <table:table-cell office:value-type="string" calcext:value-type="string">
            <text:p>Allowing self-driving vehicles is safer than human drivers because they are less prone to accidents on the road and will even help the environment.</text:p>
          </table:table-cell>
          <table:table-cell table:formula="of:=COUNTIFS([$cars_all.$A$1:.$A$1048576]; [.C$2]; [$cars_all.$B$1:.$B$1048576]; [.$A10]; [$cars_all.$C$1:.$C$1048576]; [.$B10])" office:value-type="float" office:value="1" calcext:value-type="float">
            <text:p>1</text:p>
          </table:table-cell>
          <table:table-cell table:formula="of:=COUNTIFS([$cars_all.$A$1:.$A$1048576]; [.D$2]; [$cars_all.$B$1:.$B$1048576]; [.$A10]; [$cars_all.$C$1:.$C$1048576]; [.$B10])" office:value-type="float" office:value="1" calcext:value-type="float">
            <text:p>1</text:p>
          </table:table-cell>
          <table:table-cell table:formula="of:=COUNTIFS([$cars_all.$A$1:.$A$1048576]; [.E$2]; [$cars_all.$B$1:.$B$1048576]; [.$A10]; [$cars_all.$C$1:.$C$1048576]; [.$B10])" office:value-type="float" office:value="1" calcext:value-type="float">
            <text:p>1</text:p>
          </table:table-cell>
          <table:table-cell table:formula="of:=COUNTIFS([$cars_all.$A$1:.$A$1048576]; [.F$2]; [$cars_all.$B$1:.$B$1048576]; [.$A10]; [$cars_all.$C$1:.$C$1048576]; [.$B10])" office:value-type="float" office:value="0" calcext:value-type="float">
            <text:p>0</text:p>
          </table:table-cell>
          <table:table-cell table:formula="of:=COUNTIFS([$cars_all.$A$1:.$A$1048576]; [.G$2]; [$cars_all.$B$1:.$B$1048576]; [.$A10]; [$cars_all.$C$1:.$C$1048576]; [.$B10])" office:value-type="float" office:value="0" calcext:value-type="float">
            <text:p>0</text:p>
          </table:table-cell>
          <table:table-cell table:formula="of:=COUNTIFS([$cars_all.$A$1:.$A$1048576]; [.H$2]; [$cars_all.$B$1:.$B$1048576]; [.$A10]; [$cars_all.$C$1:.$C$1048576]; [.$B10])" office:value-type="float" office:value="0" calcext:value-type="float">
            <text:p>0</text:p>
          </table:table-cell>
          <table:table-cell table:formula="of:=COUNTIFS([$cars_all.$A$1:.$A$1048576]; [.I$2]; [$cars_all.$B$1:.$B$1048576]; [.$A10]; [$cars_all.$C$1:.$C$1048576]; [.$B10])" office:value-type="float" office:value="0" calcext:value-type="float">
            <text:p>0</text:p>
          </table:table-cell>
          <table:table-cell table:formula="of:=COUNTIFS([$cars_all.$A$1:.$A$1048576]; [.J$2]; [$cars_all.$B$1:.$B$1048576]; [.$A10]; [$cars_all.$C$1:.$C$1048576]; [.$B10])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Self Drive Hire helped me find just the right vehicle I wanted and I could conveniently move my home within no time.</text:p>
          </table:table-cell>
          <table:table-cell office:value-type="string" calcext:value-type="string">
            <text:p>Apart from tourists using self-drive car hires for moving around, a lot of people moving their homes on their own will also find the self-drive hire services quite useful.</text:p>
          </table:table-cell>
          <table:table-cell table:formula="of:=COUNTIFS([$cars_all.$A$1:.$A$1048576]; [.C$2]; [$cars_all.$B$1:.$B$1048576]; [.$A11]; [$cars_all.$C$1:.$C$1048576]; [.$B11])" office:value-type="float" office:value="1" calcext:value-type="float">
            <text:p>1</text:p>
          </table:table-cell>
          <table:table-cell table:formula="of:=COUNTIFS([$cars_all.$A$1:.$A$1048576]; [.D$2]; [$cars_all.$B$1:.$B$1048576]; [.$A11]; [$cars_all.$C$1:.$C$1048576]; [.$B11])" office:value-type="float" office:value="1" calcext:value-type="float">
            <text:p>1</text:p>
          </table:table-cell>
          <table:table-cell table:formula="of:=COUNTIFS([$cars_all.$A$1:.$A$1048576]; [.E$2]; [$cars_all.$B$1:.$B$1048576]; [.$A11]; [$cars_all.$C$1:.$C$1048576]; [.$B11])" office:value-type="float" office:value="1" calcext:value-type="float">
            <text:p>1</text:p>
          </table:table-cell>
          <table:table-cell table:formula="of:=COUNTIFS([$cars_all.$A$1:.$A$1048576]; [.F$2]; [$cars_all.$B$1:.$B$1048576]; [.$A11]; [$cars_all.$C$1:.$C$1048576]; [.$B11])" office:value-type="float" office:value="1" calcext:value-type="float">
            <text:p>1</text:p>
          </table:table-cell>
          <table:table-cell table:formula="of:=COUNTIFS([$cars_all.$A$1:.$A$1048576]; [.G$2]; [$cars_all.$B$1:.$B$1048576]; [.$A11]; [$cars_all.$C$1:.$C$1048576]; [.$B11])" office:value-type="float" office:value="1" calcext:value-type="float">
            <text:p>1</text:p>
          </table:table-cell>
          <table:table-cell table:formula="of:=COUNTIFS([$cars_all.$A$1:.$A$1048576]; [.H$2]; [$cars_all.$B$1:.$B$1048576]; [.$A11]; [$cars_all.$C$1:.$C$1048576]; [.$B11])" office:value-type="float" office:value="1" calcext:value-type="float">
            <text:p>1</text:p>
          </table:table-cell>
          <table:table-cell table:formula="of:=COUNTIFS([$cars_all.$A$1:.$A$1048576]; [.I$2]; [$cars_all.$B$1:.$B$1048576]; [.$A11]; [$cars_all.$C$1:.$C$1048576]; [.$B11])" office:value-type="float" office:value="1" calcext:value-type="float">
            <text:p>1</text:p>
          </table:table-cell>
          <table:table-cell table:formula="of:=COUNTIFS([$cars_all.$A$1:.$A$1048576]; [.J$2]; [$cars_all.$B$1:.$B$1048576]; [.$A11]; [$cars_all.$C$1:.$C$1048576]; [.$B11])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Cars are costly to buy and maintain.</text:p>
          </table:table-cell>
          <table:table-cell office:value-type="string" calcext:value-type="string">
            <text:p>Cars can be delivered and routed as needed, and they can be used more consistently throughout the day, picking up new passengers after dropping others off.</text:p>
          </table:table-cell>
          <table:table-cell table:formula="of:=COUNTIFS([$cars_all.$A$1:.$A$1048576]; [.C$2]; [$cars_all.$B$1:.$B$1048576]; [.$A12]; [$cars_all.$C$1:.$C$1048576]; [.$B12])" office:value-type="float" office:value="1" calcext:value-type="float">
            <text:p>1</text:p>
          </table:table-cell>
          <table:table-cell table:formula="of:=COUNTIFS([$cars_all.$A$1:.$A$1048576]; [.D$2]; [$cars_all.$B$1:.$B$1048576]; [.$A12]; [$cars_all.$C$1:.$C$1048576]; [.$B12])" office:value-type="float" office:value="1" calcext:value-type="float">
            <text:p>1</text:p>
          </table:table-cell>
          <table:table-cell table:formula="of:=COUNTIFS([$cars_all.$A$1:.$A$1048576]; [.E$2]; [$cars_all.$B$1:.$B$1048576]; [.$A12]; [$cars_all.$C$1:.$C$1048576]; [.$B12])" office:value-type="float" office:value="1" calcext:value-type="float">
            <text:p>1</text:p>
          </table:table-cell>
          <table:table-cell table:formula="of:=COUNTIFS([$cars_all.$A$1:.$A$1048576]; [.F$2]; [$cars_all.$B$1:.$B$1048576]; [.$A12]; [$cars_all.$C$1:.$C$1048576]; [.$B12])" office:value-type="float" office:value="0" calcext:value-type="float">
            <text:p>0</text:p>
          </table:table-cell>
          <table:table-cell table:formula="of:=COUNTIFS([$cars_all.$A$1:.$A$1048576]; [.G$2]; [$cars_all.$B$1:.$B$1048576]; [.$A12]; [$cars_all.$C$1:.$C$1048576]; [.$B12])" office:value-type="float" office:value="0" calcext:value-type="float">
            <text:p>0</text:p>
          </table:table-cell>
          <table:table-cell table:formula="of:=COUNTIFS([$cars_all.$A$1:.$A$1048576]; [.H$2]; [$cars_all.$B$1:.$B$1048576]; [.$A12]; [$cars_all.$C$1:.$C$1048576]; [.$B12])" office:value-type="float" office:value="0" calcext:value-type="float">
            <text:p>0</text:p>
          </table:table-cell>
          <table:table-cell table:formula="of:=COUNTIFS([$cars_all.$A$1:.$A$1048576]; [.I$2]; [$cars_all.$B$1:.$B$1048576]; [.$A12]; [$cars_all.$C$1:.$C$1048576]; [.$B12])" office:value-type="float" office:value="0" calcext:value-type="float">
            <text:p>0</text:p>
          </table:table-cell>
          <table:table-cell table:formula="of:=COUNTIFS([$cars_all.$A$1:.$A$1048576]; [.J$2]; [$cars_all.$B$1:.$B$1048576]; [.$A12]; [$cars_all.$C$1:.$C$1048576]; [.$B12])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Self Drive Hire helped me find just the right vehicle I wanted and I could conveniently move my home within no time.</text:p>
          </table:table-cell>
          <table:table-cell office:value-type="string" calcext:value-type="string">
            <text:p>Cars are costly to buy and maintain.</text:p>
          </table:table-cell>
          <table:table-cell table:formula="of:=COUNTIFS([$cars_all.$A$1:.$A$1048576]; [.C$2]; [$cars_all.$B$1:.$B$1048576]; [.$A13]; [$cars_all.$C$1:.$C$1048576]; [.$B13])" office:value-type="float" office:value="1" calcext:value-type="float">
            <text:p>1</text:p>
          </table:table-cell>
          <table:table-cell table:formula="of:=COUNTIFS([$cars_all.$A$1:.$A$1048576]; [.D$2]; [$cars_all.$B$1:.$B$1048576]; [.$A13]; [$cars_all.$C$1:.$C$1048576]; [.$B13])" office:value-type="float" office:value="1" calcext:value-type="float">
            <text:p>1</text:p>
          </table:table-cell>
          <table:table-cell table:formula="of:=COUNTIFS([$cars_all.$A$1:.$A$1048576]; [.E$2]; [$cars_all.$B$1:.$B$1048576]; [.$A13]; [$cars_all.$C$1:.$C$1048576]; [.$B13])" office:value-type="float" office:value="1" calcext:value-type="float">
            <text:p>1</text:p>
          </table:table-cell>
          <table:table-cell table:formula="of:=COUNTIFS([$cars_all.$A$1:.$A$1048576]; [.F$2]; [$cars_all.$B$1:.$B$1048576]; [.$A13]; [$cars_all.$C$1:.$C$1048576]; [.$B13])" office:value-type="float" office:value="0" calcext:value-type="float">
            <text:p>0</text:p>
          </table:table-cell>
          <table:table-cell table:formula="of:=COUNTIFS([$cars_all.$A$1:.$A$1048576]; [.G$2]; [$cars_all.$B$1:.$B$1048576]; [.$A13]; [$cars_all.$C$1:.$C$1048576]; [.$B13])" office:value-type="float" office:value="0" calcext:value-type="float">
            <text:p>0</text:p>
          </table:table-cell>
          <table:table-cell table:formula="of:=COUNTIFS([$cars_all.$A$1:.$A$1048576]; [.H$2]; [$cars_all.$B$1:.$B$1048576]; [.$A13]; [$cars_all.$C$1:.$C$1048576]; [.$B13])" office:value-type="float" office:value="0" calcext:value-type="float">
            <text:p>0</text:p>
          </table:table-cell>
          <table:table-cell table:formula="of:=COUNTIFS([$cars_all.$A$1:.$A$1048576]; [.I$2]; [$cars_all.$B$1:.$B$1048576]; [.$A13]; [$cars_all.$C$1:.$C$1048576]; [.$B13])" office:value-type="float" office:value="0" calcext:value-type="float">
            <text:p>0</text:p>
          </table:table-cell>
          <table:table-cell table:formula="of:=COUNTIFS([$cars_all.$A$1:.$A$1048576]; [.J$2]; [$cars_all.$B$1:.$B$1048576]; [.$A13]; [$cars_all.$C$1:.$C$1048576]; [.$B13])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There are potential downsides to self-driving cars, of course.</text:p>
          </table:table-cell>
          <table:table-cell office:value-type="string" calcext:value-type="string">
            <text:p>On the other hand, the regulatory regime that currently governs the automotive industry is probably not a good fit for self-driving technology.</text:p>
          </table:table-cell>
          <table:table-cell table:formula="of:=COUNTIFS([$cars_all.$A$1:.$A$1048576]; [.C$2]; [$cars_all.$B$1:.$B$1048576]; [.$A14]; [$cars_all.$C$1:.$C$1048576]; [.$B14])" office:value-type="float" office:value="1" calcext:value-type="float">
            <text:p>1</text:p>
          </table:table-cell>
          <table:table-cell table:formula="of:=COUNTIFS([$cars_all.$A$1:.$A$1048576]; [.D$2]; [$cars_all.$B$1:.$B$1048576]; [.$A14]; [$cars_all.$C$1:.$C$1048576]; [.$B14])" office:value-type="float" office:value="1" calcext:value-type="float">
            <text:p>1</text:p>
          </table:table-cell>
          <table:table-cell table:formula="of:=COUNTIFS([$cars_all.$A$1:.$A$1048576]; [.E$2]; [$cars_all.$B$1:.$B$1048576]; [.$A14]; [$cars_all.$C$1:.$C$1048576]; [.$B14])" office:value-type="float" office:value="1" calcext:value-type="float">
            <text:p>1</text:p>
          </table:table-cell>
          <table:table-cell table:formula="of:=COUNTIFS([$cars_all.$A$1:.$A$1048576]; [.F$2]; [$cars_all.$B$1:.$B$1048576]; [.$A14]; [$cars_all.$C$1:.$C$1048576]; [.$B14])" office:value-type="float" office:value="0" calcext:value-type="float">
            <text:p>0</text:p>
          </table:table-cell>
          <table:table-cell table:formula="of:=COUNTIFS([$cars_all.$A$1:.$A$1048576]; [.G$2]; [$cars_all.$B$1:.$B$1048576]; [.$A14]; [$cars_all.$C$1:.$C$1048576]; [.$B14])" office:value-type="float" office:value="0" calcext:value-type="float">
            <text:p>0</text:p>
          </table:table-cell>
          <table:table-cell table:formula="of:=COUNTIFS([$cars_all.$A$1:.$A$1048576]; [.H$2]; [$cars_all.$B$1:.$B$1048576]; [.$A14]; [$cars_all.$C$1:.$C$1048576]; [.$B14])" office:value-type="float" office:value="1" calcext:value-type="float">
            <text:p>1</text:p>
          </table:table-cell>
          <table:table-cell table:formula="of:=COUNTIFS([$cars_all.$A$1:.$A$1048576]; [.I$2]; [$cars_all.$B$1:.$B$1048576]; [.$A14]; [$cars_all.$C$1:.$C$1048576]; [.$B14])" office:value-type="float" office:value="1" calcext:value-type="float">
            <text:p>1</text:p>
          </table:table-cell>
          <table:table-cell table:formula="of:=COUNTIFS([$cars_all.$A$1:.$A$1048576]; [.J$2]; [$cars_all.$B$1:.$B$1048576]; [.$A14]; [$cars_all.$C$1:.$C$1048576]; [.$B14])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This variety of disparate tools and technologies will not only help steer the car down the center of its lane but also help avoid collisions, they say.</text:p>
          </table:table-cell>
          <table:table-cell office:value-type="string" calcext:value-type="string">
            <text:p>Even the best automotive safety technology can't possibly save every life.</text:p>
          </table:table-cell>
          <table:table-cell table:formula="of:=COUNTIFS([$cars_all.$A$1:.$A$1048576]; [.C$2]; [$cars_all.$B$1:.$B$1048576]; [.$A15]; [$cars_all.$C$1:.$C$1048576]; [.$B15])" office:value-type="float" office:value="1" calcext:value-type="float">
            <text:p>1</text:p>
          </table:table-cell>
          <table:table-cell table:formula="of:=COUNTIFS([$cars_all.$A$1:.$A$1048576]; [.D$2]; [$cars_all.$B$1:.$B$1048576]; [.$A15]; [$cars_all.$C$1:.$C$1048576]; [.$B15])" office:value-type="float" office:value="1" calcext:value-type="float">
            <text:p>1</text:p>
          </table:table-cell>
          <table:table-cell table:formula="of:=COUNTIFS([$cars_all.$A$1:.$A$1048576]; [.E$2]; [$cars_all.$B$1:.$B$1048576]; [.$A15]; [$cars_all.$C$1:.$C$1048576]; [.$B15])" office:value-type="float" office:value="1" calcext:value-type="float">
            <text:p>1</text:p>
          </table:table-cell>
          <table:table-cell table:formula="of:=COUNTIFS([$cars_all.$A$1:.$A$1048576]; [.F$2]; [$cars_all.$B$1:.$B$1048576]; [.$A15]; [$cars_all.$C$1:.$C$1048576]; [.$B15])" office:value-type="float" office:value="0" calcext:value-type="float">
            <text:p>0</text:p>
          </table:table-cell>
          <table:table-cell table:formula="of:=COUNTIFS([$cars_all.$A$1:.$A$1048576]; [.G$2]; [$cars_all.$B$1:.$B$1048576]; [.$A15]; [$cars_all.$C$1:.$C$1048576]; [.$B15])" office:value-type="float" office:value="0" calcext:value-type="float">
            <text:p>0</text:p>
          </table:table-cell>
          <table:table-cell table:formula="of:=COUNTIFS([$cars_all.$A$1:.$A$1048576]; [.H$2]; [$cars_all.$B$1:.$B$1048576]; [.$A15]; [$cars_all.$C$1:.$C$1048576]; [.$B15])" office:value-type="float" office:value="1" calcext:value-type="float">
            <text:p>1</text:p>
          </table:table-cell>
          <table:table-cell table:formula="of:=COUNTIFS([$cars_all.$A$1:.$A$1048576]; [.I$2]; [$cars_all.$B$1:.$B$1048576]; [.$A15]; [$cars_all.$C$1:.$C$1048576]; [.$B15])" office:value-type="float" office:value="1" calcext:value-type="float">
            <text:p>1</text:p>
          </table:table-cell>
          <table:table-cell table:formula="of:=COUNTIFS([$cars_all.$A$1:.$A$1048576]; [.J$2]; [$cars_all.$B$1:.$B$1048576]; [.$A15]; [$cars_all.$C$1:.$C$1048576]; [.$B15])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Self Drive Hire helped me find just the right vehicle I wanted and I could conveniently move my home within no time.</text:p>
          </table:table-cell>
          <table:table-cell office:value-type="string" calcext:value-type="string">
            <text:p>There are potential downsides to self-driving cars, of course.</text:p>
          </table:table-cell>
          <table:table-cell table:formula="of:=COUNTIFS([$cars_all.$A$1:.$A$1048576]; [.C$2]; [$cars_all.$B$1:.$B$1048576]; [.$A16]; [$cars_all.$C$1:.$C$1048576]; [.$B16])" office:value-type="float" office:value="1" calcext:value-type="float">
            <text:p>1</text:p>
          </table:table-cell>
          <table:table-cell table:formula="of:=COUNTIFS([$cars_all.$A$1:.$A$1048576]; [.D$2]; [$cars_all.$B$1:.$B$1048576]; [.$A16]; [$cars_all.$C$1:.$C$1048576]; [.$B16])" office:value-type="float" office:value="1" calcext:value-type="float">
            <text:p>1</text:p>
          </table:table-cell>
          <table:table-cell table:formula="of:=COUNTIFS([$cars_all.$A$1:.$A$1048576]; [.E$2]; [$cars_all.$B$1:.$B$1048576]; [.$A16]; [$cars_all.$C$1:.$C$1048576]; [.$B16])" office:value-type="float" office:value="1" calcext:value-type="float">
            <text:p>1</text:p>
          </table:table-cell>
          <table:table-cell table:formula="of:=COUNTIFS([$cars_all.$A$1:.$A$1048576]; [.F$2]; [$cars_all.$B$1:.$B$1048576]; [.$A16]; [$cars_all.$C$1:.$C$1048576]; [.$B16])" office:value-type="float" office:value="0" calcext:value-type="float">
            <text:p>0</text:p>
          </table:table-cell>
          <table:table-cell table:formula="of:=COUNTIFS([$cars_all.$A$1:.$A$1048576]; [.G$2]; [$cars_all.$B$1:.$B$1048576]; [.$A16]; [$cars_all.$C$1:.$C$1048576]; [.$B16])" office:value-type="float" office:value="0" calcext:value-type="float">
            <text:p>0</text:p>
          </table:table-cell>
          <table:table-cell table:formula="of:=COUNTIFS([$cars_all.$A$1:.$A$1048576]; [.H$2]; [$cars_all.$B$1:.$B$1048576]; [.$A16]; [$cars_all.$C$1:.$C$1048576]; [.$B16])" office:value-type="float" office:value="0" calcext:value-type="float">
            <text:p>0</text:p>
          </table:table-cell>
          <table:table-cell table:formula="of:=COUNTIFS([$cars_all.$A$1:.$A$1048576]; [.I$2]; [$cars_all.$B$1:.$B$1048576]; [.$A16]; [$cars_all.$C$1:.$C$1048576]; [.$B16])" office:value-type="float" office:value="0" calcext:value-type="float">
            <text:p>0</text:p>
          </table:table-cell>
          <table:table-cell table:formula="of:=COUNTIFS([$cars_all.$A$1:.$A$1048576]; [.J$2]; [$cars_all.$B$1:.$B$1048576]; [.$A16]; [$cars_all.$C$1:.$C$1048576]; [.$B1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lf driving cars are good</text:p>
          </table:table-cell>
          <table:table-cell office:value-type="string" calcext:value-type="string">
            <text:p>The first fully autonomous car for mass consumption will probably be quite expensive.</text:p>
          </table:table-cell>
          <table:table-cell table:formula="of:=COUNTIFS([$cars_all.$A$1:.$A$1048576]; [.C$2]; [$cars_all.$B$1:.$B$1048576]; [.$A17]; [$cars_all.$C$1:.$C$1048576]; [.$B17])" office:value-type="float" office:value="1" calcext:value-type="float">
            <text:p>1</text:p>
          </table:table-cell>
          <table:table-cell table:formula="of:=COUNTIFS([$cars_all.$A$1:.$A$1048576]; [.D$2]; [$cars_all.$B$1:.$B$1048576]; [.$A17]; [$cars_all.$C$1:.$C$1048576]; [.$B17])" office:value-type="float" office:value="1" calcext:value-type="float">
            <text:p>1</text:p>
          </table:table-cell>
          <table:table-cell table:formula="of:=COUNTIFS([$cars_all.$A$1:.$A$1048576]; [.E$2]; [$cars_all.$B$1:.$B$1048576]; [.$A17]; [$cars_all.$C$1:.$C$1048576]; [.$B17])" office:value-type="float" office:value="1" calcext:value-type="float">
            <text:p>1</text:p>
          </table:table-cell>
          <table:table-cell table:formula="of:=COUNTIFS([$cars_all.$A$1:.$A$1048576]; [.F$2]; [$cars_all.$B$1:.$B$1048576]; [.$A17]; [$cars_all.$C$1:.$C$1048576]; [.$B17])" office:value-type="float" office:value="0" calcext:value-type="float">
            <text:p>0</text:p>
          </table:table-cell>
          <table:table-cell table:formula="of:=COUNTIFS([$cars_all.$A$1:.$A$1048576]; [.G$2]; [$cars_all.$B$1:.$B$1048576]; [.$A17]; [$cars_all.$C$1:.$C$1048576]; [.$B17])" office:value-type="float" office:value="0" calcext:value-type="float">
            <text:p>0</text:p>
          </table:table-cell>
          <table:table-cell table:formula="of:=COUNTIFS([$cars_all.$A$1:.$A$1048576]; [.H$2]; [$cars_all.$B$1:.$B$1048576]; [.$A17]; [$cars_all.$C$1:.$C$1048576]; [.$B17])" office:value-type="float" office:value="1" calcext:value-type="float">
            <text:p>1</text:p>
          </table:table-cell>
          <table:table-cell table:formula="of:=COUNTIFS([$cars_all.$A$1:.$A$1048576]; [.I$2]; [$cars_all.$B$1:.$B$1048576]; [.$A17]; [$cars_all.$C$1:.$C$1048576]; [.$B17])" office:value-type="float" office:value="1" calcext:value-type="float">
            <text:p>1</text:p>
          </table:table-cell>
          <table:table-cell table:formula="of:=COUNTIFS([$cars_all.$A$1:.$A$1048576]; [.J$2]; [$cars_all.$B$1:.$B$1048576]; [.$A17]; [$cars_all.$C$1:.$C$1048576]; [.$B17])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Self Drive Hire helped me find just the right vehicle I wanted and I could conveniently move my home within no time.</text:p>
          </table:table-cell>
          <table:table-cell office:value-type="string" calcext:value-type="string">
            <text:p>But people aren't going to be comfortable and trusting of self-driving cars.</text:p>
          </table:table-cell>
          <table:table-cell table:formula="of:=COUNTIFS([$cars_all.$A$1:.$A$1048576]; [.C$2]; [$cars_all.$B$1:.$B$1048576]; [.$A18]; [$cars_all.$C$1:.$C$1048576]; [.$B18])" office:value-type="float" office:value="1" calcext:value-type="float">
            <text:p>1</text:p>
          </table:table-cell>
          <table:table-cell table:formula="of:=COUNTIFS([$cars_all.$A$1:.$A$1048576]; [.D$2]; [$cars_all.$B$1:.$B$1048576]; [.$A18]; [$cars_all.$C$1:.$C$1048576]; [.$B18])" office:value-type="float" office:value="1" calcext:value-type="float">
            <text:p>1</text:p>
          </table:table-cell>
          <table:table-cell table:formula="of:=COUNTIFS([$cars_all.$A$1:.$A$1048576]; [.E$2]; [$cars_all.$B$1:.$B$1048576]; [.$A18]; [$cars_all.$C$1:.$C$1048576]; [.$B18])" office:value-type="float" office:value="1" calcext:value-type="float">
            <text:p>1</text:p>
          </table:table-cell>
          <table:table-cell table:formula="of:=COUNTIFS([$cars_all.$A$1:.$A$1048576]; [.F$2]; [$cars_all.$B$1:.$B$1048576]; [.$A18]; [$cars_all.$C$1:.$C$1048576]; [.$B18])" office:value-type="float" office:value="0" calcext:value-type="float">
            <text:p>0</text:p>
          </table:table-cell>
          <table:table-cell table:formula="of:=COUNTIFS([$cars_all.$A$1:.$A$1048576]; [.G$2]; [$cars_all.$B$1:.$B$1048576]; [.$A18]; [$cars_all.$C$1:.$C$1048576]; [.$B18])" office:value-type="float" office:value="0" calcext:value-type="float">
            <text:p>0</text:p>
          </table:table-cell>
          <table:table-cell table:formula="of:=COUNTIFS([$cars_all.$A$1:.$A$1048576]; [.H$2]; [$cars_all.$B$1:.$B$1048576]; [.$A18]; [$cars_all.$C$1:.$C$1048576]; [.$B18])" office:value-type="float" office:value="0" calcext:value-type="float">
            <text:p>0</text:p>
          </table:table-cell>
          <table:table-cell table:formula="of:=COUNTIFS([$cars_all.$A$1:.$A$1048576]; [.I$2]; [$cars_all.$B$1:.$B$1048576]; [.$A18]; [$cars_all.$C$1:.$C$1048576]; [.$B18])" office:value-type="float" office:value="0" calcext:value-type="float">
            <text:p>0</text:p>
          </table:table-cell>
          <table:table-cell table:formula="of:=COUNTIFS([$cars_all.$A$1:.$A$1048576]; [.J$2]; [$cars_all.$B$1:.$B$1048576]; [.$A18]; [$cars_all.$C$1:.$C$1048576]; [.$B18])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self driving cars are good</text:p>
          </table:table-cell>
          <table:table-cell office:value-type="string" calcext:value-type="string">
            <text:p>However, given that self-driving cars will have the potential to kill not only their passengers but innocent third parties, there will be significant pressures for greater regulation.</text:p>
          </table:table-cell>
          <table:table-cell table:formula="of:=COUNTIFS([$cars_all.$A$1:.$A$1048576]; [.C$2]; [$cars_all.$B$1:.$B$1048576]; [.$A19]; [$cars_all.$C$1:.$C$1048576]; [.$B19])" office:value-type="float" office:value="1" calcext:value-type="float">
            <text:p>1</text:p>
          </table:table-cell>
          <table:table-cell table:formula="of:=COUNTIFS([$cars_all.$A$1:.$A$1048576]; [.D$2]; [$cars_all.$B$1:.$B$1048576]; [.$A19]; [$cars_all.$C$1:.$C$1048576]; [.$B19])" office:value-type="float" office:value="1" calcext:value-type="float">
            <text:p>1</text:p>
          </table:table-cell>
          <table:table-cell table:formula="of:=COUNTIFS([$cars_all.$A$1:.$A$1048576]; [.E$2]; [$cars_all.$B$1:.$B$1048576]; [.$A19]; [$cars_all.$C$1:.$C$1048576]; [.$B19])" office:value-type="float" office:value="1" calcext:value-type="float">
            <text:p>1</text:p>
          </table:table-cell>
          <table:table-cell table:formula="of:=COUNTIFS([$cars_all.$A$1:.$A$1048576]; [.F$2]; [$cars_all.$B$1:.$B$1048576]; [.$A19]; [$cars_all.$C$1:.$C$1048576]; [.$B19])" office:value-type="float" office:value="0" calcext:value-type="float">
            <text:p>0</text:p>
          </table:table-cell>
          <table:table-cell table:formula="of:=COUNTIFS([$cars_all.$A$1:.$A$1048576]; [.G$2]; [$cars_all.$B$1:.$B$1048576]; [.$A19]; [$cars_all.$C$1:.$C$1048576]; [.$B19])" office:value-type="float" office:value="0" calcext:value-type="float">
            <text:p>0</text:p>
          </table:table-cell>
          <table:table-cell table:formula="of:=COUNTIFS([$cars_all.$A$1:.$A$1048576]; [.H$2]; [$cars_all.$B$1:.$B$1048576]; [.$A19]; [$cars_all.$C$1:.$C$1048576]; [.$B19])" office:value-type="float" office:value="1" calcext:value-type="float">
            <text:p>1</text:p>
          </table:table-cell>
          <table:table-cell table:formula="of:=COUNTIFS([$cars_all.$A$1:.$A$1048576]; [.I$2]; [$cars_all.$B$1:.$B$1048576]; [.$A19]; [$cars_all.$C$1:.$C$1048576]; [.$B19])" office:value-type="float" office:value="1" calcext:value-type="float">
            <text:p>1</text:p>
          </table:table-cell>
          <table:table-cell table:formula="of:=COUNTIFS([$cars_all.$A$1:.$A$1048576]; [.J$2]; [$cars_all.$B$1:.$B$1048576]; [.$A19]; [$cars_all.$C$1:.$C$1048576]; [.$B19])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self driving cars are good</text:p>
          </table:table-cell>
          <table:table-cell office:value-type="string" calcext:value-type="string">
            <text:p>The technology's not quite thereThe most obvious hurdle for self-driving cars is the technology that makes them drive themselves.</text:p>
          </table:table-cell>
          <table:table-cell table:formula="of:=COUNTIFS([$cars_all.$A$1:.$A$1048576]; [.C$2]; [$cars_all.$B$1:.$B$1048576]; [.$A20]; [$cars_all.$C$1:.$C$1048576]; [.$B20])" office:value-type="float" office:value="1" calcext:value-type="float">
            <text:p>1</text:p>
          </table:table-cell>
          <table:table-cell table:formula="of:=COUNTIFS([$cars_all.$A$1:.$A$1048576]; [.D$2]; [$cars_all.$B$1:.$B$1048576]; [.$A20]; [$cars_all.$C$1:.$C$1048576]; [.$B20])" office:value-type="float" office:value="1" calcext:value-type="float">
            <text:p>1</text:p>
          </table:table-cell>
          <table:table-cell table:formula="of:=COUNTIFS([$cars_all.$A$1:.$A$1048576]; [.E$2]; [$cars_all.$B$1:.$B$1048576]; [.$A20]; [$cars_all.$C$1:.$C$1048576]; [.$B20])" office:value-type="float" office:value="1" calcext:value-type="float">
            <text:p>1</text:p>
          </table:table-cell>
          <table:table-cell table:formula="of:=COUNTIFS([$cars_all.$A$1:.$A$1048576]; [.F$2]; [$cars_all.$B$1:.$B$1048576]; [.$A20]; [$cars_all.$C$1:.$C$1048576]; [.$B20])" office:value-type="float" office:value="1" calcext:value-type="float">
            <text:p>1</text:p>
          </table:table-cell>
          <table:table-cell table:formula="of:=COUNTIFS([$cars_all.$A$1:.$A$1048576]; [.G$2]; [$cars_all.$B$1:.$B$1048576]; [.$A20]; [$cars_all.$C$1:.$C$1048576]; [.$B20])" office:value-type="float" office:value="1" calcext:value-type="float">
            <text:p>1</text:p>
          </table:table-cell>
          <table:table-cell table:formula="of:=COUNTIFS([$cars_all.$A$1:.$A$1048576]; [.H$2]; [$cars_all.$B$1:.$B$1048576]; [.$A20]; [$cars_all.$C$1:.$C$1048576]; [.$B20])" office:value-type="float" office:value="1" calcext:value-type="float">
            <text:p>1</text:p>
          </table:table-cell>
          <table:table-cell table:formula="of:=COUNTIFS([$cars_all.$A$1:.$A$1048576]; [.I$2]; [$cars_all.$B$1:.$B$1048576]; [.$A20]; [$cars_all.$C$1:.$C$1048576]; [.$B20])" office:value-type="float" office:value="1" calcext:value-type="float">
            <text:p>1</text:p>
          </table:table-cell>
          <table:table-cell table:formula="of:=COUNTIFS([$cars_all.$A$1:.$A$1048576]; [.J$2]; [$cars_all.$B$1:.$B$1048576]; [.$A20]; [$cars_all.$C$1:.$C$1048576]; [.$B2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ven the best automotive safety technology can't possibly save every life.</text:p>
          </table:table-cell>
          <table:table-cell office:value-type="string" calcext:value-type="string">
            <text:p>But if automakers can tackle the logistics of a such a system, they'll make a killing.</text:p>
          </table:table-cell>
          <table:table-cell table:formula="of:=COUNTIFS([$cars_all.$A$1:.$A$1048576]; [.C$2]; [$cars_all.$B$1:.$B$1048576]; [.$A21]; [$cars_all.$C$1:.$C$1048576]; [.$B21])" office:value-type="float" office:value="1" calcext:value-type="float">
            <text:p>1</text:p>
          </table:table-cell>
          <table:table-cell table:formula="of:=COUNTIFS([$cars_all.$A$1:.$A$1048576]; [.D$2]; [$cars_all.$B$1:.$B$1048576]; [.$A21]; [$cars_all.$C$1:.$C$1048576]; [.$B21])" office:value-type="float" office:value="1" calcext:value-type="float">
            <text:p>1</text:p>
          </table:table-cell>
          <table:table-cell table:formula="of:=COUNTIFS([$cars_all.$A$1:.$A$1048576]; [.E$2]; [$cars_all.$B$1:.$B$1048576]; [.$A21]; [$cars_all.$C$1:.$C$1048576]; [.$B21])" office:value-type="float" office:value="1" calcext:value-type="float">
            <text:p>1</text:p>
          </table:table-cell>
          <table:table-cell table:formula="of:=COUNTIFS([$cars_all.$A$1:.$A$1048576]; [.F$2]; [$cars_all.$B$1:.$B$1048576]; [.$A21]; [$cars_all.$C$1:.$C$1048576]; [.$B21])" office:value-type="float" office:value="1" calcext:value-type="float">
            <text:p>1</text:p>
          </table:table-cell>
          <table:table-cell table:formula="of:=COUNTIFS([$cars_all.$A$1:.$A$1048576]; [.G$2]; [$cars_all.$B$1:.$B$1048576]; [.$A21]; [$cars_all.$C$1:.$C$1048576]; [.$B21])" office:value-type="float" office:value="1" calcext:value-type="float">
            <text:p>1</text:p>
          </table:table-cell>
          <table:table-cell table:formula="of:=COUNTIFS([$cars_all.$A$1:.$A$1048576]; [.H$2]; [$cars_all.$B$1:.$B$1048576]; [.$A21]; [$cars_all.$C$1:.$C$1048576]; [.$B21])" office:value-type="float" office:value="1" calcext:value-type="float">
            <text:p>1</text:p>
          </table:table-cell>
          <table:table-cell table:formula="of:=COUNTIFS([$cars_all.$A$1:.$A$1048576]; [.I$2]; [$cars_all.$B$1:.$B$1048576]; [.$A21]; [$cars_all.$C$1:.$C$1048576]; [.$B21])" office:value-type="float" office:value="1" calcext:value-type="float">
            <text:p>1</text:p>
          </table:table-cell>
          <table:table-cell table:formula="of:=COUNTIFS([$cars_all.$A$1:.$A$1048576]; [.J$2]; [$cars_all.$B$1:.$B$1048576]; [.$A21]; [$cars_all.$C$1:.$C$1048576]; [.$B21])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The idea behind such technology is to not only make driving more convenient, but also safer.</text:p>
          </table:table-cell>
          <table:table-cell office:value-type="string" calcext:value-type="string">
            <text:p>This is a real concern - will cars be going faster because it's statistically safer at higher speeds with computers' reaction times?</text:p>
          </table:table-cell>
          <table:table-cell table:formula="of:=COUNTIFS([$cars_all.$A$1:.$A$1048576]; [.C$2]; [$cars_all.$B$1:.$B$1048576]; [.$A22]; [$cars_all.$C$1:.$C$1048576]; [.$B22])" office:value-type="float" office:value="1" calcext:value-type="float">
            <text:p>1</text:p>
          </table:table-cell>
          <table:table-cell table:formula="of:=COUNTIFS([$cars_all.$A$1:.$A$1048576]; [.D$2]; [$cars_all.$B$1:.$B$1048576]; [.$A22]; [$cars_all.$C$1:.$C$1048576]; [.$B22])" office:value-type="float" office:value="1" calcext:value-type="float">
            <text:p>1</text:p>
          </table:table-cell>
          <table:table-cell table:formula="of:=COUNTIFS([$cars_all.$A$1:.$A$1048576]; [.E$2]; [$cars_all.$B$1:.$B$1048576]; [.$A22]; [$cars_all.$C$1:.$C$1048576]; [.$B22])" office:value-type="float" office:value="1" calcext:value-type="float">
            <text:p>1</text:p>
          </table:table-cell>
          <table:table-cell table:formula="of:=COUNTIFS([$cars_all.$A$1:.$A$1048576]; [.F$2]; [$cars_all.$B$1:.$B$1048576]; [.$A22]; [$cars_all.$C$1:.$C$1048576]; [.$B22])" office:value-type="float" office:value="0" calcext:value-type="float">
            <text:p>0</text:p>
          </table:table-cell>
          <table:table-cell table:formula="of:=COUNTIFS([$cars_all.$A$1:.$A$1048576]; [.G$2]; [$cars_all.$B$1:.$B$1048576]; [.$A22]; [$cars_all.$C$1:.$C$1048576]; [.$B22])" office:value-type="float" office:value="0" calcext:value-type="float">
            <text:p>0</text:p>
          </table:table-cell>
          <table:table-cell table:formula="of:=COUNTIFS([$cars_all.$A$1:.$A$1048576]; [.H$2]; [$cars_all.$B$1:.$B$1048576]; [.$A22]; [$cars_all.$C$1:.$C$1048576]; [.$B22])" office:value-type="float" office:value="1" calcext:value-type="float">
            <text:p>1</text:p>
          </table:table-cell>
          <table:table-cell table:formula="of:=COUNTIFS([$cars_all.$A$1:.$A$1048576]; [.I$2]; [$cars_all.$B$1:.$B$1048576]; [.$A22]; [$cars_all.$C$1:.$C$1048576]; [.$B22])" office:value-type="float" office:value="1" calcext:value-type="float">
            <text:p>1</text:p>
          </table:table-cell>
          <table:table-cell table:formula="of:=COUNTIFS([$cars_all.$A$1:.$A$1048576]; [.J$2]; [$cars_all.$B$1:.$B$1048576]; [.$A22]; [$cars_all.$C$1:.$C$1048576]; [.$B22])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Allowing self-driving vehicles is safer than human drivers because they are less prone to accidents on the road and will even help the environment.</text:p>
          </table:table-cell>
          <table:table-cell office:value-type="string" calcext:value-type="string">
            <text:p>The promise of connected cars -- and eventually, self-driving cars -- is driven by such goals as avoiding accidents (safety) and smoother traffic (efficiency) on the road.</text:p>
          </table:table-cell>
          <table:table-cell table:formula="of:=COUNTIFS([$cars_all.$A$1:.$A$1048576]; [.C$2]; [$cars_all.$B$1:.$B$1048576]; [.$A23]; [$cars_all.$C$1:.$C$1048576]; [.$B23])" office:value-type="float" office:value="0" calcext:value-type="float">
            <text:p>0</text:p>
          </table:table-cell>
          <table:table-cell table:formula="of:=COUNTIFS([$cars_all.$A$1:.$A$1048576]; [.D$2]; [$cars_all.$B$1:.$B$1048576]; [.$A23]; [$cars_all.$C$1:.$C$1048576]; [.$B23])" office:value-type="float" office:value="0" calcext:value-type="float">
            <text:p>0</text:p>
          </table:table-cell>
          <table:table-cell table:formula="of:=COUNTIFS([$cars_all.$A$1:.$A$1048576]; [.E$2]; [$cars_all.$B$1:.$B$1048576]; [.$A23]; [$cars_all.$C$1:.$C$1048576]; [.$B23])" office:value-type="float" office:value="0" calcext:value-type="float">
            <text:p>0</text:p>
          </table:table-cell>
          <table:table-cell table:formula="of:=COUNTIFS([$cars_all.$A$1:.$A$1048576]; [.F$2]; [$cars_all.$B$1:.$B$1048576]; [.$A23]; [$cars_all.$C$1:.$C$1048576]; [.$B23])" office:value-type="float" office:value="1" calcext:value-type="float">
            <text:p>1</text:p>
          </table:table-cell>
          <table:table-cell table:formula="of:=COUNTIFS([$cars_all.$A$1:.$A$1048576]; [.G$2]; [$cars_all.$B$1:.$B$1048576]; [.$A23]; [$cars_all.$C$1:.$C$1048576]; [.$B23])" office:value-type="float" office:value="1" calcext:value-type="float">
            <text:p>1</text:p>
          </table:table-cell>
          <table:table-cell table:formula="of:=COUNTIFS([$cars_all.$A$1:.$A$1048576]; [.H$2]; [$cars_all.$B$1:.$B$1048576]; [.$A23]; [$cars_all.$C$1:.$C$1048576]; [.$B23])" office:value-type="float" office:value="0" calcext:value-type="float">
            <text:p>0</text:p>
          </table:table-cell>
          <table:table-cell table:formula="of:=COUNTIFS([$cars_all.$A$1:.$A$1048576]; [.I$2]; [$cars_all.$B$1:.$B$1048576]; [.$A23]; [$cars_all.$C$1:.$C$1048576]; [.$B23])" office:value-type="float" office:value="0" calcext:value-type="float">
            <text:p>0</text:p>
          </table:table-cell>
          <table:table-cell table:formula="of:=COUNTIFS([$cars_all.$A$1:.$A$1048576]; [.J$2]; [$cars_all.$B$1:.$B$1048576]; [.$A23]; [$cars_all.$C$1:.$C$1048576]; [.$B23])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On the other hand, the regulatory regime that currently governs the automotive industry is probably not a good fit for self-driving technology.</text:p>
          </table:table-cell>
          <table:table-cell office:value-type="string" calcext:value-type="string">
            <text:p>The idea behind such technology is to not only make driving more convenient, but also safer.</text:p>
          </table:table-cell>
          <table:table-cell table:formula="of:=COUNTIFS([$cars_all.$A$1:.$A$1048576]; [.C$2]; [$cars_all.$B$1:.$B$1048576]; [.$A24]; [$cars_all.$C$1:.$C$1048576]; [.$B24])" office:value-type="float" office:value="0" calcext:value-type="float">
            <text:p>0</text:p>
          </table:table-cell>
          <table:table-cell table:formula="of:=COUNTIFS([$cars_all.$A$1:.$A$1048576]; [.D$2]; [$cars_all.$B$1:.$B$1048576]; [.$A24]; [$cars_all.$C$1:.$C$1048576]; [.$B24])" office:value-type="float" office:value="0" calcext:value-type="float">
            <text:p>0</text:p>
          </table:table-cell>
          <table:table-cell table:formula="of:=COUNTIFS([$cars_all.$A$1:.$A$1048576]; [.E$2]; [$cars_all.$B$1:.$B$1048576]; [.$A24]; [$cars_all.$C$1:.$C$1048576]; [.$B24])" office:value-type="float" office:value="0" calcext:value-type="float">
            <text:p>0</text:p>
          </table:table-cell>
          <table:table-cell table:formula="of:=COUNTIFS([$cars_all.$A$1:.$A$1048576]; [.F$2]; [$cars_all.$B$1:.$B$1048576]; [.$A24]; [$cars_all.$C$1:.$C$1048576]; [.$B24])" office:value-type="float" office:value="1" calcext:value-type="float">
            <text:p>1</text:p>
          </table:table-cell>
          <table:table-cell table:formula="of:=COUNTIFS([$cars_all.$A$1:.$A$1048576]; [.G$2]; [$cars_all.$B$1:.$B$1048576]; [.$A24]; [$cars_all.$C$1:.$C$1048576]; [.$B24])" office:value-type="float" office:value="1" calcext:value-type="float">
            <text:p>1</text:p>
          </table:table-cell>
          <table:table-cell table:formula="of:=COUNTIFS([$cars_all.$A$1:.$A$1048576]; [.H$2]; [$cars_all.$B$1:.$B$1048576]; [.$A24]; [$cars_all.$C$1:.$C$1048576]; [.$B24])" office:value-type="float" office:value="0" calcext:value-type="float">
            <text:p>0</text:p>
          </table:table-cell>
          <table:table-cell table:formula="of:=COUNTIFS([$cars_all.$A$1:.$A$1048576]; [.I$2]; [$cars_all.$B$1:.$B$1048576]; [.$A24]; [$cars_all.$C$1:.$C$1048576]; [.$B24])" office:value-type="float" office:value="0" calcext:value-type="float">
            <text:p>0</text:p>
          </table:table-cell>
          <table:table-cell table:formula="of:=COUNTIFS([$cars_all.$A$1:.$A$1048576]; [.J$2]; [$cars_all.$B$1:.$B$1048576]; [.$A24]; [$cars_all.$C$1:.$C$1048576]; [.$B24])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Allowing self-driving vehicles is safer than human drivers because they are less prone to accidents on the road and will even help the environment.</text:p>
          </table:table-cell>
          <table:table-cell office:value-type="string" calcext:value-type="string">
            <text:p>A self-driving car also can minimize traffic by chaining together with other self-driving vehicles to use highways more efficiently.</text:p>
          </table:table-cell>
          <table:table-cell table:formula="of:=COUNTIFS([$cars_all.$A$1:.$A$1048576]; [.C$2]; [$cars_all.$B$1:.$B$1048576]; [.$A25]; [$cars_all.$C$1:.$C$1048576]; [.$B25])" office:value-type="float" office:value="0" calcext:value-type="float">
            <text:p>0</text:p>
          </table:table-cell>
          <table:table-cell table:formula="of:=COUNTIFS([$cars_all.$A$1:.$A$1048576]; [.D$2]; [$cars_all.$B$1:.$B$1048576]; [.$A25]; [$cars_all.$C$1:.$C$1048576]; [.$B25])" office:value-type="float" office:value="0" calcext:value-type="float">
            <text:p>0</text:p>
          </table:table-cell>
          <table:table-cell table:formula="of:=COUNTIFS([$cars_all.$A$1:.$A$1048576]; [.E$2]; [$cars_all.$B$1:.$B$1048576]; [.$A25]; [$cars_all.$C$1:.$C$1048576]; [.$B25])" office:value-type="float" office:value="0" calcext:value-type="float">
            <text:p>0</text:p>
          </table:table-cell>
          <table:table-cell table:formula="of:=COUNTIFS([$cars_all.$A$1:.$A$1048576]; [.F$2]; [$cars_all.$B$1:.$B$1048576]; [.$A25]; [$cars_all.$C$1:.$C$1048576]; [.$B25])" office:value-type="float" office:value="1" calcext:value-type="float">
            <text:p>1</text:p>
          </table:table-cell>
          <table:table-cell table:formula="of:=COUNTIFS([$cars_all.$A$1:.$A$1048576]; [.G$2]; [$cars_all.$B$1:.$B$1048576]; [.$A25]; [$cars_all.$C$1:.$C$1048576]; [.$B25])" office:value-type="float" office:value="1" calcext:value-type="float">
            <text:p>1</text:p>
          </table:table-cell>
          <table:table-cell table:formula="of:=COUNTIFS([$cars_all.$A$1:.$A$1048576]; [.H$2]; [$cars_all.$B$1:.$B$1048576]; [.$A25]; [$cars_all.$C$1:.$C$1048576]; [.$B25])" office:value-type="float" office:value="0" calcext:value-type="float">
            <text:p>0</text:p>
          </table:table-cell>
          <table:table-cell table:formula="of:=COUNTIFS([$cars_all.$A$1:.$A$1048576]; [.I$2]; [$cars_all.$B$1:.$B$1048576]; [.$A25]; [$cars_all.$C$1:.$C$1048576]; [.$B25])" office:value-type="float" office:value="0" calcext:value-type="float">
            <text:p>0</text:p>
          </table:table-cell>
          <table:table-cell table:formula="of:=COUNTIFS([$cars_all.$A$1:.$A$1048576]; [.J$2]; [$cars_all.$B$1:.$B$1048576]; [.$A25]; [$cars_all.$C$1:.$C$1048576]; [.$B25])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Allowing self-driving vehicles is safer than human drivers because they are less prone to accidents on the road and will even help the environment.</text:p>
          </table:table-cell>
          <table:table-cell office:value-type="string" calcext:value-type="string">
            <text:p>Some will integrate them effectively into a good public transport system.</text:p>
          </table:table-cell>
          <table:table-cell table:formula="of:=COUNTIFS([$cars_all.$A$1:.$A$1048576]; [.C$2]; [$cars_all.$B$1:.$B$1048576]; [.$A26]; [$cars_all.$C$1:.$C$1048576]; [.$B26])" office:value-type="float" office:value="0" calcext:value-type="float">
            <text:p>0</text:p>
          </table:table-cell>
          <table:table-cell table:formula="of:=COUNTIFS([$cars_all.$A$1:.$A$1048576]; [.D$2]; [$cars_all.$B$1:.$B$1048576]; [.$A26]; [$cars_all.$C$1:.$C$1048576]; [.$B26])" office:value-type="float" office:value="0" calcext:value-type="float">
            <text:p>0</text:p>
          </table:table-cell>
          <table:table-cell table:formula="of:=COUNTIFS([$cars_all.$A$1:.$A$1048576]; [.E$2]; [$cars_all.$B$1:.$B$1048576]; [.$A26]; [$cars_all.$C$1:.$C$1048576]; [.$B26])" office:value-type="float" office:value="0" calcext:value-type="float">
            <text:p>0</text:p>
          </table:table-cell>
          <table:table-cell table:formula="of:=COUNTIFS([$cars_all.$A$1:.$A$1048576]; [.F$2]; [$cars_all.$B$1:.$B$1048576]; [.$A26]; [$cars_all.$C$1:.$C$1048576]; [.$B26])" office:value-type="float" office:value="1" calcext:value-type="float">
            <text:p>1</text:p>
          </table:table-cell>
          <table:table-cell table:formula="of:=COUNTIFS([$cars_all.$A$1:.$A$1048576]; [.G$2]; [$cars_all.$B$1:.$B$1048576]; [.$A26]; [$cars_all.$C$1:.$C$1048576]; [.$B26])" office:value-type="float" office:value="1" calcext:value-type="float">
            <text:p>1</text:p>
          </table:table-cell>
          <table:table-cell table:formula="of:=COUNTIFS([$cars_all.$A$1:.$A$1048576]; [.H$2]; [$cars_all.$B$1:.$B$1048576]; [.$A26]; [$cars_all.$C$1:.$C$1048576]; [.$B26])" office:value-type="float" office:value="0" calcext:value-type="float">
            <text:p>0</text:p>
          </table:table-cell>
          <table:table-cell table:formula="of:=COUNTIFS([$cars_all.$A$1:.$A$1048576]; [.I$2]; [$cars_all.$B$1:.$B$1048576]; [.$A26]; [$cars_all.$C$1:.$C$1048576]; [.$B26])" office:value-type="float" office:value="0" calcext:value-type="float">
            <text:p>0</text:p>
          </table:table-cell>
          <table:table-cell table:formula="of:=COUNTIFS([$cars_all.$A$1:.$A$1048576]; [.J$2]; [$cars_all.$B$1:.$B$1048576]; [.$A26]; [$cars_all.$C$1:.$C$1048576]; [.$B26])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self driving cars are good</text:p>
          </table:table-cell>
          <table:table-cell office:value-type="string" calcext:value-type="string">
            <text:p>Allowing self-driving vehicles is safer than human drivers because they are less prone to accidents on the road and will even help the environment.</text:p>
          </table:table-cell>
          <table:table-cell table:formula="of:=COUNTIFS([$cars_all.$A$1:.$A$1048576]; [.C$2]; [$cars_all.$B$1:.$B$1048576]; [.$A27]; [$cars_all.$C$1:.$C$1048576]; [.$B27])" office:value-type="float" office:value="0" calcext:value-type="float">
            <text:p>0</text:p>
          </table:table-cell>
          <table:table-cell table:formula="of:=COUNTIFS([$cars_all.$A$1:.$A$1048576]; [.D$2]; [$cars_all.$B$1:.$B$1048576]; [.$A27]; [$cars_all.$C$1:.$C$1048576]; [.$B27])" office:value-type="float" office:value="0" calcext:value-type="float">
            <text:p>0</text:p>
          </table:table-cell>
          <table:table-cell table:formula="of:=COUNTIFS([$cars_all.$A$1:.$A$1048576]; [.E$2]; [$cars_all.$B$1:.$B$1048576]; [.$A27]; [$cars_all.$C$1:.$C$1048576]; [.$B27])" office:value-type="float" office:value="0" calcext:value-type="float">
            <text:p>0</text:p>
          </table:table-cell>
          <table:table-cell table:formula="of:=COUNTIFS([$cars_all.$A$1:.$A$1048576]; [.F$2]; [$cars_all.$B$1:.$B$1048576]; [.$A27]; [$cars_all.$C$1:.$C$1048576]; [.$B27])" office:value-type="float" office:value="1" calcext:value-type="float">
            <text:p>1</text:p>
          </table:table-cell>
          <table:table-cell table:formula="of:=COUNTIFS([$cars_all.$A$1:.$A$1048576]; [.G$2]; [$cars_all.$B$1:.$B$1048576]; [.$A27]; [$cars_all.$C$1:.$C$1048576]; [.$B27])" office:value-type="float" office:value="1" calcext:value-type="float">
            <text:p>1</text:p>
          </table:table-cell>
          <table:table-cell table:formula="of:=COUNTIFS([$cars_all.$A$1:.$A$1048576]; [.H$2]; [$cars_all.$B$1:.$B$1048576]; [.$A27]; [$cars_all.$C$1:.$C$1048576]; [.$B27])" office:value-type="float" office:value="1" calcext:value-type="float">
            <text:p>1</text:p>
          </table:table-cell>
          <table:table-cell table:formula="of:=COUNTIFS([$cars_all.$A$1:.$A$1048576]; [.I$2]; [$cars_all.$B$1:.$B$1048576]; [.$A27]; [$cars_all.$C$1:.$C$1048576]; [.$B27])" office:value-type="float" office:value="1" calcext:value-type="float">
            <text:p>1</text:p>
          </table:table-cell>
          <table:table-cell table:formula="of:=COUNTIFS([$cars_all.$A$1:.$A$1048576]; [.J$2]; [$cars_all.$B$1:.$B$1048576]; [.$A27]; [$cars_all.$C$1:.$C$1048576]; [.$B27])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A self-driving car also can minimize traffic by chaining together with other self-driving vehicles to use highways more efficiently.</text:p>
          </table:table-cell>
          <table:table-cell office:value-type="string" calcext:value-type="string">
            <text:p>Cars can be delivered and routed as needed, and they can be used more consistently throughout the day, picking up new passengers after dropping others off.</text:p>
          </table:table-cell>
          <table:table-cell table:formula="of:=COUNTIFS([$cars_all.$A$1:.$A$1048576]; [.C$2]; [$cars_all.$B$1:.$B$1048576]; [.$A28]; [$cars_all.$C$1:.$C$1048576]; [.$B28])" office:value-type="float" office:value="0" calcext:value-type="float">
            <text:p>0</text:p>
          </table:table-cell>
          <table:table-cell table:formula="of:=COUNTIFS([$cars_all.$A$1:.$A$1048576]; [.D$2]; [$cars_all.$B$1:.$B$1048576]; [.$A28]; [$cars_all.$C$1:.$C$1048576]; [.$B28])" office:value-type="float" office:value="0" calcext:value-type="float">
            <text:p>0</text:p>
          </table:table-cell>
          <table:table-cell table:formula="of:=COUNTIFS([$cars_all.$A$1:.$A$1048576]; [.E$2]; [$cars_all.$B$1:.$B$1048576]; [.$A28]; [$cars_all.$C$1:.$C$1048576]; [.$B28])" office:value-type="float" office:value="0" calcext:value-type="float">
            <text:p>0</text:p>
          </table:table-cell>
          <table:table-cell table:formula="of:=COUNTIFS([$cars_all.$A$1:.$A$1048576]; [.F$2]; [$cars_all.$B$1:.$B$1048576]; [.$A28]; [$cars_all.$C$1:.$C$1048576]; [.$B28])" office:value-type="float" office:value="1" calcext:value-type="float">
            <text:p>1</text:p>
          </table:table-cell>
          <table:table-cell table:formula="of:=COUNTIFS([$cars_all.$A$1:.$A$1048576]; [.G$2]; [$cars_all.$B$1:.$B$1048576]; [.$A28]; [$cars_all.$C$1:.$C$1048576]; [.$B28])" office:value-type="float" office:value="1" calcext:value-type="float">
            <text:p>1</text:p>
          </table:table-cell>
          <table:table-cell table:formula="of:=COUNTIFS([$cars_all.$A$1:.$A$1048576]; [.H$2]; [$cars_all.$B$1:.$B$1048576]; [.$A28]; [$cars_all.$C$1:.$C$1048576]; [.$B28])" office:value-type="float" office:value="0" calcext:value-type="float">
            <text:p>0</text:p>
          </table:table-cell>
          <table:table-cell table:formula="of:=COUNTIFS([$cars_all.$A$1:.$A$1048576]; [.I$2]; [$cars_all.$B$1:.$B$1048576]; [.$A28]; [$cars_all.$C$1:.$C$1048576]; [.$B28])" office:value-type="float" office:value="0" calcext:value-type="float">
            <text:p>0</text:p>
          </table:table-cell>
          <table:table-cell table:formula="of:=COUNTIFS([$cars_all.$A$1:.$A$1048576]; [.J$2]; [$cars_all.$B$1:.$B$1048576]; [.$A28]; [$cars_all.$C$1:.$C$1048576]; [.$B2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lf driving cars are good</text:p>
          </table:table-cell>
          <table:table-cell office:value-type="string" calcext:value-type="string">
            <text:p>Cars are costly to buy and maintain.</text:p>
          </table:table-cell>
          <table:table-cell table:formula="of:=COUNTIFS([$cars_all.$A$1:.$A$1048576]; [.C$2]; [$cars_all.$B$1:.$B$1048576]; [.$A29]; [$cars_all.$C$1:.$C$1048576]; [.$B29])" office:value-type="float" office:value="0" calcext:value-type="float">
            <text:p>0</text:p>
          </table:table-cell>
          <table:table-cell table:formula="of:=COUNTIFS([$cars_all.$A$1:.$A$1048576]; [.D$2]; [$cars_all.$B$1:.$B$1048576]; [.$A29]; [$cars_all.$C$1:.$C$1048576]; [.$B29])" office:value-type="float" office:value="0" calcext:value-type="float">
            <text:p>0</text:p>
          </table:table-cell>
          <table:table-cell table:formula="of:=COUNTIFS([$cars_all.$A$1:.$A$1048576]; [.E$2]; [$cars_all.$B$1:.$B$1048576]; [.$A29]; [$cars_all.$C$1:.$C$1048576]; [.$B29])" office:value-type="float" office:value="0" calcext:value-type="float">
            <text:p>0</text:p>
          </table:table-cell>
          <table:table-cell table:formula="of:=COUNTIFS([$cars_all.$A$1:.$A$1048576]; [.F$2]; [$cars_all.$B$1:.$B$1048576]; [.$A29]; [$cars_all.$C$1:.$C$1048576]; [.$B29])" office:value-type="float" office:value="1" calcext:value-type="float">
            <text:p>1</text:p>
          </table:table-cell>
          <table:table-cell table:formula="of:=COUNTIFS([$cars_all.$A$1:.$A$1048576]; [.G$2]; [$cars_all.$B$1:.$B$1048576]; [.$A29]; [$cars_all.$C$1:.$C$1048576]; [.$B29])" office:value-type="float" office:value="1" calcext:value-type="float">
            <text:p>1</text:p>
          </table:table-cell>
          <table:table-cell table:formula="of:=COUNTIFS([$cars_all.$A$1:.$A$1048576]; [.H$2]; [$cars_all.$B$1:.$B$1048576]; [.$A29]; [$cars_all.$C$1:.$C$1048576]; [.$B29])" office:value-type="float" office:value="1" calcext:value-type="float">
            <text:p>1</text:p>
          </table:table-cell>
          <table:table-cell table:formula="of:=COUNTIFS([$cars_all.$A$1:.$A$1048576]; [.I$2]; [$cars_all.$B$1:.$B$1048576]; [.$A29]; [$cars_all.$C$1:.$C$1048576]; [.$B29])" office:value-type="float" office:value="1" calcext:value-type="float">
            <text:p>1</text:p>
          </table:table-cell>
          <table:table-cell table:formula="of:=COUNTIFS([$cars_all.$A$1:.$A$1048576]; [.J$2]; [$cars_all.$B$1:.$B$1048576]; [.$A29]; [$cars_all.$C$1:.$C$1048576]; [.$B29])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The technology's not quite thereThe most obvious hurdle for self-driving cars is the technology that makes them drive themselves.</text:p>
          </table:table-cell>
          <table:table-cell office:value-type="string" calcext:value-type="string">
            <text:p>On the other hand, the regulatory regime that currently governs the automotive industry is probably not a good fit for self-driving technology.</text:p>
          </table:table-cell>
          <table:table-cell table:formula="of:=COUNTIFS([$cars_all.$A$1:.$A$1048576]; [.C$2]; [$cars_all.$B$1:.$B$1048576]; [.$A30]; [$cars_all.$C$1:.$C$1048576]; [.$B30])" office:value-type="float" office:value="0" calcext:value-type="float">
            <text:p>0</text:p>
          </table:table-cell>
          <table:table-cell table:formula="of:=COUNTIFS([$cars_all.$A$1:.$A$1048576]; [.D$2]; [$cars_all.$B$1:.$B$1048576]; [.$A30]; [$cars_all.$C$1:.$C$1048576]; [.$B30])" office:value-type="float" office:value="0" calcext:value-type="float">
            <text:p>0</text:p>
          </table:table-cell>
          <table:table-cell table:formula="of:=COUNTIFS([$cars_all.$A$1:.$A$1048576]; [.E$2]; [$cars_all.$B$1:.$B$1048576]; [.$A30]; [$cars_all.$C$1:.$C$1048576]; [.$B30])" office:value-type="float" office:value="0" calcext:value-type="float">
            <text:p>0</text:p>
          </table:table-cell>
          <table:table-cell table:formula="of:=COUNTIFS([$cars_all.$A$1:.$A$1048576]; [.F$2]; [$cars_all.$B$1:.$B$1048576]; [.$A30]; [$cars_all.$C$1:.$C$1048576]; [.$B30])" office:value-type="float" office:value="1" calcext:value-type="float">
            <text:p>1</text:p>
          </table:table-cell>
          <table:table-cell table:formula="of:=COUNTIFS([$cars_all.$A$1:.$A$1048576]; [.G$2]; [$cars_all.$B$1:.$B$1048576]; [.$A30]; [$cars_all.$C$1:.$C$1048576]; [.$B30])" office:value-type="float" office:value="1" calcext:value-type="float">
            <text:p>1</text:p>
          </table:table-cell>
          <table:table-cell table:formula="of:=COUNTIFS([$cars_all.$A$1:.$A$1048576]; [.H$2]; [$cars_all.$B$1:.$B$1048576]; [.$A30]; [$cars_all.$C$1:.$C$1048576]; [.$B30])" office:value-type="float" office:value="0" calcext:value-type="float">
            <text:p>0</text:p>
          </table:table-cell>
          <table:table-cell table:formula="of:=COUNTIFS([$cars_all.$A$1:.$A$1048576]; [.I$2]; [$cars_all.$B$1:.$B$1048576]; [.$A30]; [$cars_all.$C$1:.$C$1048576]; [.$B30])" office:value-type="float" office:value="0" calcext:value-type="float">
            <text:p>0</text:p>
          </table:table-cell>
          <table:table-cell table:formula="of:=COUNTIFS([$cars_all.$A$1:.$A$1048576]; [.J$2]; [$cars_all.$B$1:.$B$1048576]; [.$A30]; [$cars_all.$C$1:.$C$1048576]; [.$B30])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On the other hand, the regulatory regime that currently governs the automotive industry is probably not a good fit for self-driving technology.</text:p>
          </table:table-cell>
          <table:table-cell office:value-type="string" calcext:value-type="string">
            <text:p>Even the best automotive safety technology can't possibly save every life.</text:p>
          </table:table-cell>
          <table:table-cell table:formula="of:=COUNTIFS([$cars_all.$A$1:.$A$1048576]; [.C$2]; [$cars_all.$B$1:.$B$1048576]; [.$A31]; [$cars_all.$C$1:.$C$1048576]; [.$B31])" office:value-type="float" office:value="0" calcext:value-type="float">
            <text:p>0</text:p>
          </table:table-cell>
          <table:table-cell table:formula="of:=COUNTIFS([$cars_all.$A$1:.$A$1048576]; [.D$2]; [$cars_all.$B$1:.$B$1048576]; [.$A31]; [$cars_all.$C$1:.$C$1048576]; [.$B31])" office:value-type="float" office:value="0" calcext:value-type="float">
            <text:p>0</text:p>
          </table:table-cell>
          <table:table-cell table:formula="of:=COUNTIFS([$cars_all.$A$1:.$A$1048576]; [.E$2]; [$cars_all.$B$1:.$B$1048576]; [.$A31]; [$cars_all.$C$1:.$C$1048576]; [.$B31])" office:value-type="float" office:value="0" calcext:value-type="float">
            <text:p>0</text:p>
          </table:table-cell>
          <table:table-cell table:formula="of:=COUNTIFS([$cars_all.$A$1:.$A$1048576]; [.F$2]; [$cars_all.$B$1:.$B$1048576]; [.$A31]; [$cars_all.$C$1:.$C$1048576]; [.$B31])" office:value-type="float" office:value="1" calcext:value-type="float">
            <text:p>1</text:p>
          </table:table-cell>
          <table:table-cell table:formula="of:=COUNTIFS([$cars_all.$A$1:.$A$1048576]; [.G$2]; [$cars_all.$B$1:.$B$1048576]; [.$A31]; [$cars_all.$C$1:.$C$1048576]; [.$B31])" office:value-type="float" office:value="1" calcext:value-type="float">
            <text:p>1</text:p>
          </table:table-cell>
          <table:table-cell table:formula="of:=COUNTIFS([$cars_all.$A$1:.$A$1048576]; [.H$2]; [$cars_all.$B$1:.$B$1048576]; [.$A31]; [$cars_all.$C$1:.$C$1048576]; [.$B31])" office:value-type="float" office:value="0" calcext:value-type="float">
            <text:p>0</text:p>
          </table:table-cell>
          <table:table-cell table:formula="of:=COUNTIFS([$cars_all.$A$1:.$A$1048576]; [.I$2]; [$cars_all.$B$1:.$B$1048576]; [.$A31]; [$cars_all.$C$1:.$C$1048576]; [.$B31])" office:value-type="float" office:value="0" calcext:value-type="float">
            <text:p>0</text:p>
          </table:table-cell>
          <table:table-cell table:formula="of:=COUNTIFS([$cars_all.$A$1:.$A$1048576]; [.J$2]; [$cars_all.$B$1:.$B$1048576]; [.$A31]; [$cars_all.$C$1:.$C$1048576]; [.$B31])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However, given that self-driving cars will have the potential to kill not only their passengers but innocent third parties, there will be significant pressures for greater regulation.</text:p>
          </table:table-cell>
          <table:table-cell office:value-type="string" calcext:value-type="string">
            <text:p>There are potential downsides to self-driving cars, of course.</text:p>
          </table:table-cell>
          <table:table-cell table:formula="of:=COUNTIFS([$cars_all.$A$1:.$A$1048576]; [.C$2]; [$cars_all.$B$1:.$B$1048576]; [.$A32]; [$cars_all.$C$1:.$C$1048576]; [.$B32])" office:value-type="float" office:value="0" calcext:value-type="float">
            <text:p>0</text:p>
          </table:table-cell>
          <table:table-cell table:formula="of:=COUNTIFS([$cars_all.$A$1:.$A$1048576]; [.D$2]; [$cars_all.$B$1:.$B$1048576]; [.$A32]; [$cars_all.$C$1:.$C$1048576]; [.$B32])" office:value-type="float" office:value="0" calcext:value-type="float">
            <text:p>0</text:p>
          </table:table-cell>
          <table:table-cell table:formula="of:=COUNTIFS([$cars_all.$A$1:.$A$1048576]; [.E$2]; [$cars_all.$B$1:.$B$1048576]; [.$A32]; [$cars_all.$C$1:.$C$1048576]; [.$B32])" office:value-type="float" office:value="0" calcext:value-type="float">
            <text:p>0</text:p>
          </table:table-cell>
          <table:table-cell table:formula="of:=COUNTIFS([$cars_all.$A$1:.$A$1048576]; [.F$2]; [$cars_all.$B$1:.$B$1048576]; [.$A32]; [$cars_all.$C$1:.$C$1048576]; [.$B32])" office:value-type="float" office:value="1" calcext:value-type="float">
            <text:p>1</text:p>
          </table:table-cell>
          <table:table-cell table:formula="of:=COUNTIFS([$cars_all.$A$1:.$A$1048576]; [.G$2]; [$cars_all.$B$1:.$B$1048576]; [.$A32]; [$cars_all.$C$1:.$C$1048576]; [.$B32])" office:value-type="float" office:value="1" calcext:value-type="float">
            <text:p>1</text:p>
          </table:table-cell>
          <table:table-cell table:formula="of:=COUNTIFS([$cars_all.$A$1:.$A$1048576]; [.H$2]; [$cars_all.$B$1:.$B$1048576]; [.$A32]; [$cars_all.$C$1:.$C$1048576]; [.$B32])" office:value-type="float" office:value="0" calcext:value-type="float">
            <text:p>0</text:p>
          </table:table-cell>
          <table:table-cell table:formula="of:=COUNTIFS([$cars_all.$A$1:.$A$1048576]; [.I$2]; [$cars_all.$B$1:.$B$1048576]; [.$A32]; [$cars_all.$C$1:.$C$1048576]; [.$B32])" office:value-type="float" office:value="0" calcext:value-type="float">
            <text:p>0</text:p>
          </table:table-cell>
          <table:table-cell table:formula="of:=COUNTIFS([$cars_all.$A$1:.$A$1048576]; [.J$2]; [$cars_all.$B$1:.$B$1048576]; [.$A32]; [$cars_all.$C$1:.$C$1048576]; [.$B32])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A smart car for instance is better equipped at a avoiding obstacles and crashes, optimising fuel consumption, keeping the people onboard connected with the rest of the world etc. etc.</text:p>
          </table:table-cell>
          <table:table-cell office:value-type="string" calcext:value-type="string">
            <text:p>The first fully autonomous car for mass consumption will probably be quite expensive.</text:p>
          </table:table-cell>
          <table:table-cell table:formula="of:=COUNTIFS([$cars_all.$A$1:.$A$1048576]; [.C$2]; [$cars_all.$B$1:.$B$1048576]; [.$A33]; [$cars_all.$C$1:.$C$1048576]; [.$B33])" office:value-type="float" office:value="0" calcext:value-type="float">
            <text:p>0</text:p>
          </table:table-cell>
          <table:table-cell table:formula="of:=COUNTIFS([$cars_all.$A$1:.$A$1048576]; [.D$2]; [$cars_all.$B$1:.$B$1048576]; [.$A33]; [$cars_all.$C$1:.$C$1048576]; [.$B33])" office:value-type="float" office:value="0" calcext:value-type="float">
            <text:p>0</text:p>
          </table:table-cell>
          <table:table-cell table:formula="of:=COUNTIFS([$cars_all.$A$1:.$A$1048576]; [.E$2]; [$cars_all.$B$1:.$B$1048576]; [.$A33]; [$cars_all.$C$1:.$C$1048576]; [.$B33])" office:value-type="float" office:value="0" calcext:value-type="float">
            <text:p>0</text:p>
          </table:table-cell>
          <table:table-cell table:formula="of:=COUNTIFS([$cars_all.$A$1:.$A$1048576]; [.F$2]; [$cars_all.$B$1:.$B$1048576]; [.$A33]; [$cars_all.$C$1:.$C$1048576]; [.$B33])" office:value-type="float" office:value="1" calcext:value-type="float">
            <text:p>1</text:p>
          </table:table-cell>
          <table:table-cell table:formula="of:=COUNTIFS([$cars_all.$A$1:.$A$1048576]; [.G$2]; [$cars_all.$B$1:.$B$1048576]; [.$A33]; [$cars_all.$C$1:.$C$1048576]; [.$B33])" office:value-type="float" office:value="1" calcext:value-type="float">
            <text:p>1</text:p>
          </table:table-cell>
          <table:table-cell table:formula="of:=COUNTIFS([$cars_all.$A$1:.$A$1048576]; [.H$2]; [$cars_all.$B$1:.$B$1048576]; [.$A33]; [$cars_all.$C$1:.$C$1048576]; [.$B33])" office:value-type="float" office:value="0" calcext:value-type="float">
            <text:p>0</text:p>
          </table:table-cell>
          <table:table-cell table:formula="of:=COUNTIFS([$cars_all.$A$1:.$A$1048576]; [.I$2]; [$cars_all.$B$1:.$B$1048576]; [.$A33]; [$cars_all.$C$1:.$C$1048576]; [.$B33])" office:value-type="float" office:value="0" calcext:value-type="float">
            <text:p>0</text:p>
          </table:table-cell>
          <table:table-cell table:formula="of:=COUNTIFS([$cars_all.$A$1:.$A$1048576]; [.J$2]; [$cars_all.$B$1:.$B$1048576]; [.$A33]; [$cars_all.$C$1:.$C$1048576]; [.$B3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elf driving cars are good</text:p>
          </table:table-cell>
          <table:table-cell office:value-type="string" calcext:value-type="string">
            <text:p>But people aren't going to be comfortable and trusting of self-driving cars.</text:p>
          </table:table-cell>
          <table:table-cell table:formula="of:=COUNTIFS([$cars_all.$A$1:.$A$1048576]; [.C$2]; [$cars_all.$B$1:.$B$1048576]; [.$A34]; [$cars_all.$C$1:.$C$1048576]; [.$B34])" office:value-type="float" office:value="0" calcext:value-type="float">
            <text:p>0</text:p>
          </table:table-cell>
          <table:table-cell table:formula="of:=COUNTIFS([$cars_all.$A$1:.$A$1048576]; [.D$2]; [$cars_all.$B$1:.$B$1048576]; [.$A34]; [$cars_all.$C$1:.$C$1048576]; [.$B34])" office:value-type="float" office:value="0" calcext:value-type="float">
            <text:p>0</text:p>
          </table:table-cell>
          <table:table-cell table:formula="of:=COUNTIFS([$cars_all.$A$1:.$A$1048576]; [.E$2]; [$cars_all.$B$1:.$B$1048576]; [.$A34]; [$cars_all.$C$1:.$C$1048576]; [.$B34])" office:value-type="float" office:value="0" calcext:value-type="float">
            <text:p>0</text:p>
          </table:table-cell>
          <table:table-cell table:formula="of:=COUNTIFS([$cars_all.$A$1:.$A$1048576]; [.F$2]; [$cars_all.$B$1:.$B$1048576]; [.$A34]; [$cars_all.$C$1:.$C$1048576]; [.$B34])" office:value-type="float" office:value="1" calcext:value-type="float">
            <text:p>1</text:p>
          </table:table-cell>
          <table:table-cell table:formula="of:=COUNTIFS([$cars_all.$A$1:.$A$1048576]; [.G$2]; [$cars_all.$B$1:.$B$1048576]; [.$A34]; [$cars_all.$C$1:.$C$1048576]; [.$B34])" office:value-type="float" office:value="1" calcext:value-type="float">
            <text:p>1</text:p>
          </table:table-cell>
          <table:table-cell table:formula="of:=COUNTIFS([$cars_all.$A$1:.$A$1048576]; [.H$2]; [$cars_all.$B$1:.$B$1048576]; [.$A34]; [$cars_all.$C$1:.$C$1048576]; [.$B34])" office:value-type="float" office:value="1" calcext:value-type="float">
            <text:p>1</text:p>
          </table:table-cell>
          <table:table-cell table:formula="of:=COUNTIFS([$cars_all.$A$1:.$A$1048576]; [.I$2]; [$cars_all.$B$1:.$B$1048576]; [.$A34]; [$cars_all.$C$1:.$C$1048576]; [.$B34])" office:value-type="float" office:value="1" calcext:value-type="float">
            <text:p>1</text:p>
          </table:table-cell>
          <table:table-cell table:formula="of:=COUNTIFS([$cars_all.$A$1:.$A$1048576]; [.J$2]; [$cars_all.$B$1:.$B$1048576]; [.$A34]; [$cars_all.$C$1:.$C$1048576]; [.$B34])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The technology's not quite thereThe most obvious hurdle for self-driving cars is the technology that makes them drive themselves.</text:p>
          </table:table-cell>
          <table:table-cell office:value-type="string" calcext:value-type="string">
            <text:p>However, given that self-driving cars will have the potential to kill not only their passengers but innocent third parties, there will be significant pressures for greater regulation.</text:p>
          </table:table-cell>
          <table:table-cell table:formula="of:=COUNTIFS([$cars_all.$A$1:.$A$1048576]; [.C$2]; [$cars_all.$B$1:.$B$1048576]; [.$A35]; [$cars_all.$C$1:.$C$1048576]; [.$B35])" office:value-type="float" office:value="0" calcext:value-type="float">
            <text:p>0</text:p>
          </table:table-cell>
          <table:table-cell table:formula="of:=COUNTIFS([$cars_all.$A$1:.$A$1048576]; [.D$2]; [$cars_all.$B$1:.$B$1048576]; [.$A35]; [$cars_all.$C$1:.$C$1048576]; [.$B35])" office:value-type="float" office:value="0" calcext:value-type="float">
            <text:p>0</text:p>
          </table:table-cell>
          <table:table-cell table:formula="of:=COUNTIFS([$cars_all.$A$1:.$A$1048576]; [.E$2]; [$cars_all.$B$1:.$B$1048576]; [.$A35]; [$cars_all.$C$1:.$C$1048576]; [.$B35])" office:value-type="float" office:value="0" calcext:value-type="float">
            <text:p>0</text:p>
          </table:table-cell>
          <table:table-cell table:formula="of:=COUNTIFS([$cars_all.$A$1:.$A$1048576]; [.F$2]; [$cars_all.$B$1:.$B$1048576]; [.$A35]; [$cars_all.$C$1:.$C$1048576]; [.$B35])" office:value-type="float" office:value="1" calcext:value-type="float">
            <text:p>1</text:p>
          </table:table-cell>
          <table:table-cell table:formula="of:=COUNTIFS([$cars_all.$A$1:.$A$1048576]; [.G$2]; [$cars_all.$B$1:.$B$1048576]; [.$A35]; [$cars_all.$C$1:.$C$1048576]; [.$B35])" office:value-type="float" office:value="1" calcext:value-type="float">
            <text:p>1</text:p>
          </table:table-cell>
          <table:table-cell table:formula="of:=COUNTIFS([$cars_all.$A$1:.$A$1048576]; [.H$2]; [$cars_all.$B$1:.$B$1048576]; [.$A35]; [$cars_all.$C$1:.$C$1048576]; [.$B35])" office:value-type="float" office:value="0" calcext:value-type="float">
            <text:p>0</text:p>
          </table:table-cell>
          <table:table-cell table:formula="of:=COUNTIFS([$cars_all.$A$1:.$A$1048576]; [.I$2]; [$cars_all.$B$1:.$B$1048576]; [.$A35]; [$cars_all.$C$1:.$C$1048576]; [.$B35])" office:value-type="float" office:value="0" calcext:value-type="float">
            <text:p>0</text:p>
          </table:table-cell>
          <table:table-cell table:formula="of:=COUNTIFS([$cars_all.$A$1:.$A$1048576]; [.J$2]; [$cars_all.$B$1:.$B$1048576]; [.$A35]; [$cars_all.$C$1:.$C$1048576]; [.$B35])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This variety of disparate tools and technologies will not only help steer the car down the center of its lane but also help avoid collisions, they say.</text:p>
          </table:table-cell>
          <table:table-cell office:value-type="string" calcext:value-type="string">
            <text:p>This is a real concern - will cars be going faster because it's statistically safer at higher speeds with computers' reaction times?</text:p>
          </table:table-cell>
          <table:table-cell table:formula="of:=COUNTIFS([$cars_all.$A$1:.$A$1048576]; [.C$2]; [$cars_all.$B$1:.$B$1048576]; [.$A36]; [$cars_all.$C$1:.$C$1048576]; [.$B36])" office:value-type="float" office:value="0" calcext:value-type="float">
            <text:p>0</text:p>
          </table:table-cell>
          <table:table-cell table:formula="of:=COUNTIFS([$cars_all.$A$1:.$A$1048576]; [.D$2]; [$cars_all.$B$1:.$B$1048576]; [.$A36]; [$cars_all.$C$1:.$C$1048576]; [.$B36])" office:value-type="float" office:value="0" calcext:value-type="float">
            <text:p>0</text:p>
          </table:table-cell>
          <table:table-cell table:formula="of:=COUNTIFS([$cars_all.$A$1:.$A$1048576]; [.E$2]; [$cars_all.$B$1:.$B$1048576]; [.$A36]; [$cars_all.$C$1:.$C$1048576]; [.$B36])" office:value-type="float" office:value="0" calcext:value-type="float">
            <text:p>0</text:p>
          </table:table-cell>
          <table:table-cell table:formula="of:=COUNTIFS([$cars_all.$A$1:.$A$1048576]; [.F$2]; [$cars_all.$B$1:.$B$1048576]; [.$A36]; [$cars_all.$C$1:.$C$1048576]; [.$B36])" office:value-type="float" office:value="1" calcext:value-type="float">
            <text:p>1</text:p>
          </table:table-cell>
          <table:table-cell table:formula="of:=COUNTIFS([$cars_all.$A$1:.$A$1048576]; [.G$2]; [$cars_all.$B$1:.$B$1048576]; [.$A36]; [$cars_all.$C$1:.$C$1048576]; [.$B36])" office:value-type="float" office:value="1" calcext:value-type="float">
            <text:p>1</text:p>
          </table:table-cell>
          <table:table-cell table:formula="of:=COUNTIFS([$cars_all.$A$1:.$A$1048576]; [.H$2]; [$cars_all.$B$1:.$B$1048576]; [.$A36]; [$cars_all.$C$1:.$C$1048576]; [.$B36])" office:value-type="float" office:value="0" calcext:value-type="float">
            <text:p>0</text:p>
          </table:table-cell>
          <table:table-cell table:formula="of:=COUNTIFS([$cars_all.$A$1:.$A$1048576]; [.I$2]; [$cars_all.$B$1:.$B$1048576]; [.$A36]; [$cars_all.$C$1:.$C$1048576]; [.$B36])" office:value-type="float" office:value="0" calcext:value-type="float">
            <text:p>0</text:p>
          </table:table-cell>
          <table:table-cell table:formula="of:=COUNTIFS([$cars_all.$A$1:.$A$1048576]; [.J$2]; [$cars_all.$B$1:.$B$1048576]; [.$A36]; [$cars_all.$C$1:.$C$1048576]; [.$B36])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self driving cars are good</text:p>
          </table:table-cell>
          <table:table-cell office:value-type="string" calcext:value-type="string">
            <text:p>Cars can be delivered and routed as needed, and they can be used more consistently throughout the day, picking up new passengers after dropping others off.</text:p>
          </table:table-cell>
          <table:table-cell table:formula="of:=COUNTIFS([$cars_all.$A$1:.$A$1048576]; [.C$2]; [$cars_all.$B$1:.$B$1048576]; [.$A37]; [$cars_all.$C$1:.$C$1048576]; [.$B37])" office:value-type="float" office:value="0" calcext:value-type="float">
            <text:p>0</text:p>
          </table:table-cell>
          <table:table-cell table:formula="of:=COUNTIFS([$cars_all.$A$1:.$A$1048576]; [.D$2]; [$cars_all.$B$1:.$B$1048576]; [.$A37]; [$cars_all.$C$1:.$C$1048576]; [.$B37])" office:value-type="float" office:value="0" calcext:value-type="float">
            <text:p>0</text:p>
          </table:table-cell>
          <table:table-cell table:formula="of:=COUNTIFS([$cars_all.$A$1:.$A$1048576]; [.E$2]; [$cars_all.$B$1:.$B$1048576]; [.$A37]; [$cars_all.$C$1:.$C$1048576]; [.$B37])" office:value-type="float" office:value="0" calcext:value-type="float">
            <text:p>0</text:p>
          </table:table-cell>
          <table:table-cell table:formula="of:=COUNTIFS([$cars_all.$A$1:.$A$1048576]; [.F$2]; [$cars_all.$B$1:.$B$1048576]; [.$A37]; [$cars_all.$C$1:.$C$1048576]; [.$B37])" office:value-type="float" office:value="0" calcext:value-type="float">
            <text:p>0</text:p>
          </table:table-cell>
          <table:table-cell table:formula="of:=COUNTIFS([$cars_all.$A$1:.$A$1048576]; [.G$2]; [$cars_all.$B$1:.$B$1048576]; [.$A37]; [$cars_all.$C$1:.$C$1048576]; [.$B37])" office:value-type="float" office:value="0" calcext:value-type="float">
            <text:p>0</text:p>
          </table:table-cell>
          <table:table-cell table:formula="of:=COUNTIFS([$cars_all.$A$1:.$A$1048576]; [.H$2]; [$cars_all.$B$1:.$B$1048576]; [.$A37]; [$cars_all.$C$1:.$C$1048576]; [.$B37])" office:value-type="float" office:value="1" calcext:value-type="float">
            <text:p>1</text:p>
          </table:table-cell>
          <table:table-cell table:formula="of:=COUNTIFS([$cars_all.$A$1:.$A$1048576]; [.I$2]; [$cars_all.$B$1:.$B$1048576]; [.$A37]; [$cars_all.$C$1:.$C$1048576]; [.$B37])" office:value-type="float" office:value="1" calcext:value-type="float">
            <text:p>1</text:p>
          </table:table-cell>
          <table:table-cell table:formula="of:=COUNTIFS([$cars_all.$A$1:.$A$1048576]; [.J$2]; [$cars_all.$B$1:.$B$1048576]; [.$A37]; [$cars_all.$C$1:.$C$1048576]; [.$B3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lf driving cars are good</text:p>
          </table:table-cell>
          <table:table-cell office:value-type="string" calcext:value-type="string">
            <text:p>There are potential downsides to self-driving cars, of course.</text:p>
          </table:table-cell>
          <table:table-cell table:formula="of:=COUNTIFS([$cars_all.$A$1:.$A$1048576]; [.C$2]; [$cars_all.$B$1:.$B$1048576]; [.$A38]; [$cars_all.$C$1:.$C$1048576]; [.$B38])" office:value-type="float" office:value="0" calcext:value-type="float">
            <text:p>0</text:p>
          </table:table-cell>
          <table:table-cell table:formula="of:=COUNTIFS([$cars_all.$A$1:.$A$1048576]; [.D$2]; [$cars_all.$B$1:.$B$1048576]; [.$A38]; [$cars_all.$C$1:.$C$1048576]; [.$B38])" office:value-type="float" office:value="0" calcext:value-type="float">
            <text:p>0</text:p>
          </table:table-cell>
          <table:table-cell table:formula="of:=COUNTIFS([$cars_all.$A$1:.$A$1048576]; [.E$2]; [$cars_all.$B$1:.$B$1048576]; [.$A38]; [$cars_all.$C$1:.$C$1048576]; [.$B38])" office:value-type="float" office:value="0" calcext:value-type="float">
            <text:p>0</text:p>
          </table:table-cell>
          <table:table-cell table:formula="of:=COUNTIFS([$cars_all.$A$1:.$A$1048576]; [.F$2]; [$cars_all.$B$1:.$B$1048576]; [.$A38]; [$cars_all.$C$1:.$C$1048576]; [.$B38])" office:value-type="float" office:value="0" calcext:value-type="float">
            <text:p>0</text:p>
          </table:table-cell>
          <table:table-cell table:formula="of:=COUNTIFS([$cars_all.$A$1:.$A$1048576]; [.G$2]; [$cars_all.$B$1:.$B$1048576]; [.$A38]; [$cars_all.$C$1:.$C$1048576]; [.$B38])" office:value-type="float" office:value="0" calcext:value-type="float">
            <text:p>0</text:p>
          </table:table-cell>
          <table:table-cell table:formula="of:=COUNTIFS([$cars_all.$A$1:.$A$1048576]; [.H$2]; [$cars_all.$B$1:.$B$1048576]; [.$A38]; [$cars_all.$C$1:.$C$1048576]; [.$B38])" office:value-type="float" office:value="1" calcext:value-type="float">
            <text:p>1</text:p>
          </table:table-cell>
          <table:table-cell table:formula="of:=COUNTIFS([$cars_all.$A$1:.$A$1048576]; [.I$2]; [$cars_all.$B$1:.$B$1048576]; [.$A38]; [$cars_all.$C$1:.$C$1048576]; [.$B38])" office:value-type="float" office:value="1" calcext:value-type="float">
            <text:p>1</text:p>
          </table:table-cell>
          <table:table-cell table:formula="of:=COUNTIFS([$cars_all.$A$1:.$A$1048576]; [.J$2]; [$cars_all.$B$1:.$B$1048576]; [.$A38]; [$cars_all.$C$1:.$C$1048576]; [.$B38])" office:value-type="float" office:value="0" calcext:value-type="float">
            <text:p>0</text:p>
          </table:table-cell>
          <table:table-cell/>
        </table:table-row>
        <table:table-row table:style-name="ro1" table:number-rows-repeated="104853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'file:///C:/Users/Carolin/Documents/Universitaet/Bachelor/2020SoSe/BA/MeineBA/AnnotationGuidelines/finalAnnotation/Evaluation_three.ods'#Result" table:print="false" table:style-name="ta_extref">
        <table:table-source xlink:type="simple" xlink:href="../../Evaluation_three.ods" table:table-name="Result" table:filter-name="calc8" table:mode="copy-results-only"/>
        <table:table-column table:number-columns-repeated="7"/>
        <table:table-row table:number-rows-repeated="6">
          <table:table-cell table:number-columns-repeated="7"/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>
            <text:p/>
          </table:table-cell>
        </table:table-row>
        <table:table-row>
          <table:table-cell table:number-columns-repeated="6"/>
          <table:table-cell table:style-name="ce3" office:value-type="float" office:value="0">
            <text:p>0</text:p>
          </table:table-cell>
        </table:table-row>
        <table:table-row>
          <table:table-cell table:number-columns-repeated="6"/>
          <table:table-cell table:style-name="ce3" office:value-type="float" office:value="3">
            <text:p>3</text:p>
          </table:table-cell>
        </table:table-row>
      </table:table>
      <table:table table:name="'file:///C:/Users/Carolin/Documents/Universitaet/Bachelor/2020SoSe/BA/MeineBA/AnnotationGuidelines/finalAnnotation/Evaluation_five.ods'#Result" table:print="false" table:style-name="ta_extref">
        <table:table-source xlink:type="simple" xlink:href="../../Evaluation_five.ods" table:table-name="Result" table:filter-name="calc8" table:mode="copy-results-only"/>
        <table:table-column table:number-columns-repeated="7"/>
        <table:table-row table:number-rows-repeated="8">
          <table:table-cell table:number-columns-repeated="7"/>
        </table:table-row>
        <table:table-row>
          <table:table-cell table:number-columns-repeated="6"/>
          <table:table-cell table:style-name="ce3" office:value-type="string">
            <text:p>yes</text:p>
          </table:table-cell>
        </table:table-row>
        <table:table-row>
          <table:table-cell table:number-columns-repeated="6"/>
          <table:table-cell table:style-name="ce3" office:value-type="string">
            <text:p>no</text:p>
          </table:table-cell>
        </table:table-row>
        <table:table-row>
          <table:table-cell table:number-columns-repeated="6"/>
          <table:table-cell table:style-name="ce3" office:value-type="string">
            <text:p>no</text:p>
          </table:table-cell>
        </table:table-row>
        <table:table-row>
          <table:table-cell table:number-columns-repeated="6"/>
          <table:table-cell table:style-name="ce3" office:value-type="string">
            <text:p>no</text:p>
          </table:table-cell>
        </table:table-row>
        <table:table-row>
          <table:table-cell table:number-columns-repeated="6"/>
          <table:table-cell table:style-name="ce3" office:value-type="string">
            <text:p>no</text:p>
          </table:table-cell>
        </table:table-row>
        <table:table-row>
          <table:table-cell table:number-columns-repeated="6"/>
          <table:table-cell table:style-name="ce3" office:value-type="string">
            <text:p>no</text:p>
          </table:table-cell>
        </table:table-row>
        <table:table-row>
          <table:table-cell table:number-columns-repeated="6"/>
          <table:table-cell table:style-name="ce3" office:value-type="string">
            <text:p>yes</text:p>
          </table:table-cell>
        </table:table-row>
        <table:table-row>
          <table:table-cell table:number-columns-repeated="6"/>
          <table:table-cell table:style-name="ce3" office:value-type="string">
            <text:p>yes</text:p>
          </table:table-cell>
        </table:table-row>
        <table:table-row>
          <table:table-cell table:number-columns-repeated="6"/>
          <table:table-cell table:style-name="ce3" office:value-type="string">
            <text:p>no</text:p>
          </table:table-cell>
        </table:table-row>
        <table:table-row>
          <table:table-cell table:number-columns-repeated="6"/>
          <table:table-cell table:style-name="ce3" office:value-type="string">
            <text:p>no</text:p>
          </table:table-cell>
        </table:table-row>
        <table:table-row>
          <table:table-cell table:number-columns-repeated="6"/>
          <table:table-cell table:style-name="ce3" office:value-type="string">
            <text:p>no</text:p>
          </table:table-cell>
        </table:table-row>
        <table:table-row>
          <table:table-cell table:number-columns-repeated="6"/>
          <table:table-cell table:style-name="ce3" office:value-type="string">
            <text:p>no</text:p>
          </table:table-cell>
        </table:table-row>
        <table:table-row>
          <table:table-cell table:number-columns-repeated="6"/>
          <table:table-cell table:style-name="ce3" office:value-type="string">
            <text:p>no</text:p>
          </table:table-cell>
        </table:table-row>
        <table:table-row>
          <table:table-cell table:number-columns-repeated="6"/>
          <table:table-cell table:style-name="ce3" office:value-type="string">
            <text:p>no</text:p>
          </table:table-cell>
        </table:table-row>
        <table:table-row>
          <table:table-cell table:number-columns-repeated="6"/>
          <table:table-cell table:style-name="ce3" office:value-type="string">
            <text:p>yes</text:p>
          </table:table-cell>
        </table:table-row>
        <table:table-row>
          <table:table-cell table:number-columns-repeated="6"/>
          <table:table-cell table:style-name="ce3" office:value-type="string">
            <text:p>no</text:p>
          </table:table-cell>
        </table:table-row>
        <table:table-row>
          <table:table-cell table:number-columns-repeated="6"/>
          <table:table-cell table:style-name="ce3" office:value-type="string">
            <text:p>yes</text:p>
          </table:table-cell>
        </table:table-row>
        <table:table-row>
          <table:table-cell table:number-columns-repeated="6"/>
          <table:table-cell table:style-name="ce3" office:value-type="string">
            <text:p>yes</text:p>
          </table:table-cell>
        </table:table-row>
        <table:table-row>
          <table:table-cell table:number-columns-repeated="6"/>
          <table:table-cell table:style-name="ce3" office:value-type="string">
            <text:p>yes</text:p>
          </table:table-cell>
        </table:table-row>
        <table:table-row>
          <table:table-cell table:number-columns-repeated="6"/>
          <table:table-cell table:style-name="ce3" office:value-type="string">
            <text:p>no</text:p>
          </table:table-cell>
        </table:table-row>
        <table:table-row>
          <table:table-cell table:number-columns-repeated="6"/>
          <table:table-cell table:style-name="ce3" office:value-type="string">
            <text:p>no</text:p>
          </table:table-cell>
        </table:table-row>
        <table:table-row>
          <table:table-cell table:number-columns-repeated="6"/>
          <table:table-cell table:style-name="ce3" office:value-type="string">
            <text:p>no</text:p>
          </table:table-cell>
        </table:table-row>
        <table:table-row>
          <table:table-cell table:number-columns-repeated="6"/>
          <table:table-cell table:style-name="ce3" office:value-type="string">
            <text:p>no</text:p>
          </table:table-cell>
        </table:table-row>
        <table:table-row>
          <table:table-cell table:number-columns-repeated="6"/>
          <table:table-cell table:style-name="ce3" office:value-type="string">
            <text:p>yes</text:p>
          </table:table-cell>
        </table:table-row>
        <table:table-row>
          <table:table-cell table:number-columns-repeated="6"/>
          <table:table-cell table:style-name="ce3" office:value-type="string">
            <text:p>no</text:p>
          </table:table-cell>
        </table:table-row>
        <table:table-row>
          <table:table-cell table:number-columns-repeated="6"/>
          <table:table-cell table:style-name="ce3" office:value-type="string">
            <text:p>yes</text:p>
          </table:table-cell>
        </table:table-row>
        <table:table-row>
          <table:table-cell table:number-columns-repeated="6"/>
          <table:table-cell table:style-name="ce3" office:value-type="string">
            <text:p>no</text:p>
          </table:table-cell>
        </table:table-row>
        <table:table-row>
          <table:table-cell table:number-columns-repeated="6"/>
          <table:table-cell table:style-name="ce3" office:value-type="string">
            <text:p>yes</text:p>
          </table:table-cell>
        </table:table-row>
        <table:table-row>
          <table:table-cell table:number-columns-repeated="6"/>
          <table:table-cell table:style-name="ce3" office:value-type="string">
            <text:p>no</text:p>
          </table:table-cell>
        </table:table-row>
        <table:table-row>
          <table:table-cell table:number-columns-repeated="6"/>
          <table:table-cell table:style-name="ce3" office:value-type="string">
            <text:p>no</text:p>
          </table:table-cell>
        </table:table-row>
        <table:table-row>
          <table:table-cell table:number-columns-repeated="6"/>
          <table:table-cell table:style-name="ce3" office:value-type="string">
            <text:p>no</text:p>
          </table:table-cell>
        </table:table-row>
        <table:table-row>
          <table:table-cell table:number-columns-repeated="6"/>
          <table:table-cell table:style-name="ce3" office:value-type="string">
            <text:p>yes</text:p>
          </table:table-cell>
        </table:table-row>
        <table:table-row>
          <table:table-cell table:number-columns-repeated="6"/>
          <table:table-cell table:style-name="ce3" office:value-type="string">
            <text:p>no</text:p>
          </table:table-cell>
        </table:table-row>
        <table:table-row>
          <table:table-cell table:number-columns-repeated="6"/>
          <table:table-cell table:style-name="ce3" office:value-type="string">
            <text:p>no</text:p>
          </table:table-cell>
        </table:table-row>
        <table:table-row>
          <table:table-cell table:number-columns-repeated="6"/>
          <table:table-cell table:style-name="ce3" office:value-type="string">
            <text:p>no</text:p>
          </table:table-cell>
        </table:table-row>
        <table:table-row>
          <table:table-cell table:number-columns-repeated="6"/>
          <table:table-cell table:style-name="ce3" office:value-type="string">
            <text:p>yes</text:p>
          </table:table-cell>
        </table:table-row>
        <table:table-row>
          <table:table-cell table:number-columns-repeated="6"/>
          <table:table-cell table:style-name="ce3" office:value-type="string">
            <text:p>no</text:p>
          </table:table-cell>
        </table:table-row>
        <table:table-row>
          <table:table-cell table:number-columns-repeated="6"/>
          <table:table-cell table:style-name="ce3" office:value-type="string">
            <text:p>yes</text:p>
          </table:table-cell>
        </table:table-row>
        <table:table-row>
          <table:table-cell table:number-columns-repeated="6"/>
          <table:table-cell table:style-name="ce3" office:value-type="string">
            <text:p>yes</text:p>
          </table:table-cell>
        </table:table-row>
        <table:table-row>
          <table:table-cell table:number-columns-repeated="6"/>
          <table:table-cell table:style-name="ce3" office:value-type="string">
            <text:p>no</text:p>
          </table:table-cell>
        </table:table-row>
        <table:table-row>
          <table:table-cell table:number-columns-repeated="6"/>
          <table:table-cell table:style-name="ce3" office:value-type="string">
            <text:p>no</text:p>
          </table:table-cell>
        </table:table-row>
        <table:table-row>
          <table:table-cell table:number-columns-repeated="6"/>
          <table:table-cell table:style-name="ce3" office:value-type="string">
            <text:p>yes</text:p>
          </table:table-cell>
        </table:table-row>
        <table:table-row>
          <table:table-cell table:number-columns-repeated="6"/>
          <table:table-cell table:style-name="ce3" office:value-type="string">
            <text:p>no</text:p>
          </table:table-cell>
        </table:table-row>
        <table:table-row>
          <table:table-cell table:number-columns-repeated="6"/>
          <table:table-cell table:style-name="ce3" office:value-type="string">
            <text:p>no</text:p>
          </table:table-cell>
        </table:table-row>
        <table:table-row>
          <table:table-cell table:number-columns-repeated="6"/>
          <table:table-cell table:style-name="ce3" office:value-type="string">
            <text:p>no</text:p>
          </table:table-cell>
        </table:table-row>
        <table:table-row>
          <table:table-cell table:number-columns-repeated="6"/>
          <table:table-cell table:style-name="ce3" office:value-type="string">
            <text:p>no</text:p>
          </table:table-cell>
        </table:table-row>
        <table:table-row>
          <table:table-cell table:number-columns-repeated="6"/>
          <table:table-cell table:style-name="ce3" office:value-type="string">
            <text:p>no</text:p>
          </table:table-cell>
        </table:table-row>
        <table:table-row>
          <table:table-cell table:number-columns-repeated="6"/>
          <table:table-cell table:style-name="ce3" office:value-type="string">
            <text:p>yes</text:p>
          </table:table-cell>
        </table:table-row>
        <table:table-row>
          <table:table-cell table:number-columns-repeated="6"/>
          <table:table-cell table:style-name="ce3" office:value-type="string">
            <text:p>no</text:p>
          </table:table-cell>
        </table:table-row>
        <table:table-row>
          <table:table-cell table:number-columns-repeated="6"/>
          <table:table-cell table:style-name="ce3" office:value-type="string">
            <text:p>no</text:p>
          </table:table-cell>
        </table:table-row>
        <table:table-row>
          <table:table-cell table:number-columns-repeated="6"/>
          <table:table-cell table:style-name="ce3" office:value-type="string">
            <text:p>no</text:p>
          </table:table-cell>
        </table:table-row>
        <table:table-row>
          <table:table-cell table:number-columns-repeated="6"/>
          <table:table-cell table:style-name="ce3" office:value-type="string">
            <text:p>no</text:p>
          </table:table-cell>
        </table:table-row>
        <table:table-row>
          <table:table-cell table:number-columns-repeated="6"/>
          <table:table-cell table:style-name="ce3" office:value-type="string">
            <text:p>no</text:p>
          </table:table-cell>
        </table:table-row>
        <table:table-row>
          <table:table-cell table:number-columns-repeated="6"/>
          <table:table-cell table:style-name="ce3" office:value-type="string">
            <text:p>yes</text:p>
          </table:table-cell>
        </table:table-row>
        <table:table-row>
          <table:table-cell table:number-columns-repeated="6"/>
          <table:table-cell table:style-name="ce3" office:value-type="string">
            <text:p>yes</text:p>
          </table:table-cell>
        </table:table-row>
        <table:table-row>
          <table:table-cell table:number-columns-repeated="6"/>
          <table:table-cell table:style-name="ce3" office:value-type="string">
            <text:p>no</text:p>
          </table:table-cell>
        </table:table-row>
        <table:table-row>
          <table:table-cell table:number-columns-repeated="6"/>
          <table:table-cell table:style-name="ce3" office:value-type="string">
            <text:p>no</text:p>
          </table:table-cell>
        </table:table-row>
        <table:table-row>
          <table:table-cell table:number-columns-repeated="6"/>
          <table:table-cell table:style-name="ce3" office:value-type="string">
            <text:p>no</text:p>
          </table:table-cell>
        </table:table-row>
        <table:table-row>
          <table:table-cell table:number-columns-repeated="6"/>
          <table:table-cell table:style-name="ce3" office:value-type="string">
            <text:p>no</text:p>
          </table:table-cell>
        </table:table-row>
        <table:table-row>
          <table:table-cell table:number-columns-repeated="6"/>
          <table:table-cell table:style-name="ce3" office:value-type="string">
            <text:p>no</text:p>
          </table:table-cell>
        </table:table-row>
        <table:table-row>
          <table:table-cell table:number-columns-repeated="6"/>
          <table:table-cell table:style-name="ce3" office:value-type="string">
            <text:p>no</text:p>
          </table:table-cell>
        </table:table-row>
        <table:table-row>
          <table:table-cell table:number-columns-repeated="6"/>
          <table:table-cell table:style-name="ce3" office:value-type="string">
            <text:p>no</text:p>
          </table:table-cell>
        </table:table-row>
        <table:table-row>
          <table:table-cell table:number-columns-repeated="6"/>
          <table:table-cell table:style-name="ce3" office:value-type="string">
            <text:p>no</text:p>
          </table:table-cell>
        </table:table-row>
        <table:table-row>
          <table:table-cell table:number-columns-repeated="6"/>
          <table:table-cell table:style-name="ce3" office:value-type="string">
            <text:p>no</text:p>
          </table:table-cell>
        </table:table-row>
        <table:table-row>
          <table:table-cell table:number-columns-repeated="6"/>
          <table:table-cell table:style-name="ce3" office:value-type="string">
            <text:p>yes</text:p>
          </table:table-cell>
        </table:table-row>
        <table:table-row>
          <table:table-cell table:number-columns-repeated="6"/>
          <table:table-cell table:style-name="ce3" office:value-type="string">
            <text:p>yes</text:p>
          </table:table-cell>
        </table:table-row>
        <table:table-row>
          <table:table-cell table:number-columns-repeated="6"/>
          <table:table-cell table:style-name="ce3" office:value-type="string">
            <text:p>yes</text:p>
          </table:table-cell>
        </table:table-row>
        <table:table-row>
          <table:table-cell table:number-columns-repeated="6"/>
          <table:table-cell table:style-name="ce3" office:value-type="string">
            <text:p>yes</text:p>
          </table:table-cell>
        </table:table-row>
        <table:table-row>
          <table:table-cell table:number-columns-repeated="6"/>
          <table:table-cell table:style-name="ce3" office:value-type="string">
            <text:p>no</text:p>
          </table:table-cell>
        </table:table-row>
        <table:table-row>
          <table:table-cell table:number-columns-repeated="6"/>
          <table:table-cell table:style-name="ce3" office:value-type="string">
            <text:p>yes</text:p>
          </table:table-cell>
        </table:table-row>
        <table:table-row>
          <table:table-cell table:number-columns-repeated="6"/>
          <table:table-cell table:style-name="ce3" office:value-type="string">
            <text:p>no</text:p>
          </table:table-cell>
        </table:table-row>
        <table:table-row>
          <table:table-cell table:number-columns-repeated="6"/>
          <table:table-cell table:style-name="ce3" office:value-type="string">
            <text:p>yes</text:p>
          </table:table-cell>
        </table:table-row>
        <table:table-row>
          <table:table-cell table:number-columns-repeated="6"/>
          <table:table-cell table:style-name="ce3" office:value-type="string">
            <text:p>no</text:p>
          </table:table-cell>
        </table:table-row>
        <table:table-row>
          <table:table-cell table:number-columns-repeated="6"/>
          <table:table-cell table:style-name="ce3" office:value-type="string">
            <text:p>yes</text:p>
          </table:table-cell>
        </table:table-row>
        <table:table-row>
          <table:table-cell table:number-columns-repeated="6"/>
          <table:table-cell table:style-name="ce3" office:value-type="string">
            <text:p>yes</text:p>
          </table:table-cell>
        </table:table-row>
        <table:table-row>
          <table:table-cell table:number-columns-repeated="6"/>
          <table:table-cell table:style-name="ce3" office:value-type="string">
            <text:p>yes</text:p>
          </table:table-cell>
        </table:table-row>
        <table:table-row>
          <table:table-cell table:number-columns-repeated="6"/>
          <table:table-cell table:style-name="ce3" office:value-type="string">
            <text:p>no</text:p>
          </table:table-cell>
        </table:table-row>
        <table:table-row>
          <table:table-cell table:number-columns-repeated="6"/>
          <table:table-cell table:style-name="ce3" office:value-type="string">
            <text:p>yes</text:p>
          </table:table-cell>
        </table:table-row>
        <table:table-row>
          <table:table-cell table:number-columns-repeated="6"/>
          <table:table-cell table:style-name="ce3" office:value-type="string">
            <text:p>no</text:p>
          </table:table-cell>
        </table:table-row>
        <table:table-row>
          <table:table-cell table:number-columns-repeated="6"/>
          <table:table-cell table:style-name="ce3" office:value-type="string">
            <text:p>no</text:p>
          </table:table-cell>
        </table:table-row>
        <table:table-row>
          <table:table-cell table:number-columns-repeated="6"/>
          <table:table-cell table:style-name="ce3" office:value-type="string">
            <text:p>no</text:p>
          </table:table-cell>
        </table:table-row>
        <table:table-row>
          <table:table-cell table:number-columns-repeated="6"/>
          <table:table-cell table:style-name="ce3" office:value-type="string">
            <text:p>no</text:p>
          </table:table-cell>
        </table:table-row>
        <table:table-row>
          <table:table-cell table:number-columns-repeated="6"/>
          <table:table-cell table:style-name="ce3" office:value-type="string">
            <text:p>yes</text:p>
          </table:table-cell>
        </table:table-row>
        <table:table-row>
          <table:table-cell table:number-columns-repeated="6"/>
          <table:table-cell table:style-name="ce3" office:value-type="string">
            <text:p>yes</text:p>
          </table:table-cell>
        </table:table-row>
        <table:table-row>
          <table:table-cell table:number-columns-repeated="6"/>
          <table:table-cell table:style-name="ce3" office:value-type="string">
            <text:p>no</text:p>
          </table:table-cell>
        </table:table-row>
        <table:table-row>
          <table:table-cell table:number-columns-repeated="6"/>
          <table:table-cell table:style-name="ce3" office:value-type="string">
            <text:p>no</text:p>
          </table:table-cell>
        </table:table-row>
        <table:table-row>
          <table:table-cell table:number-columns-repeated="6"/>
          <table:table-cell table:style-name="ce3" office:value-type="string">
            <text:p>no</text:p>
          </table:table-cell>
        </table:table-row>
        <table:table-row>
          <table:table-cell table:number-columns-repeated="6"/>
          <table:table-cell table:style-name="ce3" office:value-type="string">
            <text:p>yes</text:p>
          </table:table-cell>
        </table:table-row>
        <table:table-row>
          <table:table-cell table:number-columns-repeated="6"/>
          <table:table-cell table:style-name="ce3" office:value-type="string">
            <text:p>yes</text:p>
          </table:table-cell>
        </table:table-row>
        <table:table-row>
          <table:table-cell table:number-columns-repeated="6"/>
          <table:table-cell table:style-name="ce3" office:value-type="string">
            <text:p>no</text:p>
          </table:table-cell>
        </table:table-row>
        <table:table-row>
          <table:table-cell table:number-columns-repeated="6"/>
          <table:table-cell table:style-name="ce3" office:value-type="string">
            <text:p>no</text:p>
          </table:table-cell>
        </table:table-row>
        <table:table-row>
          <table:table-cell table:number-columns-repeated="6"/>
          <table:table-cell table:style-name="ce3" office:value-type="string">
            <text:p>yes</text:p>
          </table:table-cell>
        </table:table-row>
        <table:table-row>
          <table:table-cell table:number-columns-repeated="6"/>
          <table:table-cell table:style-name="ce3" office:value-type="string">
            <text:p>no</text:p>
          </table:table-cell>
        </table:table-row>
        <table:table-row>
          <table:table-cell table:number-columns-repeated="6"/>
          <table:table-cell table:style-name="ce3" office:value-type="float" office:value="1">
            <text:p>1</text:p>
          </table:table-cell>
        </table:table-row>
        <table:table-row>
          <table:table-cell table:number-columns-repeated="6"/>
          <table:table-cell table:style-name="ce3" office:value-type="float" office:value="2">
            <text:p>2</text:p>
          </table:table-cell>
        </table:table-row>
        <table:table-row>
          <table:table-cell table:number-columns-repeated="6"/>
          <table:table-cell table:style-name="ce3" office:value-type="float" office:value="4">
            <text:p>4</text:p>
          </table:table-cell>
        </table:table-row>
      </table:table>
      <table:named-expressions/>
      <table:database-ranges>
        <table:database-range table:name="__Anonymous_Sheet_DB__0" table:target-range-address="animal_all.B1:animal_all.C160" table:contains-header="false" table:orientation="column"/>
        <table:database-range table:name="__Anonymous_Sheet_DB__1" table:target-range-address="nuclear_all.B1:nuclear_all.C160" table:contains-header="false" table:orientation="column"/>
        <table:database-range table:name="__Anonymous_Sheet_DB__2" table:target-range-address="cars_all.B1:cars_all.C160" table:contains-header="false" table:orientation="column"/>
        <table:database-range table:name="__Anonymous_Sheet_DB__3" table:target-range-address="animal.C2:animal.L57" table:display-filter-buttons="true" table:orientation="column"/>
        <table:database-range table:name="__Anonymous_Sheet_DB__4" table:target-range-address="nuclear.C2:nuclear.L54" table:display-filter-buttons="true" table:orientation="column"/>
        <table:database-range table:name="__Anonymous_Sheet_DB__5" table:target-range-address="cars.C2:cars.J4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5">00.00.0000</text:date>, <text:time style:data-style-name="N2" text:time-value="11:14:23.49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olin Schindler</meta:initial-creator>
    <meta:creation-date>2020-07-08T08:35:42.368000000</meta:creation-date>
    <dc:date>2020-09-05T11:14:31.128000000</dc:date>
    <dc:creator>Carolin Schindler</dc:creator>
    <meta:editing-duration>PT3H17M7S</meta:editing-duration>
    <meta:editing-cycles>30</meta:editing-cycles>
    <meta:generator>LibreOffice/6.1.5.2$Windows_X86_64 LibreOffice_project/90f8dcf33c87b3705e78202e3df5142b201bd805</meta:generator>
    <meta:document-statistic meta:table-count="6" meta:cell-count="3119" meta:object-count="0"/>
  </office:meta>
</office:document-meta>
</file>